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Open Sans" svg:font-family="'Open Sans', sans-serif"/>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1306in" fo:margin-left="0.0076in" table:align="left"/>
    </style:style>
    <style:style style:name="Table1.A" style:family="table-column">
      <style:table-column-properties style:column-width="7.1306in"/>
    </style:style>
    <style:style style:name="Table1.1" style:family="table-row">
      <style:table-row-properties style:min-row-height="8.6743in"/>
    </style:style>
    <style:style style:name="Table1.A1" style:family="table-cell">
      <style:table-cell-properties fo:background-color="#eeeeee" fo:padding="0.0382in" fo:border="0.05pt solid #000000">
        <style:background-image/>
      </style:table-cell-properties>
    </style:style>
    <style:style style:name="Table2"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10" style:family="table-row">
      <style:table-row-properties fo:background-color="transparent" fo:keep-together="auto">
        <style:background-image/>
      </style:table-row-properties>
    </style:style>
    <style:style style:name="Table2.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2.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4813in" fo:margin-left="0.4507in" fo:break-before="auto" fo:break-after="auto" table:align="left"/>
    </style:style>
    <style:style style:name="Table3.A" style:family="table-column">
      <style:table-column-properties style:column-width="3.009in"/>
    </style:style>
    <style:style style:name="Table3.B" style:family="table-column">
      <style:table-column-properties style:column-width="3.4722in"/>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271in" fo:margin-left="0.5042in" table:align="left"/>
    </style:style>
    <style:style style:name="Table4.A" style:family="table-column">
      <style:table-column-properties style:column-width="2.9583in"/>
    </style:style>
    <style:style style:name="Table4.B" style:family="table-column">
      <style:table-column-properties style:column-width="3.4688in"/>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4583in" fo:margin-left="0.4729in" table:align="left"/>
    </style:style>
    <style:style style:name="Table5.A" style:family="table-column">
      <style:table-column-properties style:column-width="2.9896in"/>
    </style:style>
    <style:style style:name="Table5.B" style:family="table-column">
      <style:table-column-properties style:column-width="3.4688in"/>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4479in" fo:margin-left="0.4833in" table:align="left"/>
    </style:style>
    <style:style style:name="Table6.A" style:family="table-column">
      <style:table-column-properties style:column-width="2.9792in"/>
    </style:style>
    <style:style style:name="Table6.B" style:family="table-column">
      <style:table-column-properties style:column-width="3.4688in"/>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4479in" fo:margin-left="0.4833in" table:align="left"/>
    </style:style>
    <style:style style:name="Table7.A" style:family="table-column">
      <style:table-column-properties style:column-width="2.9792in"/>
    </style:style>
    <style:style style:name="Table7.B" style:family="table-column">
      <style:table-column-properties style:column-width="3.4688in"/>
    </style:style>
    <style:style style:name="Table7.A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4271in" fo:margin-left="0.5042in" table:align="left"/>
    </style:style>
    <style:style style:name="Table8.A" style:family="table-column">
      <style:table-column-properties style:column-width="2.9583in"/>
    </style:style>
    <style:style style:name="Table8.B" style:family="table-column">
      <style:table-column-properties style:column-width="3.4688in"/>
    </style:style>
    <style:style style:name="Table8.A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4479in" fo:margin-left="0.4833in" table:align="left"/>
    </style:style>
    <style:style style:name="Table9.A" style:family="table-column">
      <style:table-column-properties style:column-width="2.9792in"/>
    </style:style>
    <style:style style:name="Table9.B" style:family="table-column">
      <style:table-column-properties style:column-width="3.4688in"/>
    </style:style>
    <style:style style:name="Table9.A1" style:family="table-cell">
      <style:table-cell-properties fo:background-color="#dddddd" fo:padding="0.0382in" fo:border="0.05pt solid #000000">
        <style:background-image/>
      </style:table-cell-properties>
    </style:style>
    <style:style style:name="Table9.2" style:family="table-row">
      <style:table-row-properties style:min-row-height="1.0021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4479in" fo:margin-left="0.4833in" table:align="left"/>
    </style:style>
    <style:style style:name="Table10.A" style:family="table-column">
      <style:table-column-properties style:column-width="2.9792in"/>
    </style:style>
    <style:style style:name="Table10.B" style:family="table-column">
      <style:table-column-properties style:column-width="3.4688in"/>
    </style:style>
    <style:style style:name="Table10.A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4896in" fo:margin-left="0.4417in" fo:break-before="page" table:align="left"/>
    </style:style>
    <style:style style:name="Table11.A" style:family="table-column">
      <style:table-column-properties style:column-width="3.0208in"/>
    </style:style>
    <style:style style:name="Table11.B" style:family="table-column">
      <style:table-column-properties style:column-width="3.4688in"/>
    </style:style>
    <style:style style:name="Table11.A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4583in" fo:margin-left="0.4729in" table:align="left"/>
    </style:style>
    <style:style style:name="Table12.A" style:family="table-column">
      <style:table-column-properties style:column-width="2.9896in"/>
    </style:style>
    <style:style style:name="Table12.B" style:family="table-column">
      <style:table-column-properties style:column-width="3.4688in"/>
    </style:style>
    <style:style style:name="Table12.A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4479in" fo:margin-left="0.4833in" table:align="left"/>
    </style:style>
    <style:style style:name="Table13.A" style:family="table-column">
      <style:table-column-properties style:column-width="2.9792in"/>
    </style:style>
    <style:style style:name="Table13.B" style:family="table-column">
      <style:table-column-properties style:column-width="3.4688in"/>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4479in" fo:margin-left="0.4833in" table:align="left"/>
    </style:style>
    <style:style style:name="Table14.A" style:family="table-column">
      <style:table-column-properties style:column-width="2.9792in"/>
    </style:style>
    <style:style style:name="Table14.B" style:family="table-column">
      <style:table-column-properties style:column-width="3.4688in"/>
    </style:style>
    <style:style style:name="Table14.A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4271in" fo:margin-left="0.5042in" table:align="left"/>
    </style:style>
    <style:style style:name="Table15.A" style:family="table-column">
      <style:table-column-properties style:column-width="2.9583in"/>
    </style:style>
    <style:style style:name="Table15.B" style:family="table-column">
      <style:table-column-properties style:column-width="3.4688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4479in" fo:margin-left="0.4833in" table:align="left"/>
    </style:style>
    <style:style style:name="Table16.A" style:family="table-column">
      <style:table-column-properties style:column-width="2.9792in"/>
    </style:style>
    <style:style style:name="Table16.B" style:family="table-column">
      <style:table-column-properties style:column-width="3.4688in"/>
    </style:style>
    <style:style style:name="Table16.A1" style:family="table-cell">
      <style:table-cell-properties fo:background-color="#dddddd" fo:padding="0.0382in" fo:border="0.05pt solid #000000">
        <style:background-image/>
      </style:table-cell-properties>
    </style:style>
    <style:style style:name="Table16.2" style:family="table-row">
      <style:table-row-properties style:min-row-height="1.0021in"/>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4479in" fo:margin-left="0.4833in" table:align="left"/>
    </style:style>
    <style:style style:name="Table17.A" style:family="table-column">
      <style:table-column-properties style:column-width="2.9792in"/>
    </style:style>
    <style:style style:name="Table17.B" style:family="table-column">
      <style:table-column-properties style:column-width="3.4688in"/>
    </style:style>
    <style:style style:name="Table17.A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4896in" fo:margin-left="0.4417in" table:align="left"/>
    </style:style>
    <style:style style:name="Table18.A" style:family="table-column">
      <style:table-column-properties style:column-width="3.0208in"/>
    </style:style>
    <style:style style:name="Table18.B" style:family="table-column">
      <style:table-column-properties style:column-width="3.4688in"/>
    </style:style>
    <style:style style:name="Table18.A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4583in" fo:margin-left="0.4729in" table:align="left"/>
    </style:style>
    <style:style style:name="Table19.A" style:family="table-column">
      <style:table-column-properties style:column-width="2.9896in"/>
    </style:style>
    <style:style style:name="Table19.B" style:family="table-column">
      <style:table-column-properties style:column-width="3.4688in"/>
    </style:style>
    <style:style style:name="Table19.A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4479in" fo:margin-left="0.4833in" table:align="left"/>
    </style:style>
    <style:style style:name="Table20.A" style:family="table-column">
      <style:table-column-properties style:column-width="2.9792in"/>
    </style:style>
    <style:style style:name="Table20.B" style:family="table-column">
      <style:table-column-properties style:column-width="3.4688in"/>
    </style:style>
    <style:style style:name="Table20.A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4479in" fo:margin-left="0.4833in" table:align="left"/>
    </style:style>
    <style:style style:name="Table21.A" style:family="table-column">
      <style:table-column-properties style:column-width="2.9792in"/>
    </style:style>
    <style:style style:name="Table21.B" style:family="table-column">
      <style:table-column-properties style:column-width="3.4688in"/>
    </style:style>
    <style:style style:name="Table21.A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4271in" fo:margin-left="0.5042in" table:align="left"/>
    </style:style>
    <style:style style:name="Table22.A" style:family="table-column">
      <style:table-column-properties style:column-width="2.9583in"/>
    </style:style>
    <style:style style:name="Table22.B" style:family="table-column">
      <style:table-column-properties style:column-width="3.4688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4479in" fo:margin-left="0.4833in" table:align="left"/>
    </style:style>
    <style:style style:name="Table23.A" style:family="table-column">
      <style:table-column-properties style:column-width="2.9792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2" style:family="table-row">
      <style:table-row-properties style:min-row-height="1.0021in"/>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479in" fo:margin-left="0.4833in" table:align="left"/>
    </style:style>
    <style:style style:name="Table24.A" style:family="table-column">
      <style:table-column-properties style:column-width="2.9792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896in" fo:margin-left="0.4417in" table:align="left"/>
    </style:style>
    <style:style style:name="Table25.A" style:family="table-column">
      <style:table-column-properties style:column-width="3.0208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271in" fo:margin-left="0.5042in" table:align="left"/>
    </style:style>
    <style:style style:name="Table26.A" style:family="table-column">
      <style:table-column-properties style:column-width="2.9583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583in" fo:margin-left="0.4729in" table:align="left"/>
    </style:style>
    <style:style style:name="Table27.A" style:family="table-column">
      <style:table-column-properties style:column-width="2.9896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4271in" fo:margin-left="0.5042in" table:align="left"/>
    </style:style>
    <style:style style:name="Table30.A" style:family="table-column">
      <style:table-column-properties style:column-width="2.9583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479in" fo:margin-left="0.4833in" table:align="left"/>
    </style:style>
    <style:style style:name="Table31.A" style:family="table-column">
      <style:table-column-properties style:column-width="2.9792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2" style:family="table-row">
      <style:table-row-properties style:min-row-height="1.0021in"/>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479in" fo:margin-left="0.4833in" table:align="left"/>
    </style:style>
    <style:style style:name="Table32.A" style:family="table-column">
      <style:table-column-properties style:column-width="2.9792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eeeeee" fo:padding="0.0382in" fo:border="0.05pt solid #000000">
        <style:background-image/>
      </style:table-cell-properties>
    </style:style>
    <style:style style:name="Table34" style:family="table">
      <style:table-properties style:width="4.4132in" table:align="left"/>
    </style:style>
    <style:style style:name="Table34.A" style:family="table-column">
      <style:table-column-properties style:column-width="3.4625in"/>
    </style:style>
    <style:style style:name="Table34.B" style:family="table-column">
      <style:table-column-properties style:column-width="0.9507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7.1306in" fo:margin-left="0.0076in" table:align="left"/>
    </style:style>
    <style:style style:name="Table35.A" style:family="table-column">
      <style:table-column-properties style:column-width="7.1306in"/>
    </style:style>
    <style:style style:name="Table35.1" style:family="table-row">
      <style:table-row-properties style:min-row-height="9.0528in"/>
    </style:style>
    <style:style style:name="Table35.A1" style:family="table-cell">
      <style:table-cell-properties fo:background-color="#eeeeee" fo:padding="0.0382in" fo:border="0.05pt solid #000000">
        <style:background-image/>
      </style:table-cell-properties>
    </style:style>
    <style:style style:name="Table36"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6.B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10" style:family="table-row">
      <style:table-row-properties fo:background-color="transparent" fo:keep-together="auto">
        <style:background-image/>
      </style:table-row-properties>
    </style:style>
    <style:style style:name="Table36.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6.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P1" style:family="paragraph" style:parent-style-name="Normal_20__28_Web_29_">
      <style:paragraph-properties style:line-height-at-least="0.1465in"/>
      <style:text-properties style:font-name="Times New Roman" fo:font-size="10pt" fo:font-weight="normal" officeooo:rsid="000a3927" officeooo:paragraph-rsid="0171492e" style:font-size-asian="10pt" style:font-weight-asian="normal" style:font-name-complex="Verdana" style:font-size-complex="10pt" style:font-weight-complex="normal"/>
    </style:style>
    <style:style style:name="P2" style:family="paragraph" style:parent-style-name="Normal_20__28_Web_29_">
      <style:paragraph-properties style:line-height-at-least="0.1465in"/>
      <style:text-properties style:font-name="Times New Roman" fo:font-size="10pt" fo:font-weight="normal" officeooo:rsid="00a20ed0" officeooo:paragraph-rsid="00a20ed0" style:font-size-asian="10pt" style:font-weight-asian="normal" style:font-name-complex="Verdana" style:font-size-complex="10pt" style:font-weight-complex="normal"/>
    </style:style>
    <style:style style:name="P3" style:family="paragraph" style:parent-style-name="Normal_20__28_Web_29_">
      <style:paragraph-properties style:line-height-at-least="0.1465in"/>
      <style:text-properties style:font-name="Times New Roman" fo:font-size="10pt" fo:font-weight="normal" officeooo:rsid="00113252" officeooo:paragraph-rsid="0030425c" style:font-size-asian="10pt" style:font-weight-asian="normal" style:font-size-complex="10pt" style:font-weight-complex="normal"/>
    </style:style>
    <style:style style:name="P4" style:family="paragraph" style:parent-style-name="Normal_20__28_Web_29_">
      <style:paragraph-properties style:line-height-at-least="0.1465in"/>
      <style:text-properties style:font-name="Times New Roman" fo:font-size="10pt" fo:font-weight="normal" officeooo:rsid="00113252" officeooo:paragraph-rsid="00a20ed0" style:font-size-asian="10pt" style:font-weight-asian="normal" style:font-size-complex="10pt" style:font-weight-complex="normal"/>
    </style:style>
    <style:style style:name="P5" style:family="paragraph" style:parent-style-name="Normal_20__28_Web_29_">
      <style:paragraph-properties style:line-height-at-least="0.1465in"/>
      <style:text-properties style:font-name="Times New Roman" fo:font-size="10pt" fo:font-weight="bold" officeooo:rsid="000a3927" officeooo:paragraph-rsid="015e8dd1" style:font-size-asian="10pt" style:font-weight-asian="bold" style:font-name-complex="Verdana" style:font-size-complex="10pt" style:font-weight-complex="bold"/>
    </style:style>
    <style:style style:name="P6" style:family="paragraph" style:parent-style-name="Normal_20__28_Web_29_">
      <style:paragraph-properties style:line-height-at-least="0.1465in"/>
      <style:text-properties style:font-name="Times New Roman" fo:font-size="10pt" fo:font-weight="bold" officeooo:rsid="000a3927" officeooo:paragraph-rsid="0171492e" style:font-size-asian="10pt" style:font-weight-asian="bold" style:font-name-complex="Verdana" style:font-size-complex="10pt" style:font-weight-complex="bold"/>
    </style:style>
    <style:style style:name="P7" style:family="paragraph" style:parent-style-name="Normal_20__28_Web_29_">
      <style:paragraph-properties style:line-height-at-least="0.1465in"/>
      <style:text-properties style:font-name="Times New Roman" fo:font-size="10pt" officeooo:rsid="00113252" officeooo:paragraph-rsid="012b5feb" style:font-size-asian="10pt" style:font-size-complex="10pt"/>
    </style:style>
    <style:style style:name="P8" style:family="paragraph" style:parent-style-name="Normal_20__28_Web_29_">
      <style:paragraph-properties style:line-height-at-least="0.1465in"/>
      <style:text-properties style:font-name="Times New Roman" officeooo:rsid="000a3927" officeooo:paragraph-rsid="0171492e"/>
    </style:style>
    <style:style style:name="P9" style:family="paragraph" style:parent-style-name="Normal_20__28_Web_29_">
      <style:paragraph-properties style:line-height-at-least="0.1465in"/>
      <style:text-properties style:font-name="Times New Roman" fo:font-weight="normal" officeooo:rsid="000a3927" officeooo:paragraph-rsid="0171492e" style:font-weight-asian="normal" style:font-weight-complex="normal"/>
    </style:style>
    <style:style style:name="P10" style:family="paragraph" style:parent-style-name="Normal_20__28_Web_29_">
      <style:paragraph-properties style:line-height-at-least="0.1465in"/>
      <style:text-properties style:font-name="Times New Roman" fo:font-weight="normal" officeooo:rsid="000def0d" officeooo:paragraph-rsid="0030425c" style:font-weight-asian="normal" style:font-weight-complex="normal"/>
    </style:style>
    <style:style style:name="P11"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bold" officeooo:rsid="01672c73" officeooo:paragraph-rsid="017353f0" style:font-size-asian="10pt" style:font-weight-asian="bold" style:font-name-complex="Verdana" style:font-size-complex="10pt" style:font-weight-complex="bold"/>
    </style:style>
    <style:style style:name="P1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13"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4"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5"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6"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7"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8"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9"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20"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21"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22"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23"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24"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25"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26"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27"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28"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29" style:family="paragraph" style:parent-style-name="Normal_20__28_Web_29_">
      <style:paragraph-properties style:line-height-at-least="0.1465in"/>
      <style:text-properties officeooo:rsid="00113252" officeooo:paragraph-rsid="012b5feb"/>
    </style:style>
    <style:style style:name="P30"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31" style:family="paragraph" style:parent-style-name="Normal_20__28_Web_29_">
      <style:paragraph-properties style:line-height-at-least="0.1465in"/>
      <style:text-properties officeooo:paragraph-rsid="00050c50"/>
    </style:style>
    <style:style style:name="P32" style:family="paragraph" style:parent-style-name="Normal_20__28_Web_29_">
      <style:paragraph-properties style:line-height-at-least="0.1465in"/>
      <style:text-properties officeooo:paragraph-rsid="003277d5"/>
    </style:style>
    <style:style style:name="P33" style:family="paragraph" style:parent-style-name="Normal_20__28_Web_29_">
      <style:paragraph-properties style:line-height-at-least="0.1465in"/>
      <style:text-properties officeooo:paragraph-rsid="010648de"/>
    </style:style>
    <style:style style:name="P34"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35"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36"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37"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weight="bold" officeooo:rsid="013f91ce" officeooo:paragraph-rsid="013f91ce" style:font-weight-asian="bold" style:font-weight-complex="bold"/>
    </style:style>
    <style:style style:name="P38"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5b9b89" officeooo:paragraph-rsid="013cfdb8" style:font-size-asian="10pt" style:font-weight-asian="normal" style:font-name-complex="Verdana" style:font-size-complex="10pt" style:font-weight-complex="normal"/>
    </style:style>
    <style:style style:name="P3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13f715c" officeooo:paragraph-rsid="007eaedd" style:font-size-asian="10pt" style:font-weight-asian="normal" style:font-name-complex="Verdana" style:font-size-complex="10pt" style:font-weight-complex="normal"/>
    </style:style>
    <style:style style:name="P4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paragraph-rsid="014a96bb" style:font-size-asian="10pt" style:font-weight-asian="normal" style:font-name-complex="Verdana" style:font-size-complex="10pt" style:font-weight-complex="normal"/>
    </style:style>
    <style:style style:name="P4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266966" officeooo:paragraph-rsid="006b2902" style:font-size-asian="10pt" style:font-weight-asian="normal" style:font-name-complex="Verdana" style:font-size-complex="10pt" style:font-weight-complex="normal"/>
    </style:style>
    <style:style style:name="P4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3cfdb8" style:font-size-asian="10pt" style:font-size-complex="10pt"/>
    </style:style>
    <style:style style:name="P43"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49d4d0" style:font-size-asian="10pt" style:font-size-complex="10pt"/>
    </style:style>
    <style:style style:name="P44"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rsid="0142ad1f" officeooo:paragraph-rsid="0142ad1f" style:font-size-asian="10pt" style:font-size-complex="10pt"/>
    </style:style>
    <style:style style:name="P4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46" style:family="paragraph" style:parent-style-name="Standard">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47"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14c22fd" style:font-size-asian="10pt" style:font-name-complex="Verdana" style:font-size-complex="10pt"/>
    </style:style>
    <style:style style:name="P48" style:family="paragraph" style:parent-style-name="Standard">
      <style:paragraph-properties fo:margin-left="0in" fo:margin-right="0in" fo:margin-top="0in" fo:margin-bottom="0.1043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fo:font-weight="normal" officeooo:rsid="00619118" officeooo:paragraph-rsid="014c22fd" style:font-size-asian="10pt" style:font-style-asian="normal" style:font-weight-asian="normal" style:font-name-complex="Verdana" style:font-size-complex="10pt" style:font-style-complex="normal" style:font-weight-complex="normal"/>
    </style:style>
    <style:style style:name="P49"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0"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paragraph-rsid="00870421" style:font-size-asian="10pt" style:font-name-complex="Verdana" style:font-size-complex="10pt"/>
    </style:style>
    <style:style style:name="P5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officeooo:paragraph-rsid="00870421"/>
    </style:style>
    <style:style style:name="P53"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f3bcb8" officeooo:paragraph-rsid="01750746" style:font-size-asian="10pt" style:font-weight-asian="normal" style:font-name-complex="Verdana" style:font-size-complex="10pt" style:font-weight-complex="normal"/>
    </style:style>
    <style:style style:name="P54"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a48003" officeooo:paragraph-rsid="01750746" fo:background-color="#ffffff" style:font-size-asian="10pt" style:font-weight-asian="bold" style:font-name-complex="Verdana" style:font-size-complex="10pt" style:font-weight-complex="bold"/>
    </style:style>
    <style:style style:name="P55"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173b47d" style:font-size-asian="14pt" style:font-style-asian="normal" style:font-weight-asian="normal" style:font-name-complex="Verdana" style:font-size-complex="14pt" style:font-style-complex="normal" style:font-weight-complex="normal"/>
    </style:style>
    <style:style style:name="P56" style:family="paragraph" style:parent-style-name="Normal_20__28_Web_29_">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fo:font-weight="bold" officeooo:rsid="01672c73" officeooo:paragraph-rsid="0173b47d" style:font-size-asian="10pt" style:font-style-asian="normal" style:font-weight-asian="bold" style:font-name-complex="Verdana" style:font-size-complex="10pt" style:font-style-complex="normal" style:font-weight-complex="bold"/>
    </style:style>
    <style:style style:name="P57"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58"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fo:background-color="#ffffff" style:font-size-asian="10pt" style:font-weight-asian="bold" style:font-name-complex="Verdana" style:font-size-complex="10pt" style:font-weight-complex="bold"/>
    </style:style>
    <style:style style:name="P59"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e3b5f" style:font-size-asian="10pt" style:font-weight-asian="normal" style:font-name-complex="Verdana" style:font-size-complex="10pt" style:font-weight-complex="normal"/>
    </style:style>
    <style:style style:name="P60"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61"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color="#000000" officeooo:paragraph-rsid="015e8dd1" fo:background-color="#ffffff"/>
    </style:style>
    <style:style style:name="P62"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Interstate-Light" fo:font-size="8pt" officeooo:paragraph-rsid="00f3bcb8" style:font-size-asian="8pt"/>
    </style:style>
    <style:style style:name="P6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6cbc2d" style:font-size-asian="10pt" style:font-name-complex="Verdana" style:font-size-complex="10pt"/>
    </style:style>
    <style:style style:name="P6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5d8001" style:font-size-asian="10pt" style:font-name-complex="Verdana" style:font-size-complex="10pt"/>
    </style:style>
    <style:style style:name="P6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name-complex="Verdana" style:font-size-complex="10pt"/>
    </style:style>
    <style:style style:name="P6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5ce740" officeooo:paragraph-rsid="005d8001" style:font-size-asian="10pt" style:font-name-complex="Verdana" style:font-size-complex="10pt"/>
    </style:style>
    <style:style style:name="P6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5e8dd1" style:font-size-asian="10pt" style:font-name-complex="Verdana" style:font-size-complex="10pt"/>
    </style:style>
    <style:style style:name="P6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619b35" style:font-size-asian="10pt" style:font-name-complex="Verdana" style:font-size-complex="10pt"/>
    </style:style>
    <style:style style:name="P6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6b4174" officeooo:paragraph-rsid="016b4174" style:font-size-asian="10pt" style:font-name-complex="Verdana" style:font-size-complex="10pt"/>
    </style:style>
    <style:style style:name="P7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756610" officeooo:paragraph-rsid="015e8dd1" style:font-size-asian="10pt" style:font-name-complex="Verdana" style:font-size-complex="10pt"/>
    </style:style>
    <style:style style:name="P7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7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c53fa" officeooo:paragraph-rsid="017d2eb1" style:font-size-asian="10pt" style:font-style-asian="normal" style:font-name-complex="Verdana" style:font-size-complex="10pt" style:font-style-complex="normal"/>
    </style:style>
    <style:style style:name="P7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b9392" officeooo:paragraph-rsid="017c53fa" style:font-size-asian="10pt" style:font-style-asian="normal" style:font-name-complex="Verdana" style:font-size-complex="10pt" style:font-style-complex="normal"/>
    </style:style>
    <style:style style:name="P7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7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02dd32b" style:font-size-asian="10pt" style:font-weight-asian="normal" style:font-name-complex="Verdana" style:font-size-complex="10pt" style:font-weight-complex="normal"/>
    </style:style>
    <style:style style:name="P7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77"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style:font-size-asian="10pt" style:font-weight-asian="bold" style:font-name-complex="Verdana" style:font-size-complex="10pt" style:font-weight-complex="bold"/>
    </style:style>
    <style:style style:name="P7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bold" officeooo:rsid="008536ac" officeooo:paragraph-rsid="015e8dd1" style:font-size-asian="10pt" style:font-weight-asian="bold" style:font-name-complex="Verdana" style:font-size-complex="10pt" style:font-weight-complex="bold"/>
    </style:style>
    <style:style style:name="P7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8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17b9392" style:font-size-asian="10pt" style:font-style-asian="italic" style:font-name-complex="Verdana" style:font-size-complex="10pt" style:font-style-complex="italic"/>
    </style:style>
    <style:style style:name="P81"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134536b" style:font-size-asian="10pt" style:font-style-asian="italic" style:font-weight-asian="normal" style:font-name-complex="Verdana" style:font-size-complex="10pt" style:font-style-complex="italic" style:font-weight-complex="normal"/>
    </style:style>
    <style:style style:name="P8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8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officeooo:paragraph-rsid="0168e550" style:font-size-asian="10pt" style:font-size-complex="10pt"/>
    </style:style>
    <style:style style:name="P8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fo:font-style="normal" officeooo:paragraph-rsid="017d2eb1" style:font-size-asian="10pt" style:font-size-complex="10pt"/>
    </style:style>
    <style:style style:name="P8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weight="bold" officeooo:rsid="007098e0" officeooo:paragraph-rsid="007098e0" style:font-weight-asian="bold" style:font-weight-complex="bold"/>
    </style:style>
    <style:style style:name="P8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7098e0"/>
    </style:style>
    <style:style style:name="P8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7d19a"/>
    </style:style>
    <style:style style:name="P8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dd32b"/>
    </style:style>
    <style:style style:name="P8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9d45b"/>
    </style:style>
    <style:style style:name="P9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b9392"/>
    </style:style>
    <style:style style:name="P9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d2eb1" style:font-style-asian="normal" style:font-style-complex="normal"/>
    </style:style>
    <style:style style:name="P9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c53fa" style:font-style-asian="normal" style:font-style-complex="normal"/>
    </style:style>
    <style:style style:name="P9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5b6bf8" style:font-style-asian="normal" style:font-style-complex="normal"/>
    </style:style>
    <style:style style:name="P9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5523bb"/>
    </style:style>
    <style:style style:name="P95"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fa245"/>
    </style:style>
    <style:style style:name="P96"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e8dd1"/>
    </style:style>
    <style:style style:name="P9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619b35"/>
    </style:style>
    <style:style style:name="P9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3dcea"/>
    </style:style>
    <style:style style:name="P9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16e0c80" officeooo:paragraph-rsid="016e0c80"/>
    </style:style>
    <style:style style:name="P10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Verdana" fo:font-size="10pt" fo:font-weight="bold" officeooo:rsid="01672c73" officeooo:paragraph-rsid="0057e458" style:font-size-asian="10pt" style:font-weight-asian="bold" style:font-name-complex="Verdana" style:font-size-complex="10pt" style:font-weight-complex="bold"/>
    </style:style>
    <style:style style:name="P10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1c26f3" officeooo:paragraph-rsid="0057e458"/>
    </style:style>
    <style:style style:name="P102"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03"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333333" style:font-name="Georgia" fo:font-size="9.75pt" fo:letter-spacing="normal" fo:font-style="normal" fo:font-weight="normal"/>
    </style:style>
    <style:style style:name="P104"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000000" style:text-position="0% 100%" style:font-name="Georgia" fo:font-size="9.75pt" fo:letter-spacing="normal" fo:font-style="normal" fo:font-weight="bold" officeooo:rsid="00266966" style:font-size-asian="10pt" style:font-weight-asian="bold" style:font-name-complex="Verdana" style:font-size-complex="10pt" style:font-weight-complex="bold"/>
    </style:style>
    <style:style style:name="P105"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06" style:family="paragraph" style:parent-style-name="Text_20_body">
      <style:paragraph-properties fo:margin-left="0in" fo:margin-right="0in" fo:text-indent="0in" style:auto-text-indent="false"/>
    </style:style>
    <style:style style:name="P107"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10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09"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10"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serif" fo:font-size="14pt" fo:letter-spacing="normal" fo:font-style="normal" fo:font-weight="bold"/>
    </style:style>
    <style:style style:name="P111"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style:style>
    <style:style style:name="P112"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style>
    <style:style style:name="P113"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font-size-asian="10pt" style:font-size-complex="10pt"/>
    </style:style>
    <style:style style:name="P114"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style:text-underline-style="solid" style:text-underline-width="auto" style:text-underline-color="font-color" fo:font-weight="normal" officeooo:rsid="017f9896" officeooo:paragraph-rsid="017f9896" style:font-size-asian="22.75pt" style:font-weight-asian="bold" style:font-size-complex="26pt" style:font-weight-complex="bold"/>
    </style:style>
    <style:style style:name="P115"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2" fo:font-size="13pt" fo:letter-spacing="normal" fo:font-style="normal" fo:font-weight="bold"/>
    </style:style>
    <style:style style:name="P116"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fo:letter-spacing="normal"/>
    </style:style>
    <style:style style:name="P117"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118"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19" style:family="paragraph" style:parent-style-name="Text_20_body">
      <style:paragraph-properties fo:margin-left="0in" fo:margin-right="0in" fo:margin-top="0.1043in" fo:margin-bottom="0.1043in" style:contextual-spacing="false" fo:text-align="start" style:justify-single-word="false" fo:text-indent="0in" style:auto-text-indent="false"/>
      <style:text-properties fo:font-variant="normal" fo:text-transform="none" fo:color="#000000" style:font-name="Times New Roman2" fo:font-size="10.5pt" fo:letter-spacing="normal" fo:font-style="normal" fo:font-weight="normal"/>
    </style:style>
    <style:style style:name="P120" style:family="paragraph" style:parent-style-name="Normal_20__28_Web_29_">
      <style:paragraph-properties style:line-height-at-least="0.1465in" fo:break-before="page"/>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121" style:family="paragraph" style:parent-style-name="Standard">
      <style:paragraph-properties fo:break-before="page"/>
      <style:text-properties officeooo:rsid="001c2003" officeooo:paragraph-rsid="0134536b"/>
    </style:style>
    <style:style style:name="P122" style:family="paragraph" style:parent-style-name="Standard">
      <style:paragraph-properties fo:break-before="page"/>
      <style:text-properties officeooo:rsid="000db789" officeooo:paragraph-rsid="0134536b"/>
    </style:style>
    <style:style style:name="P123"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24" style:family="paragraph" style:parent-style-name="body">
      <style:text-properties fo:font-size="10pt" officeooo:paragraph-rsid="0188cd83" style:font-size-asian="10pt" style:font-size-complex="10pt"/>
    </style:style>
    <style:style style:name="P125" style:family="paragraph" style:parent-style-name="body">
      <style:text-properties fo:font-size="10pt" officeooo:paragraph-rsid="00086dc8" style:font-size-asian="10pt" style:font-size-complex="10pt"/>
    </style:style>
    <style:style style:name="P126" style:family="paragraph" style:parent-style-name="body">
      <style:paragraph-properties style:line-height-at-least="0.1465in"/>
      <style:text-properties style:font-name="Times New Roman" fo:font-size="10pt" officeooo:paragraph-rsid="0143e5de" style:font-size-asian="10pt" style:font-size-complex="10pt"/>
    </style:style>
    <style:style style:name="P127"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128"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134536b" style:font-size-asian="12pt" style:font-style-asian="normal" style:font-weight-asian="bold" style:font-name-complex="Verdana" style:font-size-complex="12pt" style:font-style-complex="normal" style:font-weight-complex="bold"/>
    </style:style>
    <style:style style:name="P129"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30"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31"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132"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133"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officeooo:paragraph-rsid="016b4174" style:font-size-asian="10pt" style:font-weight-asian="normal" style:font-name-complex="Verdana" style:font-size-complex="10pt" style:font-weight-complex="normal"/>
    </style:style>
    <style:style style:name="P134" style:family="paragraph" style:parent-style-name="Table_20_Contents">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135" style:family="paragraph" style:parent-style-name="Table_20_Contents">
      <style:paragraph-properties fo:text-align="start" style:justify-single-word="false"/>
      <style:text-properties style:font-name="Times New Roman" fo:font-size="10pt" fo:font-weight="bold" officeooo:rsid="001ca995" officeooo:paragraph-rsid="0134536b" style:font-size-asian="10pt" style:font-weight-asian="bold" style:font-name-complex="Verdana" style:font-size-complex="10pt" style:font-weight-complex="bold"/>
    </style:style>
    <style:style style:name="P136" style:family="paragraph" style:parent-style-name="Table_20_Contents">
      <style:paragraph-properties fo:text-align="start" style:justify-single-word="false"/>
      <style:text-properties style:font-name="Times New Roman" fo:font-size="12pt" fo:font-weight="bold" officeooo:rsid="001ca995" officeooo:paragraph-rsid="0134536b" style:font-size-asian="12pt" style:font-weight-asian="bold" style:font-name-complex="Verdana" style:font-size-complex="12pt" style:font-weight-complex="bold"/>
    </style:style>
    <style:style style:name="P137" style:family="paragraph" style:parent-style-name="Table_20_Contents">
      <style:paragraph-properties fo:text-align="center" style:justify-single-word="false"/>
      <style:text-properties style:font-name="Verdana" fo:font-size="10pt" fo:font-weight="bold" officeooo:rsid="00ca433c" officeooo:paragraph-rsid="016b4174" style:font-size-asian="10pt" style:font-weight-asian="bold" style:font-name-complex="Verdana" style:font-size-complex="10pt" style:font-weight-complex="bold"/>
    </style:style>
    <style:style style:name="P138"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139"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140"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141" style:family="paragraph" style:parent-style-name="Table_20_Contents">
      <style:paragraph-properties fo:text-align="start" style:justify-single-word="false"/>
      <style:text-properties officeooo:rsid="001ca995" officeooo:paragraph-rsid="0134536b"/>
    </style:style>
    <style:style style:name="P142" style:family="paragraph" style:parent-style-name="Table_20_Contents">
      <style:paragraph-properties fo:text-align="start" style:justify-single-word="false"/>
      <style:text-properties officeooo:paragraph-rsid="0134536b"/>
    </style:style>
    <style:style style:name="P143" style:family="paragraph" style:parent-style-name="Standard">
      <style:paragraph-properties style:line-height-at-least="0.1465in"/>
      <style:text-properties style:font-name="Times New Roman" officeooo:paragraph-rsid="01619b35"/>
    </style:style>
    <style:style style:name="P144" style:family="paragraph" style:parent-style-name="Standard">
      <style:text-properties style:font-name="Times New Roman" fo:font-size="10pt" style:font-size-asian="10pt" style:font-size-complex="10pt"/>
    </style:style>
    <style:style style:name="P145" style:family="paragraph" style:parent-style-name="Standard">
      <style:paragraph-properties style:line-height-at-least="0.1465in"/>
      <style:text-properties style:font-name="Times New Roman" fo:font-size="10pt" fo:font-weight="normal" officeooo:rsid="008536ac" officeooo:paragraph-rsid="0155f56b" style:font-size-asian="10pt" style:font-weight-asian="normal" style:font-name-complex="Verdana" style:font-size-complex="10pt" style:font-weight-complex="normal"/>
    </style:style>
    <style:style style:name="P146" style:family="paragraph" style:parent-style-name="Standard">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147" style:family="paragraph" style:parent-style-name="Standard">
      <style:paragraph-properties style:line-height-at-least="0.1465in"/>
      <style:text-properties style:font-name="Times New Roman" fo:font-size="10pt" fo:font-weight="normal" officeooo:rsid="00e211dd" officeooo:paragraph-rsid="016b4174" style:font-size-asian="10pt" style:font-weight-asian="normal" style:font-name-complex="Verdana" style:font-size-complex="10pt" style:font-weight-complex="normal"/>
    </style:style>
    <style:style style:name="P148" style:family="paragraph" style:parent-style-name="Standard">
      <style:paragraph-properties style:line-height-at-least="0.1465in"/>
      <style:text-properties style:font-name="Times New Roman" fo:font-size="10pt" fo:font-weight="normal" officeooo:rsid="016b4174" officeooo:paragraph-rsid="016b4174" style:font-size-asian="10pt" style:font-weight-asian="normal" style:font-name-complex="Verdana" style:font-size-complex="10pt" style:font-weight-complex="normal"/>
    </style:style>
    <style:style style:name="P149" style:family="paragraph" style:parent-style-name="Standard">
      <style:text-properties style:font-name="Times New Roman" fo:font-size="10pt" fo:font-weight="normal" officeooo:rsid="007dc076" officeooo:paragraph-rsid="0134536b" style:font-size-asian="10pt" style:font-weight-asian="normal" style:font-name-complex="Verdana" style:font-size-complex="10pt" style:font-weight-complex="normal"/>
    </style:style>
    <style:style style:name="P150" style:family="paragraph" style:parent-style-name="Standard">
      <style:paragraph-properties fo:text-align="start" style:justify-single-word="false"/>
      <style:text-properties style:font-name="Times New Roman" fo:font-size="10pt" style:text-underline-style="none" fo:font-weight="normal" officeooo:rsid="001ce639" officeooo:paragraph-rsid="0134536b" style:font-size-asian="10pt" style:font-weight-asian="normal" style:font-name-complex="Verdana" style:font-size-complex="10pt" style:font-weight-complex="normal"/>
    </style:style>
    <style:style style:name="P151"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152" style:family="paragraph" style:parent-style-name="Standard">
      <style:paragraph-properties fo:text-align="start" style:justify-single-word="false"/>
      <style:text-properties fo:color="#272525" style:font-name="EspritMath" fo:font-size="9.5pt" officeooo:paragraph-rsid="017e3b5f" style:font-size-asian="9.5pt"/>
    </style:style>
    <style:style style:name="P153" style:family="paragraph" style:parent-style-name="Standard">
      <style:paragraph-properties fo:text-align="start" style:justify-single-word="false"/>
      <style:text-properties fo:color="#272525" style:font-name="EspritMath" fo:font-size="9pt" officeooo:paragraph-rsid="017e3b5f" style:font-size-asian="9pt"/>
    </style:style>
    <style:style style:name="P154"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17e3b5f" style:font-size-asian="9pt" style:font-weight-asian="bold" style:font-name-complex="Verdana" style:font-size-complex="9pt" style:font-weight-complex="normal"/>
    </style:style>
    <style:style style:name="P155" style:family="paragraph" style:parent-style-name="Standard">
      <style:paragraph-properties fo:text-align="start" style:justify-single-word="false"/>
      <style:text-properties fo:color="#272525" style:font-name="Interstate-RegularItalic" fo:font-size="10pt" fo:font-style="italic" officeooo:paragraph-rsid="017e3b5f" style:font-size-asian="10pt" style:font-style-asian="italic"/>
    </style:style>
    <style:style style:name="P156" style:family="paragraph" style:parent-style-name="Standard">
      <style:paragraph-properties fo:text-align="start" style:justify-single-word="false"/>
      <style:text-properties fo:color="#272525" style:font-name="Interstate-Bold" fo:font-size="42pt" fo:font-weight="bold" officeooo:paragraph-rsid="017e3b5f" style:font-size-asian="42pt" style:font-weight-asian="bold"/>
    </style:style>
    <style:style style:name="P157" style:family="paragraph" style:parent-style-name="Standard">
      <style:paragraph-properties fo:text-align="start" style:justify-single-word="false"/>
      <style:text-properties fo:color="#272525" style:font-name="Interstate-Bold" fo:font-size="10pt" fo:font-weight="bold" officeooo:paragraph-rsid="017e3b5f" style:font-size-asian="10pt" style:font-weight-asian="bold"/>
    </style:style>
    <style:style style:name="P158" style:family="paragraph" style:parent-style-name="Standard">
      <style:paragraph-properties fo:text-align="start" style:justify-single-word="false"/>
      <style:text-properties fo:color="#272525" style:font-name="HelveticaNeue-Roman" fo:font-size="6pt" officeooo:paragraph-rsid="017e3b5f" style:font-size-asian="6pt"/>
    </style:style>
    <style:style style:name="P159" style:family="paragraph" style:parent-style-name="Standard">
      <style:paragraph-properties fo:text-align="start" style:justify-single-word="false"/>
      <style:text-properties fo:color="#272525" style:font-name="EspritMathBookItalic" fo:font-size="9pt" fo:font-style="italic" officeooo:paragraph-rsid="017e3b5f" style:font-size-asian="9pt" style:font-style-asian="italic"/>
    </style:style>
    <style:style style:name="P160" style:family="paragraph" style:parent-style-name="Standard">
      <style:paragraph-properties style:line-height-at-least="0.1465in" fo:text-align="start" style:justify-single-word="false"/>
      <style:text-properties fo:color="#272525" style:font-name="Times New Roman" fo:font-size="10pt" fo:font-weight="bold" officeooo:rsid="000def0d" officeooo:paragraph-rsid="017d2eb1" style:font-size-asian="8.75pt" style:font-weight-asian="bold" style:font-name-complex="Verdana" style:font-size-complex="10pt" style:font-weight-complex="normal"/>
    </style:style>
    <style:style style:name="P161" style:family="paragraph" style:parent-style-name="Standard">
      <style:paragraph-properties fo:text-align="start" style:justify-single-word="false"/>
      <style:text-properties officeooo:paragraph-rsid="017e3b5f"/>
    </style:style>
    <style:style style:name="P162"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c18d86" officeooo:paragraph-rsid="016e0c80" style:font-size-asian="10pt" style:font-weight-asian="normal" style:font-name-complex="Verdana" style:font-size-complex="10pt" style:font-weight-complex="normal"/>
    </style:style>
    <style:style style:name="P163"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14cc74" officeooo:paragraph-rsid="016e0c80" style:font-size-asian="10pt" style:font-weight-asian="normal" style:font-name-complex="Verdana" style:font-size-complex="10pt" style:font-weight-complex="normal"/>
    </style:style>
    <style:style style:name="P164" style:family="paragraph" style:parent-style-name="Standard">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1b7269" officeooo:paragraph-rsid="0134536b" style:font-size-asian="10pt" style:font-weight-asian="normal" style:font-name-complex="Verdana" style:font-size-complex="10pt" style:font-weight-complex="normal"/>
    </style:style>
    <style:style style:name="P165"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66"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4cc74" officeooo:paragraph-rsid="016e0c80" style:font-size-asian="10pt" style:font-weight-asian="normal" style:font-name-complex="Verdana" style:font-size-complex="10pt" style:font-weight-complex="normal"/>
    </style:style>
    <style:style style:name="P16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ea1136" officeooo:paragraph-rsid="016e0c80" style:font-size-asian="10pt" style:font-weight-asian="normal" style:font-name-complex="Verdana" style:font-size-complex="10pt" style:font-weight-complex="normal"/>
    </style:style>
    <style:style style:name="P16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360fe" officeooo:paragraph-rsid="016e0c80" style:font-size-asian="10pt" style:font-weight-asian="normal" style:font-name-complex="Verdana" style:font-size-complex="10pt" style:font-weight-complex="normal"/>
    </style:style>
    <style:style style:name="P169"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134536b" style:font-size-asian="10pt" style:font-style-asian="normal" style:font-weight-asian="normal" style:font-name-complex="Verdana" style:font-size-complex="10pt" style:font-style-complex="normal" style:font-weight-complex="normal"/>
    </style:style>
    <style:style style:name="P170"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171" style:family="paragraph" style:parent-style-name="Standard">
      <style:paragraph-properties fo:text-align="center" style:justify-single-word="false"/>
      <style:text-properties fo:font-variant="normal" fo:text-transform="none" fo:color="#000000" style:text-position="0% 100%" style:font-name="Times New Roman" fo:font-size="10pt" fo:letter-spacing="normal" fo:font-style="normal" style:text-underline-style="none" fo:font-weight="bold" officeooo:rsid="004ec491" officeooo:paragraph-rsid="0134536b" style:font-size-asian="10pt" style:font-style-asian="normal" style:font-weight-asian="bold" style:font-name-complex="Verdana" style:font-size-complex="10pt" style:font-style-complex="normal" style:font-weight-complex="bold"/>
    </style:style>
    <style:style style:name="P172"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134536b" style:font-size-asian="10pt" style:font-style-asian="italic" style:font-weight-asian="normal" style:font-name-complex="Verdana" style:font-size-complex="10pt" style:font-style-complex="italic" style:font-weight-complex="normal"/>
    </style:style>
    <style:style style:name="P173"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134536b" style:font-size-asian="10pt" style:font-style-asian="italic" style:font-weight-asian="normal" style:font-name-complex="Verdana" style:font-size-complex="10pt" style:font-style-complex="italic" style:font-weight-complex="normal"/>
    </style:style>
    <style:style style:name="P174"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175"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134536b" style:font-size-asian="10pt" style:font-style-asian="italic" style:font-weight-asian="normal" style:font-name-complex="Verdana" style:font-size-complex="10pt" style:font-style-complex="italic" style:font-weight-complex="normal"/>
    </style:style>
    <style:style style:name="P176"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134536b" style:font-size-asian="10pt" style:font-style-asian="italic" style:font-weight-asian="normal" style:font-name-complex="Verdana" style:font-size-complex="10pt" style:font-style-complex="italic" style:font-weight-complex="normal"/>
    </style:style>
    <style:style style:name="P17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78" style:family="paragraph" style:parent-style-name="Standard">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79"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180"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18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16b4174" style:font-size-asian="10pt" style:font-weight-asian="normal" style:font-name-complex="Verdana" style:font-size-complex="10pt" style:font-weight-complex="normal"/>
    </style:style>
    <style:style style:name="P18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18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16b4174" style:font-size-asian="10pt" style:font-weight-asian="normal" style:font-name-complex="Verdana" style:font-size-complex="10pt" style:font-weight-complex="normal"/>
    </style:style>
    <style:style style:name="P18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18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16b4174" style:font-size-asian="10pt" style:font-weight-asian="normal" style:font-name-complex="Verdana" style:font-size-complex="10pt" style:font-weight-complex="normal"/>
    </style:style>
    <style:style style:name="P18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18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e0c80" style:font-size-asian="10pt" style:font-weight-asian="normal" style:font-name-complex="Verdana" style:font-size-complex="10pt" style:font-weight-complex="normal"/>
    </style:style>
    <style:style style:name="P18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18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19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19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16b4174" style:font-size-asian="10pt" style:font-style-asian="normal" style:font-weight-asian="normal" style:font-name-complex="Verdana" style:font-size-complex="10pt" style:font-style-complex="normal" style:font-weight-complex="normal"/>
    </style:style>
    <style:style style:name="P19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19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19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34536b" style:font-size-asian="10pt" style:font-style-asian="normal" style:font-weight-asian="normal" style:font-name-complex="Verdana" style:font-size-complex="10pt" style:font-style-complex="normal" style:font-weight-complex="normal"/>
    </style:style>
    <style:style style:name="P19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19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197"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16b4174" style:font-size-asian="10pt" style:font-weight-asian="bold" style:font-name-complex="Verdana" style:font-size-complex="10pt" style:font-weight-complex="bold"/>
    </style:style>
    <style:style style:name="P198"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19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16b4174" style:font-size-asian="10pt" style:font-weight-asian="normal" style:font-name-complex="Verdana" style:font-size-complex="10pt" style:font-weight-complex="normal"/>
    </style:style>
    <style:style style:name="P20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0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6b4174" style:font-size-asian="10pt" style:font-weight-asian="normal" style:font-name-complex="Verdana" style:font-size-complex="10pt" style:font-weight-complex="normal"/>
    </style:style>
    <style:style style:name="P20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34536b" style:font-size-asian="10pt" style:font-weight-asian="normal" style:font-name-complex="Verdana" style:font-size-complex="10pt" style:font-weight-complex="normal"/>
    </style:style>
    <style:style style:name="P20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0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weight-asian="normal" style:font-name-complex="Verdana" style:font-size-complex="10pt" style:font-weight-complex="normal"/>
    </style:style>
    <style:style style:name="P20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06"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07"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0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0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1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1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1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1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16e0c80" style:font-size-asian="10pt" style:font-weight-asian="bold" style:font-name-complex="Verdana" style:font-size-complex="10pt" style:font-weight-complex="bold"/>
    </style:style>
    <style:style style:name="P21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15"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1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6b4174" style:font-size-asian="10pt" style:font-style-asian="italic" style:font-weight-asian="normal" style:font-name-complex="Verdana" style:font-size-complex="10pt" style:font-style-complex="italic" style:font-weight-complex="normal"/>
    </style:style>
    <style:style style:name="P21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1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21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16b4174" style:font-size-asian="10pt" style:font-style-asian="italic" style:font-weight-asian="normal" style:font-name-complex="Verdana" style:font-size-complex="10pt" style:font-style-complex="italic" style:font-weight-complex="normal"/>
    </style:style>
    <style:style style:name="P22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221" style:family="paragraph" style:parent-style-name="Standard">
      <style:paragraph-properties style:line-height-at-least="0.1465in"/>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222"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2b5feb" style:font-size-asian="20pt" style:font-weight-asian="bold" style:font-name-complex="Verdana" style:font-size-complex="20pt" style:font-weight-complex="bold"/>
    </style:style>
    <style:style style:name="P223"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134536b" style:font-size-asian="10pt" style:font-style-asian="normal" style:font-weight-asian="normal" style:font-name-complex="Verdana" style:font-size-complex="10pt" style:font-style-complex="normal" style:font-weight-complex="normal"/>
    </style:style>
    <style:style style:name="P224" style:family="paragraph" style:parent-style-name="Standard">
      <style:text-properties fo:color="#000000" style:font-name="Times New Roman" fo:font-size="10pt" fo:font-style="italic" officeooo:paragraph-rsid="007eaedd" fo:background-color="#ffffff" style:font-size-asian="10pt" style:font-style-asian="italic" style:font-size-complex="10pt" style:font-style-complex="italic"/>
    </style:style>
    <style:style style:name="P225" style:family="paragraph" style:parent-style-name="Standard">
      <style:paragraph-properties fo:text-align="center" style:justify-single-word="false"/>
      <style:text-properties officeooo:paragraph-rsid="0134536b"/>
    </style:style>
    <style:style style:name="P226" style:family="paragraph" style:parent-style-name="Standard">
      <style:paragraph-properties style:line-height-at-least="0.1465in" fo:text-align="start" style:justify-single-word="false"/>
      <style:text-properties officeooo:paragraph-rsid="016b4174"/>
    </style:style>
    <style:style style:name="P227" style:family="paragraph" style:parent-style-name="Standard">
      <style:paragraph-properties style:line-height-at-least="0.1465in" fo:text-align="start" style:justify-single-word="false"/>
      <style:text-properties officeooo:paragraph-rsid="00bfa6cc"/>
    </style:style>
    <style:style style:name="P228" style:family="paragraph" style:parent-style-name="Standard">
      <style:paragraph-properties style:line-height-at-least="0.1465in"/>
      <style:text-properties style:text-position="0% 100%" style:font-name="Verdana" fo:font-size="10pt" fo:font-weight="normal" officeooo:rsid="00d5acb4" officeooo:paragraph-rsid="012b5feb" style:font-size-asian="10pt" style:font-weight-asian="normal" style:font-name-complex="Verdana" style:font-size-complex="10pt" style:font-weight-complex="normal"/>
    </style:style>
    <style:style style:name="P229" style:family="paragraph" style:parent-style-name="Standard">
      <style:text-properties officeooo:rsid="000e3e40" officeooo:paragraph-rsid="012b5feb"/>
    </style:style>
    <style:style style:name="P230" style:family="paragraph" style:parent-style-name="Standard">
      <style:text-properties fo:font-size="14pt" fo:font-weight="bold" officeooo:rsid="000db789" officeooo:paragraph-rsid="0134536b" style:font-size-asian="14pt" style:font-weight-asian="bold" style:font-size-complex="14pt" style:font-weight-complex="bold"/>
    </style:style>
    <style:style style:name="P231" style:family="paragraph" style:parent-style-name="Standard">
      <style:text-properties officeooo:rsid="000db789" officeooo:paragraph-rsid="0134536b"/>
    </style:style>
    <style:style style:name="P232" style:family="paragraph" style:parent-style-name="Standard">
      <style:paragraph-properties style:line-height-at-least="0.1465in" fo:text-align="start" style:justify-single-word="false"/>
      <style:text-properties officeooo:rsid="000db789" officeooo:paragraph-rsid="0134536b"/>
    </style:style>
    <style:style style:name="P233" style:family="paragraph" style:parent-style-name="Standard">
      <style:text-properties officeooo:paragraph-rsid="0134536b"/>
    </style:style>
    <style:style style:name="P234" style:family="paragraph" style:parent-style-name="Standard">
      <style:text-properties officeooo:rsid="001c2003" officeooo:paragraph-rsid="0134536b"/>
    </style:style>
    <style:style style:name="P235" style:family="paragraph" style:parent-style-name="Standard">
      <style:text-properties fo:font-weight="bold" officeooo:rsid="000db789" officeooo:paragraph-rsid="0134536b" style:font-weight-asian="bold" style:font-weight-complex="bold"/>
    </style:style>
    <style:style style:name="P236" style:family="paragraph" style:parent-style-name="Standard">
      <style:text-properties fo:font-weight="bold" officeooo:rsid="0050e959" officeooo:paragraph-rsid="0134536b" style:font-weight-asian="bold" style:font-weight-complex="bold"/>
    </style:style>
    <style:style style:name="P237" style:family="paragraph" style:parent-style-name="Standard">
      <style:text-properties officeooo:rsid="0023ae2d" officeooo:paragraph-rsid="0134536b"/>
    </style:style>
    <style:style style:name="P238" style:family="paragraph" style:parent-style-name="Standard">
      <style:paragraph-properties fo:margin-top="0in" fo:margin-bottom="0.0835in" style:contextual-spacing="false"/>
      <style:text-properties fo:color="#000000" style:font-name="Calibri" fo:font-size="11pt" fo:language="en" fo:country="none" fo:font-style="normal" style:text-underline-style="none" fo:font-weight="bold" officeooo:rsid="019ac159" officeooo:paragraph-rsid="019ac159" style:font-size-asian="11pt" style:font-style-asian="normal" style:font-weight-asian="bold" style:font-weight-complex="bold"/>
    </style:style>
    <style:style style:name="P239" style:family="paragraph" style:parent-style-name="Standard">
      <style:paragraph-properties fo:margin-top="0in" fo:margin-bottom="0.0835in" style:contextual-spacing="false"/>
      <style:text-properties officeooo:paragraph-rsid="01a03132"/>
    </style:style>
    <style:style style:name="P240"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41"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242" style:family="paragraph" style:parent-style-name="Text_20_body">
      <style:paragraph-properties fo:margin-left="0.4925in" fo:margin-right="0in" fo:text-indent="0in" style:auto-text-indent="false"/>
      <style:text-properties officeooo:paragraph-rsid="016b4174"/>
    </style:style>
    <style:style style:name="P243" style:family="paragraph" style:parent-style-name="Text_20_body">
      <style:paragraph-properties fo:margin-left="0.4925in" fo:margin-right="0in" fo:text-indent="0in" style:auto-text-indent="false"/>
      <style:text-properties officeooo:paragraph-rsid="00e16a08"/>
    </style:style>
    <style:style style:name="P244"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245"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24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c22fd" style:font-size-asian="10pt" style:font-weight-asian="bold" style:font-name-complex="Verdana" style:font-size-complex="10pt" style:font-weight-complex="bold"/>
    </style:style>
    <style:style style:name="P247"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c22fd" style:font-size-asian="10pt" style:font-weight-asian="bold" style:font-name-complex="Verdana" style:font-size-complex="10pt" style:font-weight-complex="bold"/>
    </style:style>
    <style:style style:name="P248"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249"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250"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16f7119" style:font-size-asian="20pt" style:font-weight-asian="bold" style:font-name-complex="Verdana" style:font-size-complex="20pt" style:font-weight-complex="bold"/>
    </style:style>
    <style:style style:name="P251" style:family="paragraph" style:parent-style-name="Text_20_body">
      <style:text-properties fo:font-variant="normal" fo:text-transform="none" fo:color="#000000" style:font-name="Times New Roman" fo:font-size="10pt" fo:letter-spacing="normal" fo:font-style="normal" fo:font-weight="normal" officeooo:rsid="01619b35" officeooo:paragraph-rsid="01619b35" fo:background-color="#ffffff" style:font-size-asian="10pt" style:font-weight-asian="bold" style:font-name-complex="Verdana" style:font-size-complex="10pt" style:font-weight-complex="bold"/>
    </style:style>
    <style:style style:name="P252" style:family="paragraph" style:parent-style-name="Text_20_body">
      <style:paragraph-properties style:line-height-at-least="0.1465in" fo:text-align="center" style:justify-single-word="false"/>
      <style:text-properties fo:font-variant="normal" fo:text-transform="none" fo:color="#000000" style:font-name="Times New Roman" fo:font-size="14pt" fo:letter-spacing="normal" fo:font-style="normal" fo:font-weight="bold" officeooo:rsid="016f7119" officeooo:paragraph-rsid="016f7119" style:font-size-asian="14pt" style:font-weight-asian="bold" style:font-name-complex="Verdana" style:font-size-complex="14pt" style:font-weight-complex="bold"/>
    </style:style>
    <style:style style:name="P253" style:family="paragraph" style:parent-style-name="Text_20_body">
      <style:paragraph-properties style:line-height-at-least="0.1465in" fo:text-align="center" style:justify-single-word="false"/>
      <style:text-properties fo:font-variant="normal" fo:text-transform="none" fo:color="#000000" style:font-name="Times New Roman" fo:font-size="12pt" fo:letter-spacing="normal" fo:font-style="normal" fo:font-weight="bold" officeooo:rsid="004010b8" officeooo:paragraph-rsid="017353f0" style:font-size-asian="12pt" style:font-weight-asian="bold" style:font-name-complex="Verdana" style:font-size-complex="12pt" style:font-weight-complex="bold"/>
    </style:style>
    <style:style style:name="P25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46e88e" style:font-size-asian="10pt" style:font-weight-asian="normal" style:font-name-complex="Verdana" style:font-size-complex="10pt" style:font-weight-complex="normal"/>
    </style:style>
    <style:style style:name="P25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501108" style:font-size-asian="10pt" style:font-weight-asian="normal" style:font-name-complex="Verdana" style:font-size-complex="10pt" style:font-weight-complex="normal"/>
    </style:style>
    <style:style style:name="P256"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25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146e88e" officeooo:paragraph-rsid="012cc541" fo:background-color="#ffffff" style:font-size-asian="10pt" style:font-weight-asian="normal" style:font-name-complex="Verdana" style:font-size-complex="10pt" style:font-weight-complex="normal"/>
    </style:style>
    <style:style style:name="P258"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25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134536b" style:font-size-asian="10pt" style:font-style-asian="normal" style:font-weight-asian="normal" style:font-name-complex="Verdana" style:font-size-complex="10pt" style:font-style-complex="normal" style:font-weight-complex="normal"/>
    </style:style>
    <style:style style:name="P260"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261" style:family="paragraph" style:parent-style-name="Text_20_body">
      <style:text-properties fo:font-variant="normal" fo:text-transform="none" fo:color="#000000" style:text-position="0% 100%" style:font-name="Times New Roman" fo:font-size="10pt" fo:letter-spacing="normal" fo:font-style="normal" style:text-underline-style="none" fo:font-weight="normal" officeooo:rsid="00d75e9f" officeooo:paragraph-rsid="016b4174" style:font-size-asian="10pt" style:font-weight-asian="normal" style:font-size-complex="10pt" style:font-weight-complex="normal"/>
    </style:style>
    <style:style style:name="P262"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134536b" style:font-size-asian="10pt" style:font-style-asian="italic" style:font-weight-asian="normal" style:font-name-complex="Verdana" style:font-size-complex="10pt" style:font-style-complex="italic" style:font-weight-complex="normal"/>
    </style:style>
    <style:style style:name="P263"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64"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26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4cc74" officeooo:paragraph-rsid="0134536b" style:font-size-asian="9pt" style:font-style-asian="normal" style:font-weight-asian="normal" style:font-name-complex="Verdana" style:font-size-complex="9pt" style:font-style-complex="normal" style:font-weight-complex="normal"/>
    </style:style>
    <style:style style:name="P26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ec491" officeooo:paragraph-rsid="0134536b" style:font-size-asian="9pt" style:font-style-asian="normal" style:font-weight-asian="normal" style:font-name-complex="Verdana" style:font-size-complex="9pt" style:font-style-complex="normal" style:font-weight-complex="normal"/>
    </style:style>
    <style:style style:name="P26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268" style:family="paragraph" style:parent-style-name="Text_20_body">
      <style:paragraph-properties style:line-height-at-least="0.1465in" fo:text-align="center" style:justify-single-word="false"/>
      <style:text-properties fo:font-variant="normal" fo:text-transform="none" fo:color="#000000" style:text-position="0% 100%" style:font-name="Times New Roman" fo:font-size="12pt" fo:letter-spacing="normal" fo:font-style="normal" fo:font-weight="bold" officeooo:rsid="00b7afda" officeooo:paragraph-rsid="017353f0" style:font-size-asian="12pt" style:font-weight-asian="bold" style:font-name-complex="Verdana" style:font-size-complex="12pt" style:font-weight-complex="bold"/>
    </style:style>
    <style:style style:name="P26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134536b" style:font-size-asian="12pt" style:font-style-asian="italic" style:font-weight-asian="bold" style:font-name-complex="Verdana" style:font-size-complex="12pt" style:font-style-complex="italic" style:font-weight-complex="bold"/>
    </style:style>
    <style:style style:name="P270"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1750746" officeooo:paragraph-rsid="0173b47d" style:font-size-asian="14pt" style:font-style-asian="normal" style:font-weight-asian="normal" style:font-name-complex="Verdana" style:font-size-complex="14pt" style:font-style-complex="normal" style:font-weight-complex="normal"/>
    </style:style>
    <style:style style:name="P27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134536b" style:font-size-asian="14pt" style:font-style-asian="italic" style:font-weight-asian="bold" style:font-name-complex="Verdana" style:font-size-complex="14pt" style:font-style-complex="italic" style:font-weight-complex="bold"/>
    </style:style>
    <style:style style:name="P272"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73"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274"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75"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88c0b9" style:font-size-asian="20pt" style:font-weight-asian="bold" style:font-name-complex="Verdana" style:font-size-complex="20pt" style:font-weight-complex="bold"/>
    </style:style>
    <style:style style:name="P276"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34536b" style:font-size-asian="20pt" style:font-weight-asian="bold" style:font-name-complex="Verdana" style:font-size-complex="20pt" style:font-weight-complex="bold"/>
    </style:style>
    <style:style style:name="P277" style:family="paragraph" style:parent-style-name="Text_20_body">
      <style:paragraph-properties fo:line-height="100%" fo:text-align="start" style:justify-single-word="false"/>
      <style:text-properties fo:font-variant="normal" fo:text-transform="none" fo:color="#999999" style:text-line-through-style="none" style:font-name="Georgia" fo:font-size="9.75pt" fo:letter-spacing="normal" fo:font-style="normal" style:text-underline-style="none" fo:font-weight="normal" officeooo:paragraph-rsid="00fa1b41" style:text-blinking="false"/>
    </style:style>
    <style:style style:name="P278" style:family="paragraph" style:parent-style-name="Text_20_body">
      <style:text-properties fo:font-size="10pt" style:font-size-asian="10pt" style:font-size-complex="10pt"/>
    </style:style>
    <style:style style:name="P279" style:family="paragraph" style:parent-style-name="Text_20_body">
      <style:text-properties fo:font-size="10pt" officeooo:paragraph-rsid="0145a48c" style:font-size-asian="10pt" style:font-size-complex="10pt"/>
    </style:style>
    <style:style style:name="P280" style:family="paragraph" style:parent-style-name="Text_20_body">
      <style:text-properties fo:font-size="10pt" officeooo:paragraph-rsid="016b4174" style:font-size-asian="10pt" style:font-size-complex="10pt"/>
    </style:style>
    <style:style style:name="P281" style:family="paragraph" style:parent-style-name="Text_20_body">
      <style:text-properties fo:font-size="10pt" officeooo:paragraph-rsid="01750746" style:font-size-asian="10pt" style:font-size-complex="10pt"/>
    </style:style>
    <style:style style:name="P282" style:family="paragraph" style:parent-style-name="Text_20_body">
      <style:text-properties fo:font-size="10pt" officeooo:paragraph-rsid="016acfb3" style:font-size-asian="10pt" style:font-size-complex="10pt"/>
    </style:style>
    <style:style style:name="P283" style:family="paragraph" style:parent-style-name="Text_20_body">
      <style:text-properties style:font-name="Times New Roman" fo:font-size="10pt" style:font-size-asian="10pt" style:font-size-complex="10pt"/>
    </style:style>
    <style:style style:name="P284" style:family="paragraph" style:parent-style-name="Text_20_body">
      <style:text-properties style:font-name="Times New Roman" fo:font-size="10pt" officeooo:paragraph-rsid="016b4174" style:font-size-asian="10pt" style:font-size-complex="10pt"/>
    </style:style>
    <style:style style:name="P285" style:family="paragraph" style:parent-style-name="Text_20_body">
      <style:paragraph-properties style:line-height-at-least="0.1465in"/>
      <style:text-properties style:font-name="Times New Roman" fo:font-size="10pt" officeooo:rsid="00266966" officeooo:paragraph-rsid="00266966" style:font-size-asian="10pt" style:font-size-complex="10pt"/>
    </style:style>
    <style:style style:name="P286" style:family="paragraph" style:parent-style-name="Text_20_body">
      <style:text-properties style:font-name="Times New Roman" fo:font-size="10pt" officeooo:rsid="0168f4e2" style:font-size-asian="10pt" style:font-name-complex="Verdana" style:font-size-complex="10pt"/>
    </style:style>
    <style:style style:name="P287" style:family="paragraph" style:parent-style-name="Text_20_body">
      <style:text-properties style:font-name="Times New Roman" fo:font-size="10pt" fo:font-weight="normal" officeooo:rsid="00f535d2" officeooo:paragraph-rsid="015c5f52" style:font-size-asian="10pt" style:font-weight-asian="normal" style:font-name-complex="Verdana" style:font-size-complex="10pt" style:font-weight-complex="normal"/>
    </style:style>
    <style:style style:name="P288" style:family="paragraph" style:parent-style-name="Text_20_body">
      <style:text-properties style:font-name="Times New Roman" fo:font-size="10pt" fo:font-weight="normal" officeooo:rsid="00f535d2" officeooo:paragraph-rsid="00f535d2" style:font-size-asian="10pt" style:font-weight-asian="normal" style:font-name-complex="Verdana" style:font-size-complex="10pt" style:font-weight-complex="normal"/>
    </style:style>
    <style:style style:name="P289" style:family="paragraph" style:parent-style-name="Text_20_body">
      <style:paragraph-properties style:line-height-at-least="0.1465in"/>
      <style:text-properties style:font-name="Times New Roman" fo:font-size="10pt" fo:font-weight="normal" officeooo:rsid="0168e550" officeooo:paragraph-rsid="0168e550" style:font-size-asian="10pt" style:font-weight-asian="normal" style:font-name-complex="Verdana" style:font-size-complex="10pt" style:font-weight-complex="normal"/>
    </style:style>
    <style:style style:name="P290" style:family="paragraph" style:parent-style-name="Text_20_body">
      <style:text-properties style:font-name="Times New Roman" fo:font-size="10pt" style:text-underline-style="none" officeooo:rsid="00c5cca5" officeooo:paragraph-rsid="016b4174" style:font-size-asian="10pt" style:font-size-complex="10pt"/>
    </style:style>
    <style:style style:name="P291" style:family="paragraph" style:parent-style-name="Text_20_body">
      <style:text-properties style:font-name="Times New Roman" fo:font-size="9pt" officeooo:paragraph-rsid="0134536b" style:font-size-asian="9pt" style:font-size-complex="9pt"/>
    </style:style>
    <style:style style:name="P292" style:family="paragraph" style:parent-style-name="Text_20_body">
      <style:paragraph-properties style:line-height-at-least="0.1465in" fo:text-align="start" style:justify-single-word="false"/>
      <style:text-properties style:font-name="Times New Roman" fo:font-size="12pt" fo:font-style="normal" officeooo:rsid="0028460e" officeooo:paragraph-rsid="0134536b" style:font-size-asian="12pt" style:font-style-asian="normal" style:font-name-complex="Verdana" style:font-size-complex="12pt" style:font-style-complex="normal"/>
    </style:style>
    <style:style style:name="P293" style:family="paragraph" style:parent-style-name="Text_20_body">
      <style:text-properties style:font-name="Times New Roman" fo:font-size="12pt" style:text-underline-style="none" officeooo:rsid="00c5cca5" style:font-size-asian="12pt" style:font-size-complex="12pt"/>
    </style:style>
    <style:style style:name="P294" style:family="paragraph" style:parent-style-name="Text_20_body">
      <style:text-properties style:font-name="Times New Roman" officeooo:paragraph-rsid="015c5f52"/>
    </style:style>
    <style:style style:name="P295" style:family="paragraph" style:parent-style-name="Text_20_body">
      <style:text-properties style:font-name="Times New Roman" fo:font-size="26pt" style:text-underline-style="solid" style:text-underline-width="auto" style:text-underline-color="font-color" fo:font-weight="bold" officeooo:rsid="017f9896" officeooo:paragraph-rsid="017f9896" style:font-size-asian="22.75pt" style:font-weight-asian="bold" style:font-size-complex="26pt" style:font-weight-complex="bold"/>
    </style:style>
    <style:style style:name="P296" style:family="paragraph" style:parent-style-name="Text_20_body">
      <style:paragraph-properties style:line-height-at-least="0.1465in"/>
      <style:text-properties style:font-name="Times New Roman" fo:font-weight="normal" officeooo:rsid="000def0d" officeooo:paragraph-rsid="0168e550" style:font-weight-asian="normal" style:font-weight-complex="normal"/>
    </style:style>
    <style:style style:name="P297" style:family="paragraph" style:parent-style-name="Text_20_body">
      <style:text-properties officeooo:paragraph-rsid="016b4174"/>
    </style:style>
    <style:style style:name="P298" style:family="paragraph" style:parent-style-name="Text_20_body">
      <style:text-properties officeooo:paragraph-rsid="0134536b"/>
    </style:style>
    <style:style style:name="P299" style:family="paragraph" style:parent-style-name="Text_20_body">
      <style:paragraph-properties style:line-height-at-least="0.1465in" fo:text-align="start" style:justify-single-word="false"/>
      <style:text-properties officeooo:rsid="000db789" officeooo:paragraph-rsid="0134536b"/>
    </style:style>
    <style:style style:name="P300" style:family="paragraph" style:parent-style-name="Text_20_body">
      <style:text-properties style:text-position="0% 100%" style:font-name="Times New Roman" fo:font-size="10pt" officeooo:rsid="010648de" officeooo:paragraph-rsid="012b5feb" style:font-size-asian="10pt" style:font-size-complex="10pt"/>
    </style:style>
    <style:style style:name="P301" style:family="paragraph" style:parent-style-name="Text_20_body">
      <style:text-properties style:text-position="0% 100%" style:font-name="Times New Roman" fo:font-size="10pt" officeooo:paragraph-rsid="012b5feb" style:font-size-asian="10pt" style:font-size-complex="10pt"/>
    </style:style>
    <style:style style:name="P302" style:family="paragraph" style:parent-style-name="Text_20_body">
      <style:paragraph-properties fo:line-height="100%" fo:text-align="start" style:justify-single-word="false"/>
      <style:text-properties style:text-position="0% 100%" fo:font-size="10pt" officeooo:rsid="016b4174" officeooo:paragraph-rsid="016b4174" style:font-size-asian="10pt" style:font-size-complex="10pt"/>
    </style:style>
    <style:style style:name="P303" style:family="paragraph" style:parent-style-name="Text_20_body">
      <style:text-properties style:text-position="0% 100%" officeooo:paragraph-rsid="00b3664c"/>
    </style:style>
    <style:style style:name="P304" style:family="paragraph" style:parent-style-name="Text_20_body">
      <style:text-properties officeooo:paragraph-rsid="01857d87"/>
    </style:style>
    <style:style style:name="P305" style:family="paragraph" style:parent-style-name="Text_20_body">
      <style:text-properties officeooo:paragraph-rsid="018d7494"/>
    </style:style>
    <style:style style:name="P306" style:family="paragraph" style:parent-style-name="Text_20_body">
      <style:text-properties officeooo:paragraph-rsid="0195d107"/>
    </style:style>
    <style:style style:name="P307" style:family="paragraph" style:parent-style-name="Text_20_body">
      <style:text-properties officeooo:paragraph-rsid="019ac159"/>
    </style:style>
    <style:style style:name="P308" style:family="paragraph" style:parent-style-name="Text_20_body">
      <style:text-properties officeooo:paragraph-rsid="019ff5e2"/>
    </style:style>
    <style:style style:name="P309" style:family="paragraph" style:parent-style-name="Text_20_body">
      <style:paragraph-properties fo:text-align="center" style:justify-single-word="false"/>
      <style:text-properties officeooo:paragraph-rsid="016b4174"/>
    </style:style>
    <style:style style:name="P310" style:family="paragraph" style:parent-style-name="Text_20_body">
      <style:paragraph-properties fo:line-height="100%" fo:text-align="start" style:justify-single-word="false"/>
      <style:text-properties fo:font-weight="bold" officeooo:rsid="0173b47d" officeooo:paragraph-rsid="0173b47d" style:font-weight-asian="bold" style:font-weight-complex="bold"/>
    </style:style>
    <style:style style:name="P311" style:family="paragraph" style:parent-style-name="Text_20_body">
      <style:paragraph-properties fo:text-align="start" style:justify-single-word="false"/>
      <style:text-properties officeooo:paragraph-rsid="0134536b"/>
    </style:style>
    <style:style style:name="P312" style:family="paragraph" style:parent-style-name="Text_20_body">
      <style:text-properties officeooo:paragraph-rsid="00e72bbc"/>
    </style:style>
    <style:style style:name="P313" style:family="paragraph" style:parent-style-name="Text_20_body">
      <style:text-properties officeooo:paragraph-rsid="00da9e87"/>
    </style:style>
    <style:style style:name="P314" style:family="paragraph" style:parent-style-name="Text_20_body">
      <style:text-properties officeooo:paragraph-rsid="00f7262b"/>
    </style:style>
    <style:style style:name="P315" style:family="paragraph" style:parent-style-name="Text_20_body">
      <style:text-properties officeooo:rsid="0175e28f" officeooo:paragraph-rsid="0175e28f"/>
    </style:style>
    <style:style style:name="P316" style:family="paragraph" style:parent-style-name="Text_20_body">
      <style:text-properties officeooo:paragraph-rsid="00ecb537"/>
    </style:style>
    <style:style style:name="P317"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318"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319" style:family="paragraph" style:parent-style-name="Text_20_body">
      <style:text-properties officeooo:paragraph-rsid="00e5817a"/>
    </style:style>
    <style:style style:name="P320" style:family="paragraph" style:parent-style-name="Text_20_body">
      <style:text-properties officeooo:rsid="00eb1992" officeooo:paragraph-rsid="00eb1992"/>
    </style:style>
    <style:style style:name="P321" style:family="paragraph" style:parent-style-name="Text_20_body">
      <style:paragraph-properties fo:background-color="#ffffff">
        <style:background-image/>
      </style:paragraph-properties>
    </style:style>
    <style:style style:name="P322"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323"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normal" officeooo:rsid="019ff5e2" officeooo:paragraph-rsid="01a03132" style:font-size-asian="10pt" style:font-style-asian="italic" style:font-weight-asian="normal" style:font-size-complex="10pt"/>
    </style:style>
    <style:style style:name="P324"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bold" officeooo:rsid="01a03132" officeooo:paragraph-rsid="01a03132" style:font-size-asian="10pt" style:font-style-asian="italic" style:font-weight-asian="bold" style:font-weight-complex="bold"/>
    </style:style>
    <style:style style:name="P325" style:family="paragraph" style:parent-style-name="Standard">
      <style:text-properties fo:color="#000000" style:font-name="Times New Roman1" fo:font-size="11pt" fo:language="en" fo:country="none" fo:font-style="normal" style:text-underline-style="none" fo:font-weight="bold" style:font-size-asian="11pt" style:font-style-asian="normal" style:font-weight-asian="bold"/>
    </style:style>
    <style:style style:name="P326" style:family="paragraph" style:parent-style-name="Standard" style:list-style-name="L30">
      <style:paragraph-properties style:line-height-at-least="0.1465in">
        <style:tab-stops>
          <style:tab-stop style:position="0.5307in"/>
        </style:tab-stops>
      </style:paragraph-properties>
      <style:text-properties style:font-name="Times New Roman" officeooo:paragraph-rsid="015e8dd1"/>
    </style:style>
    <style:style style:name="P327" style:family="paragraph" style:parent-style-name="Standard" style:list-style-name="L69">
      <style:paragraph-properties fo:text-align="start" style:justify-single-word="false"/>
      <style:text-properties style:font-name="Times New Roman" fo:font-size="10pt" officeooo:rsid="00af61be" officeooo:paragraph-rsid="0134536b" style:font-size-asian="10pt" style:font-name-complex="Verdana" style:font-size-complex="10pt"/>
    </style:style>
    <style:style style:name="P328" style:family="paragraph" style:parent-style-name="Standard" style:list-style-name="L35">
      <style:paragraph-properties style:line-height-at-least="0.1465in"/>
      <style:text-properties style:font-name="Verdana" fo:font-size="10pt" fo:font-weight="normal" officeooo:rsid="00cd2bc3" officeooo:paragraph-rsid="016b4174" style:font-size-asian="10pt" style:font-weight-asian="normal" style:font-name-complex="Verdana" style:font-size-complex="10pt" style:font-weight-complex="normal"/>
    </style:style>
    <style:style style:name="P329" style:family="paragraph" style:parent-style-name="Standard" style:list-style-name="L80">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330" style:family="paragraph" style:parent-style-name="Standard" style:list-style-name="L38">
      <style:paragraph-properties fo:text-align="start" style:justify-single-word="false"/>
      <style:text-properties fo:color="#272525" style:font-name="EspritMath" fo:font-size="9.5pt" officeooo:paragraph-rsid="017d2eb1" style:font-size-asian="9.5pt"/>
    </style:style>
    <style:style style:name="P331" style:family="paragraph" style:parent-style-name="Standard" style:list-style-name="L38">
      <style:paragraph-properties fo:text-align="start" style:justify-single-word="false"/>
      <style:text-properties fo:color="#272525" style:font-name="Interstate-RegularItalic" fo:font-size="10pt" fo:font-style="italic" officeooo:paragraph-rsid="017d2eb1" style:font-size-asian="10pt" style:font-style-asian="italic"/>
    </style:style>
    <style:style style:name="P332" style:family="paragraph" style:parent-style-name="Standard" style:list-style-name="L38">
      <style:paragraph-properties fo:text-align="start" style:justify-single-word="false"/>
      <style:text-properties fo:color="#272525" style:font-name="Interstate-Light" fo:font-size="12pt" officeooo:paragraph-rsid="017d2eb1" style:font-size-asian="12pt"/>
    </style:style>
    <style:style style:name="P333" style:family="paragraph" style:parent-style-name="Standard" style:list-style-name="L38">
      <style:paragraph-properties fo:text-align="start" style:justify-single-word="false"/>
      <style:text-properties fo:color="#272525" style:font-name="Interstate-Bold" fo:font-size="14pt" fo:font-weight="bold" officeooo:paragraph-rsid="017d2eb1" style:font-size-asian="14pt" style:font-weight-asian="bold"/>
    </style:style>
    <style:style style:name="P334" style:family="paragraph" style:parent-style-name="Standard" style:list-style-name="L38">
      <style:paragraph-properties fo:text-align="start" style:justify-single-word="false"/>
      <style:text-properties officeooo:paragraph-rsid="017d2eb1"/>
    </style:style>
    <style:style style:name="P335" style:family="paragraph" style:parent-style-name="Standard" style:list-style-name="L39">
      <style:text-properties fo:font-variant="normal" fo:text-transform="none" fo:color="#000000" style:text-position="0% 100%" style:font-name="Times New Roman" fo:font-size="9pt" fo:letter-spacing="normal" fo:font-style="normal" style:text-underline-style="none" fo:font-weight="normal" officeooo:rsid="00adb8ab" officeooo:paragraph-rsid="0134536b" style:font-size-asian="9pt" style:font-style-asian="normal" style:font-weight-asian="normal" style:font-name-complex="Verdana" style:font-size-complex="9pt" style:font-style-complex="normal" style:font-weight-complex="normal"/>
    </style:style>
    <style:style style:name="P336" style:family="paragraph" style:parent-style-name="Standard"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37" style:family="paragraph" style:parent-style-name="Standard"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38" style:family="paragraph" style:parent-style-name="Standard"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39" style:family="paragraph" style:parent-style-name="Standard"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40" style:family="paragraph" style:parent-style-name="Standard" style:list-style-name="L72">
      <style:text-properties fo:font-size="10pt" fo:font-weight="normal" officeooo:rsid="0026045b" officeooo:paragraph-rsid="0134536b" style:font-size-asian="10pt" style:font-weight-asian="normal" style:font-size-complex="10pt" style:font-weight-complex="normal"/>
    </style:style>
    <style:style style:name="P341" style:family="paragraph" style:parent-style-name="Standard" style:list-style-name="L73">
      <style:text-properties fo:font-size="9pt" officeooo:paragraph-rsid="0134536b" style:font-size-asian="9pt" style:font-size-complex="9pt"/>
    </style:style>
    <style:style style:name="P342" style:family="paragraph" style:parent-style-name="Standard">
      <style:paragraph-properties fo:margin-left="0in" fo:margin-right="0in" style:line-height-at-least="0.2189in" fo:text-indent="0in" style:auto-text-indent="false"/>
    </style:style>
    <style:style style:name="P343" style:family="paragraph" style:parent-style-name="Standard">
      <style:paragraph-properties fo:margin-left="0in" fo:margin-right="0in" style:line-height-at-least="0.2189in" fo:text-indent="0in" style:auto-text-indent="false"/>
      <style:text-properties officeooo:paragraph-rsid="01aaf26c"/>
    </style:style>
    <style:style style:name="P344" style:family="paragraph" style:parent-style-name="Standard">
      <style:paragraph-properties fo:margin-left="0in" fo:margin-right="0in" style:line-height-at-least="0.2189in" fo:text-indent="0in" style:auto-text-indent="false"/>
      <style:text-properties officeooo:rsid="01aaf26c" officeooo:paragraph-rsid="01aaf26c"/>
    </style:style>
    <style:style style:name="P345" style:family="paragraph" style:parent-style-name="Standard">
      <style:paragraph-properties fo:margin-left="0in" fo:margin-right="0in" style:line-height-at-least="0.2189in" fo:text-indent="0in" style:auto-text-indent="false"/>
      <style:text-properties officeooo:rsid="01abdc3e" officeooo:paragraph-rsid="01abdc3e"/>
    </style:style>
    <style:style style:name="P346" style:family="paragraph" style:parent-style-name="Standard">
      <style:paragraph-properties fo:margin-left="0in" fo:margin-right="0in" style:line-height-at-least="0.2189in" fo:text-indent="0in" style:auto-text-indent="false"/>
      <style:text-properties officeooo:rsid="01ad49c8" officeooo:paragraph-rsid="01ad49c8"/>
    </style:style>
    <style:style style:name="P347" style:family="paragraph" style:parent-style-name="Standard">
      <style:paragraph-properties fo:margin-left="0in" fo:margin-right="0in" style:line-height-at-least="0.2189in" fo:text-indent="0in" style:auto-text-indent="false"/>
      <style:text-properties officeooo:rsid="01aee8ee" officeooo:paragraph-rsid="01aee8ee"/>
    </style:style>
    <style:style style:name="P348" style:family="paragraph" style:parent-style-name="Normal_20__28_Web_29_" style:list-style-name="L31">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349" style:family="paragraph" style:parent-style-name="Normal_20__28_Web_29_" style:list-style-name="L38">
      <style:paragraph-properties style:line-height-at-least="0.1465in"/>
      <style:text-properties style:font-name="Times New Roman" fo:font-size="9pt" fo:font-weight="normal" officeooo:rsid="00113252" officeooo:paragraph-rsid="01717665" style:font-size-asian="9pt" style:font-weight-asian="normal" style:font-size-complex="9pt" style:font-weight-complex="normal"/>
    </style:style>
    <style:style style:name="P350"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size-complex="9pt" style:font-weight-complex="normal"/>
    </style:style>
    <style:style style:name="P351" style:family="paragraph" style:parent-style-name="Normal_20__28_Web_29_" style:list-style-name="L38">
      <style:paragraph-properties style:line-height-at-least="0.1465in"/>
      <style:text-properties style:font-name="Times New Roman" fo:font-size="9pt" fo:font-weight="normal" officeooo:rsid="000def0d" officeooo:paragraph-rsid="01717665" style:font-size-asian="9pt" style:font-weight-asian="normal" style:font-size-complex="9pt" style:font-weight-complex="normal"/>
    </style:style>
    <style:style style:name="P352"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name-complex="Verdana" style:font-size-complex="9pt" style:font-weight-complex="normal"/>
    </style:style>
    <style:style style:name="P353" style:family="paragraph" style:parent-style-name="Normal_20__28_Web_29_" style:list-style-name="L38">
      <style:paragraph-properties style:line-height-at-least="0.1465in"/>
      <style:text-properties style:font-name="Times New Roman" fo:font-size="9pt" fo:font-weight="normal" officeooo:rsid="00131ee1" officeooo:paragraph-rsid="01717665" style:font-size-asian="9pt" style:font-weight-asian="normal" style:font-name-complex="Verdana" style:font-size-complex="9pt" style:font-weight-complex="normal"/>
    </style:style>
    <style:style style:name="P354" style:family="paragraph" style:parent-style-name="Normal_20__28_Web_29_" style:list-style-name="L38">
      <style:paragraph-properties style:line-height-at-least="0.1465in"/>
      <style:text-properties style:font-name="Times New Roman" fo:font-size="9pt" fo:font-weight="normal" officeooo:rsid="009c5a8a" officeooo:paragraph-rsid="01717665" style:font-size-asian="9pt" style:font-weight-asian="normal" style:font-name-complex="Verdana" style:font-size-complex="9pt" style:font-weight-complex="normal"/>
    </style:style>
    <style:style style:name="P355" style:family="paragraph" style:parent-style-name="Normal_20__28_Web_29_" style:list-style-name="L3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356"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357"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358" style:family="paragraph" style:parent-style-name="Normal_20__28_Web_29_" style:list-style-name="L35">
      <style:paragraph-properties style:line-height-at-least="0.1465in"/>
      <style:text-properties style:font-name="Verdana" fo:font-size="10pt" fo:font-weight="normal" officeooo:rsid="001519de" officeooo:paragraph-rsid="016b4174" style:font-size-asian="10pt" style:font-weight-asian="normal" style:font-name-complex="Verdana" style:font-size-complex="10pt" style:font-weight-complex="normal"/>
    </style:style>
    <style:style style:name="P359" style:family="paragraph" style:parent-style-name="Normal_20__28_Web_29_" style:list-style-name="L80">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360" style:family="paragraph" style:parent-style-name="Normal_20__28_Web_29_" style:list-style-name="L31">
      <style:paragraph-properties fo:margin-top="0in" fo:margin-bottom="0in" style:contextual-spacing="false" style:line-height-at-least="0.1465in" fo:padding="0in" fo:border="none"/>
      <style:text-properties fo:font-variant="normal" fo:text-transform="none" fo:color="#000000" style:font-name="Times New Roman" fo:font-size="10pt" fo:letter-spacing="normal" fo:font-style="normal" fo:font-weight="normal" officeooo:rsid="000a3927" officeooo:paragraph-rsid="015e8dd1" style:font-size-asian="10pt" style:font-weight-asian="normal" style:font-name-complex="Verdana" style:font-size-complex="10pt" style:font-weight-complex="normal"/>
    </style:style>
    <style:style style:name="P361"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1a9ab5e" style:font-size-asian="10pt" style:font-weight-asian="bold" style:font-name-complex="Verdana" style:font-size-complex="10pt" style:font-weight-complex="bold"/>
    </style:style>
    <style:style style:name="P362" style:family="paragraph" style:parent-style-name="Table_20_Contents" style:list-style-name="L28">
      <style:text-properties fo:font-variant="normal" fo:text-transform="none" fo:color="#000000" style:font-name="Times New Roman" fo:font-size="10pt" fo:letter-spacing="normal" fo:font-style="italic" fo:font-weight="normal" officeooo:rsid="0027d19a" officeooo:paragraph-rsid="0179d45b" style:font-size-asian="10pt" style:font-style-asian="italic" style:font-name-complex="Verdana" style:font-size-complex="10pt" style:font-style-complex="italic"/>
    </style:style>
    <style:style style:name="P363" style:family="paragraph" style:parent-style-name="Table_20_Contents"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134536b" style:font-size-asian="9pt" style:font-style-asian="normal" style:font-weight-asian="normal" style:font-name-complex="Verdana" style:font-size-complex="9pt" style:font-style-complex="normal" style:font-weight-complex="normal"/>
    </style:style>
    <style:style style:name="P364" style:family="paragraph" style:parent-style-name="Table_20_Contents" style:list-style-name="L73">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65" style:family="paragraph" style:parent-style-name="Table_20_Contents" style:list-style-name="L5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66" style:family="paragraph" style:parent-style-name="Table_20_Contents"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67" style:family="paragraph" style:parent-style-name="Table_20_Contents" style:list-style-name="L70">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68"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normal" style:font-weight-asian="normal" style:font-name-complex="Verdana" style:font-size-complex="10pt" style:font-style-complex="normal" style:font-weight-complex="normal"/>
    </style:style>
    <style:style style:name="P369"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italic" style:font-weight-asian="bold" style:font-name-complex="Verdana" style:font-size-complex="10pt" style:font-style-complex="italic" style:font-weight-complex="bold"/>
    </style:style>
    <style:style style:name="P370" style:family="paragraph" style:parent-style-name="Table_20_Contents" style:list-style-name="L43">
      <style:paragraph-properties fo:text-align="start" style:justify-single-word="false"/>
      <style:text-properties style:font-name="Times New Roman" fo:font-size="9pt" officeooo:rsid="00af61be" officeooo:paragraph-rsid="0134536b" style:font-size-asian="9pt" style:font-name-complex="Verdana" style:font-size-complex="9pt"/>
    </style:style>
    <style:style style:name="P371" style:family="paragraph" style:parent-style-name="Table_20_Contents" style:list-style-name="L44">
      <style:paragraph-properties fo:text-align="start" style:justify-single-word="false"/>
      <style:text-properties style:font-name="Times New Roman" fo:font-size="10pt" fo:font-weight="normal" officeooo:rsid="00af15be" officeooo:paragraph-rsid="0134536b" style:font-size-asian="10pt" style:font-weight-asian="normal" style:font-name-complex="Verdana" style:font-size-complex="10pt" style:font-weight-complex="normal"/>
    </style:style>
    <style:style style:name="P372" style:family="paragraph" style:parent-style-name="Table_20_Contents" style:list-style-name="L46">
      <style:paragraph-properties style:line-height-at-least="0.1465in" fo:text-align="start" style:justify-single-word="false"/>
      <style:text-properties style:font-name="Times New Roman" fo:font-size="10pt" fo:font-style="normal" officeooo:rsid="00ba021d" officeooo:paragraph-rsid="0134536b" style:font-size-asian="10pt" style:font-style-asian="normal" style:font-name-complex="Verdana" style:font-size-complex="10pt" style:font-style-complex="normal"/>
    </style:style>
    <style:style style:name="P373" style:family="paragraph" style:parent-style-name="Table_20_Contents" style:list-style-name="L74">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374" style:family="paragraph" style:parent-style-name="Table_20_Contents" style:list-style-name="L6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375" style:family="paragraph" style:parent-style-name="List_20_Contents" style:list-style-name="L7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76" style:family="paragraph" style:parent-style-name="List_20_Contents" style:list-style-name="L7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77" style:family="paragraph" style:parent-style-name="List_20_Contents" style:list-style-name="L7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78" style:family="paragraph" style:parent-style-name="List_20_Contents" style:list-style-name="L78">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79" style:family="paragraph" style:parent-style-name="List_20_Contents" style:list-style-name="L78">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80" style:family="paragraph" style:parent-style-name="Heading_20_4" style:list-style-name="L38">
      <style:paragraph-properties style:line-height-at-least="0.1665in" fo:text-align="start" style:justify-single-word="false"/>
      <style:text-properties fo:font-variant="normal" fo:text-transform="none" fo:color="#333333" style:font-name="Georgia" fo:font-size="9.75pt" fo:letter-spacing="normal" fo:font-style="normal" officeooo:paragraph-rsid="01717665"/>
    </style:style>
    <style:style style:name="P381" style:family="paragraph" style:parent-style-name="Heading_20_4" style:list-style-name="L38">
      <style:paragraph-properties style:line-height-at-least="0.1665in" fo:text-align="start" style:justify-single-word="false"/>
      <style:text-properties fo:font-variant="normal" fo:text-transform="none" fo:color="#333333" style:font-name="Times New Roman" fo:font-size="9pt" fo:letter-spacing="normal" fo:font-style="normal" fo:font-weight="normal" officeooo:paragraph-rsid="01717665" style:font-size-asian="9pt" style:font-weight-asian="normal" style:font-size-complex="9pt" style:font-weight-complex="normal"/>
    </style:style>
    <style:style style:name="P382" style:family="paragraph" style:parent-style-name="Footer">
      <style:text-properties officeooo:rsid="01aee8ee" officeooo:paragraph-rsid="01aee8ee"/>
    </style:style>
    <style:style style:name="P383" style:family="paragraph" style:parent-style-name="Text_20_body">
      <style:text-properties fo:color="#373737" style:font-name="Times New Roman1" fo:font-size="10pt" fo:language="en" fo:country="none" officeooo:paragraph-rsid="019ac159" style:font-size-asian="10pt" style:font-size-complex="10pt"/>
    </style:style>
    <style:style style:name="P384" style:family="paragraph" style:parent-style-name="Text_20_body">
      <style:text-properties fo:color="#000000" style:font-name="Times New Roman" fo:font-size="10pt" fo:language="en" fo:country="none" fo:font-style="normal" style:text-underline-style="none" fo:font-weight="normal" officeooo:rsid="01974820" style:font-size-asian="10pt" style:font-style-asian="normal" style:font-weight-asian="normal" style:font-size-complex="10pt"/>
    </style:style>
    <style:style style:name="P385" style:family="paragraph" style:parent-style-name="Text_20_body" style:list-style-name="L35">
      <style:text-properties fo:color="#000000" fo:font-size="12pt" officeooo:paragraph-rsid="016b4174" style:font-size-asian="12pt" style:font-size-complex="12pt"/>
    </style:style>
    <style:style style:name="P386" style:family="paragraph" style:parent-style-name="Text_20_body" style:list-style-name="L80">
      <style:text-properties fo:color="#000000" fo:font-size="12pt" style:font-size-asian="12pt" style:font-size-complex="12pt"/>
    </style:style>
    <style:style style:name="P387"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388"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5fb903" style:font-size-asian="10pt" style:font-weight-asian="normal" style:font-name-complex="Verdana" style:font-size-complex="10pt" style:font-weight-complex="normal"/>
    </style:style>
    <style:style style:name="P389" style:family="paragraph" style:parent-style-name="Text_20_body" style:list-style-name="L51">
      <style:text-properties fo:font-variant="normal" fo:text-transform="none" fo:color="#000000" style:font-name="Times New Roman" fo:font-size="10pt" fo:letter-spacing="normal" fo:font-style="normal" fo:font-weight="normal" officeooo:rsid="0112ce01" officeooo:paragraph-rsid="0134536b" style:font-size-asian="10pt" style:font-name-complex="Verdana" style:font-size-complex="10pt"/>
    </style:style>
    <style:style style:name="P390" style:family="paragraph" style:parent-style-name="Text_20_body" style:list-style-name="L51">
      <style:paragraph-properties style:line-height-at-least="0.1465in" fo:text-align="start" style:justify-single-word="false"/>
      <style:text-properties fo:font-variant="normal" fo:text-transform="none" fo:color="#000000" style:font-name="Times New Roman" fo:font-size="10pt" fo:letter-spacing="normal" fo:font-style="normal" fo:font-weight="normal" officeooo:rsid="00a5b3ec" officeooo:paragraph-rsid="0134536b" style:font-size-asian="10pt" style:font-name-complex="Verdana" style:font-size-complex="10pt"/>
    </style:style>
    <style:style style:name="P391" style:family="paragraph" style:parent-style-name="Text_20_body" style:list-style-name="L55">
      <style:text-properties fo:font-variant="normal" fo:text-transform="none" fo:color="#000000" style:font-name="Times New Roman" fo:font-size="10pt" fo:letter-spacing="normal" fo:font-style="normal" fo:font-weight="normal" officeooo:rsid="004d37c2" officeooo:paragraph-rsid="0134536b" style:font-size-asian="10pt" style:font-name-complex="Verdana" style:font-size-complex="10pt"/>
    </style:style>
    <style:style style:name="P392"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619b35" fo:background-color="#ffffff" style:font-size-asian="10pt" style:font-weight-asian="bold" style:font-name-complex="Verdana" style:font-size-complex="10pt" style:font-weight-complex="bold"/>
    </style:style>
    <style:style style:name="P393" style:family="paragraph" style:parent-style-name="Text_20_body" style:list-style-name="L39">
      <style:text-properties fo:font-variant="normal" fo:text-transform="none" fo:color="#000000" style:font-name="Times New Roman" fo:font-size="9pt" fo:letter-spacing="normal" fo:font-style="normal" fo:font-weight="normal" officeooo:paragraph-rsid="0134536b" style:font-size-asian="9pt" style:font-size-complex="9pt"/>
    </style:style>
    <style:style style:name="P394" style:family="paragraph" style:parent-style-name="Text_20_body" style:list-style-name="L32">
      <style:text-properties fo:font-variant="normal" fo:text-transform="none" fo:color="#000000" fo:font-size="10pt" fo:letter-spacing="normal" fo:font-style="normal" officeooo:rsid="009db54f" officeooo:paragraph-rsid="015fb903" style:font-size-asian="10pt" style:font-size-complex="10pt"/>
    </style:style>
    <style:style style:name="P395" style:family="paragraph" style:parent-style-name="Text_20_body" style:list-style-name="L32">
      <style:text-properties fo:font-variant="normal" fo:text-transform="none" fo:color="#000000" fo:font-size="10pt" fo:letter-spacing="normal" fo:font-style="normal" officeooo:rsid="009db54f" officeooo:paragraph-rsid="01619b35" style:font-size-asian="10pt" style:font-size-complex="10pt"/>
    </style:style>
    <style:style style:name="P396" style:family="paragraph" style:parent-style-name="Text_20_body" style:list-style-name="L38">
      <style:text-properties fo:font-variant="normal" fo:text-transform="none" fo:color="#000000" style:text-position="0% 100%" style:font-name="Times New Roman" fo:font-size="10pt" fo:letter-spacing="normal" fo:font-style="normal" fo:font-weight="normal" officeooo:rsid="00e72bbc" officeooo:paragraph-rsid="0168f4e2" style:font-size-asian="10pt" style:font-weight-asian="normal" style:font-name-complex="Verdana" style:font-size-complex="10pt" style:font-weight-complex="normal"/>
    </style:style>
    <style:style style:name="P397"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8"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99"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00"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01" style:family="paragraph" style:parent-style-name="Text_20_body"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02" style:family="paragraph" style:parent-style-name="Text_20_body" style:list-style-name="L39">
      <style:text-properties fo:font-variant="normal" fo:text-transform="none" fo:color="#000000" style:text-position="0% 100%" style:font-name="Times New Roman" fo:font-size="10pt" fo:letter-spacing="normal" fo:font-style="normal" style:text-underline-style="none" fo:font-weight="normal" officeooo:rsid="00b8d92f" officeooo:paragraph-rsid="0134536b" style:font-size-asian="10pt" style:font-style-asian="normal" style:font-weight-asian="normal" style:font-name-complex="Verdana" style:font-size-complex="10pt" style:font-style-complex="normal" style:font-weight-complex="normal"/>
    </style:style>
    <style:style style:name="P403"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04"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05" style:family="paragraph" style:parent-style-name="Text_20_body" style:list-style-name="L51">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06"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134536b" style:font-size-asian="10pt" style:font-style-asian="normal" style:font-weight-asian="normal" style:font-name-complex="Verdana" style:font-size-complex="10pt" style:font-style-complex="normal" style:font-weight-complex="normal"/>
    </style:style>
    <style:style style:name="P407"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f15be" officeooo:paragraph-rsid="0134536b" style:font-size-asian="10pt" style:font-style-asian="normal" style:font-weight-asian="normal" style:font-name-complex="Verdana" style:font-size-complex="10pt" style:font-style-complex="normal" style:font-weight-complex="normal"/>
    </style:style>
    <style:style style:name="P408"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0d332d" officeooo:paragraph-rsid="0134536b" style:font-size-asian="10pt" style:font-style-asian="normal" style:font-weight-asian="normal" style:font-name-complex="Verdana" style:font-size-complex="10pt" style:font-style-complex="normal" style:font-weight-complex="normal"/>
    </style:style>
    <style:style style:name="P409"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410"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411"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134536b" style:font-size-asian="10pt" style:font-style-asian="normal" style:font-weight-asian="normal" style:font-name-complex="Verdana" style:font-size-complex="10pt" style:font-style-complex="normal" style:font-weight-complex="normal"/>
    </style:style>
    <style:style style:name="P412"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413"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414"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4ec58" officeooo:paragraph-rsid="0134536b" style:font-size-asian="10pt" style:font-style-asian="normal" style:font-weight-asian="normal" style:font-name-complex="Verdana" style:font-size-complex="10pt" style:font-style-complex="normal" style:font-weight-complex="normal"/>
    </style:style>
    <style:style style:name="P415" style:family="paragraph" style:parent-style-name="Text_20_body" style:list-style-name="L5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16"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17"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18"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419"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420"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134536b" style:font-size-asian="10pt" style:font-style-asian="normal" style:font-weight-asian="normal" style:font-name-complex="Verdana" style:font-size-complex="10pt" style:font-style-complex="normal" style:font-weight-complex="normal"/>
    </style:style>
    <style:style style:name="P421"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422"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423"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424"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425"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426"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134536b" style:font-size-asian="10pt" style:font-style-asian="normal" style:font-weight-asian="normal" style:font-name-complex="Verdana" style:font-size-complex="10pt" style:font-style-complex="normal" style:font-weight-complex="normal"/>
    </style:style>
    <style:style style:name="P427"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428"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134536b" style:font-size-asian="10pt" style:font-style-asian="normal" style:font-weight-asian="bold" style:font-name-complex="Verdana" style:font-size-complex="10pt" style:font-style-complex="normal" style:font-weight-complex="bold"/>
    </style:style>
    <style:style style:name="P429"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30"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31"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32" style:family="paragraph" style:parent-style-name="Text_20_body" style:list-style-name="L4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433"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434"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5"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6"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7"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38"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439"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440"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49943f" officeooo:paragraph-rsid="0134536b" style:font-size-asian="9pt" style:font-style-asian="normal" style:font-weight-asian="normal" style:font-name-complex="Verdana" style:font-size-complex="9pt" style:font-style-complex="normal" style:font-weight-complex="normal"/>
    </style:style>
    <style:style style:name="P441"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42"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43"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44" style:family="paragraph" style:parent-style-name="Text_20_body" style:list-style-name="L4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45"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46"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43cde" officeooo:paragraph-rsid="0134536b" style:font-size-asian="9pt" style:font-style-asian="normal" style:font-weight-asian="normal" style:font-name-complex="Verdana" style:font-size-complex="9pt" style:font-style-complex="normal" style:font-weight-complex="normal"/>
    </style:style>
    <style:style style:name="P447"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134536b" style:font-size-asian="9pt" style:font-style-asian="normal" style:font-weight-asian="normal" style:font-name-complex="Verdana" style:font-size-complex="9pt" style:font-style-complex="normal" style:font-weight-complex="normal"/>
    </style:style>
    <style:style style:name="P448"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normal" style:font-weight-asian="normal" style:font-name-complex="Verdana" style:font-size-complex="9pt" style:font-style-complex="normal" style:font-weight-complex="normal"/>
    </style:style>
    <style:style style:name="P449"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134536b" style:font-size-asian="9pt" style:font-style-asian="normal" style:font-weight-asian="normal" style:font-name-complex="Verdana" style:font-size-complex="9pt" style:font-style-complex="normal" style:font-weight-complex="normal"/>
    </style:style>
    <style:style style:name="P450"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134536b" style:font-size-asian="9pt" style:font-style-asian="normal" style:font-weight-asian="normal" style:font-name-complex="Verdana" style:font-size-complex="9pt" style:font-style-complex="normal" style:font-weight-complex="normal"/>
    </style:style>
    <style:style style:name="P451"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52"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53"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b695c" officeooo:paragraph-rsid="0134536b" style:font-size-asian="9pt" style:font-style-asian="normal" style:font-weight-asian="normal" style:font-name-complex="Verdana" style:font-size-complex="9pt" style:font-style-complex="normal" style:font-weight-complex="normal"/>
    </style:style>
    <style:style style:name="P454"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6ced8" officeooo:paragraph-rsid="0134536b" style:font-size-asian="9pt" style:font-style-asian="normal" style:font-weight-asian="normal" style:font-name-complex="Verdana" style:font-size-complex="9pt" style:font-style-complex="normal" style:font-weight-complex="normal"/>
    </style:style>
    <style:style style:name="P455"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456"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bold" style:font-name-complex="Verdana" style:font-size-complex="9pt" style:font-style-complex="normal" style:font-weight-complex="bold"/>
    </style:style>
    <style:style style:name="P457"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normal" style:font-weight-asian="bold" style:font-name-complex="Verdana" style:font-size-complex="9pt" style:font-style-complex="normal" style:font-weight-complex="bold"/>
    </style:style>
    <style:style style:name="P458"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italic" style:font-weight-asian="normal" style:font-name-complex="Verdana" style:font-size-complex="9pt" style:font-style-complex="italic" style:font-weight-complex="normal"/>
    </style:style>
    <style:style style:name="P459"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0"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1"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2"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134536b" style:font-size-asian="9pt" style:font-style-asian="italic" style:font-weight-asian="bold" style:font-name-complex="Verdana" style:font-size-complex="9pt" style:font-style-complex="italic" style:font-weight-complex="bold"/>
    </style:style>
    <style:style style:name="P463"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64"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italic" style:font-weight-asian="bold" style:font-name-complex="Verdana" style:font-size-complex="9pt" style:font-style-complex="italic" style:font-weight-complex="bold"/>
    </style:style>
    <style:style style:name="P465"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1a2280" officeooo:paragraph-rsid="0134536b" style:font-size-asian="9pt" style:font-style-asian="normal" style:font-weight-asian="bold" style:font-name-complex="Verdana" style:font-size-complex="9pt" style:font-style-complex="normal" style:font-weight-complex="bold"/>
    </style:style>
    <style:style style:name="P466"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abf54e" officeooo:paragraph-rsid="0134536b" style:font-size-asian="9pt" style:font-weight-asian="normal" style:font-name-complex="Verdana" style:font-size-complex="9pt" style:font-weight-complex="normal"/>
    </style:style>
    <style:style style:name="P467"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8"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69"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70"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71"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72"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73"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4"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5"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6"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7"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8" style:family="paragraph" style:parent-style-name="Text_20_body" style:list-style-name="L74">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79" style:family="paragraph" style:parent-style-name="Text_20_body" style:list-style-name="L39">
      <style:text-properties fo:font-variant="normal" fo:text-transform="none" fo:color="#000000" style:font-name="Times New Roman2" fo:font-size="14pt" fo:letter-spacing="normal" fo:font-style="normal" fo:font-weight="bold" officeooo:paragraph-rsid="0134536b" style:font-name-complex="Verdana"/>
    </style:style>
    <style:style style:name="P480" style:family="paragraph" style:parent-style-name="Text_20_body" style:list-style-name="L38">
      <style:text-properties fo:font-variant="normal" fo:text-transform="none" fo:color="#333333" style:font-name="Times New Roman" fo:font-size="10pt" fo:letter-spacing="normal" fo:font-style="normal" fo:font-weight="normal" officeooo:paragraph-rsid="01717665" style:font-size-asian="10pt" style:font-name-complex="Verdana" style:font-size-complex="10pt"/>
    </style:style>
    <style:style style:name="P481"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fo:font-style="normal" fo:font-weight="normal" officeooo:rsid="00f11f0f" officeooo:paragraph-rsid="016acfb3" style:font-size-asian="10pt" style:font-weight-asian="normal" style:font-name-complex="Verdana" style:font-size-complex="10pt" style:font-weight-complex="normal"/>
    </style:style>
    <style:style style:name="P482"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officeooo:paragraph-rsid="016acfb3" style:font-size-asian="10pt" style:font-size-complex="10pt"/>
    </style:style>
    <style:style style:name="P483"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9pt" fo:letter-spacing="normal" officeooo:paragraph-rsid="01717665" style:font-size-asian="9pt" style:font-size-complex="9pt"/>
    </style:style>
    <style:style style:name="P484" style:family="paragraph" style:parent-style-name="Text_20_body" style:list-style-name="L32"/>
    <style:style style:name="P485" style:family="paragraph" style:parent-style-name="Text_20_body" style:list-style-name="L32">
      <style:text-properties fo:font-size="10pt" style:font-size-asian="10pt" style:font-size-complex="10pt"/>
    </style:style>
    <style:style style:name="P486" style:family="paragraph" style:parent-style-name="Text_20_body" style:list-style-name="L32">
      <style:text-properties fo:font-size="10pt" officeooo:paragraph-rsid="015fb903" style:font-size-asian="10pt" style:font-size-complex="10pt"/>
    </style:style>
    <style:style style:name="P487" style:family="paragraph" style:parent-style-name="Text_20_body">
      <style:text-properties fo:font-size="10pt" officeooo:paragraph-rsid="01a607d6" style:font-size-asian="10pt" style:font-size-complex="10pt"/>
    </style:style>
    <style:style style:name="P488" style:family="paragraph" style:parent-style-name="Text_20_body" style:list-style-name="L35">
      <style:text-properties fo:font-size="10pt" fo:font-weight="normal" officeooo:rsid="001519de" officeooo:paragraph-rsid="016b4174" style:font-size-asian="10pt" style:font-weight-asian="normal" style:font-name-complex="Verdana" style:font-size-complex="10pt" style:font-weight-complex="normal"/>
    </style:style>
    <style:style style:name="P489" style:family="paragraph" style:parent-style-name="Text_20_body" style:list-style-name="L80">
      <style:text-properties fo:font-size="10pt" fo:font-weight="normal" officeooo:rsid="001519de" style:font-size-asian="10pt" style:font-weight-asian="normal" style:font-name-complex="Verdana" style:font-size-complex="10pt" style:font-weight-complex="normal"/>
    </style:style>
    <style:style style:name="P490" style:family="paragraph" style:parent-style-name="Text_20_body" style:list-style-name="L67">
      <style:text-properties fo:font-size="10pt" fo:font-weight="normal" officeooo:paragraph-rsid="0134536b" style:font-size-asian="10pt" style:font-weight-asian="normal" style:font-size-complex="10pt" style:font-weight-complex="normal"/>
    </style:style>
    <style:style style:name="P491" style:family="paragraph" style:parent-style-name="Text_20_body" style:list-style-name="L72">
      <style:text-properties fo:font-size="10pt" fo:font-weight="normal" officeooo:rsid="0027cb70" officeooo:paragraph-rsid="0134536b" style:font-size-asian="10pt" style:font-weight-asian="normal" style:font-size-complex="10pt" style:font-weight-complex="normal"/>
    </style:style>
    <style:style style:name="P492" style:family="paragraph" style:parent-style-name="Text_20_body" style:list-style-name="L72">
      <style:text-properties fo:font-size="10pt" fo:font-weight="normal" officeooo:rsid="0026045b" officeooo:paragraph-rsid="0134536b" style:font-size-asian="10pt" style:font-weight-asian="normal" style:font-size-complex="10pt" style:font-weight-complex="normal"/>
    </style:style>
    <style:style style:name="P493" style:family="paragraph" style:parent-style-name="Text_20_body" style:list-style-name="L33"/>
    <style:style style:name="P494" style:family="paragraph" style:parent-style-name="Text_20_body" style:list-style-name="L33">
      <style:text-properties style:font-name="Times New Roman" fo:font-size="10pt" officeooo:paragraph-rsid="016b4174" style:font-size-asian="10pt" style:font-size-complex="10pt"/>
    </style:style>
    <style:style style:name="P495" style:family="paragraph" style:parent-style-name="Text_20_body" style:list-style-name="L33">
      <style:text-properties style:font-name="Times New Roman" fo:font-size="10pt" officeooo:rsid="00d82ecf" officeooo:paragraph-rsid="016b4174" style:font-size-asian="10pt" style:font-size-complex="10pt"/>
    </style:style>
    <style:style style:name="P496" style:family="paragraph" style:parent-style-name="Text_20_body" style:list-style-name="L34">
      <style:text-properties style:font-name="Times New Roman" fo:font-size="10pt" officeooo:paragraph-rsid="016b4174" style:font-size-asian="10pt" style:font-size-complex="10pt"/>
    </style:style>
    <style:style style:name="P497" style:family="paragraph" style:parent-style-name="Text_20_body" style:list-style-name="L35">
      <style:text-properties style:font-name="Times New Roman" fo:font-size="10pt" officeooo:paragraph-rsid="016b4174" style:font-size-asian="10pt" style:font-size-complex="10pt"/>
    </style:style>
    <style:style style:name="P498" style:family="paragraph" style:parent-style-name="Text_20_body" style:list-style-name="L35">
      <style:text-properties style:font-name="Times New Roman" fo:font-size="10pt" officeooo:rsid="00d75e9f" officeooo:paragraph-rsid="016b4174" style:font-size-asian="10pt" style:font-size-complex="10pt"/>
    </style:style>
    <style:style style:name="P499" style:family="paragraph" style:parent-style-name="Text_20_body" style:list-style-name="L36">
      <style:text-properties style:font-name="Times New Roman" fo:font-size="10pt" officeooo:rsid="00dc956b" officeooo:paragraph-rsid="016b4174" style:font-size-asian="10pt" style:font-size-complex="10pt"/>
    </style:style>
    <style:style style:name="P500" style:family="paragraph" style:parent-style-name="Text_20_body" style:list-style-name="L37">
      <style:paragraph-properties style:line-height-at-least="0.2709in" fo:text-align="start" style:justify-single-word="false"/>
      <style:text-properties style:font-name="Times New Roman" fo:font-size="10pt" officeooo:paragraph-rsid="016b4174" style:font-size-asian="10pt" style:font-size-complex="10pt"/>
    </style:style>
    <style:style style:name="P501" style:family="paragraph" style:parent-style-name="Text_20_body" style:list-style-name="L38">
      <style:text-properties style:font-name="Times New Roman" fo:font-size="10pt" officeooo:paragraph-rsid="0168f4e2" style:font-size-asian="10pt" style:font-size-complex="10pt"/>
    </style:style>
    <style:style style:name="P502" style:family="paragraph" style:parent-style-name="Text_20_body" style:list-style-name="L38">
      <style:text-properties style:font-name="Times New Roman" fo:font-size="10pt" officeooo:paragraph-rsid="016acfb3" style:font-size-asian="10pt" style:font-size-complex="10pt"/>
    </style:style>
    <style:style style:name="P503" style:family="paragraph" style:parent-style-name="Text_20_body" style:list-style-name="L51">
      <style:text-properties style:font-name="Times New Roman" fo:font-size="10pt" officeooo:rsid="01038d06" officeooo:paragraph-rsid="0134536b" style:font-size-asian="10pt" style:font-size-complex="10pt"/>
    </style:style>
    <style:style style:name="P504" style:family="paragraph" style:parent-style-name="Text_20_body" style:list-style-name="L54">
      <style:text-properties style:font-name="Times New Roman" fo:font-size="10pt" officeooo:rsid="0114b06d" officeooo:paragraph-rsid="0134536b" style:font-size-asian="10pt" style:font-size-complex="10pt"/>
    </style:style>
    <style:style style:name="P505" style:family="paragraph" style:parent-style-name="Text_20_body" style:list-style-name="L68">
      <style:text-properties style:font-name="Times New Roman" fo:font-size="10pt" officeooo:rsid="007dc076" officeooo:paragraph-rsid="0134536b" style:font-size-asian="10pt" style:font-size-complex="10pt"/>
    </style:style>
    <style:style style:name="P506" style:family="paragraph" style:parent-style-name="Text_20_body">
      <style:text-properties style:font-name="Times New Roman" fo:font-size="10pt" officeooo:paragraph-rsid="01abdc3e" style:font-size-asian="10pt" style:font-size-complex="10pt"/>
    </style:style>
    <style:style style:name="P507" style:family="paragraph" style:parent-style-name="Text_20_body">
      <style:text-properties style:font-name="Times New Roman" fo:font-size="10pt" officeooo:rsid="01abdc3e" officeooo:paragraph-rsid="01abdc3e" style:font-size-asian="10pt" style:font-size-complex="10pt"/>
    </style:style>
    <style:style style:name="P508" style:family="paragraph" style:parent-style-name="Text_20_body" style:list-style-name="L38">
      <style:text-properties style:font-name="Times New Roman" fo:font-size="10pt" officeooo:paragraph-rsid="0168f4e2" style:font-size-asian="10pt" style:font-name-complex="Verdana" style:font-size-complex="10pt"/>
    </style:style>
    <style:style style:name="P509" style:family="paragraph" style:parent-style-name="Text_20_body" style:list-style-name="L38">
      <style:text-properties style:font-name="Times New Roman" fo:font-size="10pt" officeooo:rsid="00eb1992" officeooo:paragraph-rsid="0168f4e2" style:font-size-asian="10pt" style:font-name-complex="Verdana" style:font-size-complex="10pt"/>
    </style:style>
    <style:style style:name="P510" style:family="paragraph" style:parent-style-name="Text_20_body" style:list-style-name="L47">
      <style:paragraph-properties fo:text-align="start" style:justify-single-word="false"/>
      <style:text-properties style:font-name="Times New Roman" fo:font-size="10pt" officeooo:rsid="007e3029" officeooo:paragraph-rsid="0134536b" style:font-size-asian="10pt" style:font-name-complex="Verdana" style:font-size-complex="10pt"/>
    </style:style>
    <style:style style:name="P511" style:family="paragraph" style:parent-style-name="Text_20_body" style:list-style-name="L38">
      <style:text-properties style:font-name="Times New Roman" fo:font-size="10pt" fo:font-weight="normal" officeooo:rsid="00f11f0f" officeooo:paragraph-rsid="016acfb3" style:font-size-asian="10pt" style:font-weight-asian="normal" style:font-name-complex="Verdana" style:font-size-complex="10pt" style:font-weight-complex="normal"/>
    </style:style>
    <style:style style:name="P512" style:family="paragraph" style:parent-style-name="Text_20_body" style:list-style-name="L48">
      <style:text-properties style:font-name="Times New Roman" fo:font-size="10pt" fo:font-weight="normal" officeooo:rsid="01038d06" officeooo:paragraph-rsid="0134536b" style:font-size-asian="10pt" style:font-weight-asian="normal" style:font-size-complex="10pt" style:font-weight-complex="normal"/>
    </style:style>
    <style:style style:name="P513" style:family="paragraph" style:parent-style-name="Text_20_body" style:list-style-name="L40">
      <style:paragraph-properties fo:text-align="start" style:justify-single-word="false"/>
      <style:text-properties style:font-name="Times New Roman" fo:font-size="9pt" style:text-underline-style="none" fo:font-weight="normal" officeooo:rsid="001ce639" officeooo:paragraph-rsid="0134536b" style:font-size-asian="9pt" style:font-weight-asian="normal" style:font-name-complex="Verdana" style:font-size-complex="9pt" style:font-weight-complex="normal"/>
    </style:style>
    <style:style style:name="P514" style:family="paragraph" style:parent-style-name="Text_20_body" style:list-style-name="L41">
      <style:paragraph-properties style:line-height-at-least="0.1465in" fo:text-align="start" style:justify-single-word="false"/>
      <style:text-properties style:font-name="Times New Roman" fo:font-size="9pt" officeooo:rsid="00e211dd" officeooo:paragraph-rsid="0134536b" style:font-size-asian="9pt" style:font-size-complex="9pt"/>
    </style:style>
    <style:style style:name="P515" style:family="paragraph" style:parent-style-name="Text_20_body" style:list-style-name="L48">
      <style:text-properties style:font-name="Times New Roman" fo:font-size="9pt" officeooo:paragraph-rsid="0134536b" style:font-size-asian="9pt" style:font-size-complex="9pt"/>
    </style:style>
    <style:style style:name="P516" style:family="paragraph" style:parent-style-name="Text_20_body" style:list-style-name="L48">
      <style:text-properties style:font-name="Times New Roman" fo:font-size="9pt" officeooo:rsid="0112ce01" officeooo:paragraph-rsid="0134536b" style:font-size-asian="9pt" style:font-size-complex="9pt"/>
    </style:style>
    <style:style style:name="P517" style:family="paragraph" style:parent-style-name="Text_20_body" style:list-style-name="L48">
      <style:text-properties style:font-name="Times New Roman" fo:font-size="9pt" officeooo:rsid="0114b06d" officeooo:paragraph-rsid="0134536b" style:font-size-asian="9pt" style:font-size-complex="9pt"/>
    </style:style>
    <style:style style:name="P518" style:family="paragraph" style:parent-style-name="Text_20_body" style:list-style-name="L48">
      <style:text-properties style:font-name="Times New Roman" fo:font-size="9pt" officeooo:rsid="00f3c5f5" officeooo:paragraph-rsid="0134536b" style:font-size-asian="9pt" style:font-size-complex="9pt"/>
    </style:style>
    <style:style style:name="P519" style:family="paragraph" style:parent-style-name="Text_20_body" style:list-style-name="L49">
      <style:text-properties style:font-name="Times New Roman" fo:font-size="9pt" officeooo:rsid="0049943f" officeooo:paragraph-rsid="0134536b" style:font-size-asian="9pt" style:font-size-complex="9pt"/>
    </style:style>
    <style:style style:name="P520" style:family="paragraph" style:parent-style-name="Text_20_body" style:list-style-name="L49">
      <style:text-properties style:font-name="Times New Roman" fo:font-size="9pt" officeooo:paragraph-rsid="0134536b" style:font-size-asian="9pt" style:font-size-complex="9pt"/>
    </style:style>
    <style:style style:name="P521" style:family="paragraph" style:parent-style-name="Text_20_body" style:list-style-name="L49">
      <style:text-properties style:font-name="Times New Roman" fo:font-size="9pt" officeooo:rsid="004b60c7" officeooo:paragraph-rsid="0134536b" style:font-size-asian="9pt" style:font-size-complex="9pt"/>
    </style:style>
    <style:style style:name="P522" style:family="paragraph" style:parent-style-name="Text_20_body" style:list-style-name="L50">
      <style:text-properties style:font-name="Times New Roman" fo:font-size="9pt" officeooo:paragraph-rsid="0134536b" style:font-size-asian="9pt" style:font-size-complex="9pt"/>
    </style:style>
    <style:style style:name="P523" style:family="paragraph" style:parent-style-name="Text_20_body" style:list-style-name="L41">
      <style:paragraph-properties style:line-height-at-least="0.1465in" fo:text-align="start" style:justify-single-word="false"/>
      <style:text-properties style:font-name="Times New Roman" fo:font-size="9pt" officeooo:rsid="007dc076" officeooo:paragraph-rsid="0134536b" style:font-size-asian="9pt" style:font-name-complex="Verdana" style:font-size-complex="9pt"/>
    </style:style>
    <style:style style:name="P524" style:family="paragraph" style:parent-style-name="Text_20_body" style:list-style-name="L47">
      <style:paragraph-properties fo:text-align="start" style:justify-single-word="false"/>
      <style:text-properties style:font-name="Times New Roman" fo:font-size="9pt" officeooo:rsid="007e3029" officeooo:paragraph-rsid="0134536b" style:font-size-asian="9pt" style:font-name-complex="Verdana" style:font-size-complex="9pt"/>
    </style:style>
    <style:style style:name="P525" style:family="paragraph" style:parent-style-name="Text_20_body" style:list-style-name="L48">
      <style:text-properties style:font-name="Times New Roman" fo:font-size="9pt" officeooo:rsid="004bbfb9" officeooo:paragraph-rsid="0134536b" style:font-size-asian="9pt" style:font-style-asian="normal" style:font-weight-asian="normal" style:font-size-complex="9pt" style:font-style-complex="normal" style:font-weight-complex="normal"/>
    </style:style>
    <style:style style:name="P526" style:family="paragraph" style:parent-style-name="Text_20_body" style:list-style-name="L49">
      <style:text-properties style:font-name="Times New Roman" fo:font-size="9pt" officeooo:paragraph-rsid="0134536b" style:font-size-asian="9pt" style:font-style-asian="normal" style:font-weight-asian="normal" style:font-size-complex="9pt" style:font-style-complex="normal" style:font-weight-complex="normal"/>
    </style:style>
    <style:style style:name="P527" style:family="paragraph" style:parent-style-name="Text_20_body" style:list-style-name="L4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528" style:family="paragraph" style:parent-style-name="Text_20_body" style:list-style-name="L5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529" style:family="paragraph" style:parent-style-name="Text_20_body" style:list-style-name="L74">
      <style:paragraph-properties style:line-height-at-least="0.1465in"/>
      <style:text-properties style:font-name="Times New Roman" fo:font-size="12pt" officeooo:rsid="00217b5f" officeooo:paragraph-rsid="0134536b" style:font-size-asian="12pt" style:font-name-complex="Verdana" style:font-size-complex="12pt"/>
    </style:style>
    <style:style style:name="P530" style:family="paragraph" style:parent-style-name="Text_20_body" style:list-style-name="L82">
      <style:paragraph-properties style:line-height-at-least="0.2709in" fo:text-align="start" style:justify-single-word="false"/>
      <style:text-properties style:font-name="Times New Roman" fo:font-size="12pt" officeooo:paragraph-rsid="00dc956b" style:font-size-asian="12pt" style:font-size-complex="12pt"/>
    </style:style>
    <style:style style:name="P531" style:family="paragraph" style:parent-style-name="Text_20_body" style:list-style-name="L35">
      <style:text-properties officeooo:paragraph-rsid="016b4174"/>
    </style:style>
    <style:style style:name="P532" style:family="paragraph" style:parent-style-name="Text_20_body" style:list-style-name="L35">
      <style:text-properties officeooo:rsid="00d75e9f" officeooo:paragraph-rsid="016b4174"/>
    </style:style>
    <style:style style:name="P533" style:family="paragraph" style:parent-style-name="Text_20_body" style:list-style-name="L80">
      <style:text-properties officeooo:rsid="00d75e9f"/>
    </style:style>
    <style:style style:name="P534" style:family="paragraph" style:parent-style-name="Text_20_body" style:list-style-name="L38">
      <style:paragraph-properties style:line-height-at-least="0.1665in" fo:text-align="start" style:justify-single-word="false"/>
      <style:text-properties officeooo:paragraph-rsid="01717665"/>
    </style:style>
    <style:style style:name="P535" style:family="paragraph" style:parent-style-name="Text_20_body" style:list-style-name="L39">
      <style:text-properties officeooo:paragraph-rsid="0134536b"/>
    </style:style>
    <style:style style:name="P536" style:family="paragraph" style:parent-style-name="Text_20_body" style:list-style-name="L39">
      <style:text-properties fo:font-size="9pt" officeooo:paragraph-rsid="0134536b" style:font-size-asian="9pt" style:font-size-complex="9pt"/>
    </style:style>
    <style:style style:name="P537" style:family="paragraph" style:parent-style-name="Text_20_body" style:list-style-name="L39">
      <style:text-properties fo:font-size="9pt" officeooo:rsid="002094ab" officeooo:paragraph-rsid="0134536b" style:font-size-asian="9pt" style:font-size-complex="9pt"/>
    </style:style>
    <style:style style:name="P538" style:family="paragraph" style:parent-style-name="Text_20_body" style:list-style-name="L57">
      <style:text-properties fo:font-size="9pt" officeooo:paragraph-rsid="0134536b" style:font-size-asian="9pt" style:font-size-complex="9pt"/>
    </style:style>
    <style:style style:name="P539" style:family="paragraph" style:parent-style-name="Text_20_body" style:list-style-name="L39">
      <style:text-properties fo:font-size="9pt" officeooo:paragraph-rsid="0134536b" style:font-size-asian="9pt" style:font-name-complex="Verdana" style:font-size-complex="9pt"/>
    </style:style>
    <style:style style:name="P540" style:family="paragraph" style:parent-style-name="Text_20_body" style:list-style-name="L39">
      <style:text-properties fo:font-size="9pt" fo:font-weight="normal" officeooo:paragraph-rsid="0134536b" style:font-size-asian="9pt" style:font-weight-asian="normal" style:font-size-complex="9pt" style:font-weight-complex="normal"/>
    </style:style>
    <style:style style:name="P541" style:family="paragraph" style:parent-style-name="Text_20_body" style:list-style-name="L40">
      <style:text-properties fo:font-size="9pt" fo:font-weight="normal" officeooo:paragraph-rsid="0134536b" style:font-size-asian="9pt" style:font-weight-asian="normal" style:font-size-complex="9pt" style:font-weight-complex="normal"/>
    </style:style>
    <style:style style:name="P542" style:family="paragraph" style:parent-style-name="Text_20_body" style:list-style-name="L45">
      <style:text-properties fo:font-size="9pt" fo:font-weight="normal" officeooo:rsid="0027cb70" officeooo:paragraph-rsid="0134536b" style:font-size-asian="9pt" style:font-weight-asian="normal" style:font-size-complex="9pt" style:font-weight-complex="normal"/>
    </style:style>
    <style:style style:name="P543" style:family="paragraph" style:parent-style-name="Text_20_body" style:list-style-name="L66">
      <style:text-properties fo:font-size="9pt" fo:font-weight="normal" officeooo:rsid="003642d2" officeooo:paragraph-rsid="0134536b" style:font-size-asian="9pt" style:font-weight-asian="normal" style:font-size-complex="9pt" style:font-weight-complex="normal"/>
    </style:style>
    <style:style style:name="P544" style:family="paragraph" style:parent-style-name="Text_20_body" style:list-style-name="L42">
      <style:paragraph-properties style:line-height-at-least="0.1465in" fo:text-align="start" style:justify-single-word="false"/>
      <style:text-properties officeooo:rsid="000db789" officeooo:paragraph-rsid="0134536b"/>
    </style:style>
    <style:style style:name="P545" style:family="paragraph" style:parent-style-name="Text_20_body" style:list-style-name="L46">
      <style:text-properties officeooo:paragraph-rsid="0134536b"/>
    </style:style>
    <style:style style:name="P546" style:family="paragraph" style:parent-style-name="Text_20_body" style:list-style-name="L48">
      <style:text-properties officeooo:paragraph-rsid="0134536b"/>
    </style:style>
    <style:style style:name="P547" style:family="paragraph" style:parent-style-name="Text_20_body" style:list-style-name="L48">
      <style:text-properties fo:color="#333333" style:font-name="Times New Roman" fo:font-size="9pt" officeooo:paragraph-rsid="0134536b" style:font-size-asian="9pt" style:font-size-complex="9pt"/>
    </style:style>
    <style:style style:name="P548" style:family="paragraph" style:parent-style-name="Text_20_body" style:list-style-name="L56">
      <style:text-properties officeooo:paragraph-rsid="0134536b"/>
    </style:style>
    <style:style style:name="P549" style:family="paragraph" style:parent-style-name="Text_20_body" style:list-style-name="L56">
      <style:text-properties style:text-position="0% 100%" style:font-name="Times New Roman" fo:font-size="10pt" officeooo:paragraph-rsid="0134536b" style:font-size-asian="10pt" style:font-size-complex="10pt"/>
    </style:style>
    <style:style style:name="P550" style:family="paragraph" style:parent-style-name="Text_20_body" style:list-style-name="L73">
      <style:text-properties officeooo:paragraph-rsid="0134536b"/>
    </style:style>
    <style:style style:name="P551" style:family="paragraph" style:parent-style-name="Text_20_body" style:list-style-name="L33">
      <style:text-properties officeooo:rsid="00d82ecf"/>
    </style:style>
    <style:style style:name="P552" style:family="paragraph" style:parent-style-name="Text_20_body" style:list-style-name="L79"/>
    <style:style style:name="P553" style:family="paragraph" style:parent-style-name="Text_20_body" style:list-style-name="L80"/>
    <style:style style:name="P554" style:family="paragraph" style:parent-style-name="Text_20_body" style:list-style-name="L80">
      <style:text-properties officeooo:paragraph-rsid="00e211dd"/>
    </style:style>
    <style:style style:name="P555" style:family="paragraph" style:parent-style-name="Text_20_body" style:list-style-name="L81">
      <style:text-properties officeooo:rsid="00dc956b" officeooo:paragraph-rsid="00dc956b"/>
    </style:style>
    <style:style style:name="P556" style:family="paragraph" style:parent-style-name="Text_20_body">
      <style:text-properties style:font-name="Times New Roman" fo:font-size="10pt" fo:font-weight="normal" style:font-size-asian="10pt" style:font-weight-asian="normal" style:font-size-complex="10pt" style:font-weight-complex="normal"/>
    </style:style>
    <style:style style:name="P557" style:family="paragraph" style:parent-style-name="Text_20_body">
      <style:text-properties style:font-name="Times New Roman" fo:font-size="10pt" style:font-size-asian="10pt" style:font-size-complex="10pt"/>
    </style:style>
    <style:style style:name="P558" style:family="paragraph" style:parent-style-name="Text_20_body">
      <style:text-properties officeooo:paragraph-rsid="01a90add"/>
    </style:style>
    <style:style style:name="P559" style:family="paragraph" style:parent-style-name="Text_20_body" style:list-style-name="L29">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60"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61" style:family="paragraph" style:parent-style-name="Text_20_body" style:list-style-name="L31">
      <style:paragraph-properties fo:margin-top="0in" fo:margin-bottom="0in" style:contextual-spacing="false" style:line-height-at-least="0.1665in" fo:padding="0in" fo:border="none"/>
      <style:text-properties fo:font-variant="normal" fo:text-transform="none" fo:color="#000000" style:font-name="Times New Roman" fo:font-size="10pt" fo:letter-spacing="normal" fo:font-style="normal" fo:font-weight="normal" officeooo:paragraph-rsid="015e8dd1" style:font-size-asian="10pt" style:font-name-complex="Verdana" style:font-size-complex="10pt"/>
    </style:style>
    <style:style style:name="P562" style:family="paragraph" style:parent-style-name="Text_20_body" style:list-style-name="L38">
      <style:paragraph-properties fo:margin-top="0in" fo:margin-bottom="0in" style:contextual-spacing="false" style:line-height-at-least="0.1772in" fo:padding="0in" fo:border="none"/>
      <style:text-properties fo:font-variant="normal" fo:text-transform="none" fo:color="#363636" style:font-name="Times New Roman" fo:font-size="9pt" fo:letter-spacing="normal" fo:font-style="normal" fo:font-weight="normal" officeooo:paragraph-rsid="01717665" style:font-size-asian="9pt" style:font-size-complex="9pt"/>
    </style:style>
    <style:style style:name="P563" style:family="paragraph" style:parent-style-name="Text_20_body" style:list-style-name="L38">
      <style:paragraph-properties fo:margin-top="0in" fo:margin-bottom="0in" style:contextual-spacing="false" style:line-height-at-least="0.1772in" fo:padding="0in" fo:border="none"/>
      <style:text-properties style:font-name="Times New Roman" fo:font-size="9pt" officeooo:paragraph-rsid="01717665" style:font-size-asian="9pt" style:font-size-complex="9pt"/>
    </style:style>
    <style:style style:name="P564" style:family="paragraph" style:parent-style-name="Text_20_body" style:list-style-name="L83">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565" style:family="paragraph" style:parent-style-name="Text_20_body" style:list-style-name="L38">
      <style:paragraph-properties fo:margin-top="0in" fo:margin-bottom="0in" style:contextual-spacing="false" style:line-height-at-least="0.1665in" fo:text-align="start" style:justify-single-word="false"/>
      <style:text-properties officeooo:paragraph-rsid="01717665"/>
    </style:style>
    <style:style style:name="P566"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aa023f" style:font-size-asian="10pt" style:font-weight-asian="normal" style:font-name-complex="Verdana" style:font-size-complex="10pt" style:font-weight-complex="normal"/>
    </style:style>
    <style:style style:name="P567"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1aa023f" officeooo:paragraph-rsid="01aa023f" style:font-size-asian="10pt" style:font-weight-asian="normal" style:font-name-complex="Verdana" style:font-size-complex="10pt" style:font-weight-complex="normal"/>
    </style:style>
    <style:style style:name="P568"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paragraph-rsid="01aa023f"/>
    </style:style>
    <style:style style:name="P569"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fo:font-variant="normal" fo:text-transform="none" fo:color="#666666" style:font-name="inherit" fo:font-size="10.5pt" fo:letter-spacing="normal" fo:font-style="normal" fo:font-weight="normal" style:font-name-asian="Helvetica" style:font-size-asian="10.5pt" style:font-style-asian="normal" style:font-weight-asian="normal" style:font-name-complex="Helvetica" style:font-size-complex="10.5pt" style:font-style-complex="normal" style:font-weight-complex="normal"/>
    </style:style>
    <style:style style:name="P570" style:family="paragraph" style:parent-style-name="Text_20_body">
      <style:paragraph-properties fo:margin-left="0in" fo:margin-right="0in" fo:margin-top="0in" fo:margin-bottom="0in" style:contextual-spacing="false" style:line-height-at-least="0.1457in" fo:text-indent="0in" style:auto-text-indent="false" fo:padding="0in" fo:border="none"/>
    </style:style>
    <style:style style:name="P571"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officeooo:rsid="01aa023f" officeooo:paragraph-rsid="01aa023f"/>
    </style:style>
    <style:style style:name="P572" style:family="paragraph" style:parent-style-name="Text_20_body">
      <style:paragraph-properties fo:margin-left="0in" fo:margin-right="0in" fo:margin-top="0in" fo:margin-bottom="0in" style:contextual-spacing="false" style:line-height-at-least="0.2189in" fo:text-indent="0in" style:auto-text-indent="false" fo:padding="0in" fo:border="none"/>
    </style:style>
    <style:style style:name="P573"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38f762" style:font-size-asian="10pt" style:font-name-complex="Verdana" style:font-size-complex="10pt"/>
    </style:style>
    <style:style style:name="T3" style:family="text">
      <style:text-properties style:font-name="Verdana" fo:font-size="10pt" officeooo:rsid="0057e458" style:font-size-asian="10pt" style:font-name-complex="Verdana"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0pt" officeooo:rsid="001c26f3" style:font-size-asian="10pt" style:font-size-complex="10pt"/>
    </style:style>
    <style:style style:name="T6" style:family="text">
      <style:text-properties style:font-name="Verdana" fo:font-size="10pt" officeooo:rsid="00b5452f" style:font-size-asian="10pt" style:font-size-complex="10pt"/>
    </style:style>
    <style:style style:name="T7" style:family="text">
      <style:text-properties style:font-name="Verdana" fo:font-size="10pt" fo:font-style="italic" style:font-size-asian="10pt" style:font-style-asian="italic" style:font-name-complex="Verdana" style:font-size-complex="10pt" style:font-style-complex="italic"/>
    </style:style>
    <style:style style:name="T8" style:family="text">
      <style:text-properties style:font-name="Verdana" fo:font-size="10pt" fo:font-weight="normal" officeooo:rsid="0062bdb8" style:font-size-asian="10pt" style:font-weight-asian="normal" style:font-name-complex="Verdana" style:font-size-complex="10pt" style:font-weight-complex="normal"/>
    </style:style>
    <style:style style:name="T9" style:family="text">
      <style:text-properties style:font-name="Verdana" fo:font-size="10pt" fo:font-weight="normal" officeooo:rsid="010648de" style:font-size-asian="10pt" style:font-weight-asian="normal" style:font-name-complex="Verdana" style:font-size-complex="10pt" style:font-weight-complex="normal"/>
    </style:style>
    <style:style style:name="T10" style:family="text">
      <style:text-properties style:font-name="Verdana" fo:font-size="10pt" fo:font-weight="bold" officeooo:rsid="01672c73" style:font-size-asian="10pt" style:font-weight-asian="bold" style:font-name-complex="Verdana" style:font-size-complex="10pt" style:font-weight-complex="bold"/>
    </style:style>
    <style:style style:name="T11" style:family="text">
      <style:text-properties style:font-name="Verdana" fo:font-size="10pt" fo:font-weight="bold" officeooo:rsid="000def0d" style:font-size-asian="10pt" style:font-weight-asian="bold" style:font-name-complex="Verdana" style:font-size-complex="10pt" style:font-weight-complex="bold"/>
    </style:style>
    <style:style style:name="T12" style:family="text">
      <style:text-properties style:font-name="Verdana" style:font-name-complex="Verdana"/>
    </style:style>
    <style:style style:name="T13" style:family="text">
      <style:text-properties style:font-name="Verdana" officeooo:rsid="00069878" style:font-name-complex="Verdana"/>
    </style:style>
    <style:style style:name="T14" style:family="text">
      <style:text-properties style:font-name="Verdana" officeooo:rsid="00086dc8" style:font-name-complex="Verdana"/>
    </style:style>
    <style:style style:name="T15" style:family="text">
      <style:text-properties officeooo:rsid="00069878"/>
    </style:style>
    <style:style style:name="T16" style:family="text">
      <style:text-properties style:text-position="super 58%"/>
    </style:style>
    <style:style style:name="T17" style:family="text">
      <style:text-properties style:text-position="super 58%" officeooo:rsid="00189878"/>
    </style:style>
    <style:style style:name="T18" style:family="text">
      <style:text-properties style:text-position="super 58%" officeooo:rsid="0022fe93"/>
    </style:style>
    <style:style style:name="T19" style:family="text">
      <style:text-properties style:text-position="super 58%" officeooo:rsid="004e9c21"/>
    </style:style>
    <style:style style:name="T20" style:family="text">
      <style:text-properties style:text-position="super 58%" officeooo:rsid="001b6029"/>
    </style:style>
    <style:style style:name="T21" style:family="text">
      <style:text-properties style:text-position="super 58%" officeooo:rsid="0022fe93" style:font-weight-asian="bold" style:font-weight-complex="bold"/>
    </style:style>
    <style:style style:name="T22" style:family="text">
      <style:text-properties style:text-position="super 58%" officeooo:rsid="014c22fd"/>
    </style:style>
    <style:style style:name="T23" style:family="text">
      <style:text-properties style:text-position="super 58%" fo:font-size="10pt" fo:font-weight="normal" officeooo:rsid="00069878" style:font-size-asian="10pt" style:font-weight-asian="normal" style:font-name-complex="Verdana" style:font-size-complex="10pt" style:font-weight-complex="normal"/>
    </style:style>
    <style:style style:name="T24" style:family="text">
      <style:text-properties style:text-position="super 58%" style:font-name="Times New Roman" fo:font-size="10pt" fo:font-weight="normal" officeooo:rsid="0047906f" style:font-size-asian="10pt" style:font-weight-asian="normal" style:font-name-complex="Verdana" style:font-size-complex="10pt" style:font-weight-complex="normal"/>
    </style:style>
    <style:style style:name="T25" style:family="text">
      <style:text-properties style:text-position="super 58%" fo:font-weight="bold" officeooo:rsid="0016666c" style:font-weight-asian="bold" style:font-weight-complex="bold"/>
    </style:style>
    <style:style style:name="T26" style:family="text">
      <style:text-properties style:text-position="0% 100%"/>
    </style:style>
    <style:style style:name="T27" style:family="text">
      <style:text-properties style:text-position="0% 100%" style:font-name="Verdana1" fo:font-weight="bold"/>
    </style:style>
    <style:style style:name="T28" style:family="text">
      <style:text-properties style:text-position="0% 100%" style:font-name="Verdana1" fo:font-weight="bold" officeooo:rsid="0024c595"/>
    </style:style>
    <style:style style:name="T29" style:family="text">
      <style:text-properties style:text-position="0% 100%" style:font-name="Verdana1" fo:font-weight="bold" officeooo:rsid="00348fea"/>
    </style:style>
    <style:style style:name="T30" style:family="text">
      <style:text-properties style:text-position="0% 100%" officeooo:rsid="00266966"/>
    </style:style>
    <style:style style:name="T31" style:family="text">
      <style:text-properties style:text-position="0% 100%" officeooo:rsid="00348fea"/>
    </style:style>
    <style:style style:name="T32" style:family="text">
      <style:text-properties style:text-position="0% 100%" officeooo:rsid="006f2f0f"/>
    </style:style>
    <style:style style:name="T33"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34"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35" style:family="text">
      <style:text-properties style:text-position="0% 100%" style:font-name="Times New Roman" fo:font-size="14pt" fo:font-style="italic" fo:font-weight="normal" officeooo:rsid="017353f0" style:font-size-asian="14pt" style:font-style-asian="normal" style:font-weight-asian="normal" style:font-size-complex="14pt" style:font-style-complex="normal" style:font-weight-complex="normal"/>
    </style:style>
    <style:style style:name="T36" style:family="text">
      <style:text-properties style:text-position="0% 100%" style:font-name="Times New Roman" fo:font-size="14pt" fo:font-style="italic" fo:font-weight="normal" officeooo:rsid="0173b47d" style:font-size-asian="14pt" style:font-style-asian="normal" style:font-weight-asian="normal" style:font-size-complex="14pt" style:font-style-complex="normal" style:font-weight-complex="normal"/>
    </style:style>
    <style:style style:name="T37" style:family="text">
      <style:text-properties style:text-position="0% 100%" style:font-name="Times New Roman" fo:font-size="14pt" fo:font-style="italic" fo:font-weight="normal" officeooo:rsid="01750746" style:font-size-asian="14pt" style:font-style-asian="normal" style:font-weight-asian="normal" style:font-size-complex="14pt" style:font-style-complex="normal" style:font-weight-complex="normal"/>
    </style:style>
    <style:style style:name="T38" style:family="text">
      <style:text-properties style:text-position="0% 100%" style:font-name="Times New Roman" fo:font-size="14pt" fo:font-style="italic" fo:font-weight="normal" officeooo:rsid="017e3b5f" style:font-size-asian="14pt" style:font-style-asian="normal" style:font-weight-asian="normal" style:font-size-complex="14pt" style:font-style-complex="normal" style:font-weight-complex="normal"/>
    </style:style>
    <style:style style:name="T39" style:family="text">
      <style:text-properties style:text-position="0% 100%" style:font-name="Times New Roman" fo:font-size="14pt" fo:font-style="italic" officeooo:rsid="00af15be" style:font-size-asian="14pt" style:font-style-asian="italic" style:font-size-complex="14pt" style:font-style-complex="italic"/>
    </style:style>
    <style:style style:name="T40" style:family="text">
      <style:text-properties style:text-position="0% 100%" style:font-name="Times New Roman" fo:font-size="10pt" fo:font-style="normal" officeooo:rsid="00428da7" style:font-size-asian="10pt" style:font-size-complex="10pt"/>
    </style:style>
    <style:style style:name="T41" style:family="text">
      <style:text-properties style:text-position="0% 100%" style:font-name="Times New Roman" fo:font-size="10pt" officeooo:rsid="010648de" style:font-size-asian="10pt" style:font-size-complex="10pt"/>
    </style:style>
    <style:style style:name="T42" style:family="text">
      <style:text-properties style:text-position="0% 100%" style:font-name="Times New Roman" fo:font-size="10pt" officeooo:rsid="01291360" style:font-size-asian="10pt" style:font-size-complex="10pt"/>
    </style:style>
    <style:style style:name="T43" style:family="text">
      <style:text-properties style:text-position="0% 100%" style:text-underline-style="none" officeooo:rsid="00131ee1"/>
    </style:style>
    <style:style style:name="T44" style:family="text">
      <style:text-properties style:text-position="0% 100%" style:text-underline-style="none" officeooo:rsid="00d82ecf"/>
    </style:style>
    <style:style style:name="T45"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46"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47"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48" style:family="text">
      <style:text-properties style:text-position="0% 100%" style:text-underline-style="none" style:font-style-asian="normal" style:font-weight-asian="normal" style:font-style-complex="normal" style:font-weight-complex="normal"/>
    </style:style>
    <style:style style:name="T49" style:family="text">
      <style:text-properties style:text-position="0% 100%" style:text-underline-style="none" officeooo:rsid="0029bbe8" style:font-style-asian="normal" style:font-weight-asian="normal" style:font-style-complex="normal" style:font-weight-complex="normal"/>
    </style:style>
    <style:style style:name="T50" style:family="text">
      <style:text-properties style:text-position="0% 100%" style:font-weight-asian="normal" style:font-weight-complex="normal"/>
    </style:style>
    <style:style style:name="T51" style:family="text">
      <style:text-properties style:text-position="0% 100%" officeooo:rsid="00f3c5f5" style:font-weight-asian="normal" style:font-weight-complex="normal"/>
    </style:style>
    <style:style style:name="T52" style:family="text">
      <style:text-properties style:text-position="0% 100%" officeooo:rsid="01291956"/>
    </style:style>
    <style:style style:name="T53" style:family="text">
      <style:text-properties style:text-position="0% 100%" officeooo:rsid="01291360"/>
    </style:style>
    <style:style style:name="T54" style:family="text">
      <style:text-properties style:text-position="0% 100%" officeooo:rsid="010648de"/>
    </style:style>
    <style:style style:name="T55" style:family="text">
      <style:text-properties style:text-position="0% 100%" fo:font-style="italic" officeooo:rsid="00b98a68" style:font-style-asian="italic" style:font-style-complex="italic"/>
    </style:style>
    <style:style style:name="T56" style:family="text">
      <style:text-properties style:text-position="0% 100%" fo:font-style="italic" officeooo:rsid="00ba021d" style:font-style-asian="italic" style:font-style-complex="italic"/>
    </style:style>
    <style:style style:name="T57" style:family="text">
      <style:text-properties style:text-position="0% 100%" fo:font-style="italic" officeooo:rsid="0055fdf8" style:font-style-asian="italic" style:font-style-complex="italic"/>
    </style:style>
    <style:style style:name="T58" style:family="text">
      <style:text-properties style:text-position="0% 100%" fo:font-style="italic" officeooo:rsid="005b695c" style:font-style-asian="italic" style:font-style-complex="italic"/>
    </style:style>
    <style:style style:name="T59" style:family="text">
      <style:text-properties style:text-position="0% 100%" officeooo:rsid="0022fe93" style:font-weight-asian="bold" style:font-weight-complex="bold"/>
    </style:style>
    <style:style style:name="T60" style:family="text">
      <style:text-properties style:text-position="0% 100%" fo:font-weight="normal" officeooo:rsid="01291956" style:font-weight-asian="normal" style:font-name-complex="Verdana" style:font-weight-complex="normal"/>
    </style:style>
    <style:style style:name="T61" style:family="text">
      <style:text-properties style:text-position="0% 100%" officeooo:rsid="00b7afda"/>
    </style:style>
    <style:style style:name="T62" style:family="text">
      <style:text-properties style:text-position="0% 100%" officeooo:rsid="016e0c80"/>
    </style:style>
    <style:style style:name="T63"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64"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65"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66"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67"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68"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69"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70"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71"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72"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73" style:family="text">
      <style:text-properties fo:font-variant="normal" fo:text-transform="none" fo:color="#000000" style:font-name="Verdana" fo:font-size="10pt" fo:letter-spacing="normal" fo:font-style="normal" style:font-size-asian="10pt" style:font-name-complex="Verdana" style:font-size-complex="10pt"/>
    </style:style>
    <style:style style:name="T74" style:family="text">
      <style:text-properties fo:font-variant="normal" fo:text-transform="none" fo:color="#000000" style:font-name="Verdana" fo:font-size="10pt" fo:letter-spacing="normal" fo:font-style="normal" officeooo:rsid="005b9b89" style:font-size-asian="10pt" style:font-name-complex="Verdana" style:font-size-complex="10pt"/>
    </style:style>
    <style:style style:name="T75" style:family="text">
      <style:text-properties fo:font-variant="normal" fo:text-transform="none" fo:color="#000000" style:font-name="Verdana" fo:font-size="10pt" fo:letter-spacing="normal" fo:font-weight="normal" style:font-size-asian="10pt" style:font-name-complex="Verdana" style:font-size-complex="10pt"/>
    </style:style>
    <style:style style:name="T76"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77"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78"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79"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80"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81" style:family="text">
      <style:text-properties fo:font-variant="normal" fo:text-transform="none" fo:color="#000000" style:text-line-through-style="none" style:text-position="super 58%" style:font-name="Times New Roman"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82" style:family="text">
      <style:text-properties fo:font-variant="normal" fo:text-transform="none" fo:color="#000000" style:text-line-through-style="none"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83" style:family="text">
      <style:text-properties fo:font-variant="normal" fo:text-transform="none" fo:color="#000000" style:text-line-through-style="none"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84"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name-complex="Verdana" style:font-size-complex="10pt"/>
    </style:style>
    <style:style style:name="T85" style:family="text">
      <style:text-properties fo:font-variant="normal" fo:text-transform="none" fo:color="#000000" style:text-line-through-style="none" style:font-name="Times New Roman" fo:font-size="10pt" fo:letter-spacing="normal" fo:font-style="normal" style:text-underline-style="none" fo:font-weight="normal" officeooo:rsid="000d2dd8" style:text-blinking="false" style:font-size-asian="10pt" style:font-name-complex="Verdana" style:font-size-complex="10pt"/>
    </style:style>
    <style:style style:name="T86" style:family="text">
      <style:text-properties fo:font-variant="normal" fo:text-transform="none" fo:color="#000000" style:text-line-through-style="none" style:font-name="Times New Roman" fo:font-size="10pt" fo:letter-spacing="normal" fo:font-style="normal" style:text-underline-style="none" fo:font-weight="normal" officeooo:rsid="001b6029" style:text-blinking="false" style:font-size-asian="10pt" style:font-name-complex="Verdana" style:font-size-complex="10pt"/>
    </style:style>
    <style:style style:name="T87" style:family="text">
      <style:text-properties fo:font-variant="normal" fo:text-transform="none" fo:color="#000000" style:text-line-through-style="none" style:font-name="Times New Roman" fo:font-size="10pt" fo:letter-spacing="normal" fo:font-style="normal" style:text-underline-style="none" fo:font-weight="normal" officeooo:rsid="001c26f3" style:text-blinking="false" style:font-size-asian="10pt" style:font-name-complex="Verdana" style:font-size-complex="10pt"/>
    </style:style>
    <style:style style:name="T88" style:family="text">
      <style:text-properties fo:font-variant="normal" fo:text-transform="none" fo:color="#000000" style:text-line-through-style="none" style:font-name="Times New Roman"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89" style:family="text">
      <style:text-properties fo:font-variant="normal" fo:text-transform="none" fo:color="#00000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90" style:family="text">
      <style:text-properties fo:font-variant="normal" fo:text-transform="none" fo:color="#000000" style:text-line-through-style="none" style:font-name="Times New Roman" fo:font-size="10pt" fo:letter-spacing="normal" fo:font-style="normal" style:text-underline-style="none" fo:font-weight="normal" officeooo:rsid="0153118c" style:text-blinking="false" fo:background-color="#ffffff" style:font-size-asian="10pt" style:font-name-complex="Verdana" style:font-size-complex="10pt"/>
    </style:style>
    <style:style style:name="T91" style:family="text">
      <style:text-properties fo:font-variant="normal" fo:text-transform="none" fo:color="#000000" style:text-line-through-style="none" style:font-name="Times New Roman" fo:font-size="10pt" fo:letter-spacing="normal" fo:font-style="normal" style:text-underline-style="none" fo:font-weight="normal" officeooo:rsid="0153d92b" style:text-blinking="false" fo:background-color="#ffffff" style:font-size-asian="10pt" style:font-name-complex="Verdana" style:font-size-complex="10pt"/>
    </style:style>
    <style:style style:name="T92" style:family="text">
      <style:text-properties fo:font-variant="normal" fo:text-transform="none" fo:color="#000000" style:text-line-through-style="none" style:font-name="Times New Roman" fo:font-size="10pt" fo:letter-spacing="normal" fo:font-style="italic" style:text-underline-style="none" fo:font-weight="normal" officeooo:rsid="0027d19a" style:text-blinking="false" style:font-size-asian="10pt" style:font-name-complex="Verdana" style:font-size-complex="10pt"/>
    </style:style>
    <style:style style:name="T93" style:family="text">
      <style:text-properties fo:font-variant="normal" fo:text-transform="none" fo:color="#000000" style:text-line-through-style="none"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94" style:family="text">
      <style:text-properties fo:font-variant="normal" fo:text-transform="none" fo:color="#000000" style:text-position="super 58%" fo:letter-spacing="normal" fo:font-style="normal" officeooo:rsid="01071291" style:font-name-complex="Verdana"/>
    </style:style>
    <style:style style:name="T95" style:family="text">
      <style:text-properties fo:font-variant="normal" fo:text-transform="none" fo:color="#000000" style:text-position="super 58%" fo:letter-spacing="normal" fo:font-style="normal" fo:font-weight="normal" officeooo:rsid="0022fe93" style:font-weight-asian="bold" style:font-name-complex="Verdana" style:font-weight-complex="bold"/>
    </style:style>
    <style:style style:name="T96" style:family="text">
      <style:text-properties fo:font-variant="normal" fo:text-transform="none" fo:color="#000000" style:text-position="super 58%" fo:letter-spacing="normal" fo:font-style="normal" fo:font-weight="normal" officeooo:rsid="00723bbe" style:font-style-asian="normal" style:font-weight-asian="normal" style:font-name-complex="Verdana" style:font-style-complex="normal" style:font-weight-complex="normal"/>
    </style:style>
    <style:style style:name="T97" style:family="text">
      <style:text-properties fo:font-variant="normal" fo:text-transform="none" fo:color="#000000" style:text-position="super 58%" fo:letter-spacing="normal" fo:font-style="normal" fo:font-weight="bold" officeooo:rsid="0022fe93" style:font-weight-asian="bold" style:font-name-complex="Verdana" style:font-weight-complex="bold"/>
    </style:style>
    <style:style style:name="T98" style:family="text">
      <style:text-properties fo:font-variant="normal" fo:text-transform="none" fo:color="#000000" style:text-position="super 58%"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99" style:family="text">
      <style:text-properties fo:font-variant="normal" fo:text-transform="none" fo:color="#000000" style:text-position="super 58%"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100" style:family="text">
      <style:text-properties fo:font-variant="normal" fo:text-transform="none" fo:color="#000000" style:text-position="super 58%"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101" style:family="text">
      <style:text-properties fo:font-variant="normal" fo:text-transform="none" fo:color="#000000" style:text-position="super 58%"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102" style:family="text">
      <style:text-properties fo:font-variant="normal" fo:text-transform="none" fo:color="#000000" style:text-position="super 58%"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103" style:family="text">
      <style:text-properties fo:font-variant="normal" fo:text-transform="none" fo:color="#000000" style:text-position="super 58%"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104" style:family="text">
      <style:text-properties fo:font-variant="normal" fo:text-transform="none" fo:color="#000000" style:text-position="super 58%" style:font-name="Times New Roman" fo:font-size="10pt" fo:letter-spacing="normal" fo:font-style="normal" fo:font-weight="normal" officeooo:rsid="0078ff50" style:font-size-asian="10pt" style:font-weight-asian="normal" style:font-name-complex="Verdana" style:font-size-complex="10pt" style:font-weight-complex="normal"/>
    </style:style>
    <style:style style:name="T105" style:family="text">
      <style:text-properties fo:font-variant="normal" fo:text-transform="none" fo:color="#000000" style:text-position="super 58%" style:font-name="Times New Roman" fo:font-size="10pt" fo:letter-spacing="normal" fo:font-style="normal" fo:font-weight="normal" officeooo:rsid="001c26f3" style:font-size-asian="10pt" style:font-weight-asian="normal" style:font-name-complex="Verdana" style:font-size-complex="10pt" style:font-weight-complex="normal"/>
    </style:style>
    <style:style style:name="T106" style:family="text">
      <style:text-properties fo:font-variant="normal" fo:text-transform="none" fo:color="#000000" style:text-position="super 58%"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107" style:family="text">
      <style:text-properties fo:font-variant="normal" fo:text-transform="none" fo:color="#000000" style:text-position="super 58%"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108" style:family="text">
      <style:text-properties fo:font-variant="normal" fo:text-transform="none" fo:color="#000000" style:text-position="super 58%" style:font-name="Times New Roman" fo:font-size="10pt" fo:letter-spacing="normal" fo:font-style="normal" fo:font-weight="bold" officeooo:rsid="0022fe93" style:font-size-asian="10pt" style:font-weight-asian="bold" style:font-name-complex="Verdana" style:font-size-complex="10pt" style:font-weight-complex="bold"/>
    </style:style>
    <style:style style:name="T109" style:family="text">
      <style:text-properties fo:font-variant="normal" fo:text-transform="none" fo:color="#000000" style:text-position="super 58%"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110" style:family="text">
      <style:text-properties fo:font-variant="normal" fo:text-transform="none" fo:color="#000000" style:text-position="super 58%" fo:font-size="10pt" fo:letter-spacing="normal" fo:font-style="normal" fo:font-weight="normal" officeooo:rsid="007098e0" style:font-size-asian="10pt" style:font-name-complex="Verdana" style:font-size-complex="10pt"/>
    </style:style>
    <style:style style:name="T111"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12"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13"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14"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15"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17"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118"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119"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120"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121"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122"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23" style:family="text">
      <style:text-properties fo:font-variant="normal" fo:text-transform="none" fo:color="#000000" style:text-position="0% 100%" fo:letter-spacing="normal" fo:font-style="normal" style:text-underline-style="none" fo:font-weight="normal" officeooo:rsid="00117653" style:font-style-asian="normal" style:font-weight-asian="normal" style:font-name-complex="Verdana" style:font-style-complex="normal" style:font-weight-complex="normal"/>
    </style:style>
    <style:style style:name="T124" style:family="text">
      <style:text-properties fo:font-variant="normal" fo:text-transform="none" fo:color="#000000" style:text-position="0% 100%" fo:letter-spacing="normal" fo:font-style="normal" style:text-underline-style="none" fo:font-weight="normal" officeooo:rsid="003c3751" style:font-style-asian="normal" style:font-weight-asian="normal" style:font-name-complex="Verdana" style:font-style-complex="normal" style:font-weight-complex="normal"/>
    </style:style>
    <style:style style:name="T125" style:family="text">
      <style:text-properties fo:font-variant="normal" fo:text-transform="none" fo:color="#000000" style:text-position="0% 100%" fo:letter-spacing="normal" fo:font-style="normal" style:text-underline-style="none" fo:font-weight="normal" officeooo:rsid="00131ee1" style:font-style-asian="normal" style:font-weight-asian="normal" style:font-name-complex="Verdana"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adb8ab" style:font-style-asian="italic" style:font-weight-asian="normal" style:font-style-complex="italic"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d8e61c" style:font-style-asian="italic" style:font-weight-asian="normal" style:font-style-complex="italic"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01b7269" style:font-style-asian="italic" style:font-weight-asian="normal" style:font-style-complex="italic" style:font-weight-complex="normal"/>
    </style:style>
    <style:style style:name="T130"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131"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132"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133"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134"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135"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136"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137"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138"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139"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140"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style-complex="italic" style:font-weight-complex="normal"/>
    </style:style>
    <style:style style:name="T141"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style-complex="italic" style:font-weight-complex="normal"/>
    </style:style>
    <style:style style:name="T142"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italic" style:font-weight-asian="normal" style:font-style-complex="italic" style:font-weight-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style-complex="normal" style:font-weight-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145" style:family="text">
      <style:text-properties fo:font-variant="normal" fo:text-transform="none" fo:color="#000000" style:text-position="0% 100%" fo:letter-spacing="normal" fo:font-style="normal" officeooo:rsid="000db789" style:font-style-asian="normal" style:font-style-complex="normal"/>
    </style:style>
    <style:style style:name="T146" style:family="text">
      <style:text-properties fo:font-variant="normal" fo:text-transform="none" fo:color="#000000" style:text-position="0% 100%" fo:letter-spacing="normal" fo:font-style="normal" officeooo:rsid="003a74c1" style:font-style-asian="normal" style:font-style-complex="normal"/>
    </style:style>
    <style:style style:name="T147" style:family="text">
      <style:text-properties fo:font-variant="normal" fo:text-transform="none" fo:color="#000000" style:text-position="0% 100%" fo:letter-spacing="normal" fo:font-style="normal" officeooo:rsid="003c3751" style:font-style-asian="normal" style:font-style-complex="normal"/>
    </style:style>
    <style:style style:name="T148" style:family="text">
      <style:text-properties fo:font-variant="normal" fo:text-transform="none" fo:color="#000000" style:text-position="0% 100%" fo:letter-spacing="normal" fo:font-style="normal" officeooo:rsid="001d32d4" style:font-style-asian="normal" style:font-style-complex="normal"/>
    </style:style>
    <style:style style:name="T149" style:family="text">
      <style:text-properties fo:font-variant="normal" fo:text-transform="none" fo:color="#000000" style:text-position="0% 100%" fo:letter-spacing="normal" fo:font-style="normal" officeooo:rsid="00da9e87" style:font-style-asian="normal" style:font-style-complex="normal"/>
    </style:style>
    <style:style style:name="T150" style:family="text">
      <style:text-properties fo:font-variant="normal" fo:text-transform="none" fo:color="#000000" style:text-position="0% 100%" fo:letter-spacing="normal" fo:font-style="normal" officeooo:rsid="0014cc74" style:font-style-asian="normal" style:font-style-complex="normal"/>
    </style:style>
    <style:style style:name="T151" style:family="text">
      <style:text-properties fo:font-variant="normal" fo:text-transform="none" fo:color="#000000" style:text-position="0% 100%" fo:letter-spacing="normal" fo:font-style="normal" officeooo:rsid="0050e959" style:font-style-asian="normal" style:font-style-complex="normal"/>
    </style:style>
    <style:style style:name="T152" style:family="text">
      <style:text-properties fo:font-variant="normal" fo:text-transform="none" fo:color="#000000" style:text-position="0% 100%" fo:letter-spacing="normal" fo:font-style="normal" officeooo:rsid="00adb8ab"/>
    </style:style>
    <style:style style:name="T153" style:family="text">
      <style:text-properties fo:font-variant="normal" fo:text-transform="none" fo:color="#000000" style:text-position="0% 100%" fo:letter-spacing="normal" fo:font-style="normal" officeooo:rsid="00d8e61c"/>
    </style:style>
    <style:style style:name="T154" style:family="text">
      <style:text-properties fo:font-variant="normal" fo:text-transform="none" fo:color="#000000" style:text-position="0% 100%" fo:letter-spacing="normal" fo:font-style="normal" officeooo:rsid="00adb8ab" style:font-style-asian="italic" style:font-style-complex="italic"/>
    </style:style>
    <style:style style:name="T155"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156" style:family="text">
      <style:text-properties fo:font-variant="normal" fo:text-transform="none" fo:color="#000000" style:text-position="0% 100%" fo:letter-spacing="normal" fo:font-style="normal" fo:font-weight="normal" officeooo:rsid="0020fc33" style:font-weight-asian="normal" style:font-name-complex="Verdana" style:font-weight-complex="normal"/>
    </style:style>
    <style:style style:name="T157" style:family="text">
      <style:text-properties fo:font-variant="normal" fo:text-transform="none" fo:color="#000000" style:text-position="0% 100%" fo:letter-spacing="normal" fo:font-style="normal" fo:font-weight="normal" officeooo:rsid="006f2f0f" style:font-weight-asian="normal" style:font-name-complex="Verdana" style:font-weight-complex="normal"/>
    </style:style>
    <style:style style:name="T158" style:family="text">
      <style:text-properties fo:font-variant="normal" fo:text-transform="none" fo:color="#000000" style:text-position="0% 100%" fo:letter-spacing="normal" fo:font-style="normal" fo:font-weight="normal" officeooo:rsid="0033cc47" style:font-weight-asian="normal" style:font-name-complex="Verdana" style:font-weight-complex="normal"/>
    </style:style>
    <style:style style:name="T159" style:family="text">
      <style:text-properties fo:font-variant="normal" fo:text-transform="none" fo:color="#000000" style:text-position="0% 100%" fo:letter-spacing="normal" fo:font-style="normal" fo:font-weight="normal" officeooo:rsid="0068de33" style:font-weight-asian="normal" style:font-name-complex="Verdana" style:font-weight-complex="normal"/>
    </style:style>
    <style:style style:name="T160" style:family="text">
      <style:text-properties fo:font-variant="normal" fo:text-transform="none" fo:color="#000000" style:text-position="0% 100%" fo:letter-spacing="normal" fo:font-style="normal" fo:font-weight="normal" officeooo:rsid="0022fe93" style:font-weight-asian="normal" style:font-name-complex="Verdana" style:font-weight-complex="normal"/>
    </style:style>
    <style:style style:name="T161" style:family="text">
      <style:text-properties fo:font-variant="normal" fo:text-transform="none" fo:color="#000000" style:text-position="0% 100%" fo:letter-spacing="normal" fo:font-style="normal" fo:font-weight="normal" officeooo:rsid="0030425c" style:font-weight-asian="normal" style:font-name-complex="Verdana" style:font-weight-complex="normal"/>
    </style:style>
    <style:style style:name="T162" style:family="text">
      <style:text-properties fo:font-variant="normal" fo:text-transform="none" fo:color="#000000" style:text-position="0% 100%" fo:letter-spacing="normal" fo:font-style="normal" fo:font-weight="normal" officeooo:rsid="0145a48c" style:font-weight-asian="normal" style:font-name-complex="Verdana" style:font-weight-complex="normal"/>
    </style:style>
    <style:style style:name="T163" style:family="text">
      <style:text-properties fo:font-variant="normal" fo:text-transform="none" fo:color="#000000" style:text-position="0% 100%" fo:letter-spacing="normal" fo:font-style="normal" fo:font-weight="normal" officeooo:rsid="0149d4d0" style:font-weight-asian="normal" style:font-name-complex="Verdana" style:font-weight-complex="normal"/>
    </style:style>
    <style:style style:name="T164" style:family="text">
      <style:text-properties fo:font-variant="normal" fo:text-transform="none" fo:color="#000000" style:text-position="0% 100%" fo:letter-spacing="normal" fo:font-style="normal" fo:font-weight="normal" officeooo:rsid="014a96bb" style:font-weight-asian="normal" style:font-name-complex="Verdana" style:font-weight-complex="normal"/>
    </style:style>
    <style:style style:name="T165" style:family="text">
      <style:text-properties fo:font-variant="normal" fo:text-transform="none" fo:color="#000000" style:text-position="0% 100%" fo:letter-spacing="normal" fo:font-style="normal" fo:font-weight="normal" officeooo:rsid="014b359c" style:font-weight-asian="normal" style:font-name-complex="Verdana" style:font-weight-complex="normal"/>
    </style:style>
    <style:style style:name="T166" style:family="text">
      <style:text-properties fo:font-variant="normal" fo:text-transform="none" fo:color="#000000" style:text-position="0% 100%" fo:letter-spacing="normal" fo:font-style="normal" fo:font-weight="normal" officeooo:rsid="00e72bbc" style:font-weight-asian="normal" style:font-name-complex="Verdana" style:font-weight-complex="normal"/>
    </style:style>
    <style:style style:name="T167" style:family="text">
      <style:text-properties fo:font-variant="normal" fo:text-transform="none" fo:color="#000000" style:text-position="0% 100%" fo:letter-spacing="normal" fo:font-style="normal" fo:font-weight="normal" officeooo:rsid="0168f4e2" style:font-weight-asian="normal" style:font-name-complex="Verdana" style:font-weight-complex="normal"/>
    </style:style>
    <style:style style:name="T168" style:family="text">
      <style:text-properties fo:font-variant="normal" fo:text-transform="none" fo:color="#000000" style:text-position="0% 100%" fo:letter-spacing="normal" fo:font-style="normal" fo:font-weight="normal" officeooo:rsid="016acfb3" style:font-weight-asian="normal" style:font-name-complex="Verdana" style:font-weight-complex="normal"/>
    </style:style>
    <style:style style:name="T169" style:family="text">
      <style:text-properties fo:font-variant="normal" fo:text-transform="none" fo:color="#000000" style:text-position="0% 100%" fo:letter-spacing="normal" fo:font-style="normal" fo:font-weight="normal" officeooo:rsid="0022fe93" style:font-weight-asian="bold" style:font-name-complex="Verdana" style:font-weight-complex="bold"/>
    </style:style>
    <style:style style:name="T170" style:family="text">
      <style:text-properties fo:font-variant="normal" fo:text-transform="none" fo:color="#000000" style:text-position="0% 100%" fo:letter-spacing="normal" fo:font-style="normal" fo:font-weight="normal" officeooo:rsid="0030425c" style:font-weight-asian="bold" style:font-name-complex="Verdana" style:font-weight-complex="bold"/>
    </style:style>
    <style:style style:name="T171" style:family="text">
      <style:text-properties fo:font-variant="normal" fo:text-transform="none" fo:color="#000000" style:text-position="0% 100%" fo:letter-spacing="normal" fo:font-style="normal" fo:font-weight="normal" officeooo:rsid="00348fea" style:font-weight-asian="bold" style:font-name-complex="Verdana" style:font-weight-complex="bold"/>
    </style:style>
    <style:style style:name="T172" style:family="text">
      <style:text-properties fo:font-variant="normal" fo:text-transform="none" fo:color="#000000" style:text-position="0% 100%" fo:letter-spacing="normal" fo:font-style="normal" fo:font-weight="normal" officeooo:rsid="0028cfd9" style:font-style-asian="normal" style:font-weight-asian="normal" style:font-name-complex="Verdana" style:font-style-complex="normal" style:font-weight-complex="normal"/>
    </style:style>
    <style:style style:name="T173" style:family="text">
      <style:text-properties fo:font-variant="normal" fo:text-transform="none" fo:color="#000000" style:text-position="0% 100%" fo:letter-spacing="normal" fo:font-style="normal" fo:font-weight="normal" officeooo:rsid="005f0705" style:font-style-asian="normal" style:font-weight-asian="normal" style:font-name-complex="Verdana" style:font-style-complex="normal" style:font-weight-complex="normal"/>
    </style:style>
    <style:style style:name="T174" style:family="text">
      <style:text-properties fo:font-variant="normal" fo:text-transform="none" fo:color="#000000" style:text-position="0% 100%" fo:letter-spacing="normal" fo:font-style="normal" fo:font-weight="normal" officeooo:rsid="00723bbe"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fo:letter-spacing="normal" fo:font-style="normal" fo:font-weight="normal" officeooo:rsid="0145a48c"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fo:letter-spacing="normal" fo:font-style="normal" fo:font-weight="normal" officeooo:rsid="0030425c" style:font-style-asian="normal" style:font-weight-asian="normal" style:font-name-complex="Verdana" style:font-style-complex="normal" style:font-weight-complex="normal"/>
    </style:style>
    <style:style style:name="T177" style:family="text">
      <style:text-properties fo:font-variant="normal" fo:text-transform="none" fo:color="#000000" style:text-position="0% 100%" fo:letter-spacing="normal" fo:font-style="normal" fo:font-weight="normal" officeooo:rsid="0020fc33" style:font-style-asian="normal" style:font-weight-asian="normal" style:font-name-complex="Verdana" style:font-style-complex="normal" style:font-weight-complex="normal"/>
    </style:style>
    <style:style style:name="T178" style:family="text">
      <style:text-properties fo:font-variant="normal" fo:text-transform="none" fo:color="#000000" style:text-position="0% 100%" fo:letter-spacing="normal" fo:font-style="normal" fo:font-weight="normal" officeooo:rsid="014b359c" style:font-style-asian="normal" style:font-weight-asian="normal" style:font-name-complex="Verdana" style:font-style-complex="normal" style:font-weight-complex="normal"/>
    </style:style>
    <style:style style:name="T179" style:family="text">
      <style:text-properties fo:font-variant="normal" fo:text-transform="none" fo:color="#000000" style:text-position="0% 100%" fo:letter-spacing="normal" fo:font-style="normal" fo:font-weight="normal" officeooo:rsid="014d8266" style:font-style-asian="normal" style:font-weight-asian="normal" style:font-name-complex="Verdana" style:font-style-complex="normal" style:font-weight-complex="normal"/>
    </style:style>
    <style:style style:name="T180" style:family="text">
      <style:text-properties fo:font-variant="normal" fo:text-transform="none" fo:color="#000000" style:text-position="0% 100%" fo:letter-spacing="normal" fo:font-style="normal" fo:font-weight="normal" officeooo:rsid="0114b06d" style:font-name-complex="Verdana"/>
    </style:style>
    <style:style style:name="T181" style:family="text">
      <style:text-properties fo:font-variant="normal" fo:text-transform="none" fo:color="#000000" style:text-position="0% 100%" fo:letter-spacing="normal" fo:font-style="normal" fo:font-weight="bold" officeooo:rsid="0020fc33" style:font-weight-asian="bold" style:font-name-complex="Verdana" style:font-weight-complex="bold"/>
    </style:style>
    <style:style style:name="T182" style:family="text">
      <style:text-properties fo:font-variant="normal" fo:text-transform="none" fo:color="#000000" style:text-position="0% 100%" fo:letter-spacing="normal" fo:font-style="normal" fo:font-weight="bold" officeooo:rsid="0143e5de" style:font-weight-asian="bold" style:font-name-complex="Verdana" style:font-weight-complex="bold"/>
    </style:style>
    <style:style style:name="T183" style:family="text">
      <style:text-properties fo:font-variant="normal" fo:text-transform="none" fo:color="#000000" style:text-position="0% 100%" fo:letter-spacing="normal" fo:font-style="italic" officeooo:rsid="000db789" style:font-style-asian="italic" style:font-style-complex="italic"/>
    </style:style>
    <style:style style:name="T184"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185" style:family="text">
      <style:text-properties fo:font-variant="normal" fo:text-transform="none" fo:color="#000000" style:text-position="0% 100%" fo:letter-spacing="normal" fo:font-style="italic" style:text-underline-style="none" fo:font-weight="normal" officeooo:rsid="003ef779" style:font-style-asian="italic" style:font-weight-asian="normal" style:font-style-complex="italic" style:font-weight-complex="normal"/>
    </style:style>
    <style:style style:name="T186" style:family="text">
      <style:text-properties fo:font-variant="normal" fo:text-transform="none" fo:color="#000000" style:text-position="0% 100%" fo:letter-spacing="normal" fo:font-style="italic" style:text-underline-style="none" fo:font-weight="normal" officeooo:rsid="000db789" style:font-style-asian="italic" style:font-weight-asian="normal" style:font-style-complex="italic" style:font-weight-complex="normal"/>
    </style:style>
    <style:style style:name="T187"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188"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189"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190" style:family="text">
      <style:text-properties fo:font-variant="normal" fo:text-transform="none" fo:color="#000000" style:text-position="0% 100%" fo:letter-spacing="normal" style:text-underline-style="none" fo:font-weight="normal" officeooo:rsid="0040a822" style:font-weight-asian="normal" style:font-weight-complex="normal"/>
    </style:style>
    <style:style style:name="T191" style:family="text">
      <style:text-properties fo:font-variant="normal" fo:text-transform="none" fo:color="#000000" style:text-position="0% 100%" style:font-name="Times New Roman" fo:font-size="12pt" fo:letter-spacing="normal" fo:font-style="normal" style:text-underline-style="none" fo:font-weight="bold" officeooo:rsid="001ca995" style:font-size-asian="12pt" style:font-style-asian="normal" style:font-weight-asian="bold" style:font-name-complex="Verdana" style:font-size-complex="12pt" style:font-style-complex="normal" style:font-weight-complex="bold"/>
    </style:style>
    <style:style style:name="T192"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193"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194"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195"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96"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97"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198" style:family="text">
      <style:text-properties fo:font-variant="normal" fo:text-transform="none" fo:color="#000000" style:text-position="0% 100%" style:font-name="Times New Roman" fo:font-size="10pt" fo:letter-spacing="normal" fo:font-style="italic" style:text-underline-style="none" fo:font-weight="normal" officeooo:rsid="003da2c6" style:font-size-asian="10pt" style:font-style-asian="italic" style:font-weight-asian="normal" style:font-name-complex="Verdana" style:font-size-complex="10pt" style:font-style-complex="italic" style:font-weight-complex="normal"/>
    </style:style>
    <style:style style:name="T199"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200"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201"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202"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203" style:family="text">
      <style:text-properties fo:font-variant="normal" fo:text-transform="none" fo:color="#000000" style:text-position="0% 100%" style:font-name="Times New Roman" fo:font-size="10pt" fo:letter-spacing="normal" fo:font-style="italic" style:text-underline-style="none" fo:font-weight="normal" officeooo:rsid="00372d08" style:font-size-asian="10pt" style:font-style-asian="italic" style:font-weight-asian="normal" style:font-name-complex="Verdana" style:font-size-complex="10pt" style:font-style-complex="italic" style:font-weight-complex="normal"/>
    </style:style>
    <style:style style:name="T204" style:family="text">
      <style:text-properties fo:font-variant="normal" fo:text-transform="none" fo:color="#000000" style:text-position="0% 100%" style:font-name="Times New Roman" fo:font-size="10pt" fo:letter-spacing="normal" fo:font-style="italic" style:text-underline-style="none" fo:font-weight="normal" officeooo:rsid="004769a6" style:font-size-asian="10pt" style:font-style-asian="italic" style:font-weight-asian="normal" style:font-name-complex="Verdana" style:font-size-complex="10pt" style:font-style-complex="italic" style:font-weight-complex="normal"/>
    </style:style>
    <style:style style:name="T205"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206"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07"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0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0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4415c2" style:font-size-asian="10pt" style:font-style-asian="italic" style:font-weight-asian="normal" style:font-name-complex="Verdana" style:font-size-complex="10pt" style:font-style-complex="italic" style:font-weight-complex="normal"/>
    </style:style>
    <style:style style:name="T21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211" style:family="text">
      <style:text-properties fo:font-variant="normal" fo:text-transform="none" fo:color="#000000" style:text-position="0% 100%" style:font-name="Times New Roman" fo:font-size="10pt" fo:letter-spacing="normal" fo:font-style="italic" fo:font-weight="normal" officeooo:rsid="00adb8ab" style:font-size-asian="10pt" style:font-style-asian="italic" style:font-weight-asian="normal" style:font-name-complex="Verdana" style:font-size-complex="10pt" style:font-style-complex="italic" style:font-weight-complex="normal"/>
    </style:style>
    <style:style style:name="T212" style:family="text">
      <style:text-properties fo:font-variant="normal" fo:text-transform="none" fo:color="#000000" style:text-position="0% 100%" style:font-name="Times New Roman" fo:font-size="10pt" fo:letter-spacing="normal" fo:font-style="italic" fo:font-weight="normal" officeooo:rsid="004415c2" style:font-size-asian="10pt" style:font-style-asian="italic" style:font-weight-asian="normal" style:font-name-complex="Verdana" style:font-size-complex="10pt" style:font-style-complex="italic" style:font-weight-complex="normal"/>
    </style:style>
    <style:style style:name="T213" style:family="text">
      <style:text-properties fo:font-variant="normal" fo:text-transform="none" fo:color="#000000" style:text-position="0% 100%" style:font-name="Times New Roman" fo:font-size="10pt" fo:letter-spacing="normal" fo:font-style="italic" fo:font-weight="normal" officeooo:rsid="00d8e61c" style:font-size-asian="10pt" style:font-style-asian="italic" style:font-weight-asian="normal" style:font-name-complex="Verdana" style:font-size-complex="10pt" style:font-style-complex="italic" style:font-weight-complex="normal"/>
    </style:style>
    <style:style style:name="T21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1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21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21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21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22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22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22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22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224"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25"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226"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27"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28"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29"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30"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231"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232"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233"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234"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35"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36"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237"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238" style:family="text">
      <style:text-properties fo:font-variant="normal" fo:text-transform="none" fo:color="#000000" style:text-position="0% 100%" style:font-name="Times New Roman" fo:font-size="10pt" fo:letter-spacing="normal" fo:font-style="normal" style:text-underline-style="none" fo:font-weight="bold" officeooo:rsid="004b60c7" style:font-size-asian="10pt" style:font-style-asian="normal" style:font-weight-asian="bold" style:font-name-complex="Verdana" style:font-size-complex="10pt" style:font-style-complex="normal" style:font-weight-complex="bold"/>
    </style:style>
    <style:style style:name="T239"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240"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241"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242"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243"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244"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245"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246"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247"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248"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249" style:family="text">
      <style:text-properties fo:font-variant="normal" fo:text-transform="none" fo:color="#000000" style:text-position="0% 100%" style:font-name="Times New Roman" fo:font-size="10pt" fo:letter-spacing="normal" fo:font-style="normal" style:text-underline-style="none" fo:font-weight="bold" officeooo:rsid="004ec491" style:font-size-asian="10pt" style:font-style-asian="normal" style:font-weight-asian="bold" style:font-name-complex="Verdana" style:font-size-complex="10pt" style:font-style-complex="normal" style:font-weight-complex="bold"/>
    </style:style>
    <style:style style:name="T250" style:family="text">
      <style:text-properties fo:font-variant="normal" fo:text-transform="none" fo:color="#000000" style:text-position="0% 100%" style:font-name="Times New Roman" fo:font-size="10pt" fo:letter-spacing="normal" fo:font-style="normal" style:text-underline-style="none" fo:font-weight="bold" officeooo:rsid="0029bbe8" style:font-size-asian="10pt" style:font-style-asian="normal" style:font-weight-asian="bold" style:font-name-complex="Verdana" style:font-size-complex="10pt" style:font-style-complex="normal" style:font-weight-complex="bold"/>
    </style:style>
    <style:style style:name="T251"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252"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253"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254"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255"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256"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257" style:family="text">
      <style:text-properties fo:font-variant="normal" fo:text-transform="none" fo:color="#000000" style:text-position="0% 100%"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258" style:family="text">
      <style:text-properties fo:font-variant="normal" fo:text-transform="none" fo:color="#000000" style:text-position="0% 100%"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259" style:family="text">
      <style:text-properties fo:font-variant="normal" fo:text-transform="none" fo:color="#000000" style:text-position="0% 100%"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260" style:family="text">
      <style:text-properties fo:font-variant="normal" fo:text-transform="none" fo:color="#000000" style:text-position="0% 100%" style:font-name="Times New Roman" fo:font-size="10pt" fo:letter-spacing="normal" fo:font-style="normal" fo:font-weight="normal" officeooo:rsid="01515ac4" style:font-size-asian="10pt" style:font-weight-asian="normal" style:font-name-complex="Verdana" style:font-size-complex="10pt" style:font-weight-complex="normal"/>
    </style:style>
    <style:style style:name="T261" style:family="text">
      <style:text-properties fo:font-variant="normal" fo:text-transform="none" fo:color="#000000" style:text-position="0% 100%"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262" style:family="text">
      <style:text-properties fo:font-variant="normal" fo:text-transform="none" fo:color="#000000" style:text-position="0% 1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263" style:family="text">
      <style:text-properties fo:font-variant="normal" fo:text-transform="none" fo:color="#000000" style:text-position="0% 1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264" style:family="text">
      <style:text-properties fo:font-variant="normal" fo:text-transform="none" fo:color="#000000" style:text-position="0% 100%" style:font-name="Times New Roman" fo:font-size="10pt" fo:letter-spacing="normal" fo:font-style="normal" fo:font-weight="normal" officeooo:rsid="015c5f52" style:font-size-asian="10pt" style:font-weight-asian="normal" style:font-name-complex="Verdana" style:font-size-complex="10pt" style:font-weight-complex="normal"/>
    </style:style>
    <style:style style:name="T265" style:family="text">
      <style:text-properties fo:font-variant="normal" fo:text-transform="none" fo:color="#000000" style:text-position="0% 100%" style:font-name="Times New Roman" fo:font-size="10pt" fo:letter-spacing="normal" fo:font-style="normal" fo:font-weight="normal" officeooo:rsid="015dc894" style:font-size-asian="10pt" style:font-weight-asian="normal" style:font-name-complex="Verdana" style:font-size-complex="10pt" style:font-weight-complex="normal"/>
    </style:style>
    <style:style style:name="T266" style:family="text">
      <style:text-properties fo:font-variant="normal" fo:text-transform="none" fo:color="#000000" style:text-position="0% 1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267" style:family="text">
      <style:text-properties fo:font-variant="normal" fo:text-transform="none" fo:color="#000000" style:text-position="0% 100%" style:font-name="Times New Roman" fo:font-size="10pt" fo:letter-spacing="normal" fo:font-style="normal" fo:font-weight="normal" officeooo:rsid="015fa245" style:font-size-asian="10pt" style:font-weight-asian="normal" style:font-name-complex="Verdana" style:font-size-complex="10pt" style:font-weight-complex="normal"/>
    </style:style>
    <style:style style:name="T268"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269" style:family="text">
      <style:text-properties fo:font-variant="normal" fo:text-transform="none" fo:color="#000000" style:text-position="0% 100%" style:font-name="Times New Roman" fo:font-size="10pt" fo:letter-spacing="normal" fo:font-style="normal" fo:font-weight="normal" officeooo:rsid="004010b8" style:font-size-asian="10pt" style:font-weight-asian="bold" style:font-name-complex="Verdana" style:font-size-complex="10pt" style:font-weight-complex="bold"/>
    </style:style>
    <style:style style:name="T270" style:family="text">
      <style:text-properties fo:font-variant="normal" fo:text-transform="none" fo:color="#000000" style:text-position="0% 100%" style:font-name="Times New Roman" fo:font-size="10pt" fo:letter-spacing="normal" fo:font-style="normal" fo:font-weight="normal" officeooo:rsid="0138dbc4" style:font-size-asian="10pt" style:font-weight-asian="bold" style:font-name-complex="Verdana" style:font-size-complex="10pt" style:font-weight-complex="bold"/>
    </style:style>
    <style:style style:name="T271" style:family="text">
      <style:text-properties fo:font-variant="normal" fo:text-transform="none" fo:color="#000000" style:text-position="0% 100%" style:font-name="Times New Roman" fo:font-size="10pt" fo:letter-spacing="normal" fo:font-style="normal" fo:font-weight="normal" officeooo:rsid="013cfdb8" style:font-size-asian="10pt" style:font-weight-asian="bold" style:font-name-complex="Verdana" style:font-size-complex="10pt" style:font-weight-complex="bold"/>
    </style:style>
    <style:style style:name="T272" style:family="text">
      <style:text-properties fo:font-variant="normal" fo:text-transform="none" fo:color="#000000" style:text-position="0% 100%" style:font-name="Times New Roman" fo:font-size="10pt" fo:letter-spacing="normal" fo:font-style="normal" fo:font-weight="normal" officeooo:rsid="0149b38a" style:font-size-asian="10pt" style:font-weight-asian="bold" style:font-name-complex="Verdana" style:font-size-complex="10pt" style:font-weight-complex="bold"/>
    </style:style>
    <style:style style:name="T273"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274" style:family="text">
      <style:text-properties fo:font-variant="normal" fo:text-transform="none" fo:color="#000000" style:text-position="0% 100%" style:font-name="Times New Roman" fo:font-size="10pt" fo:letter-spacing="normal" fo:font-style="normal" fo:font-weight="normal" officeooo:rsid="01525156" fo:background-color="#ffffff" style:font-size-asian="10pt" style:font-weight-asian="normal" style:font-name-complex="Verdana" style:font-size-complex="10pt" style:font-weight-complex="normal"/>
    </style:style>
    <style:style style:name="T275" style:family="text">
      <style:text-properties fo:font-variant="normal" fo:text-transform="none" fo:color="#000000" style:text-position="0% 100%" style:font-name="Times New Roman" fo:font-size="10pt" fo:letter-spacing="normal" fo:font-style="normal" fo:font-weight="normal" officeooo:rsid="0153118c" fo:background-color="#ffffff" style:font-size-asian="10pt" style:font-weight-asian="normal" style:font-name-complex="Verdana" style:font-size-complex="10pt" style:font-weight-complex="normal"/>
    </style:style>
    <style:style style:name="T276"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style-asian="normal" style:font-weight-asian="normal" style:font-name-complex="Verdana" style:font-size-complex="10pt" style:font-style-complex="normal" style:font-weight-complex="normal"/>
    </style:style>
    <style:style style:name="T277" style:family="text">
      <style:text-properties fo:font-variant="normal" fo:text-transform="none" fo:color="#000000" style:text-position="0% 100%" style:font-name="Times New Roman" fo:font-size="10pt" fo:letter-spacing="normal" fo:font-style="normal" fo:font-weight="bold" officeooo:rsid="0146e88e" fo:background-color="#ffffff" style:font-size-asian="10pt" style:font-style-asian="normal" style:font-weight-asian="bold" style:font-name-complex="Verdana" style:font-size-complex="10pt" style:font-style-complex="normal" style:font-weight-complex="bold"/>
    </style:style>
    <style:style style:name="T278" style:family="text">
      <style:text-properties fo:font-variant="normal" fo:text-transform="none" fo:color="#000000" style:text-position="0% 100%" style:font-name="Times New Roman" fo:font-size="10pt" fo:letter-spacing="normal" fo:font-style="normal" fo:font-weight="bold" officeooo:rsid="0153118c" fo:background-color="#ffffff" style:font-size-asian="10pt" style:font-style-asian="normal" style:font-weight-asian="bold" style:font-name-complex="Verdana" style:font-size-complex="10pt" style:font-style-complex="normal" style:font-weight-complex="bold"/>
    </style:style>
    <style:style style:name="T279"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280"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281"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282"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283"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284" style:family="text">
      <style:text-properties fo:font-variant="normal" fo:text-transform="none" fo:color="#000000" style:text-position="0% 100%" style:font-name="Times New Roman" fo:letter-spacing="normal" fo:font-style="normal" style:text-underline-style="none" officeooo:rsid="002094ab" style:font-style-asian="normal" style:font-name-complex="Verdana" style:font-style-complex="normal"/>
    </style:style>
    <style:style style:name="T285"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286" style:family="text">
      <style:text-properties fo:font-variant="normal" fo:text-transform="none" fo:color="#000000" style:text-position="0% 100%" style:font-name="Times New Roman" fo:letter-spacing="normal" fo:font-style="normal" fo:font-weight="normal" officeooo:rsid="01750746" fo:background-color="#ffffff" style:font-style-asian="normal" style:font-weight-asian="bold" style:font-name-complex="Verdana" style:font-style-complex="normal" style:font-weight-complex="bold"/>
    </style:style>
    <style:style style:name="T287"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bold" style:font-name-complex="Verdana" style:font-style-complex="normal" style:font-weight-complex="bold"/>
    </style:style>
    <style:style style:name="T288" style:family="text">
      <style:text-properties fo:font-variant="normal" fo:text-transform="none" fo:color="#000000" style:text-position="0% 100%" style:font-name="Times New Roman" fo:letter-spacing="normal" fo:font-style="normal" fo:font-weight="normal" officeooo:rsid="0173b47d" fo:background-color="#ffffff" style:font-style-asian="normal" style:font-weight-asian="normal" style:font-name-complex="Verdana" style:font-style-complex="normal" style:font-weight-complex="normal"/>
    </style:style>
    <style:style style:name="T289"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normal" style:font-name-complex="Verdana" style:font-style-complex="normal" style:font-weight-complex="normal"/>
    </style:style>
    <style:style style:name="T290" style:family="text">
      <style:text-properties fo:font-variant="normal" fo:text-transform="none" fo:color="#000000" style:text-position="0% 100%" style:font-name="Times New Roman" fo:letter-spacing="normal" fo:font-style="normal" fo:font-weight="normal" officeooo:rsid="0173b47d" style:font-style-asian="normal" style:font-weight-asian="normal" style:font-name-complex="Verdana" style:font-style-complex="normal" style:font-weight-complex="normal"/>
    </style:style>
    <style:style style:name="T291" style:family="text">
      <style:text-properties fo:font-variant="normal" fo:text-transform="none" fo:color="#000000" style:text-position="0% 1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292" style:family="text">
      <style:text-properties fo:font-variant="normal" fo:text-transform="none" fo:color="#000000" style:text-position="0% 100%" style:font-name="Times New Roman" fo:font-size="14pt" fo:letter-spacing="normal" fo:font-style="italic" fo:font-weight="normal" style:font-size-asian="14pt" style:font-style-asian="normal" style:font-weight-asian="normal" style:font-name-complex="Verdana" style:font-size-complex="14pt" style:font-style-complex="normal" style:font-weight-complex="normal"/>
    </style:style>
    <style:style style:name="T293" style:family="text">
      <style:text-properties fo:font-variant="normal" fo:text-transform="none" fo:color="#000000" style:text-position="0% 100%" style:font-name="Times New Roman" fo:font-size="14pt" fo:letter-spacing="normal" fo:font-style="italic" fo:font-weight="normal" officeooo:rsid="01750746" style:font-size-asian="14pt" style:font-style-asian="normal" style:font-weight-asian="normal" style:font-name-complex="Verdana" style:font-size-complex="14pt" style:font-style-complex="normal" style:font-weight-complex="normal"/>
    </style:style>
    <style:style style:name="T294"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295"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296"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297"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size-complex="10pt" style:font-style-complex="normal" style:font-weight-complex="normal"/>
    </style:style>
    <style:style style:name="T298" style:family="text">
      <style:text-properties fo:font-variant="normal" fo:text-transform="none" fo:color="#000000" style:text-position="0% 100%" fo:font-size="10pt" fo:letter-spacing="normal" fo:font-style="normal" style:text-underline-style="none" fo:font-weight="normal" officeooo:rsid="0040a822" style:font-size-asian="10pt" style:font-style-asian="normal" style:font-weight-asian="normal" style:font-size-complex="10pt" style:font-style-complex="normal" style:font-weight-complex="normal"/>
    </style:style>
    <style:style style:name="T299"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300"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301"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02"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03"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normal" style:font-size-complex="10pt" style:font-weight-complex="normal"/>
    </style:style>
    <style:style style:name="T304" style:family="text">
      <style:text-properties fo:font-variant="normal" fo:text-transform="none" fo:color="#000000" style:text-position="0% 100%" fo:font-size="10pt" fo:letter-spacing="normal" fo:font-style="normal" style:text-underline-style="none" fo:font-weight="normal" officeooo:rsid="004ec491" style:font-size-asian="10pt" style:font-weight-asian="normal" style:font-size-complex="10pt" style:font-weight-complex="normal"/>
    </style:style>
    <style:style style:name="T305"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06"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07"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08"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309"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310" style:family="text">
      <style:text-properties fo:font-variant="normal" fo:text-transform="none" fo:color="#000000" style:text-position="0% 100%" style:font-name="Times New Roman2" fo:letter-spacing="normal" fo:font-style="normal" fo:font-weight="normal" officeooo:rsid="000a3927" style:font-weight-asian="normal" style:font-name-complex="Verdana" style:font-weight-complex="normal"/>
    </style:style>
    <style:style style:name="T311" style:family="text">
      <style:text-properties fo:font-variant="normal" fo:text-transform="none" fo:color="#000000" fo:letter-spacing="normal"/>
    </style:style>
    <style:style style:name="T312" style:family="text">
      <style:text-properties fo:font-variant="normal" fo:text-transform="none" fo:color="#000000" fo:letter-spacing="normal" fo:font-style="normal" fo:font-weight="normal" style:font-name-complex="Verdana"/>
    </style:style>
    <style:style style:name="T313" style:family="text">
      <style:text-properties fo:font-variant="normal" fo:text-transform="none" fo:color="#000000" fo:letter-spacing="normal" fo:font-style="normal" fo:font-weight="normal" officeooo:rsid="010d332d" style:font-name-complex="Verdana"/>
    </style:style>
    <style:style style:name="T314" style:family="text">
      <style:text-properties fo:font-variant="normal" fo:text-transform="none" fo:color="#000000" fo:letter-spacing="normal" fo:font-style="normal" fo:font-weight="normal" officeooo:rsid="005b9b89" style:font-weight-asian="normal" style:font-name-complex="Verdana" style:font-weight-complex="normal"/>
    </style:style>
    <style:style style:name="T315" style:family="text">
      <style:text-properties fo:font-variant="normal" fo:text-transform="none" fo:color="#000000" fo:letter-spacing="normal" fo:font-style="normal" fo:font-weight="normal" officeooo:rsid="013f0e53" style:font-weight-asian="normal" style:font-name-complex="Verdana" style:font-weight-complex="normal"/>
    </style:style>
    <style:style style:name="T316" style:family="text">
      <style:text-properties fo:font-variant="normal" fo:text-transform="none" fo:color="#000000" fo:letter-spacing="normal" fo:font-style="normal" fo:font-weight="normal" officeooo:rsid="013f715c" style:font-weight-asian="normal" style:font-name-complex="Verdana" style:font-weight-complex="normal"/>
    </style:style>
    <style:style style:name="T317" style:family="text">
      <style:text-properties fo:font-variant="normal" fo:text-transform="none" fo:color="#000000" fo:letter-spacing="normal" fo:font-style="normal" fo:font-weight="normal" officeooo:rsid="007eaedd" style:font-weight-asian="normal" style:font-name-complex="Verdana" style:font-weight-complex="normal"/>
    </style:style>
    <style:style style:name="T318" style:family="text">
      <style:text-properties fo:font-variant="normal" fo:text-transform="none" fo:color="#000000" fo:letter-spacing="normal" fo:font-style="normal" fo:font-weight="normal" officeooo:rsid="005d8001" style:font-weight-asian="normal" style:font-name-complex="Verdana" style:font-weight-complex="normal"/>
    </style:style>
    <style:style style:name="T319" style:family="text">
      <style:text-properties fo:font-variant="normal" fo:text-transform="none" fo:color="#000000" fo:letter-spacing="normal" fo:font-style="normal" fo:font-weight="normal" officeooo:rsid="0068de33" style:font-weight-asian="normal" style:font-name-complex="Verdana" style:font-weight-complex="normal"/>
    </style:style>
    <style:style style:name="T320" style:family="text">
      <style:text-properties fo:font-variant="normal" fo:text-transform="none" fo:color="#000000" fo:letter-spacing="normal" fo:font-style="normal" fo:font-weight="normal" officeooo:rsid="005f0705" style:font-weight-asian="normal" style:font-name-complex="Verdana" style:font-weight-complex="normal"/>
    </style:style>
    <style:style style:name="T321" style:family="text">
      <style:text-properties fo:font-variant="normal" fo:text-transform="none" fo:color="#000000" fo:letter-spacing="normal" fo:font-style="normal" fo:font-weight="normal" officeooo:rsid="00619118" style:font-weight-asian="normal" style:font-name-complex="Verdana" style:font-weight-complex="normal"/>
    </style:style>
    <style:style style:name="T322" style:family="text">
      <style:text-properties fo:font-variant="normal" fo:text-transform="none" fo:color="#000000" fo:letter-spacing="normal" fo:font-style="normal" fo:font-weight="normal" officeooo:rsid="013f91ce" style:font-weight-asian="normal" style:font-name-complex="Verdana" style:font-weight-complex="normal"/>
    </style:style>
    <style:style style:name="T323"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324" style:family="text">
      <style:text-properties fo:font-variant="normal" fo:text-transform="none" fo:color="#000000" fo:letter-spacing="normal" fo:font-style="normal" fo:font-weight="normal" officeooo:rsid="0142ad1f" style:font-weight-asian="normal" style:font-name-complex="Verdana" style:font-weight-complex="normal"/>
    </style:style>
    <style:style style:name="T325" style:family="text">
      <style:text-properties fo:font-variant="normal" fo:text-transform="none" fo:color="#000000" fo:letter-spacing="normal" fo:font-style="normal" fo:font-weight="normal" officeooo:rsid="0149b38a" style:font-weight-asian="normal" style:font-name-complex="Verdana" style:font-weight-complex="normal"/>
    </style:style>
    <style:style style:name="T326" style:family="text">
      <style:text-properties fo:font-variant="normal" fo:text-transform="none" fo:color="#000000" fo:letter-spacing="normal" fo:font-style="normal" fo:font-weight="normal" officeooo:rsid="0149d4d0" style:font-weight-asian="normal" style:font-name-complex="Verdana" style:font-weight-complex="normal"/>
    </style:style>
    <style:style style:name="T327" style:family="text">
      <style:text-properties fo:font-variant="normal" fo:text-transform="none" fo:color="#000000" fo:letter-spacing="normal" fo:font-style="normal" officeooo:rsid="01071291" style:font-name-complex="Verdana"/>
    </style:style>
    <style:style style:name="T328" style:family="text">
      <style:text-properties fo:font-variant="normal" fo:text-transform="none" fo:color="#000000" fo:letter-spacing="normal" fo:font-style="normal" officeooo:rsid="0104c2a6" style:font-name-complex="Verdana"/>
    </style:style>
    <style:style style:name="T329" style:family="text">
      <style:text-properties fo:font-variant="normal" fo:text-transform="none" fo:color="#000000" fo:letter-spacing="normal" fo:font-style="normal" officeooo:rsid="010f63b4" style:font-name-complex="Verdana"/>
    </style:style>
    <style:style style:name="T330" style:family="text">
      <style:text-properties fo:font-variant="normal" fo:text-transform="none" fo:color="#000000" fo:letter-spacing="normal" fo:font-style="normal" officeooo:rsid="011736cd" style:font-name-complex="Verdana"/>
    </style:style>
    <style:style style:name="T331" style:family="text">
      <style:text-properties fo:font-variant="normal" fo:text-transform="none" fo:color="#000000" fo:letter-spacing="normal" fo:font-style="normal" fo:font-weight="bold" style:font-weight-asian="bold" style:font-name-complex="Verdana" style:font-weight-complex="bold"/>
    </style:style>
    <style:style style:name="T332" style:family="text">
      <style:text-properties fo:font-variant="normal" fo:text-transform="none" fo:color="#000000" fo:letter-spacing="normal" fo:font-style="normal" fo:font-weight="bold" officeooo:rsid="013f715c" style:font-weight-asian="bold" style:font-name-complex="Verdana" style:font-weight-complex="bold"/>
    </style:style>
    <style:style style:name="T333" style:family="text">
      <style:text-properties fo:font-variant="normal" fo:text-transform="none" fo:color="#000000" fo:letter-spacing="normal" fo:font-style="normal" fo:font-weight="bold" officeooo:rsid="01529bfa" style:font-weight-asian="bold" style:font-name-complex="Verdana" style:font-weight-complex="bold"/>
    </style:style>
    <style:style style:name="T334" style:family="text">
      <style:text-properties fo:font-variant="normal" fo:text-transform="none" fo:color="#000000" fo:letter-spacing="normal" fo:font-style="normal" fo:font-weight="bold" officeooo:rsid="00348fea" style:font-weight-asian="bold" style:font-name-complex="Verdana" style:font-weight-complex="bold"/>
    </style:style>
    <style:style style:name="T335" style:family="text">
      <style:text-properties fo:font-variant="normal" fo:text-transform="none" fo:color="#000000" fo:letter-spacing="normal" fo:font-style="normal" fo:font-weight="bold" officeooo:rsid="00217b5f" style:font-weight-asian="bold" style:font-name-complex="Verdana" style:font-weight-complex="bold"/>
    </style:style>
    <style:style style:name="T336" style:family="text">
      <style:text-properties fo:font-variant="normal" fo:text-transform="none" fo:color="#000000" fo:letter-spacing="normal" fo:font-style="normal" fo:font-weight="bold" officeooo:rsid="0022fe93" style:font-weight-asian="bold" style:font-name-complex="Verdana" style:font-weight-complex="bold"/>
    </style:style>
    <style:style style:name="T337" style:family="text">
      <style:text-properties fo:font-variant="normal" fo:text-transform="none" fo:color="#000000" style:font-name="sans-serif" fo:font-size="9pt" fo:letter-spacing="normal" fo:font-style="normal"/>
    </style:style>
    <style:style style:name="T338" style:family="text">
      <style:text-properties fo:font-variant="normal" fo:text-transform="none" fo:color="#000000" style:font-name="sans-serif" fo:font-size="9pt" fo:letter-spacing="normal" fo:font-style="normal" fo:font-weight="normal"/>
    </style:style>
    <style:style style:name="T339" style:family="text">
      <style:text-properties fo:font-variant="normal" fo:text-transform="none" fo:color="#000000" style:font-name="sans-serif" fo:font-size="9pt" fo:letter-spacing="normal" fo:font-style="italic"/>
    </style:style>
    <style:style style:name="T340" style:family="text">
      <style:text-properties fo:font-variant="normal" fo:text-transform="none" fo:color="#000000" style:font-name="sans-serif" fo:font-size="9pt" fo:letter-spacing="normal" fo:font-style="italic" fo:font-weight="normal"/>
    </style:style>
    <style:style style:name="T341" style:family="text">
      <style:text-properties fo:font-variant="normal" fo:text-transform="none" fo:color="#000000" fo:font-size="12pt" fo:letter-spacing="normal" fo:font-style="normal" fo:font-weight="normal" style:font-size-asian="12pt" style:font-size-complex="12pt"/>
    </style:style>
    <style:style style:name="T342" style:family="text">
      <style:text-properties fo:font-variant="normal" fo:text-transform="none" fo:color="#000000" style:font-name="Times New Roman2" fo:letter-spacing="normal" fo:font-style="normal" fo:font-weight="normal"/>
    </style:style>
    <style:style style:name="T343" style:family="text">
      <style:text-properties fo:font-variant="normal" fo:text-transform="none" fo:color="#000000" style:font-name="Times New Roman2" fo:letter-spacing="normal" fo:font-style="normal" fo:font-weight="normal" officeooo:rsid="013de9b9"/>
    </style:style>
    <style:style style:name="T344" style:family="text">
      <style:text-properties fo:font-variant="normal" fo:text-transform="none" fo:color="#000000" style:font-name="Times New Roman2" fo:letter-spacing="normal" fo:font-style="normal" fo:font-weight="normal" officeooo:rsid="0162cc66"/>
    </style:style>
    <style:style style:name="T345" style:family="text">
      <style:text-properties fo:font-variant="normal" fo:text-transform="none" fo:color="#000000" style:font-name="Times New Roman2" fo:letter-spacing="normal" fo:font-style="italic" fo:font-weight="normal"/>
    </style:style>
    <style:style style:name="T346" style:family="text">
      <style:text-properties fo:font-variant="normal" fo:text-transform="none" fo:color="#000000" style:font-name="Times New Roman2" fo:letter-spacing="normal" fo:font-style="italic" fo:font-weight="normal" officeooo:rsid="017c53fa" style:font-style-asian="normal" style:font-name-complex="Verdana" style:font-style-complex="normal"/>
    </style:style>
    <style:style style:name="T347" style:family="text">
      <style:text-properties fo:font-variant="normal" fo:text-transform="none" fo:color="#000000" style:font-name="Times New Roman2" fo:letter-spacing="normal" fo:font-weight="normal"/>
    </style:style>
    <style:style style:name="T348" style:family="text">
      <style:text-properties fo:font-variant="normal" fo:text-transform="none" fo:color="#000000" style:font-name="Times New Roman2" fo:letter-spacing="normal" fo:font-weight="normal" officeooo:rsid="017c53fa" style:font-style-asian="normal" style:font-name-complex="Verdana" style:font-style-complex="normal"/>
    </style:style>
    <style:style style:name="T349" style:family="text">
      <style:text-properties fo:font-variant="normal" fo:text-transform="none" fo:color="#000000" style:font-name="Times New Roman2" fo:letter-spacing="normal" fo:font-weight="normal" officeooo:rsid="017d2eb1" style:font-style-asian="normal" style:font-name-complex="Verdana" style:font-style-complex="normal"/>
    </style:style>
    <style:style style:name="T350" style:family="text">
      <style:text-properties fo:font-variant="normal" fo:text-transform="none" fo:color="#000000" style:font-name="Times New Roman2" fo:letter-spacing="normal" fo:font-weight="normal" officeooo:rsid="01810fb0" style:font-style-asian="normal" style:font-name-complex="Verdana" style:font-style-complex="normal"/>
    </style:style>
    <style:style style:name="T351" style:family="text">
      <style:text-properties fo:font-variant="normal" fo:text-transform="none" fo:color="#000000" style:font-name="Times New Roman2" fo:letter-spacing="normal" fo:font-weight="normal" officeooo:rsid="01822022" style:font-style-asian="normal" style:font-name-complex="Verdana" style:font-style-complex="normal"/>
    </style:style>
    <style:style style:name="T352" style:family="text">
      <style:text-properties fo:font-variant="normal" fo:text-transform="none" fo:color="#000000" style:font-name="Times New Roman2" fo:letter-spacing="normal" fo:font-weight="normal" officeooo:rsid="017d2eb1"/>
    </style:style>
    <style:style style:name="T353" style:family="text">
      <style:text-properties fo:font-variant="normal" fo:text-transform="none" fo:color="#000000" style:font-name="Times New Roman2" fo:font-size="10pt" fo:letter-spacing="normal" fo:font-weight="normal" officeooo:rsid="017b9392" style:font-size-asian="10pt" style:font-name-complex="Verdana" style:font-size-complex="10pt"/>
    </style:style>
    <style:style style:name="T354" style:family="text">
      <style:text-properties fo:font-variant="normal" fo:text-transform="none" fo:color="#000000" style:font-name="Times New Roman2" fo:font-size="10pt" fo:letter-spacing="normal" fo:font-weight="normal" officeooo:rsid="017c53fa" style:font-size-asian="10pt" style:font-name-complex="Verdana" style:font-size-complex="10pt"/>
    </style:style>
    <style:style style:name="T355" style:family="text">
      <style:text-properties fo:font-variant="normal" fo:text-transform="none" fo:color="#000000" style:font-name="Times New Roman" fo:font-size="9pt" fo:letter-spacing="normal" fo:font-style="normal" fo:font-weight="normal" style:font-size-asian="9pt" style:font-size-complex="9pt"/>
    </style:style>
    <style:style style:name="T356" style:family="text">
      <style:text-properties fo:font-variant="normal" fo:text-transform="none" fo:color="#000000" style:font-name="Times New Roman" fo:font-size="9pt" fo:letter-spacing="normal" fo:font-style="normal" fo:font-weight="normal" officeooo:rsid="004b60c7" style:font-size-asian="9pt" style:font-size-complex="9pt"/>
    </style:style>
    <style:style style:name="T357" style:family="text">
      <style:text-properties fo:font-variant="normal" fo:text-transform="none" fo:color="#000000" style:font-name="Times New Roman" fo:letter-spacing="normal" fo:font-style="normal" fo:font-weight="normal" officeooo:rsid="00f3bcb8" style:font-weight-asian="normal" style:font-name-complex="Verdana" style:font-weight-complex="normal"/>
    </style:style>
    <style:style style:name="T358" style:family="text">
      <style:text-properties fo:font-variant="normal" fo:text-transform="none" fo:color="#000000" style:font-name="Times New Roman" fo:letter-spacing="normal" fo:font-style="normal" fo:font-weight="normal" officeooo:rsid="0175e28f" style:font-weight-asian="normal" style:font-name-complex="Verdana" style:font-weight-complex="normal"/>
    </style:style>
    <style:style style:name="T359" style:family="text">
      <style:text-properties fo:font-variant="normal" fo:text-transform="none" fo:color="#000000" style:font-name="Times New Roman" fo:letter-spacing="normal" fo:font-style="normal" fo:font-weight="normal" fo:background-color="#ffffff" style:font-weight-asian="bold" style:font-name-complex="Verdana" style:font-weight-complex="bold"/>
    </style:style>
    <style:style style:name="T360" style:family="text">
      <style:text-properties fo:font-variant="normal" fo:text-transform="none" fo:color="#000000" style:font-name="Times New Roman" fo:letter-spacing="normal" fo:font-style="normal" fo:font-weight="normal" officeooo:rsid="00217b5f" fo:background-color="#ffffff" style:font-weight-asian="bold" style:font-name-complex="Verdana" style:font-weight-complex="bold"/>
    </style:style>
    <style:style style:name="T361" style:family="text">
      <style:text-properties fo:font-variant="normal" fo:text-transform="none" fo:color="#000000" style:font-name="Times New Roman" fo:letter-spacing="normal" fo:font-style="normal" fo:font-weight="normal" officeooo:rsid="00a48003" fo:background-color="#ffffff" style:font-weight-asian="bold" style:font-name-complex="Verdana" style:font-weight-complex="bold"/>
    </style:style>
    <style:style style:name="T362" style:family="text">
      <style:text-properties fo:font-variant="normal" fo:text-transform="none" fo:color="#000000" style:font-name="Times New Roman" fo:letter-spacing="normal" fo:font-style="normal" fo:font-weight="normal" officeooo:rsid="00756610" fo:background-color="#ffffff" style:font-weight-asian="bold" style:font-name-complex="Verdana" style:font-weight-complex="bold"/>
    </style:style>
    <style:style style:name="T363" style:family="text">
      <style:text-properties fo:font-variant="normal" fo:text-transform="none" fo:color="#000000" style:font-name="Times New Roman" fo:letter-spacing="normal" fo:font-style="normal" fo:font-weight="normal" officeooo:rsid="01619b35" fo:background-color="#ffffff" style:font-weight-asian="bold" style:font-name-complex="Verdana" style:font-weight-complex="bold"/>
    </style:style>
    <style:style style:name="T364" style:family="text">
      <style:text-properties fo:font-variant="normal" fo:text-transform="none" fo:color="#000000" style:font-name="Times New Roman" fo:letter-spacing="normal" fo:font-style="normal" fo:font-weight="normal" officeooo:rsid="01672c73" fo:background-color="#ffffff" style:font-weight-asian="bold" style:font-name-complex="Verdana" style:font-weight-complex="bold"/>
    </style:style>
    <style:style style:name="T365" style:family="text">
      <style:text-properties fo:font-variant="normal" fo:text-transform="none" fo:color="#000000" style:font-name="Times New Roman" fo:letter-spacing="normal" fo:font-style="normal" fo:font-weight="normal" officeooo:rsid="00217b5f" fo:background-color="#ffffff" style:font-name-complex="Verdana"/>
    </style:style>
    <style:style style:name="T366" style:family="text">
      <style:text-properties fo:font-variant="normal" fo:text-transform="none" fo:color="#0000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367" style:family="text">
      <style:text-properties fo:font-variant="normal" fo:text-transform="none" fo:color="#000000" style:font-name="Times New Roman" fo:letter-spacing="normal" fo:font-style="normal" fo:font-weight="normal" officeooo:rsid="017904fa" style:font-style-asian="normal" style:font-weight-asian="normal" style:font-name-complex="Verdana" style:font-style-complex="normal" style:font-weight-complex="normal"/>
    </style:style>
    <style:style style:name="T368" style:family="text">
      <style:text-properties fo:font-variant="normal" fo:text-transform="none" fo:color="#000000" style:font-name="Times New Roman" fo:letter-spacing="normal" fo:font-style="italic" fo:font-weight="normal" officeooo:rsid="0175e28f" style:font-style-asian="italic" style:font-weight-asian="normal" style:font-name-complex="Verdana" style:font-style-complex="italic" style:font-weight-complex="normal"/>
    </style:style>
    <style:style style:name="T369" style:family="text">
      <style:text-properties fo:font-variant="normal" fo:text-transform="none" fo:color="#000000" style:font-name="Times New Roman" fo:letter-spacing="normal" fo:font-style="italic" fo:font-weight="normal" officeooo:rsid="00f3bcb8" style:font-style-asian="italic" style:font-weight-asian="normal" style:font-name-complex="Verdana" style:font-style-complex="italic" style:font-weight-complex="normal"/>
    </style:style>
    <style:style style:name="T370" style:family="text">
      <style:text-properties fo:font-variant="normal" fo:text-transform="none" fo:color="#000000" style:font-name="Times New Roman" fo:font-size="10pt" fo:letter-spacing="normal" fo:font-style="normal" fo:font-weight="normal" officeooo:rsid="00266966" style:font-size-asian="10pt" style:font-weight-asian="normal" style:font-name-complex="Verdana" style:font-size-complex="10pt" style:font-weight-complex="normal"/>
    </style:style>
    <style:style style:name="T371" style:family="text">
      <style:text-properties fo:font-variant="normal" fo:text-transform="none" fo:color="#0000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372" style:family="text">
      <style:text-properties fo:font-variant="normal" fo:text-transform="none" fo:color="#0000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373" style:family="text">
      <style:text-properties fo:font-variant="normal" fo:text-transform="none" fo:color="#0000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374" style:family="text">
      <style:text-properties fo:font-variant="normal" fo:text-transform="none" fo:color="#000000" style:font-name="Times New Roman" fo:font-size="10pt" fo:letter-spacing="normal" fo:font-style="normal" fo:font-weight="normal" officeooo:rsid="000a3927" style:font-size-asian="10pt" style:font-weight-asian="normal" style:font-name-complex="Verdana" style:font-size-complex="10pt" style:font-weight-complex="normal"/>
    </style:style>
    <style:style style:name="T375" style:family="text">
      <style:text-properties fo:font-variant="normal" fo:text-transform="none" fo:color="#000000" style:font-name="Times New Roman" fo:font-size="10pt" fo:letter-spacing="normal" fo:font-style="normal" fo:font-weight="normal" officeooo:rsid="015fb903" style:font-size-asian="10pt" style:font-weight-asian="normal" style:font-name-complex="Verdana" style:font-size-complex="10pt" style:font-weight-complex="normal"/>
    </style:style>
    <style:style style:name="T376" style:family="text">
      <style:text-properties fo:font-variant="normal" fo:text-transform="none" fo:color="#000000" style:font-name="Times New Roman" fo:font-size="10pt" fo:letter-spacing="normal" fo:font-style="normal" fo:font-weight="normal" officeooo:rsid="01619b35" style:font-size-asian="10pt" style:font-weight-asian="normal" style:font-name-complex="Verdana" style:font-size-complex="10pt" style:font-weight-complex="normal"/>
    </style:style>
    <style:style style:name="T377" style:family="text">
      <style:text-properties fo:font-variant="normal" fo:text-transform="none" fo:color="#000000" style:font-name="Times New Roman" fo:font-size="10pt" fo:letter-spacing="normal" fo:font-style="normal" fo:font-weight="normal" officeooo:rsid="015e8dd1" style:font-size-asian="10pt" style:font-weight-asian="normal" style:font-name-complex="Verdana" style:font-size-complex="10pt" style:font-weight-complex="normal"/>
    </style:style>
    <style:style style:name="T378" style:family="text">
      <style:text-properties fo:font-variant="normal" fo:text-transform="none" fo:color="#000000" style:font-name="Times New Roman" fo:font-size="10pt" fo:letter-spacing="normal" fo:font-style="normal" fo:font-weight="normal" officeooo:rsid="009e3ee7" style:font-size-asian="10pt" style:font-weight-asian="normal" style:font-name-complex="Verdana" style:font-size-complex="10pt" style:font-weight-complex="normal"/>
    </style:style>
    <style:style style:name="T379" style:family="text">
      <style:text-properties fo:font-variant="normal" fo:text-transform="none" fo:color="#000000"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380" style:family="text">
      <style:text-properties fo:font-variant="normal" fo:text-transform="none" fo:color="#000000"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381" style:family="text">
      <style:text-properties fo:font-variant="normal" fo:text-transform="none" fo:color="#000000"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382" style:family="text">
      <style:text-properties fo:font-variant="normal" fo:text-transform="none" fo:color="#000000" style:font-name="Times New Roman" fo:font-size="10pt" fo:letter-spacing="normal" fo:font-style="normal" fo:font-weight="normal" officeooo:rsid="01876352" style:font-size-asian="10pt" style:font-weight-asian="normal" style:font-name-complex="Verdana" style:font-size-complex="10pt" style:font-weight-complex="normal"/>
    </style:style>
    <style:style style:name="T383" style:family="text">
      <style:text-properties fo:font-variant="normal" fo:text-transform="none" fo:color="#000000" style:font-name="Times New Roman" fo:font-size="10pt" fo:letter-spacing="normal" fo:font-style="normal" fo:font-weight="normal" officeooo:rsid="018d7494" style:font-size-asian="10pt" style:font-weight-asian="normal" style:font-name-complex="Verdana" style:font-size-complex="10pt" style:font-weight-complex="normal"/>
    </style:style>
    <style:style style:name="T384" style:family="text">
      <style:text-properties fo:font-variant="normal" fo:text-transform="none" fo:color="#000000"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385" style:family="text">
      <style:text-properties fo:font-variant="normal" fo:text-transform="none" fo:color="#000000" style:font-name="Times New Roman" fo:font-size="10pt" fo:letter-spacing="normal" fo:font-style="normal" fo:font-weight="normal" officeooo:rsid="019d742c" style:font-size-asian="10pt" style:font-weight-asian="normal" style:font-name-complex="Verdana" style:font-size-complex="10pt" style:font-weight-complex="normal"/>
    </style:style>
    <style:style style:name="T386" style:family="text">
      <style:text-properties fo:font-variant="normal" fo:text-transform="none" fo:color="#000000" style:font-name="Times New Roman" fo:font-size="10pt" fo:letter-spacing="normal" fo:font-style="normal" fo:font-weight="normal" officeooo:rsid="019f52ce" style:font-size-asian="10pt" style:font-weight-asian="normal" style:font-name-complex="Verdana" style:font-size-complex="10pt" style:font-weight-complex="normal"/>
    </style:style>
    <style:style style:name="T387" style:family="text">
      <style:text-properties fo:font-variant="normal" fo:text-transform="none" fo:color="#000000"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388" style:family="text">
      <style:text-properties fo:font-variant="normal" fo:text-transform="none" fo:color="#000000" style:font-name="Times New Roman" fo:font-size="10pt" fo:letter-spacing="normal" fo:font-style="normal" fo:font-weight="normal" officeooo:rsid="01a3dd1a" style:font-size-asian="10pt" style:font-weight-asian="normal" style:font-name-complex="Verdana" style:font-size-complex="10pt" style:font-weight-complex="normal"/>
    </style:style>
    <style:style style:name="T389" style:family="text">
      <style:text-properties fo:font-variant="normal" fo:text-transform="none" fo:color="#000000" style:font-name="Times New Roman" fo:font-size="10pt" fo:letter-spacing="normal" fo:font-style="normal" fo:font-weight="normal" style:font-size-asian="10pt" style:font-name-complex="Verdana" style:font-size-complex="10pt"/>
    </style:style>
    <style:style style:name="T390" style:family="text">
      <style:text-properties fo:font-variant="normal" fo:text-transform="none" fo:color="#000000" style:font-name="Times New Roman" fo:font-size="10pt" fo:letter-spacing="normal" fo:font-style="normal" fo:font-weight="normal" officeooo:rsid="006ba58c" style:font-size-asian="10pt" style:font-name-complex="Verdana" style:font-size-complex="10pt"/>
    </style:style>
    <style:style style:name="T391" style:family="text">
      <style:text-properties fo:font-variant="normal" fo:text-transform="none" fo:color="#000000" style:font-name="Times New Roman" fo:font-size="10pt" fo:letter-spacing="normal" fo:font-style="normal" fo:font-weight="normal" officeooo:rsid="0027d19a" style:font-size-asian="10pt" style:font-name-complex="Verdana" style:font-size-complex="10pt"/>
    </style:style>
    <style:style style:name="T392" style:family="text">
      <style:text-properties fo:font-variant="normal" fo:text-transform="none" fo:color="#000000" style:font-name="Times New Roman" fo:font-size="10pt" fo:letter-spacing="normal" fo:font-style="normal" fo:font-weight="normal" officeooo:rsid="012e319e" style:font-size-asian="10pt" style:font-name-complex="Verdana" style:font-size-complex="10pt"/>
    </style:style>
    <style:style style:name="T393" style:family="text">
      <style:text-properties fo:font-variant="normal" fo:text-transform="none" fo:color="#000000" style:font-name="Times New Roman" fo:font-size="10pt" fo:letter-spacing="normal" fo:font-style="normal" fo:font-weight="normal" officeooo:rsid="00348fea" style:font-size-asian="10pt" style:font-name-complex="Verdana" style:font-size-complex="10pt"/>
    </style:style>
    <style:style style:name="T394" style:family="text">
      <style:text-properties fo:font-variant="normal" fo:text-transform="none" fo:color="#000000" style:font-name="Times New Roman" fo:font-size="10pt" fo:letter-spacing="normal" fo:font-style="normal" fo:font-weight="normal" officeooo:rsid="005b9b89" style:font-size-asian="10pt" style:font-name-complex="Verdana" style:font-size-complex="10pt"/>
    </style:style>
    <style:style style:name="T395" style:family="text">
      <style:text-properties fo:font-variant="normal" fo:text-transform="none" fo:color="#000000" style:font-name="Times New Roman" fo:font-size="10pt" fo:letter-spacing="normal" fo:font-style="normal" fo:font-weight="normal" officeooo:rsid="0153118c" style:font-size-asian="10pt" style:font-name-complex="Verdana" style:font-size-complex="10pt"/>
    </style:style>
    <style:style style:name="T396" style:family="text">
      <style:text-properties fo:font-variant="normal" fo:text-transform="none" fo:color="#000000" style:font-name="Times New Roman" fo:font-size="10pt" fo:letter-spacing="normal" fo:font-style="normal" fo:font-weight="normal" officeooo:rsid="0153d92b" style:font-size-asian="10pt" style:font-name-complex="Verdana" style:font-size-complex="10pt"/>
    </style:style>
    <style:style style:name="T397" style:family="text">
      <style:text-properties fo:font-variant="normal" fo:text-transform="none" fo:color="#000000" style:font-name="Times New Roman" fo:font-size="10pt" fo:letter-spacing="normal" fo:font-style="normal" fo:font-weight="normal" officeooo:rsid="0154cc78" style:font-size-asian="10pt" style:font-name-complex="Verdana" style:font-size-complex="10pt"/>
    </style:style>
    <style:style style:name="T398" style:family="text">
      <style:text-properties fo:font-variant="normal" fo:text-transform="none" fo:color="#000000" style:font-name="Times New Roman" fo:font-size="10pt" fo:letter-spacing="normal" fo:font-style="normal" fo:font-weight="normal" officeooo:rsid="015523bb" style:font-size-asian="10pt" style:font-name-complex="Verdana" style:font-size-complex="10pt"/>
    </style:style>
    <style:style style:name="T399" style:family="text">
      <style:text-properties fo:font-variant="normal" fo:text-transform="none" fo:color="#000000" style:font-name="Times New Roman" fo:font-size="10pt" fo:letter-spacing="normal" fo:font-style="normal" fo:font-weight="normal" officeooo:rsid="00756610" style:font-size-asian="10pt" style:font-name-complex="Verdana" style:font-size-complex="10pt"/>
    </style:style>
    <style:style style:name="T400" style:family="text">
      <style:text-properties fo:font-variant="normal" fo:text-transform="none" fo:color="#000000" style:font-name="Times New Roman" fo:font-size="10pt" fo:letter-spacing="normal" fo:font-style="normal" fo:font-weight="normal" officeooo:rsid="008536ac" style:font-size-asian="10pt" style:font-name-complex="Verdana" style:font-size-complex="10pt"/>
    </style:style>
    <style:style style:name="T401" style:family="text">
      <style:text-properties fo:font-variant="normal" fo:text-transform="none" fo:color="#000000" style:font-name="Times New Roman" fo:font-size="10pt" fo:letter-spacing="normal" fo:font-style="normal" fo:font-weight="normal" officeooo:rsid="00217b5f" style:font-size-asian="10pt" style:font-name-complex="Verdana" style:font-size-complex="10pt"/>
    </style:style>
    <style:style style:name="T402" style:family="text">
      <style:text-properties fo:font-variant="normal" fo:text-transform="none" fo:color="#000000" style:font-name="Times New Roman" fo:font-size="10pt" fo:letter-spacing="normal" fo:font-style="normal" fo:font-weight="normal" officeooo:rsid="015b6bf8" style:font-size-asian="10pt" style:font-name-complex="Verdana" style:font-size-complex="10pt"/>
    </style:style>
    <style:style style:name="T403" style:family="text">
      <style:text-properties fo:font-variant="normal" fo:text-transform="none" fo:color="#000000" style:font-name="Times New Roman" fo:font-size="10pt" fo:letter-spacing="normal" fo:font-style="normal" fo:font-weight="normal" officeooo:rsid="015c5f52" style:font-size-asian="10pt" style:font-name-complex="Verdana" style:font-size-complex="10pt"/>
    </style:style>
    <style:style style:name="T404" style:family="text">
      <style:text-properties fo:font-variant="normal" fo:text-transform="none" fo:color="#000000" style:font-name="Times New Roman" fo:font-size="10pt" fo:letter-spacing="normal" fo:font-style="normal" fo:font-weight="normal" officeooo:rsid="015dc894" style:font-size-asian="10pt" style:font-name-complex="Verdana" style:font-size-complex="10pt"/>
    </style:style>
    <style:style style:name="T405" style:family="text">
      <style:text-properties fo:font-variant="normal" fo:text-transform="none" fo:color="#000000" style:font-name="Times New Roman" fo:font-size="10pt" fo:letter-spacing="normal" fo:font-style="normal" fo:font-weight="normal" officeooo:rsid="015ddbd7" style:font-size-asian="10pt" style:font-name-complex="Verdana" style:font-size-complex="10pt"/>
    </style:style>
    <style:style style:name="T406" style:family="text">
      <style:text-properties fo:font-variant="normal" fo:text-transform="none" fo:color="#000000" style:font-name="Times New Roman" fo:font-size="10pt" fo:letter-spacing="normal" fo:font-style="normal" fo:font-weight="normal" officeooo:rsid="015e8dd1" style:font-size-asian="10pt" style:font-name-complex="Verdana" style:font-size-complex="10pt"/>
    </style:style>
    <style:style style:name="T407" style:family="text">
      <style:text-properties fo:font-variant="normal" fo:text-transform="none" fo:color="#000000" style:font-name="Times New Roman" fo:font-size="10pt" fo:letter-spacing="normal" fo:font-style="normal" fo:font-weight="normal" officeooo:rsid="015fa245" style:font-size-asian="10pt" style:font-name-complex="Verdana" style:font-size-complex="10pt"/>
    </style:style>
    <style:style style:name="T408" style:family="text">
      <style:text-properties fo:font-variant="normal" fo:text-transform="none" fo:color="#000000" style:font-name="Times New Roman" fo:font-size="10pt" fo:letter-spacing="normal" fo:font-style="normal" fo:font-weight="normal" officeooo:rsid="015fb903" style:font-size-asian="10pt" style:font-name-complex="Verdana" style:font-size-complex="10pt"/>
    </style:style>
    <style:style style:name="T409" style:family="text">
      <style:text-properties fo:font-variant="normal" fo:text-transform="none" fo:color="#000000" style:font-name="Times New Roman" fo:font-size="10pt" fo:letter-spacing="normal" fo:font-style="normal" fo:font-weight="normal" officeooo:rsid="01619b35" style:font-size-asian="10pt" style:font-name-complex="Verdana" style:font-size-complex="10pt"/>
    </style:style>
    <style:style style:name="T410" style:family="text">
      <style:text-properties fo:font-variant="normal" fo:text-transform="none" fo:color="#000000" style:font-name="Times New Roman" fo:font-size="10pt" fo:letter-spacing="normal" fo:font-style="normal" fo:font-weight="normal" officeooo:rsid="003be5e9" style:font-size-asian="10pt" style:font-name-complex="Verdana" style:font-size-complex="10pt"/>
    </style:style>
    <style:style style:name="T411" style:family="text">
      <style:text-properties fo:font-variant="normal" fo:text-transform="none" fo:color="#000000" style:font-name="Times New Roman" fo:font-size="10pt" fo:letter-spacing="normal" fo:font-style="normal" fo:font-weight="normal" officeooo:rsid="000d2dd8" style:font-size-asian="10pt" style:font-name-complex="Verdana" style:font-size-complex="10pt"/>
    </style:style>
    <style:style style:name="T412" style:family="text">
      <style:text-properties fo:font-variant="normal" fo:text-transform="none" fo:color="#000000" style:font-name="Times New Roman" fo:font-size="10pt" fo:letter-spacing="normal" fo:font-style="normal" fo:font-weight="normal" officeooo:rsid="003d8cb6" style:font-size-asian="10pt" style:font-name-complex="Verdana" style:font-size-complex="10pt"/>
    </style:style>
    <style:style style:name="T413" style:family="text">
      <style:text-properties fo:font-variant="normal" fo:text-transform="none" fo:color="#000000" style:font-name="Times New Roman" fo:font-size="10pt" fo:letter-spacing="normal" fo:font-style="normal" fo:font-weight="normal" officeooo:rsid="0082cd6e" style:font-size-asian="10pt" style:font-name-complex="Verdana" style:font-size-complex="10pt"/>
    </style:style>
    <style:style style:name="T414" style:family="text">
      <style:text-properties fo:font-variant="normal" fo:text-transform="none" fo:color="#000000" style:font-name="Times New Roman" fo:font-size="10pt" fo:letter-spacing="normal" fo:font-style="normal" fo:font-weight="normal" officeooo:rsid="00775ed9" style:font-size-asian="10pt" style:font-name-complex="Verdana" style:font-size-complex="10pt"/>
    </style:style>
    <style:style style:name="T415" style:family="text">
      <style:text-properties fo:font-variant="normal" fo:text-transform="none" fo:color="#000000" style:font-name="Times New Roman" fo:font-size="10pt" fo:letter-spacing="normal" fo:font-style="normal" fo:font-weight="normal" officeooo:rsid="001c26f3" style:font-size-asian="10pt" style:font-name-complex="Verdana" style:font-size-complex="10pt"/>
    </style:style>
    <style:style style:name="T416" style:family="text">
      <style:text-properties fo:font-variant="normal" fo:text-transform="none" fo:color="#000000" style:font-name="Times New Roman" fo:font-size="10pt" fo:letter-spacing="normal" fo:font-style="normal" fo:font-weight="normal" officeooo:rsid="001b6029" style:font-size-asian="10pt" style:font-name-complex="Verdana" style:font-size-complex="10pt"/>
    </style:style>
    <style:style style:name="T417" style:family="text">
      <style:text-properties fo:font-variant="normal" fo:text-transform="none" fo:color="#000000" style:font-name="Times New Roman" fo:font-size="10pt" fo:letter-spacing="normal" fo:font-style="normal" fo:font-weight="normal" officeooo:rsid="0078ff50" style:font-size-asian="10pt" style:font-name-complex="Verdana" style:font-size-complex="10pt"/>
    </style:style>
    <style:style style:name="T418" style:family="text">
      <style:text-properties fo:font-variant="normal" fo:text-transform="none" fo:color="#000000" style:font-name="Times New Roman" fo:font-size="10pt" fo:letter-spacing="normal" fo:font-style="normal" fo:font-weight="normal" officeooo:rsid="01672c73" style:font-size-asian="10pt" style:font-name-complex="Verdana" style:font-size-complex="10pt"/>
    </style:style>
    <style:style style:name="T419" style:family="text">
      <style:text-properties fo:font-variant="normal" fo:text-transform="none" fo:color="#000000" style:font-name="Times New Roman" fo:font-size="10pt" fo:letter-spacing="normal" fo:font-style="normal" fo:font-weight="normal" officeooo:rsid="00756610" style:font-size-asian="10pt" style:font-weight-asian="bold" style:font-name-complex="Verdana" style:font-size-complex="10pt" style:font-weight-complex="bold"/>
    </style:style>
    <style:style style:name="T420" style:family="text">
      <style:text-properties fo:font-variant="normal" fo:text-transform="none" fo:color="#000000"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421" style:family="text">
      <style:text-properties fo:font-variant="normal" fo:text-transform="none" fo:color="#000000" style:font-name="Times New Roman" fo:font-size="10pt" fo:letter-spacing="normal" fo:font-style="normal" fo:font-weight="normal" officeooo:rsid="008536ac" style:font-size-asian="10pt" style:font-weight-asian="bold" style:font-name-complex="Verdana" style:font-size-complex="10pt" style:font-weight-complex="bold"/>
    </style:style>
    <style:style style:name="T422" style:family="text">
      <style:text-properties fo:font-variant="normal" fo:text-transform="none" fo:color="#000000" style:font-name="Times New Roman" fo:font-size="10pt" fo:letter-spacing="normal" fo:font-style="normal" fo:font-weight="normal" officeooo:rsid="012e319e" style:font-size-asian="10pt" style:font-weight-asian="bold" style:font-name-complex="Verdana" style:font-size-complex="10pt" style:font-weight-complex="bold"/>
    </style:style>
    <style:style style:name="T423" style:family="text">
      <style:text-properties fo:font-variant="normal" fo:text-transform="none" fo:color="#000000" style:font-name="Times New Roman" fo:font-size="10pt" fo:letter-spacing="normal" fo:font-style="normal" fo:font-weight="normal" officeooo:rsid="015ddbd7" style:font-size-asian="10pt" style:font-weight-asian="bold" style:font-name-complex="Verdana" style:font-size-complex="10pt" style:font-weight-complex="bold"/>
    </style:style>
    <style:style style:name="T424" style:family="text">
      <style:text-properties fo:font-variant="normal" fo:text-transform="none" fo:color="#000000" style:font-name="Times New Roman" fo:font-size="10pt" fo:letter-spacing="normal" fo:font-style="normal" fo:font-weight="normal" officeooo:rsid="015e8dd1" style:font-size-asian="10pt" style:font-weight-asian="bold" style:font-name-complex="Verdana" style:font-size-complex="10pt" style:font-weight-complex="bold"/>
    </style:style>
    <style:style style:name="T425" style:family="text">
      <style:text-properties fo:font-variant="normal" fo:text-transform="none" fo:color="#000000" style:font-name="Times New Roman" fo:font-size="10pt" fo:letter-spacing="normal" fo:font-style="normal" fo:font-weight="normal" officeooo:rsid="01619b35" style:font-size-asian="10pt" style:font-weight-asian="bold" style:font-name-complex="Verdana" style:font-size-complex="10pt" style:font-weight-complex="bold"/>
    </style:style>
    <style:style style:name="T426" style:family="text">
      <style:text-properties fo:font-variant="normal" fo:text-transform="none" fo:color="#000000" style:font-name="Times New Roman" fo:font-size="10pt" fo:letter-spacing="normal" fo:font-style="normal" fo:font-weight="bold" officeooo:rsid="015c5f52" style:font-size-asian="10pt" style:font-weight-asian="bold" style:font-name-complex="Verdana" style:font-size-complex="10pt" style:font-weight-complex="bold"/>
    </style:style>
    <style:style style:name="T427" style:family="text">
      <style:text-properties fo:font-variant="normal" fo:text-transform="none" fo:color="#000000" style:font-name="Times New Roman" fo:font-size="10pt" fo:letter-spacing="normal" fo:font-style="normal" fo:font-weight="bold" officeooo:rsid="01619b35" style:font-size-asian="10pt" style:font-weight-asian="bold" style:font-name-complex="Verdana" style:font-size-complex="10pt" style:font-weight-complex="bold"/>
    </style:style>
    <style:style style:name="T428" style:family="text">
      <style:text-properties fo:font-variant="normal" fo:text-transform="none" fo:color="#000000" style:font-name="Times New Roman"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429" style:family="text">
      <style:text-properties fo:font-variant="normal" fo:text-transform="none" fo:color="#000000" style:font-name="Times New Roman" fo:font-size="10pt" fo:letter-spacing="normal" fo:language="en" fo:country="none" fo:font-style="normal" style:text-underline-style="none" fo:font-weight="normal" style:font-size-asian="10pt" style:font-style-asian="normal" style:font-weight-asian="normal" style:font-size-complex="10pt"/>
    </style:style>
    <style:style style:name="T430" style:family="text">
      <style:text-properties fo:font-variant="normal" fo:text-transform="none" fo:color="#000000"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431" style:family="text">
      <style:text-properties fo:font-variant="normal" fo:text-transform="none" fo:color="#000000" fo:font-size="10pt" fo:letter-spacing="normal" fo:font-style="normal" fo:font-weight="normal" officeooo:rsid="000a3927" style:font-size-asian="10pt" style:font-weight-asian="normal" style:font-name-complex="Verdana" style:font-size-complex="10pt" style:font-weight-complex="normal"/>
    </style:style>
    <style:style style:name="T432" style:family="text">
      <style:text-properties fo:font-variant="normal" fo:text-transform="none" fo:color="#000000" fo:font-size="10pt" fo:letter-spacing="normal" fo:font-style="normal" fo:font-weight="normal" officeooo:rsid="0157525d" style:font-size-asian="10pt" style:font-weight-asian="normal" style:font-name-complex="Verdana" style:font-size-complex="10pt" style:font-weight-complex="normal"/>
    </style:style>
    <style:style style:name="T433" style:family="text">
      <style:text-properties fo:font-variant="normal" fo:text-transform="none" fo:color="#000000" fo:font-size="10pt" fo:letter-spacing="normal" fo:font-style="normal" fo:font-weight="normal" officeooo:rsid="0158b0ce" style:font-size-asian="10pt" style:font-weight-asian="normal" style:font-name-complex="Verdana" style:font-size-complex="10pt" style:font-weight-complex="normal"/>
    </style:style>
    <style:style style:name="T434" style:family="text">
      <style:text-properties fo:font-variant="normal" fo:text-transform="none" fo:color="#000000" fo:font-size="10pt" fo:letter-spacing="normal" fo:font-style="normal" fo:font-weight="normal" officeooo:rsid="015b6bf8" style:font-size-asian="10pt" style:font-weight-asian="normal" style:font-name-complex="Verdana" style:font-size-complex="10pt" style:font-weight-complex="normal"/>
    </style:style>
    <style:style style:name="T435" style:family="text">
      <style:text-properties fo:font-variant="normal" fo:text-transform="none" fo:color="#000000" fo:font-size="10pt" fo:letter-spacing="normal" fo:font-style="normal" fo:font-weight="normal" style:font-size-asian="10pt" style:font-name-complex="Verdana" style:font-size-complex="10pt"/>
    </style:style>
    <style:style style:name="T436" style:family="text">
      <style:text-properties fo:font-variant="normal" fo:text-transform="none" fo:color="#000000" fo:font-size="10pt" fo:letter-spacing="normal" fo:font-style="normal" fo:font-weight="normal" officeooo:rsid="0027d19a" style:font-size-asian="10pt" style:font-name-complex="Verdana" style:font-size-complex="10pt"/>
    </style:style>
    <style:style style:name="T437" style:family="text">
      <style:text-properties fo:font-variant="normal" fo:text-transform="none" fo:color="#000000" fo:font-size="10pt" fo:letter-spacing="normal" fo:font-style="normal" fo:font-weight="normal" officeooo:rsid="005ce740" style:font-size-asian="10pt" style:font-name-complex="Verdana" style:font-size-complex="10pt"/>
    </style:style>
    <style:style style:name="T438" style:family="text">
      <style:text-properties fo:font-variant="normal" fo:text-transform="none" fo:color="#000000" fo:font-size="10pt" fo:letter-spacing="normal" fo:font-style="normal" fo:font-weight="normal" officeooo:rsid="007098e0" style:font-size-asian="10pt" style:font-name-complex="Verdana" style:font-size-complex="10pt"/>
    </style:style>
    <style:style style:name="T439" style:family="text">
      <style:text-properties fo:font-variant="normal" fo:text-transform="none" fo:color="#000000" fo:font-size="10pt" fo:letter-spacing="normal" fo:font-style="normal" fo:font-weight="normal" officeooo:rsid="0068de33" style:font-size-asian="10pt" style:font-name-complex="Verdana" style:font-size-complex="10pt"/>
    </style:style>
    <style:style style:name="T440" style:family="text">
      <style:text-properties fo:font-variant="normal" fo:text-transform="none" fo:color="#000000" fo:font-size="10pt" fo:letter-spacing="normal" fo:font-style="normal" fo:font-weight="normal" officeooo:rsid="005f0705" style:font-size-asian="10pt" style:font-style-asian="normal" style:font-name-complex="Verdana" style:font-size-complex="10pt" style:font-style-complex="normal"/>
    </style:style>
    <style:style style:name="T441" style:family="text">
      <style:text-properties fo:font-variant="normal" fo:text-transform="none" fo:color="#000000" fo:font-size="10pt" fo:letter-spacing="normal" fo:font-style="normal" fo:font-weight="normal" officeooo:rsid="0027d19a" style:font-size-asian="10pt" style:font-style-asian="normal" style:font-name-complex="Verdana" style:font-size-complex="10pt" style:font-style-complex="normal"/>
    </style:style>
    <style:style style:name="T442" style:family="text">
      <style:text-properties fo:font-variant="normal" fo:text-transform="none" fo:color="#000000" fo:font-size="10pt" fo:letter-spacing="normal" fo:font-style="normal" fo:font-weight="normal" officeooo:rsid="0030425c" style:font-size-asian="10pt" style:font-style-asian="normal" style:font-name-complex="Verdana" style:font-size-complex="10pt" style:font-style-complex="normal"/>
    </style:style>
    <style:style style:name="T443" style:family="text">
      <style:text-properties fo:font-variant="normal" fo:text-transform="none" fo:color="#000000" fo:font-size="10pt" fo:letter-spacing="normal" fo:font-style="normal" fo:font-weight="normal" officeooo:rsid="007098e0" style:font-size-asian="10pt" style:font-style-asian="normal" style:font-name-complex="Verdana" style:font-size-complex="10pt" style:font-style-complex="normal"/>
    </style:style>
    <style:style style:name="T444" style:family="text">
      <style:text-properties fo:font-variant="normal" fo:text-transform="none" fo:color="#000000" fo:font-size="10pt" fo:letter-spacing="normal" fo:font-style="normal" fo:font-weight="bold" officeooo:rsid="0030425c" style:font-size-asian="10pt" style:font-weight-asian="bold" style:font-name-complex="Verdana" style:font-size-complex="10pt" style:font-weight-complex="bold"/>
    </style:style>
    <style:style style:name="T445" style:family="text">
      <style:text-properties fo:font-variant="normal" fo:text-transform="none" fo:color="#000000" fo:font-size="10pt" fo:letter-spacing="normal" fo:font-style="normal" fo:font-weight="bold" officeooo:rsid="002b1438" style:font-size-asian="10pt" style:font-weight-asian="bold" style:font-name-complex="Verdana" style:font-size-complex="10pt" style:font-weight-complex="bold"/>
    </style:style>
    <style:style style:name="T446" style:family="text">
      <style:text-properties fo:font-variant="normal" fo:text-transform="none" fo:color="#000000" fo:font-size="10pt" fo:letter-spacing="normal" fo:font-style="normal" style:font-size-asian="10pt" style:font-name-complex="Verdana" style:font-size-complex="10pt"/>
    </style:style>
    <style:style style:name="T447" style:family="text">
      <style:text-properties fo:font-variant="normal" fo:text-transform="none" fo:color="#000000" fo:font-size="10pt" fo:letter-spacing="normal" fo:font-style="normal" officeooo:rsid="005ce740" style:font-size-asian="10pt" style:font-name-complex="Verdana" style:font-size-complex="10pt"/>
    </style:style>
    <style:style style:name="T448" style:family="text">
      <style:text-properties fo:font-variant="normal" fo:text-transform="none" fo:color="#000000" fo:font-size="10pt" fo:letter-spacing="normal" fo:font-style="italic" fo:font-weight="normal" style:font-size-asian="10pt" style:font-style-asian="italic" style:font-name-complex="Verdana" style:font-size-complex="10pt" style:font-style-complex="italic"/>
    </style:style>
    <style:style style:name="T449" style:family="text">
      <style:text-properties fo:font-variant="normal" fo:text-transform="none" fo:color="#000000" fo:font-size="10pt" fo:letter-spacing="normal" fo:font-style="italic" fo:font-weight="normal" officeooo:rsid="0027d19a" style:font-size-asian="10pt" style:font-style-asian="italic" style:font-name-complex="Verdana" style:font-size-complex="10pt" style:font-style-complex="italic"/>
    </style:style>
    <style:style style:name="T450" style:family="text">
      <style:text-properties fo:font-variant="normal" fo:text-transform="none" fo:color="#000000" fo:font-size="10pt" fo:letter-spacing="normal" fo:font-style="italic" fo:font-weight="normal" officeooo:rsid="0030425c" style:font-size-asian="10pt" style:font-style-asian="italic" style:font-name-complex="Verdana" style:font-size-complex="10pt" style:font-style-complex="italic"/>
    </style:style>
    <style:style style:name="T451" style:family="text">
      <style:text-properties fo:font-variant="normal" fo:text-transform="none" fo:color="#000000" fo:font-size="10pt" fo:letter-spacing="normal" fo:font-style="italic" fo:font-weight="normal" officeooo:rsid="0155f56b" style:font-size-asian="10pt" style:font-style-asian="italic" style:font-name-complex="Verdana" style:font-size-complex="10pt" style:font-style-complex="italic"/>
    </style:style>
    <style:style style:name="T452" style:family="text">
      <style:text-properties fo:font-variant="normal" fo:text-transform="none" fo:color="#000000" fo:font-size="10pt" fo:letter-spacing="normal" fo:font-style="italic" fo:font-weight="normal" officeooo:rsid="017b9392" style:font-size-asian="10pt" style:font-style-asian="italic" style:font-name-complex="Verdana" style:font-size-complex="10pt" style:font-style-complex="italic"/>
    </style:style>
    <style:style style:name="T453" style:family="text">
      <style:text-properties fo:font-variant="normal" fo:text-transform="none" fo:color="#000000" fo:font-size="10pt" fo:letter-spacing="normal" fo:font-style="italic" fo:font-weight="normal" officeooo:rsid="000a3927" style:font-size-asian="10pt" style:font-style-asian="italic" style:font-weight-asian="normal" style:font-name-complex="Verdana" style:font-size-complex="10pt" style:font-style-complex="italic" style:font-weight-complex="normal"/>
    </style:style>
    <style:style style:name="T454" style:family="text">
      <style:text-properties fo:font-variant="normal" fo:text-transform="none" fo:color="#000000" fo:font-size="10pt" fo:letter-spacing="normal" fo:font-weight="normal" style:font-size-asian="10pt" style:font-name-complex="Verdana" style:font-size-complex="10pt"/>
    </style:style>
    <style:style style:name="T455" style:family="text">
      <style:text-properties fo:font-variant="normal" fo:text-transform="none" fo:color="#000000" fo:font-size="10pt" fo:letter-spacing="normal" fo:font-weight="normal" officeooo:rsid="0030425c" style:font-size-asian="10pt" style:font-name-complex="Verdana" style:font-size-complex="10pt"/>
    </style:style>
    <style:style style:name="T456" style:family="text">
      <style:text-properties fo:font-variant="normal" fo:text-transform="none" fo:color="#000000" fo:font-size="10pt" fo:letter-spacing="normal" fo:font-weight="normal" officeooo:rsid="002c77cb" style:font-size-asian="10pt" style:font-name-complex="Verdana" style:font-size-complex="10pt"/>
    </style:style>
    <style:style style:name="T457" style:family="text">
      <style:text-properties fo:font-variant="normal" fo:text-transform="none" fo:color="#000000" fo:font-size="10pt" fo:letter-spacing="normal" fo:font-weight="normal" officeooo:rsid="002817f2" style:font-size-asian="10pt" style:font-name-complex="Verdana" style:font-size-complex="10pt"/>
    </style:style>
    <style:style style:name="T458" style:family="text">
      <style:text-properties fo:font-variant="normal" fo:text-transform="none" fo:color="#000000" fo:font-size="10pt" fo:letter-spacing="normal" fo:font-weight="normal" officeooo:rsid="0028cfd9" style:font-size-asian="10pt" style:font-name-complex="Verdana" style:font-size-complex="10pt"/>
    </style:style>
    <style:style style:name="T459" style:family="text">
      <style:text-properties fo:font-variant="normal" fo:text-transform="none" fo:color="#000000" fo:font-size="10pt" fo:letter-spacing="normal" fo:font-weight="normal" officeooo:rsid="002b1438" style:font-size-asian="10pt" style:font-name-complex="Verdana" style:font-size-complex="10pt"/>
    </style:style>
    <style:style style:name="T460" style:family="text">
      <style:text-properties fo:font-variant="normal" fo:text-transform="none" fo:color="#000000" fo:font-size="10pt" fo:letter-spacing="normal" fo:font-weight="normal" officeooo:rsid="00348fea" style:font-size-asian="10pt" style:font-name-complex="Verdana" style:font-size-complex="10pt"/>
    </style:style>
    <style:style style:name="T461" style:family="text">
      <style:text-properties fo:font-variant="normal" fo:text-transform="none" fo:color="#000000" fo:font-size="10pt" fo:letter-spacing="normal" fo:font-weight="normal" officeooo:rsid="007098e0" style:font-size-asian="10pt" style:font-name-complex="Verdana" style:font-size-complex="10pt"/>
    </style:style>
    <style:style style:name="T462" style:family="text">
      <style:text-properties fo:font-variant="normal" fo:text-transform="none" fo:color="#000000" fo:font-size="10pt" fo:letter-spacing="normal" fo:font-weight="normal" officeooo:rsid="00723bbe" style:font-size-asian="10pt" style:font-name-complex="Verdana" style:font-size-complex="10pt"/>
    </style:style>
    <style:style style:name="T463" style:family="text">
      <style:text-properties fo:font-variant="normal" fo:text-transform="none" fo:color="#000000" fo:font-size="10pt" fo:letter-spacing="normal" fo:font-weight="normal" officeooo:rsid="0155f56b" style:font-size-asian="10pt" style:font-name-complex="Verdana" style:font-size-complex="10pt"/>
    </style:style>
    <style:style style:name="T464" style:family="text">
      <style:text-properties fo:font-variant="normal" fo:text-transform="none" fo:color="#000000" fo:font-size="10pt" fo:letter-spacing="normal" fo:font-weight="normal" officeooo:rsid="017b9392" style:font-size-asian="10pt" style:font-name-complex="Verdana" style:font-size-complex="10pt"/>
    </style:style>
    <style:style style:name="T465" style:family="text">
      <style:text-properties fo:font-variant="normal" fo:text-transform="none" fo:color="#000000" fo:font-size="10pt" fo:letter-spacing="normal" fo:font-weight="normal" officeooo:rsid="017c53fa" style:font-size-asian="10pt" style:font-name-complex="Verdana" style:font-size-complex="10pt"/>
    </style:style>
    <style:style style:name="T466" style:family="text">
      <style:text-properties fo:font-variant="normal" fo:text-transform="none" fo:color="#000000" fo:font-size="10pt" fo:letter-spacing="normal" fo:font-weight="normal" officeooo:rsid="017d2eb1" style:font-size-asian="10pt" style:font-name-complex="Verdana" style:font-size-complex="10pt"/>
    </style:style>
    <style:style style:name="T467" style:family="text">
      <style:text-properties fo:font-variant="normal" fo:text-transform="none" fo:color="#000000" fo:font-size="10pt" fo:letter-spacing="normal" fo:font-weight="normal" officeooo:rsid="01810fb0" style:font-size-asian="10pt" style:font-name-complex="Verdana" style:font-size-complex="10pt"/>
    </style:style>
    <style:style style:name="T468" style:family="text">
      <style:text-properties fo:font-variant="normal" fo:text-transform="none" fo:color="#000000" fo:font-size="10pt" fo:letter-spacing="normal" fo:font-weight="normal" officeooo:rsid="0028cfd9" style:font-size-asian="10pt" style:font-weight-asian="normal" style:font-name-complex="Verdana" style:font-size-complex="10pt" style:font-weight-complex="normal"/>
    </style:style>
    <style:style style:name="T469" style:family="text">
      <style:text-properties fo:font-variant="normal" fo:text-transform="none" fo:color="#000000" fo:font-size="10pt" fo:letter-spacing="normal" fo:font-weight="normal" officeooo:rsid="0035d5bb" style:font-size-asian="10pt" style:font-weight-asian="normal" style:font-name-complex="Verdana" style:font-size-complex="10pt" style:font-weight-complex="normal"/>
    </style:style>
    <style:style style:name="T470" style:family="text">
      <style:text-properties fo:font-variant="normal" fo:text-transform="none" fo:color="#000000" fo:font-size="10pt" fo:letter-spacing="normal" fo:font-weight="normal" officeooo:rsid="0073dcea" style:font-size-asian="10pt" style:font-weight-asian="normal" style:font-name-complex="Verdana" style:font-size-complex="10pt" style:font-weight-complex="normal"/>
    </style:style>
    <style:style style:name="T471" style:family="text">
      <style:text-properties fo:font-variant="normal" fo:text-transform="none" fo:color="#000000" fo:font-size="10pt" fo:letter-spacing="normal" fo:font-weight="normal" officeooo:rsid="0029a7e3" style:font-size-asian="10pt" style:font-weight-asian="normal" style:font-name-complex="Verdana" style:font-size-complex="10pt" style:font-weight-complex="normal"/>
    </style:style>
    <style:style style:name="T472" style:family="text">
      <style:text-properties fo:font-variant="normal" fo:text-transform="none" fo:color="#000000" fo:font-size="10pt" fo:letter-spacing="normal" fo:font-weight="normal" officeooo:rsid="00370910" style:font-size-asian="10pt" style:font-weight-asian="normal" style:font-name-complex="Verdana" style:font-size-complex="10pt" style:font-weight-complex="normal"/>
    </style:style>
    <style:style style:name="T473" style:family="text">
      <style:text-properties fo:font-variant="normal" fo:text-transform="none" fo:color="#000000" fo:font-size="10pt" fo:letter-spacing="normal" fo:font-weight="normal" officeooo:rsid="002b1438" style:font-size-asian="10pt" style:font-weight-asian="normal" style:font-name-complex="Verdana" style:font-size-complex="10pt" style:font-weight-complex="normal"/>
    </style:style>
    <style:style style:name="T474" style:family="text">
      <style:text-properties fo:font-variant="normal" fo:text-transform="none" fo:color="#000000" fo:font-size="10pt" fo:letter-spacing="normal" fo:font-weight="normal" officeooo:rsid="0082cd6e" style:font-size-asian="10pt" style:font-weight-asian="normal" style:font-name-complex="Verdana" style:font-size-complex="10pt" style:font-weight-complex="normal"/>
    </style:style>
    <style:style style:name="T475" style:family="text">
      <style:text-properties fo:font-variant="normal" fo:text-transform="none" fo:color="#000000"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476" style:family="text">
      <style:text-properties fo:font-variant="normal" fo:text-transform="none" fo:color="#000000" style:font-name="Times New Roman1" fo:font-size="10pt" fo:letter-spacing="normal" fo:language="en" fo:country="none" fo:font-style="normal" style:text-underline-style="none" fo:font-weight="normal" style:font-size-asian="10pt" style:font-style-asian="normal" style:font-weight-asian="normal" style:font-size-complex="10pt"/>
    </style:style>
    <style:style style:name="T477" style:family="text">
      <style:text-properties fo:font-variant="normal" fo:text-transform="none" fo:color="#000000" style:font-name="Times New Roman1" fo:font-size="10pt" fo:letter-spacing="normal" fo:language="en" fo:country="none" fo:font-style="normal" style:text-underline-style="none" fo:font-weight="normal" officeooo:rsid="019698fc" style:font-size-asian="10pt" style:font-style-asian="normal" style:font-weight-asian="normal" style:font-size-complex="10pt"/>
    </style:style>
    <style:style style:name="T478" style:family="text">
      <style:text-properties fo:font-variant="normal" fo:text-transform="none" fo:color="#000000" style:font-name="Arial1" fo:font-size="9.75pt" fo:letter-spacing="normal" fo:font-style="normal" fo:font-weight="normal"/>
    </style:style>
    <style:style style:name="T479" style:family="text">
      <style:text-properties fo:font-variant="normal" fo:text-transform="none" fo:color="#000000" style:font-name="Arial1" fo:font-size="9.75pt" fo:letter-spacing="normal" fo:font-style="normal" fo:font-weight="normal" officeooo:rsid="019698fc"/>
    </style:style>
    <style:style style:name="T480"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style>
    <style:style style:name="T481" style:family="text">
      <style:text-properties fo:font-variant="normal" fo:text-transform="none" fo:color="#000000" style:font-name="Times New Roman" fo:font-size="10pt" fo:letter-spacing="normal" fo:language="en" fo:country="none" fo:font-style="normal" style:text-underline-style="none" fo:font-weight="normal" officeooo:rsid="01a7b952" style:font-size-asian="10pt" style:font-style-asian="normal" style:font-weight-asian="normal" style:font-size-complex="10pt"/>
    </style:style>
    <style:style style:name="T482"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font-weight-complex="normal"/>
    </style:style>
    <style:style style:name="T483" style:family="text">
      <style:text-properties fo:font-variant="normal" fo:text-transform="none" fo:color="#000000" style:font-name="Times New Roman" fo:font-size="10pt" fo:letter-spacing="normal" fo:language="en" fo:country="none" fo:font-style="normal" style:text-underline-style="none" fo:font-weight="normal" officeooo:rsid="019ac159" style:font-size-asian="10pt" style:font-style-asian="normal" style:font-weight-asian="normal" style:font-size-complex="10pt"/>
    </style:style>
    <style:style style:name="T484" style:family="text">
      <style:text-properties fo:font-variant="normal" fo:text-transform="none" fo:color="#000000" style:font-name="Times New Roman" fo:font-size="10pt" fo:letter-spacing="normal" fo:language="en" fo:country="none" fo:font-style="normal" style:text-underline-style="none" fo:font-weight="normal" officeooo:rsid="019bd22a" style:font-size-asian="10pt" style:font-style-asian="normal" style:font-weight-asian="normal" style:font-size-complex="10pt"/>
    </style:style>
    <style:style style:name="T485" style:family="text">
      <style:text-properties fo:font-variant="normal" fo:text-transform="none" fo:color="#000000" style:font-name="Times New Roman" fo:font-size="10pt" fo:letter-spacing="normal" fo:language="en" fo:country="none" fo:font-style="italic" style:text-underline-style="none" fo:font-weight="normal" officeooo:rsid="019ac159" style:font-size-asian="10pt" style:font-style-asian="normal" style:font-weight-asian="normal" style:font-size-complex="10pt"/>
    </style:style>
    <style:style style:name="T486" style:family="text">
      <style:text-properties fo:font-variant="normal" fo:text-transform="none" fo:color="#000000" style:font-name="Open Sans" fo:font-size="9pt" fo:letter-spacing="normal" fo:language="en" fo:country="US" fo:font-style="normal" style:text-underline-style="none" fo:font-weight="normal" style:font-size-asian="10pt" style:font-style-asian="normal" style:font-weight-asian="normal"/>
    </style:style>
    <style:style style:name="T487"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488" style:family="text">
      <style:text-properties fo:font-variant="normal" fo:text-transform="none" fo:color="#0b0080" style:text-line-through-style="none" style:font-name="sans-serif" fo:font-size="9pt" fo:letter-spacing="normal" fo:font-style="italic" style:text-underline-style="none" fo:font-weight="bold" style:text-blinking="false"/>
    </style:style>
    <style:style style:name="T489" style:family="text">
      <style:text-properties fo:font-variant="normal" fo:text-transform="none" fo:color="#0b008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490" style:family="text">
      <style:text-properties fo:font-variant="normal" fo:text-transform="none" fo:color="#0b0080" style:text-line-through-style="none"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491" style:family="text">
      <style:text-properties fo:font-variant="normal" fo:text-transform="none" fo:color="#0b0080" style:text-line-through-style="none" style:text-position="super 58%"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492"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fo:background-color="#ffffff" style:font-size-asian="10pt" style:font-style-asian="normal" style:font-weight-asian="normal" style:font-size-complex="10pt"/>
    </style:style>
    <style:style style:name="T493"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fo:background-color="#ffffff" style:font-size-asian="10pt" style:font-style-asian="normal" style:font-weight-asian="normal" style:font-size-complex="10pt"/>
    </style:style>
    <style:style style:name="T494"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style:font-size-asian="10pt" style:font-style-asian="normal" style:font-weight-asian="normal" style:font-size-complex="10pt"/>
    </style:style>
    <style:style style:name="T495"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style:font-size-asian="10pt" style:font-style-asian="normal" style:font-weight-asian="normal" style:font-size-complex="10pt"/>
    </style:style>
    <style:style style:name="T496"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bd22a" style:text-blinking="false" style:font-size-asian="10pt" style:font-style-asian="normal" style:font-weight-asian="normal" style:font-size-complex="10pt"/>
    </style:style>
    <style:style style:name="T497"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a03132" style:text-blinking="false" style:font-size-asian="10pt" style:font-style-asian="normal" style:font-weight-asian="normal" style:font-size-complex="10pt"/>
    </style:style>
    <style:style style:name="T498" style:family="text">
      <style:text-properties fo:font-variant="normal" fo:text-transform="none" fo:color="#000080" fo:font-size="14pt" fo:letter-spacing="normal" fo:font-style="normal" fo:font-weight="normal"/>
    </style:style>
    <style:style style:name="T499" style:family="text">
      <style:text-properties fo:font-variant="normal" fo:text-transform="none" fo:color="#3b3835" fo:letter-spacing="normal" fo:font-style="normal" fo:font-weight="normal"/>
    </style:style>
    <style:style style:name="T500" style:family="text">
      <style:text-properties fo:font-variant="normal" fo:text-transform="none" fo:color="#3b3835" fo:letter-spacing="normal" fo:font-style="normal" fo:font-weight="normal" officeooo:rsid="00dc956b"/>
    </style:style>
    <style:style style:name="T501" style:family="text">
      <style:text-properties fo:font-variant="normal" fo:text-transform="none" fo:color="#333333" style:font-name="Georgia" fo:font-size="9.75pt" fo:letter-spacing="normal" fo:font-style="normal" fo:font-weight="normal" officeooo:rsid="0168f4e2" style:font-name-complex="Verdana"/>
    </style:style>
    <style:style style:name="T502" style:family="text">
      <style:text-properties fo:font-variant="normal" fo:text-transform="none" fo:color="#333333" style:font-name="Georgia" fo:font-size="9pt" fo:letter-spacing="normal" fo:font-style="normal" fo:font-weight="normal" officeooo:rsid="0168f4e2" style:font-size-asian="9pt" style:font-name-complex="Verdana" style:font-size-complex="9pt"/>
    </style:style>
    <style:style style:name="T503" style:family="text">
      <style:text-properties fo:font-variant="normal" fo:text-transform="none" fo:color="#333333" fo:letter-spacing="normal" fo:font-style="normal"/>
    </style:style>
    <style:style style:name="T504" style:family="text">
      <style:text-properties fo:font-variant="normal" fo:text-transform="none" fo:color="#333333" fo:letter-spacing="normal" fo:font-style="normal" officeooo:rsid="01717665"/>
    </style:style>
    <style:style style:name="T505" style:family="text">
      <style:text-properties fo:font-variant="normal" fo:text-transform="none" fo:color="#333333" style:font-name="Times New Roman" fo:font-size="10pt" fo:letter-spacing="normal" fo:font-style="normal" fo:font-weight="normal" style:font-size-asian="10pt" style:font-size-complex="10pt"/>
    </style:style>
    <style:style style:name="T506" style:family="text">
      <style:text-properties fo:font-variant="normal" fo:text-transform="none" fo:color="#333333" style:font-name="Times New Roman" fo:font-size="10pt" fo:letter-spacing="normal" fo:language="en" fo:country="none" fo:font-style="normal" style:text-underline-style="none" fo:font-weight="normal" officeooo:rsid="01974820" style:font-size-asian="10pt" style:font-style-asian="italic" style:font-weight-asian="normal" style:font-size-complex="10pt" style:font-style-complex="italic"/>
    </style:style>
    <style:style style:name="T507" style:family="text">
      <style:text-properties fo:font-variant="normal" fo:text-transform="none" fo:color="#333333" style:font-name="inherit" fo:font-size="11.25pt" fo:letter-spacing="normal" fo:font-style="normal" fo:font-weight="normal"/>
    </style:style>
    <style:style style:name="T508" style:family="text">
      <style:text-properties fo:font-variant="normal" fo:text-transform="none" fo:color="#333333" style:font-name="Lucida Grande" fo:font-size="11.25pt" fo:letter-spacing="normal" fo:font-style="normal" fo:font-weight="normal"/>
    </style:style>
    <style:style style:name="T509" style:family="text">
      <style:text-properties fo:font-variant="normal" fo:text-transform="none" fo:color="#363636" fo:letter-spacing="normal" fo:font-style="normal" fo:font-weight="normal"/>
    </style:style>
    <style:style style:name="T510" style:family="text">
      <style:text-properties fo:font-variant="normal" fo:text-transform="none" style:font-name="Times New Roman" fo:font-size="10pt" fo:letter-spacing="normal" fo:font-style="normal" fo:font-weight="normal" officeooo:rsid="0082cd6e" style:font-size-asian="10pt" style:font-weight-asian="bold" style:font-name-complex="Verdana" style:font-size-complex="10pt" style:font-weight-complex="bold"/>
    </style:style>
    <style:style style:name="T511" style:family="text">
      <style:text-properties fo:font-variant="normal" fo:text-transform="none"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512" style:family="text">
      <style:text-properties fo:font-variant="normal" fo:text-transform="none" style:font-name="Times New Roman" fo:font-size="10pt" fo:letter-spacing="normal" style:font-size-asian="10pt" style:font-name-complex="Verdana" style:font-size-complex="10pt"/>
    </style:style>
    <style:style style:name="T513" style:family="text">
      <style:text-properties fo:font-variant="normal" fo:text-transform="none" style:font-name="Times New Roman" fo:font-size="10pt" fo:letter-spacing="normal" officeooo:rsid="01876352" style:font-size-asian="10pt" style:font-name-complex="Verdana" style:font-size-complex="10pt"/>
    </style:style>
    <style:style style:name="T514" style:family="text">
      <style:text-properties fo:font-variant="normal" fo:text-transform="none" fo:color="#111111" style:font-name="Times New Roman" fo:font-size="10pt" fo:letter-spacing="normal" fo:font-style="normal" fo:font-weight="normal" style:font-size-asian="10pt" style:font-size-complex="10pt"/>
    </style:style>
    <style:style style:name="T515" style:family="text">
      <style:text-properties fo:font-variant="normal" fo:text-transform="none" fo:color="#111111"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516" style:family="text">
      <style:text-properties fo:font-variant="normal" fo:text-transform="none" fo:color="#111111"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517" style:family="text">
      <style:text-properties fo:font-variant="normal" fo:text-transform="none" fo:color="#111111"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518" style:family="text">
      <style:text-properties fo:font-variant="normal" fo:text-transform="none" fo:color="#111111"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519" style:family="text">
      <style:text-properties fo:font-variant="normal" fo:text-transform="none" fo:color="#111111" style:text-line-through-style="none" style:font-name="Times New Roman" fo:font-size="10pt" fo:letter-spacing="normal" fo:font-style="normal" style:text-underline-style="none" fo:font-weight="normal" style:text-blinking="false" style:font-size-asian="10pt" style:font-size-complex="10pt"/>
    </style:style>
    <style:style style:name="T520" style:family="text">
      <style:text-properties fo:font-variant="normal" fo:text-transform="none" fo:color="#4774cc" style:text-line-through-style="none" style:font-name="Times New Roman" fo:font-size="10pt" fo:letter-spacing="normal" fo:font-style="normal" style:text-underline-style="none" fo:font-weight="normal" officeooo:rsid="01857d87" style:text-blinking="false" style:font-size-asian="10pt" style:font-weight-asian="normal" style:font-name-complex="Verdana" style:font-size-complex="10pt" style:font-weight-complex="normal"/>
    </style:style>
    <style:style style:name="T521" style:family="text">
      <style:text-properties fo:font-variant="normal" fo:text-transform="none" fo:color="#4774cc" style:text-line-through-style="none" style:font-name="Times New Roman" fo:font-size="10pt" fo:letter-spacing="normal" fo:font-style="normal" style:text-underline-style="none" fo:font-weight="normal" officeooo:rsid="0149b38a" style:text-blinking="false" style:font-size-asian="10pt" style:font-weight-asian="normal" style:font-name-complex="Verdana" style:font-size-complex="10pt" style:font-weight-complex="normal"/>
    </style:style>
    <style:style style:name="T522" style:family="text">
      <style:text-properties fo:font-variant="normal" fo:text-transform="none" fo:color="#4774cc" style:text-line-through-style="none" style:font-name="Times New Roman" fo:font-size="10pt" fo:font-style="normal" style:text-underline-style="none" fo:font-weight="normal" style:text-blinking="false" style:font-size-asian="10pt" style:font-size-complex="10pt"/>
    </style:style>
    <style:style style:name="T523" style:family="text">
      <style:text-properties fo:font-variant="normal" fo:text-transform="none" fo:color="#222222" style:font-name="Times New Roman" fo:font-size="10pt" fo:letter-spacing="normal" fo:language="en" fo:country="none" fo:font-style="normal" style:text-underline-style="none" fo:font-weight="normal" style:font-size-asian="10pt" style:font-style-asian="italic" style:font-weight-asian="normal" style:font-size-complex="10pt"/>
    </style:style>
    <style:style style:name="T524" style:family="text">
      <style:text-properties fo:font-variant="normal" fo:text-transform="none" fo:color="#222222" style:font-name="Times New Roman" fo:font-size="10pt" fo:letter-spacing="normal" fo:language="en" fo:country="none" fo:font-style="italic" style:text-underline-style="none" fo:font-weight="normal" style:font-size-asian="10pt" style:font-style-asian="italic" style:font-weight-asian="normal" style:font-size-complex="10pt"/>
    </style:style>
    <style:style style:name="T525" style:family="text">
      <style:text-properties fo:font-variant="normal" fo:text-transform="none" fo:color="#990000" style:text-line-through-style="none" style:font-name="inherit" fo:font-size="11.25pt" fo:letter-spacing="normal" fo:font-style="normal" style:text-underline-style="none" fo:font-weight="normal" style:text-blinking="false"/>
    </style:style>
    <style:style style:name="T526"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527" style:family="text">
      <style:text-properties fo:font-variant="normal" fo:text-transform="none" fo:color="#663366" style:font-name="sans-serif" fo:font-size="9pt" fo:letter-spacing="normal" fo:font-style="normal" style:text-underline-style="solid" style:text-underline-width="auto" style:text-underline-color="font-color" fo:font-weight="normal"/>
    </style:style>
    <style:style style:name="T528" style:family="text">
      <style:text-properties fo:font-variant="normal" fo:text-transform="none" fo:color="#663366" style:font-name="sans-serif" fo:font-size="9pt" fo:letter-spacing="normal" fo:font-style="normal" style:text-underline-style="solid" style:text-underline-width="auto" style:text-underline-color="font-color" fo:font-weight="normal" fo:background-color="#ffffff"/>
    </style:style>
    <style:style style:name="T529" style:family="text">
      <style:text-properties fo:color="#000000" fo:font-size="10pt" fo:font-weight="bold" style:font-size-asian="10pt" style:font-weight-asian="bold" style:font-name-complex="Verdana" style:font-size-complex="10pt" style:font-weight-complex="bold"/>
    </style:style>
    <style:style style:name="T530" style:family="text">
      <style:text-properties fo:color="#000000" fo:font-size="10pt" fo:font-weight="bold" officeooo:rsid="0057e458" style:font-size-asian="10pt" style:font-weight-asian="bold" style:font-name-complex="Verdana" style:font-size-complex="10pt" style:font-weight-complex="bold"/>
    </style:style>
    <style:style style:name="T531" style:family="text">
      <style:text-properties fo:color="#000000" fo:font-size="10pt" fo:font-weight="bold" officeooo:rsid="0171492e" style:font-size-asian="10pt" style:font-weight-asian="bold" style:font-name-complex="Verdana" style:font-size-complex="10pt" style:font-weight-complex="bold"/>
    </style:style>
    <style:style style:name="T532" style:family="text">
      <style:text-properties fo:color="#000000" fo:font-size="10pt" style:font-size-asian="10pt" style:font-name-complex="Verdana" style:font-size-complex="10pt"/>
    </style:style>
    <style:style style:name="T533" style:family="text">
      <style:text-properties fo:color="#000000" fo:font-size="10pt" officeooo:rsid="0171492e" style:font-size-asian="10pt" style:font-name-complex="Verdana" style:font-size-complex="10pt"/>
    </style:style>
    <style:style style:name="T534" style:family="text">
      <style:text-properties fo:color="#000000" fo:font-size="10pt" officeooo:rsid="000c532e" style:font-size-asian="10pt" style:font-name-complex="Verdana" style:font-size-complex="10pt"/>
    </style:style>
    <style:style style:name="T535" style:family="text">
      <style:text-properties fo:color="#000000" style:font-name="Verdana2" fo:language="en" fo:country="none" style:text-underline-style="none"/>
    </style:style>
    <style:style style:name="T536" style:family="text">
      <style:text-properties fo:color="#000000" style:font-name="Times New Roman1" fo:font-size="10pt" fo:language="en" fo:country="none" style:text-underline-style="none" fo:font-weight="bold" style:font-size-asian="10pt" style:font-weight-asian="bold"/>
    </style:style>
    <style:style style:name="T537" style:family="text">
      <style:text-properties fo:color="#000000" style:font-name="Times New Roman1" fo:font-size="10pt" fo:language="en" fo:country="none" fo:font-style="normal" style:text-underline-style="none" fo:font-weight="normal" style:font-size-asian="10pt" style:font-style-asian="normal" style:font-weight-asian="normal" style:font-size-complex="10pt"/>
    </style:style>
    <style:style style:name="T538" style:family="text">
      <style:text-properties fo:color="#000000"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539" style:family="text">
      <style:text-properties fo:color="#000000" style:font-name="Times New Roman1" fo:font-size="10pt" fo:language="en" fo:country="US" fo:font-style="normal" style:text-underline-style="none" fo:font-weight="normal" style:font-size-asian="10pt" style:font-style-asian="normal" style:font-weight-asian="normal"/>
    </style:style>
    <style:style style:name="T540" style:family="text">
      <style:text-properties fo:color="#000000" style:font-name="Times New Roman1" fo:font-size="10pt" fo:language="en" fo:country="US" fo:font-style="normal" style:text-underline-style="none" fo:font-weight="normal" style:font-size-asian="10pt" style:font-style-asian="normal" style:font-weight-asian="normal" style:font-size-complex="10pt"/>
    </style:style>
    <style:style style:name="T541" style:family="text">
      <style:text-properties fo:color="#000000" style:font-name="Times New Roman1" fo:font-size="10pt" fo:language="en" fo:country="US" fo:font-style="normal" style:text-underline-style="none" fo:font-weight="normal" officeooo:rsid="018d7494" style:font-size-asian="10pt" style:font-style-asian="normal" style:font-weight-asian="normal"/>
    </style:style>
    <style:style style:name="T542" style:family="text">
      <style:text-properties fo:color="#000000" style:font-name="Times New Roman1" fo:font-size="10pt" fo:language="en" fo:country="US" fo:font-style="normal" style:text-underline-style="none" fo:font-weight="normal" officeooo:rsid="018f0213" style:font-size-asian="10pt" style:font-style-asian="normal" style:font-weight-asian="normal"/>
    </style:style>
    <style:style style:name="T543" style:family="text">
      <style:text-properties fo:color="#000000" style:font-name="Times New Roman1" fo:font-size="10pt" fo:language="en" fo:country="US" fo:font-style="normal" style:text-underline-style="none" fo:font-weight="normal" officeooo:rsid="01ad49c8" style:font-size-asian="10pt" style:font-style-asian="normal" style:font-weight-asian="normal"/>
    </style:style>
    <style:style style:name="T544" style:family="text">
      <style:text-properties fo:color="#000000" style:font-name="Times New Roman1" fo:language="en" fo:country="none" style:text-underline-style="none" fo:font-weight="bold" style:font-weight-asian="bold"/>
    </style:style>
    <style:style style:name="T545" style:family="text">
      <style:text-properties fo:color="#000000" style:font-name="Times New Roman1" fo:language="en" fo:country="US" style:text-underline-style="none" fo:font-weight="normal" style:font-weight-asian="normal"/>
    </style:style>
    <style:style style:name="T546" style:family="text">
      <style:text-properties fo:color="#000000" style:font-name="Times New Roman1" fo:language="en" fo:country="US" fo:font-style="italic" style:text-underline-style="none" fo:font-weight="normal" style:font-style-asian="italic" style:font-weight-asian="normal"/>
    </style:style>
    <style:style style:name="T547" style:family="text">
      <style:text-properties fo:color="#000000" style:font-name="Times New Roman1" fo:language="en" fo:country="US" fo:font-style="normal" style:text-underline-style="none" fo:font-weight="normal" style:font-style-asian="normal" style:font-weight-asian="normal"/>
    </style:style>
    <style:style style:name="T548" style:family="text">
      <style:text-properties fo:color="#000000" style:font-name="Times New Roman1" fo:language="en" fo:country="US" fo:font-style="normal" style:text-underline-style="none" fo:font-weight="normal" officeooo:rsid="018d7494" style:font-style-asian="normal" style:font-weight-asian="normal"/>
    </style:style>
    <style:style style:name="T549" style:family="text">
      <style:text-properties fo:color="#000000" style:font-name="Times New Roman1" fo:language="en" fo:country="US" fo:font-style="normal" style:text-underline-style="none" fo:font-weight="normal" officeooo:rsid="018f0213" style:font-style-asian="normal" style:font-weight-asian="normal"/>
    </style:style>
    <style:style style:name="T550" style:family="text">
      <style:text-properties fo:color="#000000" style:font-name="Times New Roman" fo:language="en" fo:country="none"/>
    </style:style>
    <style:style style:name="T551" style:family="text">
      <style:text-properties fo:color="#000000" style:font-name="Times New Roman" fo:language="en" fo:country="none" style:text-underline-style="none"/>
    </style:style>
    <style:style style:name="T552" style:family="text">
      <style:text-properties fo:color="#000000" style:font-name="Times New Roman" fo:language="en" fo:country="none" style:text-underline-style="none" fo:font-weight="bold" style:font-weight-asian="bold"/>
    </style:style>
    <style:style style:name="T553" style:family="text">
      <style:text-properties fo:color="#000000" style:font-name="Times New Roman" fo:language="en" fo:country="none" officeooo:rsid="018d7494"/>
    </style:style>
    <style:style style:name="T554" style:family="text">
      <style:text-properties fo:color="#000000" style:font-name="Times New Roman" fo:language="en" fo:country="US" style:text-underline-style="none" fo:font-weight="bold" style:font-weight-asian="bold"/>
    </style:style>
    <style:style style:name="T555" style:family="text">
      <style:text-properties fo:color="#000000" style:font-name="Times New Roman" fo:font-size="10pt" fo:language="en" fo:country="none" fo:font-style="normal" style:text-underline-style="none" fo:font-weight="normal" style:font-size-asian="10pt" style:font-style-asian="normal" style:font-weight-asian="normal" style:font-size-complex="10pt"/>
    </style:style>
    <style:style style:name="T556" style:family="text">
      <style:text-properties fo:color="#000000" style:font-name="Times New Roman" fo:font-size="10pt" fo:language="en" fo:country="none" fo:font-style="normal" style:text-underline-style="none" fo:font-weight="normal" officeooo:rsid="01a48499" style:font-size-asian="10pt" style:font-style-asian="normal" style:font-weight-asian="normal" style:font-size-complex="10pt" style:font-style-complex="normal"/>
    </style:style>
    <style:style style:name="T557" style:family="text">
      <style:text-properties fo:color="#000000" style:font-name="Times New Roman" fo:font-size="10pt" fo:language="en" fo:country="none" fo:font-style="italic" style:text-underline-style="none" fo:font-weight="normal" style:font-size-asian="10pt" style:font-style-asian="italic" style:font-weight-asian="normal" style:font-size-complex="10pt" style:font-style-complex="italic"/>
    </style:style>
    <style:style style:name="T558" style:family="text">
      <style:text-properties fo:color="#000000"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559" style:family="text">
      <style:text-properties fo:color="#000000" fo:language="en" fo:country="none" fo:font-style="normal" style:text-underline-style="none" fo:font-weight="normal" style:font-style-asian="normal" style:font-weight-asian="normal"/>
    </style:style>
    <style:style style:name="T560" style:family="text">
      <style:text-properties fo:color="#000000" fo:language="en" fo:country="none" fo:font-style="normal" style:text-underline-style="none" fo:font-weight="normal" officeooo:rsid="018f0213" style:font-style-asian="normal" style:font-weight-asian="normal"/>
    </style:style>
    <style:style style:name="T561" style:family="text">
      <style:text-properties fo:color="#000000" fo:language="en" fo:country="none" fo:font-style="normal" style:text-underline-style="none" fo:font-weight="normal" officeooo:rsid="018f845c" style:font-style-asian="normal" style:font-weight-asian="normal"/>
    </style:style>
    <style:style style:name="T562" style:family="text">
      <style:text-properties fo:color="#000000" fo:language="en" fo:country="none" fo:font-style="normal" style:text-underline-style="none" fo:font-weight="normal" officeooo:rsid="019059f9" style:font-style-asian="normal" style:font-weight-asian="normal"/>
    </style:style>
    <style:style style:name="T563" style:family="text">
      <style:text-properties fo:color="#000000" fo:language="en" fo:country="none" fo:font-style="normal" style:text-underline-style="none" fo:font-weight="normal" officeooo:rsid="01abdc3e" style:font-style-asian="normal" style:font-weight-asian="normal"/>
    </style:style>
    <style:style style:name="T564" style:family="text">
      <style:text-properties fo:color="#000000" fo:language="en" fo:country="none" fo:font-style="normal" style:text-underline-style="none" fo:font-weight="bold" style:font-style-asian="normal" style:font-weight-asian="bold" style:font-weight-complex="bold"/>
    </style:style>
    <style:style style:name="T565" style:family="text">
      <style:text-properties fo:color="#000000" style:font-name="Times New Roman" fo:font-size="10pt" fo:language="en" fo:country="none" fo:font-style="normal" style:text-underline-style="none" fo:font-weight="normal" officeooo:rsid="0198d5cd" style:font-size-asian="10pt" style:font-style-asian="normal" style:font-weight-asian="normal" style:font-size-complex="10pt"/>
    </style:style>
    <style:style style:name="T566" style:family="text">
      <style:text-properties fo:color="#000000" style:font-name="Times New Roman" fo:font-size="10pt" fo:language="en" fo:country="none" fo:font-style="normal" style:text-underline-style="none" fo:font-weight="normal" officeooo:rsid="01a7b952" style:font-size-asian="10pt" style:font-style-asian="normal" style:font-weight-asian="normal" style:font-size-complex="10pt"/>
    </style:style>
    <style:style style:name="T567" style:family="text">
      <style:text-properties fo:color="#000000" style:font-name="Times New Roman" fo:font-size="10pt" fo:language="en" fo:country="none" fo:font-style="normal" style:text-underline-style="none" fo:font-weight="normal" officeooo:rsid="019ac159" style:font-size-asian="10pt" style:font-style-asian="normal" style:font-weight-asian="normal" style:font-size-complex="10pt"/>
    </style:style>
    <style:style style:name="T568" style:family="text">
      <style:text-properties fo:color="#000000" style:font-name="Times New Roman" fo:font-size="10pt" fo:language="en" fo:country="none" fo:font-style="normal" style:text-underline-style="none" fo:font-weight="normal" officeooo:rsid="019bd22a" style:font-size-asian="10pt" style:font-style-asian="normal" style:font-weight-asian="normal" style:font-size-complex="10pt"/>
    </style:style>
    <style:style style:name="T569" style:family="text">
      <style:text-properties officeooo:rsid="000c532e"/>
    </style:style>
    <style:style style:name="T570" style:family="text">
      <style:text-properties officeooo:rsid="00189878"/>
    </style:style>
    <style:style style:name="T571" style:family="text">
      <style:text-properties style:font-weight-asian="normal" style:font-weight-complex="normal"/>
    </style:style>
    <style:style style:name="T572" style:family="text">
      <style:text-properties officeooo:rsid="000a3927" style:font-weight-asian="normal" style:font-weight-complex="normal"/>
    </style:style>
    <style:style style:name="T573" style:family="text">
      <style:text-properties officeooo:rsid="009e3ee7" style:font-weight-asian="normal" style:font-weight-complex="normal"/>
    </style:style>
    <style:style style:name="T574" style:family="text">
      <style:text-properties officeooo:rsid="00d82ecf" style:font-weight-asian="normal" style:font-weight-complex="normal"/>
    </style:style>
    <style:style style:name="T575" style:family="text">
      <style:text-properties officeooo:rsid="00af15be" style:font-weight-asian="normal" style:font-weight-complex="normal"/>
    </style:style>
    <style:style style:name="T576" style:family="text">
      <style:text-properties officeooo:rsid="0022fe93"/>
    </style:style>
    <style:style style:name="T577" style:family="text">
      <style:text-properties fo:font-weight="bold" style:font-weight-asian="bold" style:font-weight-complex="bold"/>
    </style:style>
    <style:style style:name="T578" style:family="text">
      <style:text-properties fo:font-weight="bold" officeooo:rsid="00101343" style:font-weight-asian="bold" style:font-weight-complex="bold"/>
    </style:style>
    <style:style style:name="T579" style:family="text">
      <style:text-properties fo:font-weight="bold" officeooo:rsid="001371bc" style:font-weight-asian="bold" style:font-weight-complex="bold"/>
    </style:style>
    <style:style style:name="T580" style:family="text">
      <style:text-properties fo:font-weight="bold" officeooo:rsid="000db789" style:font-weight-asian="bold" style:font-weight-complex="bold"/>
    </style:style>
    <style:style style:name="T581" style:family="text">
      <style:text-properties fo:font-weight="bold" officeooo:rsid="0050e959" style:font-weight-asian="bold" style:font-weight-complex="bold"/>
    </style:style>
    <style:style style:name="T582" style:family="text">
      <style:text-properties fo:font-weight="bold" officeooo:rsid="0016666c" style:font-weight-asian="bold" style:font-weight-complex="bold"/>
    </style:style>
    <style:style style:name="T583" style:family="text">
      <style:text-properties fo:font-weight="bold" officeooo:rsid="0016f191" style:font-weight-asian="bold" style:font-weight-complex="bold"/>
    </style:style>
    <style:style style:name="T584" style:family="text">
      <style:text-properties officeooo:rsid="00619118"/>
    </style:style>
    <style:style style:name="T585" style:family="text">
      <style:text-properties officeooo:rsid="0063feb7"/>
    </style:style>
    <style:style style:name="T586" style:family="text">
      <style:text-properties officeooo:rsid="0068523c"/>
    </style:style>
    <style:style style:name="T587" style:family="text">
      <style:text-properties officeooo:rsid="000a3927"/>
    </style:style>
    <style:style style:name="T588" style:family="text">
      <style:text-properties style:text-underline-style="solid" style:text-underline-width="auto" style:text-underline-color="font-color"/>
    </style:style>
    <style:style style:name="T589"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90" style:family="text">
      <style:text-properties style:text-underline-style="solid" style:text-underline-width="auto" style:text-underline-color="font-color" officeooo:rsid="00462da3"/>
    </style:style>
    <style:style style:name="T591" style:family="text">
      <style:text-properties style:text-underline-style="solid" style:text-underline-width="auto" style:text-underline-color="font-color" officeooo:rsid="000db789"/>
    </style:style>
    <style:style style:name="T592" style:family="text">
      <style:text-properties style:text-underline-style="solid" style:text-underline-width="auto" style:text-underline-color="font-color" officeooo:rsid="00adb8ab" style:font-style-asian="italic" style:font-style-complex="italic"/>
    </style:style>
    <style:style style:name="T593" style:family="text">
      <style:text-properties style:text-underline-style="solid" style:text-underline-width="auto" style:text-underline-color="font-color" officeooo:rsid="001a885d" style:font-style-asian="italic" style:font-style-complex="italic"/>
    </style:style>
    <style:style style:name="T594"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595" style:family="text">
      <style:text-properties style:text-underline-style="solid" style:text-underline-width="auto" style:text-underline-color="font-color" officeooo:rsid="00adb8ab"/>
    </style:style>
    <style:style style:name="T596" style:family="text">
      <style:text-properties style:text-underline-style="solid" style:text-underline-width="auto" style:text-underline-color="font-color" officeooo:rsid="00da9e87"/>
    </style:style>
    <style:style style:name="T597" style:family="text">
      <style:text-properties style:text-underline-style="solid" style:text-underline-width="auto" style:text-underline-color="font-color" officeooo:rsid="00c18d86"/>
    </style:style>
    <style:style style:name="T598" style:family="text">
      <style:text-properties style:text-underline-style="solid" style:text-underline-width="auto" style:text-underline-color="font-color" officeooo:rsid="001a885d"/>
    </style:style>
    <style:style style:name="T599" style:family="text">
      <style:text-properties style:text-underline-style="solid" style:text-underline-width="auto" style:text-underline-color="font-color" officeooo:rsid="001c26f3"/>
    </style:style>
    <style:style style:name="T600" style:family="text">
      <style:text-properties style:text-underline-style="solid" style:text-underline-width="auto" style:text-underline-color="font-color" officeooo:rsid="0037587f"/>
    </style:style>
    <style:style style:name="T601" style:family="text">
      <style:text-properties officeooo:rsid="007dc076"/>
    </style:style>
    <style:style style:name="T602" style:family="text">
      <style:text-properties fo:font-weight="normal" officeooo:rsid="009db54f" style:font-weight-asian="normal" style:font-weight-complex="normal"/>
    </style:style>
    <style:style style:name="T603" style:family="text">
      <style:text-properties fo:font-weight="normal" officeooo:rsid="001ce639" style:font-weight-asian="normal" style:font-weight-complex="normal"/>
    </style:style>
    <style:style style:name="T604" style:family="text">
      <style:text-properties fo:font-weight="normal" officeooo:rsid="00226f0b" style:font-weight-asian="normal" style:font-weight-complex="normal"/>
    </style:style>
    <style:style style:name="T605" style:family="text">
      <style:text-properties fo:font-weight="normal" officeooo:rsid="0055fdf8" style:font-weight-asian="normal" style:font-weight-complex="normal"/>
    </style:style>
    <style:style style:name="T606" style:family="text">
      <style:text-properties fo:font-weight="normal" officeooo:rsid="00586bac" style:font-weight-asian="normal" style:font-weight-complex="normal"/>
    </style:style>
    <style:style style:name="T607" style:family="text">
      <style:text-properties fo:font-weight="normal" officeooo:rsid="005a363c" style:font-weight-asian="normal" style:font-weight-complex="normal"/>
    </style:style>
    <style:style style:name="T608" style:family="text">
      <style:text-properties fo:font-weight="normal" officeooo:rsid="00ea1136" style:font-weight-asian="normal" style:font-name-complex="Verdana" style:font-weight-complex="normal"/>
    </style:style>
    <style:style style:name="T609" style:family="text">
      <style:text-properties officeooo:rsid="009db54f"/>
    </style:style>
    <style:style style:name="T610" style:family="text">
      <style:text-properties officeooo:rsid="009e3ee7"/>
    </style:style>
    <style:style style:name="T611" style:family="text">
      <style:text-properties fo:font-style="italic"/>
    </style:style>
    <style:style style:name="T612" style:family="text">
      <style:text-properties fo:font-style="italic" style:font-style-asian="italic" style:font-style-complex="italic"/>
    </style:style>
    <style:style style:name="T613" style:family="text">
      <style:text-properties fo:font-style="italic" officeooo:rsid="00b8d92f" style:font-style-asian="italic" style:font-style-complex="italic"/>
    </style:style>
    <style:style style:name="T614" style:family="text">
      <style:text-properties fo:font-style="italic" officeooo:rsid="00bbf372" style:font-style-asian="italic" style:font-style-complex="italic"/>
    </style:style>
    <style:style style:name="T615" style:family="text">
      <style:text-properties fo:font-style="italic" officeooo:rsid="001c26f3" style:font-style-asian="italic" style:font-style-complex="italic"/>
    </style:style>
    <style:style style:name="T616" style:family="text">
      <style:text-properties fo:font-style="italic" officeooo:rsid="00e72bbc" style:font-style-asian="italic" style:font-style-complex="italic"/>
    </style:style>
    <style:style style:name="T617" style:family="text">
      <style:text-properties fo:font-style="italic" officeooo:rsid="003a74c1" style:font-style-asian="italic" style:font-style-complex="italic"/>
    </style:style>
    <style:style style:name="T618" style:family="text">
      <style:text-properties fo:font-style="italic" officeooo:rsid="001b5019" style:font-style-asian="italic" style:font-style-complex="italic"/>
    </style:style>
    <style:style style:name="T619" style:family="text">
      <style:text-properties fo:font-style="italic" officeooo:rsid="000db789" style:font-style-asian="italic" style:font-style-complex="italic"/>
    </style:style>
    <style:style style:name="T620" style:family="text">
      <style:text-properties fo:font-style="italic" officeooo:rsid="001371bc" style:font-style-asian="italic" style:font-style-complex="italic"/>
    </style:style>
    <style:style style:name="T621" style:family="text">
      <style:text-properties fo:font-style="italic" officeooo:rsid="004415c2" style:font-style-asian="italic" style:font-style-complex="italic"/>
    </style:style>
    <style:style style:name="T622" style:family="text">
      <style:text-properties fo:font-style="italic" officeooo:rsid="00557abf" style:font-style-asian="italic" style:font-style-complex="italic"/>
    </style:style>
    <style:style style:name="T623" style:family="text">
      <style:text-properties fo:font-style="italic" officeooo:rsid="004f9c87" style:font-style-asian="italic" style:font-style-complex="italic"/>
    </style:style>
    <style:style style:name="T624" style:family="text">
      <style:text-properties fo:font-style="italic" officeooo:rsid="00586bac" style:font-style-asian="italic" style:font-style-complex="italic"/>
    </style:style>
    <style:style style:name="T625" style:family="text">
      <style:text-properties fo:font-style="italic" style:text-underline-style="solid" style:text-underline-width="auto" style:text-underline-color="font-color" style:font-style-asian="italic" style:font-style-complex="italic"/>
    </style:style>
    <style:style style:name="T626" style:family="text">
      <style:text-properties fo:font-style="italic" style:text-underline-style="solid" style:text-underline-width="auto" style:text-underline-color="font-color" officeooo:rsid="00bbf372" style:font-style-asian="italic" style:font-style-complex="italic"/>
    </style:style>
    <style:style style:name="T627" style:family="text">
      <style:text-properties fo:font-style="italic" style:text-underline-style="solid" style:text-underline-width="auto" style:text-underline-color="font-color" officeooo:rsid="001c26f3" style:font-style-asian="italic" style:font-style-complex="italic"/>
    </style:style>
    <style:style style:name="T628" style:family="text">
      <style:text-properties fo:font-style="italic" style:text-underline-style="solid" style:text-underline-width="auto" style:text-underline-color="font-color" officeooo:rsid="00ba021d" style:font-style-asian="italic" style:font-style-complex="italic"/>
    </style:style>
    <style:style style:name="T629" style:family="text">
      <style:text-properties fo:font-style="italic" style:text-underline-style="solid" style:text-underline-width="auto" style:text-underline-color="font-color" officeooo:rsid="003ef779" style:font-style-asian="italic" style:font-style-complex="italic"/>
    </style:style>
    <style:style style:name="T630"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631" style:family="text">
      <style:text-properties fo:font-style="italic" style:text-underline-style="none" style:font-style-asian="italic" style:font-style-complex="italic"/>
    </style:style>
    <style:style style:name="T632" style:family="text">
      <style:text-properties fo:font-style="italic" style:text-underline-style="none" officeooo:rsid="00b967ae" style:font-style-asian="italic" style:font-style-complex="italic"/>
    </style:style>
    <style:style style:name="T633" style:family="text">
      <style:text-properties fo:font-style="italic" style:text-underline-style="none" officeooo:rsid="00b98a68" style:font-style-asian="italic" style:font-style-complex="italic"/>
    </style:style>
    <style:style style:name="T634" style:family="text">
      <style:text-properties fo:font-style="italic" style:text-underline-style="none" officeooo:rsid="00ba021d" style:font-style-asian="italic" style:font-style-complex="italic"/>
    </style:style>
    <style:style style:name="T635" style:family="text">
      <style:text-properties fo:font-style="italic" style:text-underline-style="none" officeooo:rsid="00bbf372" style:font-style-asian="italic" style:font-style-complex="italic"/>
    </style:style>
    <style:style style:name="T636" style:family="text">
      <style:text-properties fo:font-style="italic" style:text-underline-style="none" officeooo:rsid="00be2e21" style:font-style-asian="italic" style:font-style-complex="italic"/>
    </style:style>
    <style:style style:name="T637" style:family="text">
      <style:text-properties fo:font-style="italic" style:text-underline-style="none" officeooo:rsid="00e0cc49" style:font-style-asian="italic" style:font-style-complex="italic"/>
    </style:style>
    <style:style style:name="T638" style:family="text">
      <style:text-properties fo:font-style="italic" style:text-underline-style="none" officeooo:rsid="001b5019" style:font-style-asian="italic" style:font-style-complex="italic"/>
    </style:style>
    <style:style style:name="T639" style:family="text">
      <style:text-properties fo:font-style="italic" style:text-underline-style="none" officeooo:rsid="001c26f3" style:font-style-asian="italic" style:font-style-complex="italic"/>
    </style:style>
    <style:style style:name="T640" style:family="text">
      <style:text-properties fo:font-style="italic" style:text-underline-style="none" officeooo:rsid="000db789" style:font-style-asian="italic" style:font-style-complex="italic"/>
    </style:style>
    <style:style style:name="T641" style:family="text">
      <style:text-properties fo:font-style="italic" style:text-underline-style="none" officeooo:rsid="00188a84" style:font-style-asian="italic" style:font-style-complex="italic"/>
    </style:style>
    <style:style style:name="T642" style:family="text">
      <style:text-properties fo:font-style="italic" style:text-underline-style="none" officeooo:rsid="001371bc" style:font-style-asian="italic" style:font-style-complex="italic"/>
    </style:style>
    <style:style style:name="T643" style:family="text">
      <style:text-properties fo:font-style="italic" style:text-underline-style="none" officeooo:rsid="003ef779" style:font-style-asian="italic" style:font-style-complex="italic"/>
    </style:style>
    <style:style style:name="T644" style:family="text">
      <style:text-properties fo:font-style="italic" style:text-underline-style="none" officeooo:rsid="0040a822" style:font-style-asian="italic" style:font-style-complex="italic"/>
    </style:style>
    <style:style style:name="T645" style:family="text">
      <style:text-properties fo:font-style="italic" style:text-underline-style="none" officeooo:rsid="0027cb70" style:font-style-asian="italic" style:font-style-complex="italic"/>
    </style:style>
    <style:style style:name="T646" style:family="text">
      <style:text-properties fo:font-style="italic" style:text-underline-style="none" officeooo:rsid="00e211dd" style:font-style-asian="italic" style:font-style-complex="italic"/>
    </style:style>
    <style:style style:name="T647" style:family="text">
      <style:text-properties fo:font-style="italic" style:text-underline-style="none" officeooo:rsid="00e16a08" style:font-style-asian="italic" style:font-style-complex="italic"/>
    </style:style>
    <style:style style:name="T648" style:family="text">
      <style:text-properties fo:font-style="italic" style:text-underline-style="none" officeooo:rsid="004d37c2" style:font-style-asian="italic" style:font-style-complex="italic"/>
    </style:style>
    <style:style style:name="T649" style:family="text">
      <style:text-properties fo:font-style="italic" style:text-underline-style="none" officeooo:rsid="00557abf" style:font-style-asian="italic" style:font-style-complex="italic"/>
    </style:style>
    <style:style style:name="T650" style:family="text">
      <style:text-properties fo:font-style="italic" style:text-underline-style="none" officeooo:rsid="00586bac" style:font-style-asian="italic" style:font-style-complex="italic"/>
    </style:style>
    <style:style style:name="T651" style:family="text">
      <style:text-properties fo:font-style="italic" style:text-underline-style="none" fo:font-weight="normal" style:font-style-asian="italic" style:font-weight-asian="normal" style:font-style-complex="italic" style:font-weight-complex="normal"/>
    </style:style>
    <style:style style:name="T652" style:family="text">
      <style:text-properties fo:font-style="italic" style:text-underline-style="none" fo:font-weight="normal" officeooo:rsid="00b967ae" style:font-style-asian="italic" style:font-weight-asian="normal" style:font-style-complex="italic" style:font-weight-complex="normal"/>
    </style:style>
    <style:style style:name="T653" style:family="text">
      <style:text-properties fo:font-style="italic" style:text-underline-style="none" fo:font-weight="normal" officeooo:rsid="001c26f3" style:font-style-asian="italic" style:font-weight-asian="normal" style:font-style-complex="italic" style:font-weight-complex="normal"/>
    </style:style>
    <style:style style:name="T654" style:family="text">
      <style:text-properties fo:font-style="italic" style:text-underline-style="none" fo:font-weight="normal" officeooo:rsid="00e0cc49" style:font-style-asian="italic" style:font-weight-asian="normal" style:font-style-complex="italic" style:font-weight-complex="normal"/>
    </style:style>
    <style:style style:name="T655" style:family="text">
      <style:text-properties fo:font-style="italic" style:text-underline-style="none" fo:font-weight="normal" officeooo:rsid="00e16a08" style:font-style-asian="italic" style:font-weight-asian="normal" style:font-style-complex="italic" style:font-weight-complex="normal"/>
    </style:style>
    <style:style style:name="T656" style:family="text">
      <style:text-properties fo:font-style="italic" style:text-underline-style="none" fo:font-weight="normal" officeooo:rsid="00e211dd" style:font-style-asian="italic" style:font-weight-asian="normal" style:font-style-complex="italic" style:font-weight-complex="normal"/>
    </style:style>
    <style:style style:name="T657" style:family="text">
      <style:text-properties fo:font-style="italic" style:text-underline-style="none" fo:font-weight="bold" officeooo:rsid="000db789" style:font-style-asian="italic" style:font-weight-asian="bold" style:font-style-complex="italic" style:font-weight-complex="bold"/>
    </style:style>
    <style:style style:name="T658" style:family="text">
      <style:text-properties fo:font-style="italic" fo:font-weight="bold" officeooo:rsid="000db789" style:font-style-asian="italic" style:font-weight-asian="bold" style:font-style-complex="italic" style:font-weight-complex="bold"/>
    </style:style>
    <style:style style:name="T659" style:family="text">
      <style:text-properties style:text-underline-style="none"/>
    </style:style>
    <style:style style:name="T660" style:family="text">
      <style:text-properties style:text-underline-style="none" officeooo:rsid="001c26f3"/>
    </style:style>
    <style:style style:name="T661" style:family="text">
      <style:text-properties style:text-underline-style="none" officeooo:rsid="00b98a68"/>
    </style:style>
    <style:style style:name="T662" style:family="text">
      <style:text-properties style:text-underline-style="none" style:font-style-asian="normal" style:font-style-complex="normal"/>
    </style:style>
    <style:style style:name="T663" style:family="text">
      <style:text-properties style:text-underline-style="none" officeooo:rsid="00b98a68" style:font-style-asian="normal" style:font-style-complex="normal"/>
    </style:style>
    <style:style style:name="T664" style:family="text">
      <style:text-properties style:text-underline-style="none" officeooo:rsid="002320e2" style:font-style-asian="normal" style:font-style-complex="normal"/>
    </style:style>
    <style:style style:name="T665" style:family="text">
      <style:text-properties style:text-underline-style="none" officeooo:rsid="00bbf372"/>
    </style:style>
    <style:style style:name="T666" style:family="text">
      <style:text-properties style:text-underline-style="none" officeooo:rsid="00c360fe"/>
    </style:style>
    <style:style style:name="T667" style:family="text">
      <style:text-properties style:text-underline-style="none" officeooo:rsid="00c4c765"/>
    </style:style>
    <style:style style:name="T668" style:family="text">
      <style:text-properties style:text-underline-style="none" officeooo:rsid="00c5cca5"/>
    </style:style>
    <style:style style:name="T669" style:family="text">
      <style:text-properties style:text-underline-style="none" officeooo:rsid="00d3d6f2"/>
    </style:style>
    <style:style style:name="T670" style:family="text">
      <style:text-properties style:text-underline-style="none" officeooo:rsid="00da9e87"/>
    </style:style>
    <style:style style:name="T671" style:family="text">
      <style:text-properties style:text-underline-style="none" officeooo:rsid="00e0cc49"/>
    </style:style>
    <style:style style:name="T672" style:family="text">
      <style:text-properties style:text-underline-style="none" officeooo:rsid="00527eb3"/>
    </style:style>
    <style:style style:name="T673" style:family="text">
      <style:text-properties style:text-underline-style="none" officeooo:rsid="01038d06"/>
    </style:style>
    <style:style style:name="T674" style:family="text">
      <style:text-properties style:text-underline-style="none" officeooo:rsid="016e0c80"/>
    </style:style>
    <style:style style:name="T675" style:family="text">
      <style:text-properties officeooo:rsid="00c4c765"/>
    </style:style>
    <style:style style:name="T676" style:family="text">
      <style:text-properties officeooo:rsid="00c7bd06"/>
    </style:style>
    <style:style style:name="T677" style:family="text">
      <style:text-properties fo:font-style="normal"/>
    </style:style>
    <style:style style:name="T678" style:family="text">
      <style:text-properties fo:font-style="normal" style:text-underline-style="solid" style:text-underline-width="auto" style:text-underline-color="font-color" officeooo:rsid="00adb8ab"/>
    </style:style>
    <style:style style:name="T679" style:family="text">
      <style:text-properties fo:font-style="normal" style:text-underline-style="solid" style:text-underline-width="auto" style:text-underline-color="font-color" officeooo:rsid="001a885d"/>
    </style:style>
    <style:style style:name="T680" style:family="text">
      <style:text-properties fo:font-style="normal" style:text-underline-style="solid" style:text-underline-width="auto" style:text-underline-color="font-color" officeooo:rsid="001b7269"/>
    </style:style>
    <style:style style:name="T681" style:family="text">
      <style:text-properties fo:font-style="normal" style:text-underline-style="solid" style:text-underline-width="auto" style:text-underline-color="font-color" officeooo:rsid="000db789" style:font-style-asian="normal" style:font-style-complex="normal"/>
    </style:style>
    <style:style style:name="T682" style:family="text">
      <style:text-properties fo:font-style="normal" officeooo:rsid="00adb8ab"/>
    </style:style>
    <style:style style:name="T683" style:family="text">
      <style:text-properties fo:font-style="normal" officeooo:rsid="00d8e61c"/>
    </style:style>
    <style:style style:name="T684" style:family="text">
      <style:text-properties fo:font-style="normal" officeooo:rsid="001b7269"/>
    </style:style>
    <style:style style:name="T685" style:family="text">
      <style:text-properties fo:font-style="normal" officeooo:rsid="001b7269" style:font-style-asian="normal" style:font-style-complex="normal"/>
    </style:style>
    <style:style style:name="T686" style:family="text">
      <style:text-properties fo:font-style="normal" officeooo:rsid="00b7afda" style:font-style-asian="normal" style:font-style-complex="normal"/>
    </style:style>
    <style:style style:name="T687" style:family="text">
      <style:text-properties fo:font-style="normal" officeooo:rsid="00a20ed0" style:font-style-asian="normal" style:font-name-complex="Verdana" style:font-style-complex="normal"/>
    </style:style>
    <style:style style:name="T688" style:family="text">
      <style:text-properties fo:font-style="normal" style:font-style-asian="italic" style:font-style-complex="italic"/>
    </style:style>
    <style:style style:name="T689" style:family="text">
      <style:text-properties fo:font-style="normal" officeooo:rsid="0055fdf8" style:font-style-asian="italic" style:font-style-complex="italic"/>
    </style:style>
    <style:style style:name="T690" style:family="text">
      <style:text-properties fo:font-style="normal" fo:font-weight="normal"/>
    </style:style>
    <style:style style:name="T691" style:family="text">
      <style:text-properties fo:font-style="normal" fo:font-weight="normal" style:font-name-complex="Verdana"/>
    </style:style>
    <style:style style:name="T692" style:family="text">
      <style:text-properties fo:font-style="normal" fo:font-weight="normal" officeooo:rsid="016acfb3" style:font-name-complex="Verdana"/>
    </style:style>
    <style:style style:name="T693" style:family="text">
      <style:text-properties officeooo:rsid="00cf0fe3"/>
    </style:style>
    <style:style style:name="T694" style:family="text">
      <style:text-properties officeooo:rsid="00d82ecf"/>
    </style:style>
    <style:style style:name="T695" style:family="text">
      <style:text-properties officeooo:rsid="00d8e61c"/>
    </style:style>
    <style:style style:name="T696" style:family="text">
      <style:text-properties style:font-name="Times New Roman"/>
    </style:style>
    <style:style style:name="T697" style:family="text">
      <style:text-properties style:font-name="Times New Roman" fo:font-style="normal"/>
    </style:style>
    <style:style style:name="T698" style:family="text">
      <style:text-properties style:font-name="Times New Roman" fo:font-style="normal" officeooo:rsid="00d8e61c"/>
    </style:style>
    <style:style style:name="T699" style:family="text">
      <style:text-properties style:font-name="Times New Roman" fo:font-style="normal" officeooo:rsid="00da9e87"/>
    </style:style>
    <style:style style:name="T700" style:family="text">
      <style:text-properties style:font-name="Times New Roman" fo:font-size="12pt" officeooo:rsid="0055fdf8" style:font-size-asian="12pt" style:font-size-complex="12pt"/>
    </style:style>
    <style:style style:name="T701" style:family="text">
      <style:text-properties style:font-name="Times New Roman" fo:font-size="12pt" fo:font-weight="bold" style:font-size-asian="12pt" style:font-weight-asian="bold" style:font-name-complex="Verdana" style:font-size-complex="12pt" style:font-weight-complex="bold"/>
    </style:style>
    <style:style style:name="T702"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703"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704"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705"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706" style:family="text">
      <style:text-properties style:font-name="Times New Roman" officeooo:rsid="01038d06"/>
    </style:style>
    <style:style style:name="T707" style:family="text">
      <style:text-properties style:font-name="Times New Roman" officeooo:rsid="003a74c1"/>
    </style:style>
    <style:style style:name="T708" style:family="text">
      <style:text-properties style:font-name="Times New Roman" fo:font-size="10pt" officeooo:rsid="00159d54" style:font-size-asian="10pt" style:font-name-complex="Verdana" style:font-size-complex="10pt"/>
    </style:style>
    <style:style style:name="T709" style:family="text">
      <style:text-properties style:font-name="Times New Roman" fo:font-size="10pt" officeooo:rsid="00586bac" style:font-size-asian="10pt" style:font-name-complex="Verdana" style:font-size-complex="10pt"/>
    </style:style>
    <style:style style:name="T710" style:family="text">
      <style:text-properties style:font-name="Times New Roman" fo:font-size="10pt" style:font-size-asian="10pt" style:font-size-complex="10pt"/>
    </style:style>
    <style:style style:name="T711" style:family="text">
      <style:text-properties style:font-name="Times New Roman" fo:font-size="10pt" officeooo:rsid="00da9e87" style:font-size-asian="10pt" style:font-size-complex="10pt"/>
    </style:style>
    <style:style style:name="T712" style:family="text">
      <style:text-properties style:font-name="Times New Roman" fo:font-size="10pt" fo:font-style="normal" style:font-size-asian="10pt" style:font-size-complex="10pt"/>
    </style:style>
    <style:style style:name="T713" style:family="text">
      <style:text-properties style:font-name="Times New Roman" fo:font-size="10pt" fo:font-style="normal" officeooo:rsid="00d8e61c" style:font-size-asian="10pt" style:font-size-complex="10pt"/>
    </style:style>
    <style:style style:name="T714" style:family="text">
      <style:text-properties style:font-name="Times New Roman" fo:font-size="10pt" fo:font-style="normal" officeooo:rsid="00da9e87" style:font-size-asian="10pt" style:font-size-complex="10pt"/>
    </style:style>
    <style:style style:name="T715" style:family="text">
      <style:text-properties style:font-name="Times New Roman" fo:font-size="10pt" fo:font-weight="normal" officeooo:rsid="0047906f" style:font-size-asian="10pt" style:font-weight-asian="normal" style:font-name-complex="Verdana" style:font-size-complex="10pt" style:font-weight-complex="normal"/>
    </style:style>
    <style:style style:name="T716" style:family="text">
      <style:text-properties style:font-name="Times New Roman" fo:font-size="10pt" fo:font-weight="normal" officeooo:rsid="0082cd6e" style:font-size-asian="10pt" style:font-weight-asian="normal" style:font-name-complex="Verdana" style:font-size-complex="10pt" style:font-weight-complex="normal"/>
    </style:style>
    <style:style style:name="T717" style:family="text">
      <style:text-properties style:font-name="Times New Roman" fo:font-size="10pt" fo:font-weight="normal" officeooo:rsid="004ab849" style:font-size-asian="10pt" style:font-weight-asian="normal" style:font-name-complex="Verdana" style:font-size-complex="10pt" style:font-weight-complex="normal"/>
    </style:style>
    <style:style style:name="T718" style:family="text">
      <style:text-properties style:font-name="Times New Roman" fo:font-size="10pt" fo:font-weight="normal" officeooo:rsid="004bd23c" style:font-size-asian="10pt" style:font-weight-asian="normal" style:font-name-complex="Verdana" style:font-size-complex="10pt" style:font-weight-complex="normal"/>
    </style:style>
    <style:style style:name="T719" style:family="text">
      <style:text-properties style:font-name="Times New Roman" fo:font-size="10pt" fo:font-weight="normal" officeooo:rsid="00131ee1" style:font-size-asian="10pt" style:font-weight-asian="normal" style:font-name-complex="Verdana" style:font-size-complex="10pt" style:font-weight-complex="normal"/>
    </style:style>
    <style:style style:name="T720" style:family="text">
      <style:text-properties style:font-name="Times New Roman" fo:font-size="10pt" fo:font-weight="normal" style:font-size-asian="10pt" style:font-size-complex="10pt"/>
    </style:style>
    <style:style style:name="T721" style:family="text">
      <style:text-properties style:font-name="Times New Roman" style:text-underline-style="none" officeooo:rsid="00b98a68"/>
    </style:style>
    <style:style style:name="T722" style:family="text">
      <style:text-properties style:font-name="Times New Roman" style:text-underline-style="none" officeooo:rsid="0055fdf8"/>
    </style:style>
    <style:style style:name="T723" style:family="text">
      <style:text-properties style:font-name="Times New Roman" officeooo:rsid="004ec491"/>
    </style:style>
    <style:style style:name="T724" style:family="text">
      <style:text-properties style:font-name="Times New Roman" fo:font-style="italic" officeooo:rsid="01038d06" style:font-style-asian="italic" style:font-style-complex="italic"/>
    </style:style>
    <style:style style:name="T725" style:family="text">
      <style:text-properties style:font-name="Times New Roman" fo:font-style="italic" officeooo:rsid="004ec491" style:font-style-asian="italic" style:font-style-complex="italic"/>
    </style:style>
    <style:style style:name="T726" style:family="text">
      <style:text-properties style:font-name="Times New Roman" officeooo:rsid="0055fdf8"/>
    </style:style>
    <style:style style:name="T727" style:family="text">
      <style:text-properties style:font-name="Times New Roman" officeooo:rsid="0056ced8"/>
    </style:style>
    <style:style style:name="T728" style:family="text">
      <style:text-properties style:font-name="Times New Roman" officeooo:rsid="00b98a68"/>
    </style:style>
    <style:style style:name="T729" style:family="text">
      <style:text-properties style:font-name="Times New Roman" officeooo:rsid="00ba021d"/>
    </style:style>
    <style:style style:name="T730" style:family="text">
      <style:text-properties style:font-name="Times New Roman" fo:font-size="9pt" fo:font-style="normal" style:font-size-asian="9pt" style:font-size-complex="9pt"/>
    </style:style>
    <style:style style:name="T731" style:family="text">
      <style:text-properties style:font-name="Times New Roman" fo:font-size="9pt" fo:font-style="normal" officeooo:rsid="00d8e61c" style:font-size-asian="9pt" style:font-size-complex="9pt"/>
    </style:style>
    <style:style style:name="T732" style:family="text">
      <style:text-properties style:font-name="Times New Roman" fo:font-size="9pt" fo:font-style="normal" officeooo:rsid="00da9e87" style:font-size-asian="9pt" style:font-size-complex="9pt"/>
    </style:style>
    <style:style style:name="T733" style:family="text">
      <style:text-properties style:font-name="Times New Roman" fo:font-size="9pt" fo:font-style="normal" officeooo:rsid="005b695c" style:font-size-asian="9pt" style:font-size-complex="9pt"/>
    </style:style>
    <style:style style:name="T734" style:family="text">
      <style:text-properties style:font-name="Times New Roman" fo:font-size="9pt" fo:font-style="normal" officeooo:rsid="001a2280" style:font-size-asian="9pt" style:font-style-asian="italic" style:font-size-complex="9pt" style:font-style-complex="italic"/>
    </style:style>
    <style:style style:name="T735" style:family="text">
      <style:text-properties style:font-name="Times New Roman" fo:font-size="9pt" fo:font-style="normal" officeooo:rsid="011736cd" style:font-size-asian="9pt" style:font-style-asian="italic" style:font-size-complex="9pt" style:font-style-complex="italic"/>
    </style:style>
    <style:style style:name="T736" style:family="text">
      <style:text-properties style:font-name="Times New Roman" fo:font-size="9pt" fo:font-style="normal" officeooo:rsid="002b5315" style:font-size-asian="9pt" style:font-style-asian="italic" style:font-size-complex="9pt" style:font-style-complex="italic"/>
    </style:style>
    <style:style style:name="T737" style:family="text">
      <style:text-properties style:font-name="Times New Roman" fo:font-size="9pt" style:font-size-asian="9pt" style:font-size-complex="9pt"/>
    </style:style>
    <style:style style:name="T738" style:family="text">
      <style:text-properties style:font-name="Times New Roman" fo:font-size="9pt" officeooo:rsid="0049943f" style:font-size-asian="9pt" style:font-style-asian="italic" style:font-weight-asian="bold" style:font-size-complex="9pt" style:font-style-complex="italic" style:font-weight-complex="bold"/>
    </style:style>
    <style:style style:name="T739" style:family="text">
      <style:text-properties style:font-name="Times New Roman" fo:font-size="9pt" officeooo:rsid="0168f4e2" style:font-size-asian="9pt" style:font-name-complex="Verdana" style:font-size-complex="9pt"/>
    </style:style>
    <style:style style:name="T740" style:family="text">
      <style:text-properties style:font-name="Times New Roman" style:font-name-complex="Verdana"/>
    </style:style>
    <style:style style:name="T741" style:family="text">
      <style:text-properties style:font-name="Times New Roman" officeooo:rsid="0168f4e2" style:font-name-complex="Verdana"/>
    </style:style>
    <style:style style:name="T742" style:family="text">
      <style:text-properties style:font-name="Times New Roman" officeooo:rsid="00eb1992" style:font-name-complex="Verdana"/>
    </style:style>
    <style:style style:name="T743" style:family="text">
      <style:text-properties officeooo:rsid="00da9e87"/>
    </style:style>
    <style:style style:name="T744" style:family="text">
      <style:text-properties officeooo:rsid="00def9b1"/>
    </style:style>
    <style:style style:name="T745" style:family="text">
      <style:text-properties officeooo:rsid="00e211dd"/>
    </style:style>
    <style:style style:name="T746" style:family="text">
      <style:text-properties officeooo:rsid="00f3c5f5"/>
    </style:style>
    <style:style style:name="T747" style:family="text">
      <style:text-properties officeooo:rsid="00f7262b"/>
    </style:style>
    <style:style style:name="T748" style:family="text">
      <style:text-properties officeooo:rsid="010caa78"/>
    </style:style>
    <style:style style:name="T749" style:family="text">
      <style:text-properties officeooo:rsid="010d332d"/>
    </style:style>
    <style:style style:name="T750" style:family="text">
      <style:text-properties officeooo:rsid="0112ce01"/>
    </style:style>
    <style:style style:name="T751" style:family="text">
      <style:text-properties officeooo:rsid="0114b06d"/>
    </style:style>
    <style:style style:name="T752" style:family="text">
      <style:text-properties officeooo:rsid="011576ca"/>
    </style:style>
    <style:style style:name="T753" style:family="text">
      <style:text-properties officeooo:rsid="011fecd8"/>
    </style:style>
    <style:style style:name="T754" style:family="text">
      <style:text-properties officeooo:rsid="012a5220"/>
    </style:style>
    <style:style style:name="T755" style:family="text">
      <style:text-properties officeooo:rsid="012b5feb"/>
    </style:style>
    <style:style style:name="T756"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757" style:family="text">
      <style:text-properties fo:font-size="9pt" fo:font-style="normal" style:font-size-asian="9pt" style:font-style-asian="italic" style:font-size-complex="9pt" style:font-style-complex="italic"/>
    </style:style>
    <style:style style:name="T758" style:family="text">
      <style:text-properties fo:color="#272525" style:font-name="Interstate-Light" fo:font-size="8pt" style:font-size-asian="8pt"/>
    </style:style>
    <style:style style:name="T759" style:family="text">
      <style:text-properties fo:color="#272525" style:font-name="Interstate-Bold" fo:font-size="8pt" fo:font-weight="bold" style:font-size-asian="8pt" style:font-weight-asian="bold"/>
    </style:style>
    <style:style style:name="T760" style:family="text">
      <style:text-properties fo:color="#272525" style:font-name="EspritMath" fo:font-size="9.5pt" style:font-size-asian="9.5pt"/>
    </style:style>
    <style:style style:name="T761" style:family="text">
      <style:text-properties fo:color="#272525" style:font-name="EspritMath" fo:font-size="9pt" style:font-size-asian="9pt"/>
    </style:style>
    <style:style style:name="T762" style:family="text">
      <style:text-properties fo:color="#272525" style:font-name="EspritMathBookItalic" fo:font-size="9.5pt" fo:font-style="italic" style:font-size-asian="9.5pt" style:font-style-asian="italic"/>
    </style:style>
    <style:style style:name="T763" style:family="text">
      <style:text-properties fo:color="#272525" style:font-name="EspritMathBookItalic" fo:font-size="9pt" fo:font-style="italic" style:font-size-asian="9pt" style:font-style-asian="italic"/>
    </style:style>
    <style:style style:name="T764" style:family="text">
      <style:text-properties fo:color="#272525" style:font-name="MathematicalPi-Six" fo:font-size="5pt" style:font-size-asian="5pt"/>
    </style:style>
    <style:style style:name="T765" style:family="text">
      <style:text-properties officeooo:rsid="003c3751"/>
    </style:style>
    <style:style style:name="T766" style:family="text">
      <style:text-properties officeooo:rsid="00168933"/>
    </style:style>
    <style:style style:name="T767" style:family="text">
      <style:text-properties fo:font-size="10pt" style:font-size-asian="10pt" style:font-size-complex="10pt"/>
    </style:style>
    <style:style style:name="T768" style:family="text">
      <style:text-properties fo:font-size="10pt" officeooo:rsid="003a74c1" style:font-size-asian="10pt" style:font-size-complex="10pt"/>
    </style:style>
    <style:style style:name="T769" style:family="text">
      <style:text-properties fo:font-size="10pt" officeooo:rsid="001ce639" style:font-size-asian="10pt" style:font-size-complex="10pt"/>
    </style:style>
    <style:style style:name="T770" style:family="text">
      <style:text-properties fo:font-size="10pt" officeooo:rsid="003ef779" style:font-size-asian="10pt" style:font-size-complex="10pt"/>
    </style:style>
    <style:style style:name="T771" style:family="text">
      <style:text-properties fo:font-size="10pt" officeooo:rsid="004f9c87" style:font-size-asian="10pt" style:font-size-complex="10pt"/>
    </style:style>
    <style:style style:name="T772" style:family="text">
      <style:text-properties fo:font-size="10pt" officeooo:rsid="00557abf" style:font-size-asian="10pt" style:font-size-complex="10pt"/>
    </style:style>
    <style:style style:name="T773" style:family="text">
      <style:text-properties fo:font-size="10pt" officeooo:rsid="0055fdf8" style:font-size-asian="10pt" style:font-size-complex="10pt"/>
    </style:style>
    <style:style style:name="T774" style:family="text">
      <style:text-properties fo:font-size="10pt" officeooo:rsid="0056ced8" style:font-size-asian="10pt" style:font-size-complex="10pt"/>
    </style:style>
    <style:style style:name="T775" style:family="text">
      <style:text-properties fo:font-size="10pt" officeooo:rsid="00586bac" style:font-size-asian="10pt" style:font-size-complex="10pt"/>
    </style:style>
    <style:style style:name="T776" style:family="text">
      <style:text-properties fo:font-size="10pt" officeooo:rsid="009db54f" style:font-size-asian="10pt" style:font-size-complex="10pt"/>
    </style:style>
    <style:style style:name="T777" style:family="text">
      <style:text-properties fo:font-size="10pt" style:font-size-asian="10pt" style:font-name-complex="Verdana" style:font-size-complex="10pt"/>
    </style:style>
    <style:style style:name="T778" style:family="text">
      <style:text-properties fo:font-size="10pt" officeooo:rsid="0030425c" style:font-size-asian="10pt" style:font-name-complex="Verdana" style:font-size-complex="10pt"/>
    </style:style>
    <style:style style:name="T779" style:family="text">
      <style:text-properties fo:font-size="10pt" officeooo:rsid="0082cd6e" style:font-size-asian="10pt" style:font-name-complex="Verdana" style:font-size-complex="10pt"/>
    </style:style>
    <style:style style:name="T780" style:family="text">
      <style:text-properties fo:font-size="10pt" officeooo:rsid="000f4b4c" style:font-size-asian="10pt" style:font-name-complex="Verdana" style:font-size-complex="10pt"/>
    </style:style>
    <style:style style:name="T781" style:family="text">
      <style:text-properties fo:font-size="10pt" officeooo:rsid="003052b2" style:font-size-asian="10pt" style:font-name-complex="Verdana" style:font-size-complex="10pt"/>
    </style:style>
    <style:style style:name="T782" style:family="text">
      <style:text-properties fo:font-size="10pt" officeooo:rsid="0078ff50" style:font-size-asian="10pt" style:font-name-complex="Verdana" style:font-size-complex="10pt"/>
    </style:style>
    <style:style style:name="T783" style:family="text">
      <style:text-properties fo:font-size="10pt" officeooo:rsid="0168e550" style:font-size-asian="10pt" style:font-name-complex="Verdana" style:font-size-complex="10pt"/>
    </style:style>
    <style:style style:name="T784"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785"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786" style:family="text">
      <style:text-properties fo:font-size="10pt" fo:font-style="italic" style:text-underline-style="solid" style:text-underline-width="auto" style:text-underline-color="font-color" officeooo:rsid="000db789" style:font-size-asian="10pt" style:font-style-asian="italic" style:font-size-complex="10pt" style:font-style-complex="italic"/>
    </style:style>
    <style:style style:name="T787"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788" style:family="text">
      <style:text-properties fo:font-size="10pt" fo:font-style="italic" style:font-size-asian="10pt" style:font-style-asian="italic" style:font-size-complex="10pt" style:font-style-complex="italic"/>
    </style:style>
    <style:style style:name="T789" style:family="text">
      <style:text-properties fo:font-size="10pt" style:text-underline-style="solid" style:text-underline-width="auto" style:text-underline-color="font-color" style:font-size-asian="10pt" style:font-size-complex="10pt"/>
    </style:style>
    <style:style style:name="T790" style:family="text">
      <style:text-properties fo:font-size="10pt" style:text-underline-style="solid" style:text-underline-width="auto" style:text-underline-color="font-color" officeooo:rsid="000db789" style:font-size-asian="10pt" style:font-size-complex="10pt"/>
    </style:style>
    <style:style style:name="T791" style:family="text">
      <style:text-properties fo:font-size="10pt" fo:font-weight="bold" style:font-size-asian="10pt" style:font-weight-asian="bold" style:font-size-complex="10pt" style:font-weight-complex="bold"/>
    </style:style>
    <style:style style:name="T792" style:family="text">
      <style:text-properties fo:font-size="10pt" fo:font-weight="normal" officeooo:rsid="0042e1eb" style:font-size-asian="10pt" style:font-weight-asian="normal" style:font-size-complex="10pt" style:font-weight-complex="normal"/>
    </style:style>
    <style:style style:name="T793" style:family="text">
      <style:text-properties fo:font-size="10pt" fo:font-weight="normal" officeooo:rsid="008536ac" style:font-size-asian="10pt" style:font-weight-asian="normal" style:font-name-complex="Verdana" style:font-size-complex="10pt" style:font-weight-complex="normal"/>
    </style:style>
    <style:style style:name="T794" style:family="text">
      <style:text-properties fo:font-size="10pt" fo:font-weight="normal" officeooo:rsid="00086dc8" style:font-size-asian="10pt" style:font-weight-asian="normal" style:font-name-complex="Verdana" style:font-size-complex="10pt" style:font-weight-complex="normal"/>
    </style:style>
    <style:style style:name="T795" style:family="text">
      <style:text-properties fo:font-size="10pt" fo:font-weight="normal" officeooo:rsid="0073dcea" style:font-size-asian="10pt" style:font-weight-asian="normal" style:font-name-complex="Verdana" style:font-size-complex="10pt" style:font-weight-complex="normal"/>
    </style:style>
    <style:style style:name="T796" style:family="text">
      <style:text-properties fo:font-size="10pt" fo:font-weight="normal" officeooo:rsid="00756610" style:font-size-asian="10pt" style:font-weight-asian="normal" style:font-name-complex="Verdana" style:font-size-complex="10pt" style:font-weight-complex="normal"/>
    </style:style>
    <style:style style:name="T797" style:family="text">
      <style:text-properties fo:font-size="10pt" fo:font-weight="normal" officeooo:rsid="00069878" style:font-size-asian="10pt" style:font-weight-asian="normal" style:font-name-complex="Verdana" style:font-size-complex="10pt" style:font-weight-complex="normal"/>
    </style:style>
    <style:style style:name="T798" style:family="text">
      <style:text-properties fo:font-size="10pt" fo:font-weight="normal" officeooo:rsid="002c77cb" style:font-size-asian="10pt" style:font-weight-asian="normal" style:font-name-complex="Verdana" style:font-size-complex="10pt" style:font-weight-complex="normal"/>
    </style:style>
    <style:style style:name="T799" style:family="text">
      <style:text-properties fo:font-size="10pt" fo:font-weight="normal" officeooo:rsid="000a3927" style:font-size-asian="10pt" style:font-weight-asian="normal" style:font-name-complex="Verdana" style:font-size-complex="10pt" style:font-weight-complex="normal"/>
    </style:style>
    <style:style style:name="T800" style:family="text">
      <style:text-properties fo:font-size="10pt" fo:font-weight="normal" officeooo:rsid="00868832" style:font-size-asian="10pt" style:font-weight-asian="normal" style:font-name-complex="Verdana" style:font-size-complex="10pt" style:font-weight-complex="normal"/>
    </style:style>
    <style:style style:name="T801" style:family="text">
      <style:text-properties fo:font-size="10pt" fo:font-weight="normal" officeooo:rsid="00f535d2" style:font-size-asian="10pt" style:font-weight-asian="normal" style:font-name-complex="Verdana" style:font-size-complex="10pt" style:font-weight-complex="normal"/>
    </style:style>
    <style:style style:name="T802" style:family="text">
      <style:text-properties fo:font-size="10pt" fo:font-weight="normal" officeooo:rsid="0157525d" style:font-size-asian="10pt" style:font-weight-asian="normal" style:font-name-complex="Verdana" style:font-size-complex="10pt" style:font-weight-complex="normal"/>
    </style:style>
    <style:style style:name="T803" style:family="text">
      <style:text-properties fo:font-size="10pt" fo:font-weight="normal" officeooo:rsid="0158b0ce" style:font-size-asian="10pt" style:font-weight-asian="normal" style:font-name-complex="Verdana" style:font-size-complex="10pt" style:font-weight-complex="normal"/>
    </style:style>
    <style:style style:name="T804" style:family="text">
      <style:text-properties fo:font-size="10pt" fo:font-weight="normal" officeooo:rsid="015c5f52" style:font-size-asian="10pt" style:font-weight-asian="normal" style:font-name-complex="Verdana" style:font-size-complex="10pt" style:font-weight-complex="normal"/>
    </style:style>
    <style:style style:name="T805" style:family="text">
      <style:text-properties fo:font-size="10pt" fo:font-style="normal" style:font-size-asian="10pt" style:font-style-asian="italic" style:font-size-complex="10pt" style:font-style-complex="italic"/>
    </style:style>
    <style:style style:name="T806" style:family="text">
      <style:text-properties fo:font-size="10pt" fo:font-style="normal" officeooo:rsid="00d8e61c" style:font-size-asian="10pt" style:font-size-complex="10pt"/>
    </style:style>
    <style:style style:name="T807" style:family="text">
      <style:text-properties fo:font-size="10pt" fo:font-style="normal" officeooo:rsid="00af15be" style:font-size-asian="10pt" style:font-size-complex="10pt"/>
    </style:style>
    <style:style style:name="T808" style:family="text">
      <style:text-properties fo:font-size="10pt" fo:font-style="normal" officeooo:rsid="00da9e87" style:font-size-asian="10pt" style:font-size-complex="10pt"/>
    </style:style>
    <style:style style:name="T809"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810" style:family="text">
      <style:text-properties officeooo:rsid="000e166a"/>
    </style:style>
    <style:style style:name="T811" style:family="text">
      <style:text-properties officeooo:rsid="001d6a7d"/>
    </style:style>
    <style:style style:name="T812" style:family="text">
      <style:text-properties officeooo:rsid="004b60c7"/>
    </style:style>
    <style:style style:name="T813" style:family="text">
      <style:text-properties officeooo:rsid="001ce639"/>
    </style:style>
    <style:style style:name="T814" style:family="text">
      <style:text-properties officeooo:rsid="000db789"/>
    </style:style>
    <style:style style:name="T815" style:family="text">
      <style:text-properties officeooo:rsid="00adb8ab" style:font-style-asian="italic" style:font-style-complex="italic"/>
    </style:style>
    <style:style style:name="T816" style:family="text">
      <style:text-properties style:font-style-asian="italic" style:font-weight-asian="bold" style:font-style-complex="italic" style:font-weight-complex="bold"/>
    </style:style>
    <style:style style:name="T817" style:family="text">
      <style:text-properties officeooo:rsid="00476d09" style:font-style-asian="italic" style:font-weight-asian="bold" style:font-style-complex="italic" style:font-weight-complex="bold"/>
    </style:style>
    <style:style style:name="T818" style:family="text">
      <style:text-properties officeooo:rsid="00217b5f" style:font-style-asian="italic" style:font-weight-asian="bold" style:font-style-complex="italic" style:font-weight-complex="bold"/>
    </style:style>
    <style:style style:name="T819" style:family="text">
      <style:text-properties officeooo:rsid="00adb8ab"/>
    </style:style>
    <style:style style:name="T820" style:family="text">
      <style:text-properties officeooo:rsid="003da2c6"/>
    </style:style>
    <style:style style:name="T821" style:family="text">
      <style:text-properties officeooo:rsid="001f9325"/>
    </style:style>
    <style:style style:name="T822" style:family="text">
      <style:text-properties officeooo:rsid="0030336e"/>
    </style:style>
    <style:style style:name="T823" style:family="text">
      <style:text-properties officeooo:rsid="003ef779"/>
    </style:style>
    <style:style style:name="T824" style:family="text">
      <style:text-properties officeooo:rsid="0040a822"/>
    </style:style>
    <style:style style:name="T825" style:family="text">
      <style:text-properties officeooo:rsid="0023ae2d"/>
    </style:style>
    <style:style style:name="T826" style:family="text">
      <style:text-properties officeooo:rsid="0016db75"/>
    </style:style>
    <style:style style:name="T827" style:family="text">
      <style:text-properties officeooo:rsid="0042e1eb"/>
    </style:style>
    <style:style style:name="T828" style:family="text">
      <style:text-properties officeooo:rsid="0029bbe8"/>
    </style:style>
    <style:style style:name="T829" style:family="text">
      <style:text-properties officeooo:rsid="004415c2"/>
    </style:style>
    <style:style style:name="T830" style:family="text">
      <style:text-properties officeooo:rsid="001c26f3"/>
    </style:style>
    <style:style style:name="T831" style:family="text">
      <style:text-properties officeooo:rsid="004bbfb9"/>
    </style:style>
    <style:style style:name="T832" style:family="text">
      <style:text-properties officeooo:rsid="00c18d86"/>
    </style:style>
    <style:style style:name="T833" style:family="text">
      <style:text-properties officeooo:rsid="004769a6"/>
    </style:style>
    <style:style style:name="T834" style:family="text">
      <style:text-properties officeooo:rsid="00226f0b"/>
    </style:style>
    <style:style style:name="T835" style:family="text">
      <style:text-properties officeooo:rsid="004ec491"/>
    </style:style>
    <style:style style:name="T836" style:family="text">
      <style:text-properties officeooo:rsid="002b5315"/>
    </style:style>
    <style:style style:name="T837" style:family="text">
      <style:text-properties officeooo:rsid="004f9c87"/>
    </style:style>
    <style:style style:name="T838" style:family="text">
      <style:text-properties officeooo:rsid="00305a70"/>
    </style:style>
    <style:style style:name="T839" style:family="text">
      <style:text-properties officeooo:rsid="0050e959"/>
    </style:style>
    <style:style style:name="T840" style:family="text">
      <style:text-properties officeooo:rsid="0055fdf8"/>
    </style:style>
    <style:style style:name="T841" style:family="text">
      <style:text-properties officeooo:rsid="00378fbd"/>
    </style:style>
    <style:style style:name="T842" style:family="text">
      <style:text-properties officeooo:rsid="00527eb3"/>
    </style:style>
    <style:style style:name="T843" style:family="text">
      <style:text-properties officeooo:rsid="003221b7"/>
    </style:style>
    <style:style style:name="T844" style:family="text">
      <style:text-properties officeooo:rsid="0056ced8"/>
    </style:style>
    <style:style style:name="T845" style:family="text">
      <style:text-properties officeooo:rsid="005a363c"/>
    </style:style>
    <style:style style:name="T846" style:family="text">
      <style:text-properties officeooo:rsid="00586bac"/>
    </style:style>
    <style:style style:name="T847" style:family="text">
      <style:text-properties officeooo:rsid="0037587f"/>
    </style:style>
    <style:style style:name="T848" style:family="text">
      <style:text-properties officeooo:rsid="0038ac72"/>
    </style:style>
    <style:style style:name="T849" style:family="text">
      <style:text-properties officeooo:rsid="003642d2"/>
    </style:style>
    <style:style style:name="T850" style:family="text">
      <style:text-properties officeooo:rsid="005b695c"/>
    </style:style>
    <style:style style:name="T851" style:family="text">
      <style:text-properties officeooo:rsid="005ccb33"/>
    </style:style>
    <style:style style:name="T852" style:family="text">
      <style:text-properties officeooo:rsid="00371b40"/>
    </style:style>
    <style:style style:name="T853" style:family="text">
      <style:text-properties officeooo:rsid="013cfdb8"/>
    </style:style>
    <style:style style:name="T854" style:family="text">
      <style:text-properties officeooo:rsid="013f0e53"/>
    </style:style>
    <style:style style:name="T855" style:family="text">
      <style:text-properties officeooo:rsid="013f715c"/>
    </style:style>
    <style:style style:name="T856" style:family="text">
      <style:text-properties officeooo:rsid="001b2e34"/>
    </style:style>
    <style:style style:name="T857" style:family="text">
      <style:text-properties officeooo:rsid="0146bc84"/>
    </style:style>
    <style:style style:name="T858" style:family="text">
      <style:text-properties officeooo:rsid="0146e88e"/>
    </style:style>
    <style:style style:name="T859" style:family="text">
      <style:text-properties officeooo:rsid="014c22fd"/>
    </style:style>
    <style:style style:name="T860" style:family="text">
      <style:text-properties officeooo:rsid="014d8266"/>
    </style:style>
    <style:style style:name="T861" style:family="text">
      <style:text-properties officeooo:rsid="014eb0fb"/>
    </style:style>
    <style:style style:name="T862" style:family="text">
      <style:text-properties officeooo:rsid="01501108"/>
    </style:style>
    <style:style style:name="T863" style:family="text">
      <style:text-properties officeooo:rsid="01647c98"/>
    </style:style>
    <style:style style:name="T864" style:family="text">
      <style:text-properties officeooo:rsid="0165c2da"/>
    </style:style>
    <style:style style:name="T865" style:family="text">
      <style:text-properties style:font-name-complex="Verdana"/>
    </style:style>
    <style:style style:name="T866" style:family="text">
      <style:text-properties officeooo:rsid="000f4b4c" style:font-name-complex="Verdana"/>
    </style:style>
    <style:style style:name="T867" style:family="text">
      <style:text-properties officeooo:rsid="00312300" style:font-name-complex="Verdana"/>
    </style:style>
    <style:style style:name="T868" style:family="text">
      <style:text-properties officeooo:rsid="0078ff50" style:font-name-complex="Verdana"/>
    </style:style>
    <style:style style:name="T869" style:family="text">
      <style:text-properties officeooo:rsid="0082cd6e" style:font-name-complex="Verdana"/>
    </style:style>
    <style:style style:name="T870" style:family="text">
      <style:text-properties officeooo:rsid="00113252" style:font-name-complex="Verdana"/>
    </style:style>
    <style:style style:name="T871" style:family="text">
      <style:text-properties officeooo:rsid="007a3317" style:font-name-complex="Verdana"/>
    </style:style>
    <style:style style:name="T872" style:family="text">
      <style:text-properties officeooo:rsid="00131ee1" style:font-name-complex="Verdana"/>
    </style:style>
    <style:style style:name="T873" style:family="text">
      <style:text-properties officeooo:rsid="0014cc74" style:font-name-complex="Verdana"/>
    </style:style>
    <style:style style:name="T874" style:family="text">
      <style:text-properties officeooo:rsid="00a20889" style:font-name-complex="Verdana"/>
    </style:style>
    <style:style style:name="T875" style:family="text">
      <style:text-properties officeooo:rsid="00a20ed0" style:font-name-complex="Verdana"/>
    </style:style>
    <style:style style:name="T876" style:family="text">
      <style:text-properties officeooo:rsid="00a31822" style:font-name-complex="Verdana"/>
    </style:style>
    <style:style style:name="T877" style:family="text">
      <style:text-properties officeooo:rsid="0168f4e2" style:font-name-complex="Verdana"/>
    </style:style>
    <style:style style:name="T878" style:family="text">
      <style:text-properties officeooo:rsid="0038f762" style:font-name-complex="Verdana"/>
    </style:style>
    <style:style style:name="T879" style:family="text">
      <style:text-properties officeooo:rsid="016b4174"/>
    </style:style>
    <style:style style:name="T880" style:family="text">
      <style:text-properties officeooo:rsid="016f8228"/>
    </style:style>
    <style:style style:name="T881" style:family="text">
      <style:text-properties officeooo:rsid="0171492e"/>
    </style:style>
    <style:style style:name="T882" style:family="text">
      <style:text-properties officeooo:rsid="017b9392"/>
    </style:style>
    <style:style style:name="T883" style:family="text">
      <style:text-properties fo:color="#333333" style:font-name="Times New Roman1" fo:font-size="10pt" fo:language="en" fo:country="none" fo:font-style="normal" style:text-underline-style="none" fo:font-weight="normal" style:font-size-asian="10pt" style:font-style-asian="normal" style:font-weight-asian="normal"/>
    </style:style>
    <style:style style:name="T884" style:family="text">
      <style:text-properties fo:color="#333333" style:font-name="Times New Roman1" fo:font-size="10pt" fo:language="en" fo:country="none" fo:font-style="normal" style:text-underline-style="none" fo:font-weight="normal" officeooo:rsid="0191fdae" style:font-size-asian="10pt" style:font-style-asian="normal" style:font-weight-asian="normal"/>
    </style:style>
    <style:style style:name="T885" style:family="text">
      <style:text-properties fo:color="#333333" style:font-name="Times New Roman1" fo:font-size="10pt" fo:language="en" fo:country="none" fo:font-style="normal" style:text-underline-style="none" fo:font-weight="normal" style:font-size-asian="10pt" style:font-style-asian="normal" style:font-weight-asian="normal" style:font-size-complex="10pt"/>
    </style:style>
    <style:style style:name="T886" style:family="text">
      <style:text-properties fo:color="#333333" style:font-name="Times New Roman1" fo:font-size="10pt" fo:language="en" fo:country="none" fo:font-style="normal" style:text-underline-style="none" fo:font-weight="normal" officeooo:rsid="0194a972" style:font-size-asian="10pt" style:font-style-asian="normal" style:font-weight-asian="normal" style:font-size-complex="10pt"/>
    </style:style>
    <style:style style:name="T887" style:family="text">
      <style:text-properties fo:color="#333333"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888" style:family="text">
      <style:text-properties fo:color="#333333" style:font-name="Times New Roman1" fo:font-size="10pt" fo:language="en" fo:country="none" fo:font-style="normal" style:text-underline-style="none" fo:font-weight="normal" officeooo:rsid="01974820" style:font-size-asian="10pt" style:font-style-asian="normal" style:font-weight-asian="normal" style:font-size-complex="10pt"/>
    </style:style>
    <style:style style:name="T889" style:family="text">
      <style:text-properties fo:color="#333333" style:font-name="Times New Roman1" fo:font-size="10pt" fo:language="en" fo:country="US" fo:font-style="normal" style:text-underline-style="none" fo:font-weight="normal" officeooo:rsid="0191fdae" style:font-size-asian="10pt" style:font-style-asian="normal" style:font-weight-asian="normal"/>
    </style:style>
    <style:style style:name="T890" style:family="text">
      <style:text-properties fo:color="#333333" style:font-name="Times New Roman1" fo:language="en" fo:country="none" style:text-underline-style="none" fo:font-weight="normal" style:font-weight-asian="normal"/>
    </style:style>
    <style:style style:name="T891" style:family="text">
      <style:text-properties fo:color="#333333" style:font-name="Times New Roman1" fo:language="en" fo:country="none" fo:font-style="normal" style:text-underline-style="none" fo:font-weight="normal" officeooo:rsid="01974820" style:font-style-asian="normal" style:font-weight-asian="normal"/>
    </style:style>
    <style:style style:name="T892" style:family="text">
      <style:text-properties fo:color="#333333" style:font-name="Times New Roman" fo:language="en" fo:country="none" style:text-underline-style="none" fo:font-weight="normal" style:font-weight-asian="normal"/>
    </style:style>
    <style:style style:name="T893" style:family="text">
      <style:text-properties fo:color="#333333" style:font-name="Times New Roman" fo:font-size="10pt" fo:language="en" fo:country="none" fo:font-style="normal" style:text-underline-style="none" fo:font-weight="normal" style:font-size-asian="10pt" style:font-style-asian="normal" style:font-weight-asian="normal" style:font-size-complex="10pt"/>
    </style:style>
    <style:style style:name="T894" style:family="text">
      <style:text-properties fo:color="#333333" style:font-name="Times New Roman" fo:font-size="10pt" fo:language="en" fo:country="none" fo:font-style="normal" style:text-underline-style="none" fo:font-weight="normal" officeooo:rsid="01974820" style:font-size-asian="10pt" style:font-style-asian="normal" style:font-weight-asian="normal" style:font-size-complex="10pt" style:font-style-complex="normal"/>
    </style:style>
    <style:style style:name="T895" style:family="text">
      <style:text-properties fo:color="#333333" style:font-name="Times New Roman" fo:font-size="10pt" fo:language="en" fo:country="none" fo:font-style="italic" style:text-underline-style="none" fo:font-weight="normal" style:font-size-asian="10pt" style:font-style-asian="italic" style:font-weight-asian="normal" style:font-size-complex="10pt"/>
    </style:style>
    <style:style style:name="T896" style:family="text">
      <style:text-properties fo:color="#333333" style:font-name="inherit" fo:font-size="11.25pt"/>
    </style:style>
    <style:style style:name="T897" style:family="text">
      <style:text-properties fo:color="#373737" style:font-name="Times New Roman1" fo:font-size="10pt" fo:language="en" fo:country="none" style:text-underline-style="none" fo:font-weight="normal" style:font-size-asian="10pt" style:font-weight-asian="normal"/>
    </style:style>
    <style:style style:name="T898" style:family="text">
      <style:text-properties fo:color="#373737" style:font-name="Times New Roman1"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899" style:family="text">
      <style:text-properties fo:color="#373737" style:font-name="Times New Roman1" fo:font-size="10pt" fo:language="en" fo:country="US" style:text-underline-style="none" fo:font-weight="normal" style:font-size-asian="10pt" style:font-weight-asian="normal"/>
    </style:style>
    <style:style style:name="T900" style:family="text">
      <style:text-properties fo:color="#373737" style:font-name="Times New Roman1" fo:language="en" fo:country="none"/>
    </style:style>
    <style:style style:name="T901" style:family="text">
      <style:text-properties fo:color="#373737" style:font-name="Times New Roman1" fo:language="en" fo:country="none" officeooo:rsid="019ff5e2"/>
    </style:style>
    <style:style style:name="T902" style:family="text">
      <style:text-properties fo:color="#373737" style:font-name="Times New Roman1" fo:language="en" fo:country="none" officeooo:rsid="01a03132"/>
    </style:style>
    <style:style style:name="T903" style:family="text">
      <style:text-properties fo:color="#373737" style:font-name="Times New Roman1" fo:language="en" fo:country="none" officeooo:rsid="01a7b952"/>
    </style:style>
    <style:style style:name="T904" style:family="text">
      <style:text-properties fo:color="#373737" style:font-name="Times New Roman" fo:language="en" fo:country="none"/>
    </style:style>
    <style:style style:name="T905" style:family="text">
      <style:text-properties fo:color="#373737" style:font-name="Times New Roman" fo:language="en" fo:country="none"/>
    </style:style>
    <style:style style:name="T906" style:family="text">
      <style:text-properties fo:color="#373737" style:font-name="Times New Roman" fo:language="en" fo:country="none" officeooo:rsid="01a03132"/>
    </style:style>
    <style:style style:name="T907" style:family="text">
      <style:text-properties fo:color="#373737" style:font-name="Times New Roman" fo:language="en" fo:country="none" officeooo:rsid="000177e3"/>
    </style:style>
    <style:style style:name="T908" style:family="text">
      <style:text-properties fo:color="#373737" style:font-name="Times New Roman" fo:language="en" fo:country="none" officeooo:rsid="0002fd85"/>
    </style:style>
    <style:style style:name="T909" style:family="text">
      <style:text-properties fo:color="#373737" style:font-name="Times New Roman" fo:language="en" fo:country="none" officeooo:rsid="01a607d6"/>
    </style:style>
    <style:style style:name="T910" style:family="text">
      <style:text-properties fo:color="#373737"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911"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style>
    <style:style style:name="T912"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font-size-complex="10pt"/>
    </style:style>
    <style:style style:name="T913" style:family="text">
      <style:text-properties fo:color="#000080" style:font-name="Times New Roman1" fo:language="zxx" fo:country="none" style:text-underline-style="solid" style:text-underline-width="auto" style:text-underline-color="font-color"/>
    </style:style>
    <style:style style:name="T914" style:family="text">
      <style:text-properties fo:color="#000080" style:font-name="Times New Roman" fo:font-size="10pt" fo:language="zxx" fo:country="none" fo:font-style="normal" style:text-underline-style="none" fo:font-weight="normal" style:font-size-asian="10pt" style:font-style-asian="normal" style:font-weight-asian="normal" style:font-size-complex="10pt"/>
    </style:style>
    <style:style style:name="T915" style:family="text">
      <style:text-properties style:font-name="Times New Roman" fo:font-size="10pt" style:font-size-asian="10pt" style:font-size-complex="10pt"/>
    </style:style>
    <style:style style:name="T916" style:family="text">
      <style:text-properties fo:language="en" fo:country="none"/>
    </style:style>
    <style:style style:name="T917" style:family="text">
      <style:text-properties fo:language="en" fo:country="none" officeooo:rsid="0002fd85"/>
    </style:style>
    <style:style style:name="T918" style:family="text">
      <style:text-properties fo:language="en" fo:country="none" officeooo:rsid="000250f2"/>
    </style:style>
    <style:style style:name="T919" style:family="text">
      <style:text-properties fo:language="en" fo:country="none" officeooo:rsid="00031e8f"/>
    </style:style>
    <style:style style:name="T920" style:family="text">
      <style:text-properties fo:language="en" fo:country="none" officeooo:rsid="0003d189"/>
    </style:style>
    <style:style style:name="T921" style:family="text">
      <style:text-properties fo:language="en" fo:country="none" officeooo:rsid="01a607d6"/>
    </style:style>
    <style:style style:name="T922" style:family="text">
      <style:text-properties fo:language="en" fo:country="none" officeooo:rsid="000177e3"/>
    </style:style>
    <style:style style:name="T923" style:family="text">
      <style:text-properties fo:language="en" fo:country="none" officeooo:rsid="00052ac4"/>
    </style:style>
    <style:style style:name="T924" style:family="text">
      <style:text-properties fo:language="en" fo:country="none" officeooo:rsid="00055999"/>
    </style:style>
    <style:style style:name="T925" style:family="text">
      <style:text-properties fo:language="en" fo:country="none" style:text-underline-style="solid" style:text-underline-width="auto" style:text-underline-color="font-color"/>
    </style:style>
    <style:style style:name="T926" style:family="text">
      <style:text-properties style:font-name="inherit" style:font-name-asian="inherit" style:font-name-complex="inherit"/>
    </style:style>
    <style:style style:name="T927" style:family="text">
      <style:text-properties fo:color="#666666" style:font-name="inherit"/>
    </style:style>
    <style:style style:name="T928" style:family="text">
      <style:text-properties fo:text-transform="uppercase" fo:color="#6d8ac4" style:text-line-through-style="none" style:font-name="inherit" style:text-underline-style="none" fo:font-weight="bold" style:text-blinking="false"/>
    </style:style>
    <style:style style:name="T929" style:family="text">
      <style:text-properties fo:color="#222222" style:font-name="Georgia" fo:font-size="10.5pt"/>
    </style:style>
    <style:style style:name="T930" style:family="text">
      <style:text-properties officeooo:rsid="00f3bcb8" style:font-size-asian="10pt" style:font-weight-asian="normal" style:font-name-complex="Verdana" style:font-size-complex="10pt" style:font-weight-complex="normal"/>
    </style:style>
    <style:style style:name="T931" style:family="text">
      <style:text-properties officeooo:rsid="00f3c5f5" style:font-size-asian="10pt" style:font-weight-asian="normal" style:font-name-complex="Verdana" style:font-size-complex="10pt" style:font-weight-complex="normal"/>
    </style:style>
    <style:style style:name="T932" style:family="text">
      <style:text-properties fo:color="#990000" style:text-line-through-style="none" style:font-name="inherit" fo:font-size="11.25pt" style:text-underline-style="none" style:text-blinking="false"/>
    </style:style>
    <style:style style:name="T933" style:family="text">
      <style:text-properties officeooo:rsid="01aaf26c"/>
    </style:style>
    <style:style style:name="T934" style:family="text">
      <style:text-properties officeooo:rsid="01ad49c8"/>
    </style:style>
    <style:style style:name="T935" style:family="text">
      <style:text-properties officeooo:rsid="01aee8e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T582">FACT</text:span><text:span text:style-name="T25">©</text:span><text:span text:style-name="T582">: </text:span><text:span text:style-name="T583">Foundation for Analysis through Critical Thinking</text:span></text:p>
      <text:p text:style-name="P37"><text:span text:style-name="T74">W</text:span><text:span text:style-name="T73">hy Johnny can't Learn Math</text:span></text:p>
      <text:p text:style-name="P306"><text:span text:style-name="T379">According to the National Council of Supervisors of Mathematics</text:span><text:span text:style-name="T106">1</text:span><text:span text:style-name="T379"> “</text:span><text:span text:style-name="T381">learni</text:span><text:span text:style-name="T379">ng to solve problems is the principal reason for studying mathematics.” </text:span><text:span text:style-name="T381">Despite this belief, American students' achievement in mathematic</text:span><text:span text:style-name="T385">al problem solving and math in general </text:span><text:span text:style-name="T381">is quite appalling and alarming. These concerns are constantly validated by a number of international assessments that rank student performanc</text:span><text:span text:style-name="T383">e</text:span><text:span text:style-name="T381"> by nations on a number of subjects from mathematics and science through reading. Consider recent results from t</text:span><text:span text:style-name="T515">he Program for International Student Assessment </text:span><text:span text:style-name="T518">(</text:span><text:span text:style-name="T515">PISA</text:span><text:span text:style-name="T518">)</text:span><text:span text:style-name="T515">, which collects test results from 65 countries for its rankings, which come out every three years. The </text:span><text:a xlink:type="simple" xlink:href="http://www.oecd.org/pisa/keyfindings/pisa-2012-results.htm"><text:span text:style-name="T520">latest results</text:span></text:a><text:span text:style-name="T515">, from 2012, show that U.S. students ranked below </text:span><text:soft-page-break/><text:span text:style-name="T515">average in math among the world's most-developed countries. </text:span><text:span text:style-name="T381">Despite a number of initiatives among US schools to address the achievement gap, </text:span><text:span text:style-name="T382">American students have failed to </text:span><text:span text:style-name="T385">move</text:span><text:span text:style-name="T382"> up the rankings in any substantive way and there is little evidence that </text:span><text:span text:style-name="T385">improvements </text:span><text:span text:style-name="T382">are occurring in the mathematics classroom. PISA depicts</text:span><text:span text:style-name="T380"> </text:span><text:span text:style-name="T382">A</text:span><text:span text:style-name="T380">merican 15-year-olds continu</text:span><text:span text:style-name="T382">ing </text:span><text:span text:style-name="T380">to </text:span><text:span text:style-name="T385">perform at consistently low levels</text:span><text:span text:style-name="T380"> in a test that measures students' proficiency in reading, math and science worldwide, failing to </text:span><text:span text:style-name="T385">score in </text:span><text:span text:style-name="T380">the global top 20 </text:span><text:span text:style-name="T382">in math</text:span><text:span text:style-name="T380">. </text:span><text:span text:style-name="T384">In fact, NPR journalist, Claudia Sanchez stated “</text:span><text:span text:style-name="T517">Well, if that's all it is – a thermometer – the U.S. appears to be bedridden with a fever while other countries are getting healthier and stronger. In math, U.S. 15-year-olds look pretty weak, they ranked 36th among 64 nations, somewhere between Lithuania and the Slovak Republic. In science, the U.S. ranked 28th between Denmark and Spain. And in reading, the U.S. ranked 24th.”</text:span><text:span text:style-name="T384"> </text:span><text:span text:style-name="T380"><text:s/></text:span></text:p>
      <text:p text:style-name="P304"><text:span text:style-name="T382">In fact, </text:span><text:span text:style-name="T516">29 nations and other jurisdictions outperformed the United States by a statistically significant margin, reports </text:span><text:a xlink:type="simple" xlink:href="http://www.edweek.org/ew/articles/2013/12/03/14pisa.h33.html?tkn=TVOFK6Cf%2F8yEOu9QtmrZ7A2yUM0KFGZKxTBY&amp;cmp=clp-edweek"><text:span text:style-name="T521">Education Week</text:span></text:a><text:span text:style-name="T516">. </text:span><text:span text:style-name="T380">The top overall scores came from Shanghai, Singapore, Hong Kong, Taiwan, South Korea, Macao and Japan, followed by Lichtenstein, Switzerland, the Netherlands and Estonia. </text:span><text:span text:style-name="T514">The math scores of students in Shanghai showed </text:span><text:soft-page-break/><text:span text:style-name="T514">that they are "the equivalent of over two years of formal schooling ahead of those observed in Massachusetts, itself a strong-performing U.S. state," according to the study. American Education Secretary Arne Duncan called the PISA findings a "picture of educational stagnation." He </text:span><text:a xlink:type="simple" xlink:href="http://abcnews.go.com/Politics/wireStory/asian-nations-dominate-international-test-21078503"><text:span text:style-name="T522">told The Associated Press</text:span></text:a><text:span text:style-name="T519"> </text:span><text:span text:style-name="T514">that America needs to "invest in early education, raise academic standards, make college affordable, and do more to recruit and retain top-notch educators."</text:span><text:span text:style-name="T710"> </text:span></text:p>
      <text:p text:style-name="P308"><text:span text:style-name="T382">Ironically; however, Secretary Duncan's statement </text:span><text:span text:style-name="T385">sounds familiar and as </text:span><text:span text:style-name="T382">stagnated </text:span><text:span text:style-name="T385">as his </text:span><text:span text:style-name="T387">many </text:span><text:span text:style-name="T385">predecessors</text:span><text:span text:style-name="T386">' </text:span><text:span text:style-name="T385">in federal and state levels of </text:span><text:span text:style-name="T386">education </text:span><text:span text:style-name="T387">across the political spectrum</text:span><text:span text:style-name="T386">. </text:span><text:span text:style-name="T387">O</text:span><text:span text:style-name="T386">ver the past several decades, </text:span><text:span text:style-name="T387">former presidents, governors, and other politicians have consistently put forth the familiar and simplistic </text:span><text:span text:style-name="T386">panaceas and mantras</text:span><text:span text:style-name="T385"> </text:span><text:span text:style-name="T386">for solving </text:span><text:span text:style-name="T382">America</text:span><text:span text:style-name="T387">'s</text:span><text:span text:style-name="T382"> math </text:span><text:span text:style-name="T386">ills: raise standards, hold educators accountable, </text:span><text:span text:style-name="T387">standardized tests, </text:span><text:span text:style-name="T386">hire more and better teachers, and smaller classrooms</text:span><text:span text:style-name="T382">. </text:span><text:span text:style-name="T387">Take the first item on the list, “</text:span><text:span text:style-name="T388">raise </text:span><text:span text:style-name="T387">standards” </text:span><text:span text:style-name="T388">an</text:span><text:span text:style-name="T387">d consider </text:span><text:span text:style-name="T388">the following quotes from </text:span><text:span text:style-name="T387">former presidents and others</text:span><text:span text:style-name="T386">:</text:span><text:span text:style-name="T893"> </text:span><text:span text:style-name="T429">“Schools are reporting progress in math and reading skills. But we must do more to restore discipline to schools; and we must encourage the teaching of new basics, reward teachers of merit, enforce tougher standards, and put our parents back in </text:span><text:soft-page-break/><text:span text:style-name="T429">charge.” </text:span><text:span text:style-name="T430">Ronald Reagan, 40</text:span><text:span text:style-name="T109">th</text:span><text:span text:style-name="T430"> President</text:span><text:span text:style-name="T893"> “You see, we’ll never be able to compete in the 21st century unless we have an education system that doesn’t quit on children, an education system that raises standards...” </text:span><text:span text:style-name="T895">George W. Bush, 43rdPresident, </text:span><text:span text:style-name="T523">"Based on high standards for all students, high-quality professional development for teachers, safe and disciplined learning environments, and accountability to parents and taxpayers... provides a solid foundation for raising student achievement</text:span><text:span text:style-name="T895"> </text:span><text:span text:style-name="T524">William J. Clinton</text:span><text:span text:style-name="T895"> </text:span><text:a xlink:type="simple" xlink:href="http://en.wikipedia.org/wiki/List_of_Presidents_of_the_United_States"><text:span text:style-name="T490">42</text:span></text:a><text:a xlink:type="simple" xlink:href="http://en.wikipedia.org/wiki/List_of_Presidents_of_the_United_States"><text:span text:style-name="T491">nd</text:span></text:a><text:span text:style-name="T93"> </text:span><text:a xlink:type="simple" xlink:href="http://en.wikipedia.org/wiki/President_of_the_United_States"><text:span text:style-name="T490">President of the United States</text:span></text:a><text:span text:style-name="T895"> “, </text:span><text:span text:style-name="T894">a</text:span><text:span text:style-name="T893">nd “when it comes to developing the high standards we need...”</text:span><text:span text:style-name="T895">Barack Obama, 44th President, “</text:span><text:span text:style-name="T555">If we are going to give children a first class education...you make it clear that there are standards we expect” <text:s/></text:span><text:span text:style-name="T557">Tony Blair, </text:span><text:span text:style-name="T558">Prime Minister of the United Kindgdom , 1997-2007. </text:span><text:span text:style-name="T556">So, political rhetoric and well meaning efforts have led to a number or efforts to improve education; however, results from assessments have remained dormant regardless of the call for reform. </text:span><text:span text:style-name="T898"><text:s/></text:span></text:p>
      <text:p text:style-name="P383"/>
      <text:p text:style-name="P239"><text:soft-page-break/><text:span text:style-name="T886">Despite </text:span><text:span text:style-name="T885">Federal </text:span><text:span text:style-name="T886">and State interventions</text:span><text:span text:style-name="T885"> K-12 education spending has increased rapidly </text:span><text:span text:style-name="T887">and </text:span><text:span text:style-name="T885">increases in federal intervention since the 1960s, combined with large increases in funding by all levels of government, K-12 educational achievement has improved little. The most widely used measures of school achievement are scores from the National Assessment of Educational Progress </text:span><text:span text:style-name="T887">(NAEP)</text:span><text:span text:style-name="T885">, which are available back to the early 1970s. </text:span><text:span text:style-name="T476">The NAEP long-term trend assessments have monitored student progress in reading and mathematics for nationally representative samples of 9-, 13-, and 17-year-olds since the early 1970s. </text:span><text:span text:style-name="T886">In fact, data reveal </text:span><text:span text:style-name="T885">average NAEP </text:span><text:span text:style-name="T886">math </text:span><text:span text:style-name="T885">scores for 17-year-olds <text:s/>score rose just two points to 306 in 2008 from 304 in 1973.</text:span><text:span text:style-name="T912">27</text:span><text:span text:style-name="T537"> </text:span><text:span text:style-name="T476"><text:s/>Results from the 2012 assessments show th</text:span><text:span text:style-name="T477">at c</text:span><text:span text:style-name="T478">ompared to the first assessment in 1971 for reading and in 1973 for mathematics, scores were </text:span><text:span text:style-name="T479">slightly </text:span><text:span text:style-name="T478">higher in 2012 for 9- and 13-year-olds and not significantly different for 17-year-old. </text:span><text:span text:style-name="T479">T</text:span><text:span text:style-name="T537">hese scores are on a 500-point scale. </text:span><text:span text:style-name="T538">Thus, after years of calling for higher standards, new goals, and a myraid of initiatives</text:span><text:span text:style-name="T885">, NAEP <text:s/>long-term data do not paint a particularly positive picture.</text:span><text:span text:style-name="T888">Moreover, </text:span><text:span text:style-name="T883">Experiments by federal, state, and local authorities and major shifts in the emphasis of federal policy </text:span><text:soft-page-break/><text:span text:style-name="T883">have all failed to bring systematic improvement.</text:span><text:span text:style-name="T911">30</text:span></text:p>
      <text:p text:style-name="P323"/>
      <text:p text:style-name="P487"><text:span text:style-name="T901">A brief non-exhaustive, </text:span><text:span text:style-name="T902">and, to that extent, not completely fair,</text:span><text:span text:style-name="T901"> review of federal education initiatives follows. It is not my intent to judge the merits of any of these, but to simply make the case that politicians and professional educators have missed the mark. Several of the initiatives have made improvements in providing greater access to education, identified problems through assesment and evaluation, </text:span><text:span text:style-name="T902">raised standards, </text:span><text:span text:style-name="T901">but none have improved </text:span><text:span text:style-name="T902">the </text:span><text:span text:style-name="T901">overall mathematics achievement among American students. </text:span><text:span text:style-name="T902">To begin the review,</text:span><text:span text:style-name="T906"> I'll start </text:span><text:span text:style-name="T909">with t</text:span><text:span text:style-name="T904">he </text:span><text:span text:style-name="T907">E</text:span><text:span text:style-name="T904">lementary and </text:span><text:span text:style-name="T907">S</text:span><text:span text:style-name="T904">econdary </text:span><text:span text:style-name="T907">E</text:span><text:span text:style-name="T904">ducation </text:span><text:span text:style-name="T907">Act (ESEA) of 1965 </text:span><text:span text:style-name="T909">which </text:span><text:span text:style-name="T904">at its peak exponentially multiplied the duties and budget of the </text:span><text:span text:style-name="T907">D</text:span><text:span text:style-name="T904">epartment of </text:span><text:span text:style-name="T907">H</text:span><text:span text:style-name="T904">ealth, </text:span><text:span text:style-name="T907">E</text:span><text:span text:style-name="T904">ducation and </text:span><text:span text:style-name="T907">W</text:span><text:span text:style-name="T904">elfare</text:span><text:span text:style-name="T907">'s</text:span><text:span text:style-name="T904"> </text:span><text:span text:style-name="T907">O</text:span><text:span text:style-name="T904">ffice of </text:span><text:span text:style-name="T907">E</text:span><text:span text:style-name="T904">ducation. <text:s/>Chiefly, <text:s/>ESEA provided significant Federal aid to school districts with large numbers of low income students. ESEA </text:span><text:span text:style-name="T909">improved many aspects of schooling</text:span><text:span text:style-name="T904"> and provided local schools <text:s/></text:span><text:span text:style-name="T907">needed assistance,</text:span><text:span text:style-name="T904"> and </text:span><text:span text:style-name="T908">its greatest </text:span><text:soft-page-break/><text:span text:style-name="T908">contribution was in providing </text:span><text:span text:style-name="T904">the Federal government </text:span><text:span text:style-name="T908">the </text:span><text:span text:style-name="T904">leverage </text:span><text:span text:style-name="T908">it needed </text:span><text:span text:style-name="T904">to force the southern schools to desegregate. <text:s/></text:span><text:span text:style-name="T908">Since 1965, </text:span><text:span text:style-name="T904">ESEA was </text:span><text:span text:style-name="T908">roughly </text:span><text:span text:style-name="T904">reauthorized </text:span><text:span text:style-name="T908">every six years with very modest </text:span><text:span text:style-name="T904">incremenetal </text:span><text:span text:style-name="T908">changes until the </text:span><text:span text:style-name="T904">Clinton administration </text:span><text:span text:style-name="T909">in 2001</text:span><text:span text:style-name="T904">. <text:s/>ESEA captured the policy </text:span><text:span text:style-name="T909">paradignm</text:span><text:span text:style-name="T904"> of the time and became the model for future legislation. <text:s/>To varying degrees it result</text:span><text:span text:style-name="T907">ed</text:span><text:span text:style-name="T904"> in pieces of legislation primarily focused to foster educational equality for all social groups </text:span><text:span text:style-name="T909">and led to the creation <text:s/>of Head Start.</text:span><text:span text:style-name="T904"> </text:span></text:p>
      <text:p text:style-name="P556"><text:span text:style-name="T917">Shortly after its inception, and as ea</text:span><text:span text:style-name="T916">rly as 1967, both conservative and liberal critics expressed concerns that </text:span><text:span text:style-name="T917">f</text:span><text:span text:style-name="T916">ederal funding </text:span><text:span text:style-name="T921">through ESEA </text:span><text:span text:style-name="T916">did not provide rewards <text:s/>for educating students nor consequences for failing to educate them. Ther</text:span><text:span text:style-name="T918">m</text:span><text:span text:style-name="T916">strom </text:span><text:span text:style-name="T918">and Thermstrom </text:span><text:span text:style-name="T916">(2003) <text:s/>write, Senator Robert kennedy was so concerned that the Federal government <text:s/>would pour money into schools <text:s/>to help low income students without actually helping low income students that he told the </text:span><text:span text:style-name="T919">U</text:span><text:span text:style-name="T916">.S. </text:span><text:span text:style-name="T919">C</text:span><text:span text:style-name="T916">ommissioner of </text:span><text:span text:style-name="T919">E</text:span><text:span text:style-name="T916">ducation that he wanted to amend ESEA "</text:span><text:span text:style-name="T919">because it</text:span><text:span text:style-name="T916"> doesn't </text:span><text:span text:style-name="T919">a</text:span><text:span text:style-name="T916">ny way of </text:span><text:span text:style-name="T919">educat</text:span><text:span text:style-name="T920">ing</text:span><text:span text:style-name="T919">e </text:span><text:span text:style-name="T916">those damned educators like you , Fank. and we </text:span><text:span text:style-name="T920">really ought to </text:span><text:span text:style-name="T916">have some sort of evalutaion in there. “ Unfortunately, <text:s/>kennedy</text:span><text:span text:style-name="T920">'s</text:span><text:span text:style-name="T916"> call for accountability was </text:span><text:soft-page-break/><text:span text:style-name="T916">not realized and until 2002 the Federal government provided funds with no assurance that children were benefiting from federal educational programs (thermstron </text:span><text:span text:style-name="T919">and thermstrom</text:span><text:span text:style-name="T916">). </text:span><text:span text:style-name="T919">As this suggest ,the later politics of schooling </text:span><text:span text:style-name="T920">pn the federal </text:span><text:span text:style-name="T919">level involved increasing imputs with few attempst to measure program effectiveness.</text:span></text:p>
      <text:p text:style-name="P283"><text:span text:style-name="T920">Overtime</text:span><text:span text:style-name="T916">, </text:span><text:span text:style-name="T922">a large number of reformers gradually </text:span><text:span text:style-name="T923">reached the</text:span><text:span text:style-name="T922"> consensus that ESEA and education policy was flawed for</text:span><text:span text:style-name="T916"> disregard</text:span><text:span text:style-name="T922">ing</text:span><text:span text:style-name="T916"> measurable educational outcomes </text:span><text:span text:style-name="T923">as suggested by Kennedy. E</text:span><text:span text:style-name="T916">ven teachers unions and other </text:span><text:span text:style-name="T923">d</text:span><text:span text:style-name="T916">efenders of the status quo </text:span><text:span text:style-name="T923">(on both the right and left of American politics)</text:span><text:span text:style-name="T916">, who rejected accountability measures for year</text:span><text:span text:style-name="T923">s</text:span><text:span text:style-name="T916">, eventually came to accept the idea that academic performance should be measured by achievement tests, completion rates, and <text:s/>international comparisons and eventually called for benchmarking success of American schools </text:span><text:span text:style-name="T923">based on outputs rathe than inputs (funding, access, and new programs)</text:span><text:span text:style-name="T916">. </text:span><text:span text:style-name="T923"><text:s/>Because</text:span><text:span text:style-name="T916"> benchmark</text:span><text:span text:style-name="T923">s require standards, the empasis and political disscourse shifted toward</text:span><text:span text:style-name="T916"> <text:s/>performance standards </text:span><text:span text:style-name="T923">and testing</text:span><text:span text:style-name="T916">. </text:span><text:span text:style-name="T923">Although Standards based education is a marked improvement and a very important component of accountablity, </text:span><text:span text:style-name="T924">it has become </text:span><text:span text:style-name="T921">a national obsession and that is </text:span><text:span text:style-name="T924">too narrow in scope and does not focus </text:span><text:soft-page-break/><text:span text:style-name="T916">on </text:span><text:span text:style-name="T925">how </text:span><text:span text:style-name="T916">to get there, </text:span><text:span text:style-name="T921">or what it takes to improve students' learning</text:span><text:span text:style-name="T916">.</text:span><text:span text:style-name="T924"> </text:span></text:p>
      <text:p text:style-name="P487"><text:span text:style-name="T903">Consider the evolution of development of Standards since ESEA. In </text:span><text:span text:style-name="T900">August 1981, Terrell Bell, President Ronald Reagan's secretary of education, assembled a panel of experts and charged them with the </text:span><text:span text:style-name="T904">task of developing a report on "the quality of education in the United States." </text:span><text:span text:style-name="T550">eighteen months later the </text:span><text:span text:style-name="T553">well known </text:span><text:span text:style-name="T550">report was released i</text:span><text:span text:style-name="T904">n 1983 by the Na</text:span><text:span text:style-name="T900">tional Commission on Excellence in Education (NCEE), titled "</text:span><text:span text:style-name="T913">A Nation at Risk</text:span><text:span text:style-name="T535">." "</text:span><text:span text:style-name="T551">The educational foundations of our society," its authors declared, "are presently eroded by a rising tide of mediocrity that threatens our very future as a Nation and a people."</text:span><text:span text:style-name="T552"> </text:span><text:span text:style-name="T554"><text:s/></text:span><text:span text:style-name="T892">A Nation at Risk, written by a federal blue ribbon commission. As Congressional Quarterly noted: "A Nation at Risk was s</text:span><text:span text:style-name="T890">uch a hit that Reagan political strategists began using its call for higher education standards as an issue for the 1984 campaign.</text:span><text:span text:style-name="T544"> </text:span></text:p>
      <text:p text:style-name="Text_20_body"><text:span text:style-name="T899">T</text:span><text:span text:style-name="T897">wo years after "A Nation at Risk" was released, the Carnegie Foundation for the Advancement of Teaching issued data that </text:span><text:soft-page-break/><text:span text:style-name="T897">it said amounted to "an indictment of the schools." The findings</text:span><text:span text:style-name="T899"> reflected</text:span><text:span text:style-name="T897"> grave concern <text:s/>for corporate America. Nearly 75 percent of the major U.S. corporations it surveyed were forced to offer their employees courses in reading, writing, and computation -- skills that should have been mastered before entering the workforce. Each year, American corporations were spending more than $40 billion to educate their workers (a figure that included money spent on remedial education as well as other professional development). The same year, the Committee for Economic Development, an independent organization of 200 business executives and educators, issued a similar report warning that the quality of the nation's education system put the economic future of the United States in peril. "[E]ducation has a direct impact on employment, productivity, and growth, and on the nation's ability to compete in the world economy," the report said. "Therefore, we cannot fail to respond."</text:span><text:span text:style-name="T536"> </text:span></text:p>
      <text:p text:style-name="P307"><text:span text:style-name="T889">Since </text:span><text:span text:style-name="T883">Reagan, presidents vigorously promoted an expanded role for the federal government in K-12 education. President George H.W. Bush promoted the creation of "national goals" for the schools. Building on those ideas, President Bill Clinton </text:span><text:soft-page-break/><text:span text:style-name="T883">signed into law the Goals 2000: Educate America Act to promote "national education goals." He also signed the Improving America's Schools Act, which required states to develop federally approved education plans coordinated with Goals 2000, and to adopt a regime of tests to ensure that students made yearly progress. If states did not comply with these and other mandates, they would lose some of their federal education subsidies. </text:span><text:span text:style-name="T884">Afterwards, </text:span><text:span text:style-name="T885">President George W. Bush greatly </text:span><text:span text:style-name="T893">increased federal involvement with his 650-page No Child Left Behind Act of 2002.</text:span><text:span text:style-name="T914">23. </text:span><text:span text:style-name="T555">State, local, and school officials have complained bitterly about the onerous new dictates of NCLB with respect to such items as statewide testing, annual progress measurements, teacher qualifications, public-school choice, and after-school tutoring. </text:span></text:p>
      <text:p text:style-name="P558"><text:span text:style-name="T565">To date the movement to develop new standards has culminated in </text:span><text:span text:style-name="T566">t</text:span><text:span text:style-name="T480">he </text:span><text:span text:style-name="T481">Obama administration's </text:span><text:span text:style-name="T482">Common Core State Standards Initiative </text:span><text:span text:style-name="T480">that details what K-12 students should know in English language arts and mathematics at the end of each grade. The initiative is sponsored by the </text:span><text:a xlink:type="simple" xlink:href="http://en.wikipedia.org/wiki/National_Governors_Association"><text:span text:style-name="T492">National Governors Association</text:span></text:a><text:span text:style-name="T480"> </text:span><text:span text:style-name="T483">(NGA) </text:span><text:span text:style-name="T480">and the </text:span><text:a xlink:type="simple" xlink:href="http://en.wikipedia.org/wiki/Council_of_Chief_State_School_Officers"><text:span text:style-name="T710">Council of Chief State School Officers</text:span></text:a><text:span text:style-name="T492"> </text:span><text:span text:style-name="T480">(CCSSO) </text:span><text:span text:style-name="T481">and </text:span><text:span text:style-name="T480">seeks to establish consistent education standards across the states as well as ensure that students </text:span><text:soft-page-break/><text:span text:style-name="T480">graduating from high school are prepared to enter two- or four-year college programs or enter the workforce.</text:span><text:bookmark text:name="cite_ref-1"/><text:a xlink:type="simple" xlink:href="http://en.wikipedia.org/wiki/Common_Core_State_Standards_Initiative#cite_note-1"><text:span text:style-name="T494">[1]</text:span></text:a><text:span text:style-name="T565"> </text:span><text:span text:style-name="T480">The standards are copyrighted by NGA Center for Best Practices (NGA Center) and the Council of Chief State School Officers (CCSSO)</text:span><text:bookmark text:name="cite_ref-corestandards.org.2Fterms-of-use_9-0"/><text:span text:style-name="T480"> </text:span><text:a xlink:type="simple" xlink:href="http://en.wikipedia.org/wiki/Common_Core_State_Standards_Initiative#cite_note-corestandards.org.2Fterms-of-use-9"><text:span text:style-name="T494">[9]</text:span></text:a><text:span text:style-name="T480">The </text:span><text:a xlink:type="simple" xlink:href="http://en.wikipedia.org/wiki/Copyright"><text:span text:style-name="T710">copyright</text:span></text:a><text:span text:style-name="T492"> </text:span><text:span text:style-name="T480">ensures that the standards will be the same throughout the nation. The standards also carry a generous public license</text:span><text:bookmark text:name="cite_ref-corestandards.org.2Fpublic-license_10-0"/><text:a xlink:type="simple" xlink:href="http://en.wikipedia.org/wiki/Common_Core_State_Standards_Initiative#cite_note-corestandards.org.2Fpublic-license-10"><text:span text:style-name="T494">[10]</text:span></text:a><text:span text:style-name="T480">which waives the copyright notice for State Departments of Education to use the standards; however, two conditions apply. First, the use of the standards must be "in support" of the standards and the waiver only applies if the state has adopted the standards "in whole."</text:span><text:span text:style-name="T565"> </text:span></text:p>
      <text:p text:style-name="P558"><text:span text:style-name="T567">One positdive aspect of the Core Standards is the recognition of </text:span><text:span text:style-name="T483">practices adapted from the five </text:span><text:a xlink:type="simple" xlink:href="http://en.wikipedia.org/wiki/Principles_and_Standards_for_School_Mathematics#Process_standards"><text:span text:style-name="T710">process standards</text:span></text:a><text:span text:style-name="T493"> </text:span><text:span text:style-name="T483">of the </text:span><text:a xlink:type="simple" xlink:href="http://en.wikipedia.org/wiki/National_Council_of_Teachers_of_Mathematics"><text:span text:style-name="T710">National Council of Teachers of Mathematics</text:span></text:a><text:span text:style-name="T493"> </text:span><text:span text:style-name="T483">and the five strands of proficiency in the </text:span><text:a xlink:type="simple" xlink:href="http://en.wikipedia.org/wiki/United_States_National_Research_Council"><text:span text:style-name="T493">National Research Council</text:span></text:a><text:span text:style-name="T483">’s</text:span><text:span text:style-name="T481"> </text:span><text:span text:style-name="T485">Adding It Up </text:span><text:span text:style-name="T483">report.</text:span><text:bookmark text:name="cite_ref-26"/><text:a xlink:type="simple" xlink:href="http://en.wikipedia.org/wiki/Common_Core_State_Standards_Initiative#cite_note-26"><text:span text:style-name="T495">[26]</text:span></text:a><text:span text:style-name="T483">These practices are to be taught in every grade from kindergarten to twelfth grade. Details of how these practices are to be connected to each grade level's mathematics content are left to local implementation of the Standards.</text:span><text:span text:style-name="T567"> Although the mathematics Standards are research-based, it remains to be seen whether classroom teaching will </text:span><text:soft-page-break/><text:span text:style-name="T567">fundamentally change. Given the past relationship between ferderal initiatives for the K-12 classroom and improved student achievement, I am doubtful that teaching practices will be changed. </text:span><text:span text:style-name="T568">Moreover, </text:span><text:span text:style-name="T484">The Common Core initiative only specifies what students should know at each grade level and describes the skills that they must acquire in order to achieve college or career readiness. Individual school districts are responsible for choosing curricula based on the standards.</text:span><text:bookmark text:name="cite_ref-Truth_37-1"/><text:a xlink:type="simple" xlink:href="http://en.wikipedia.org/wiki/Common_Core_State_Standards_Initiative#cite_note-Truth-37"><text:span text:style-name="T496">[37]</text:span></text:a><text:span text:style-name="T497">see bookmark on standards...leaves out professional development curriculum pedagogies, etc. If govt wants to take over standards, then ensure practices.</text:span><text:span text:style-name="T568"> </text:span><text:span text:style-name="T506">Washington may not yet be a great partner on school improvement, but it's hardly the cause of our educational problems. Nor does it make sense to give up on federal oversight and let the state foxes do whatever they want with the hen houses.</text:span><text:span text:style-name="T910"> </text:span></text:p>
      <text:p text:style-name="P144"><text:span text:style-name="T891">When I first heard the Department of Education had created an Office of Innovation and Improvement, I was less than enthusiastic. It is not because I oppose innovation, but because I have strong doubts about whether the federal government has the capacity to nurture effective practices. My impression, based on the last 30 years, is that the federal government is </text:span><text:soft-page-break/><text:span text:style-name="T891">likely to be hoodwinked, to be taken in by fads, to fund the status quo with a new name, or to impose a heavy regulatory burden on those who seek its largesse.</text:span><text:span text:style-name="T913">32</text:span><text:line-break/></text:p>
      <text:p text:style-name="P384"/>
      <text:p text:style-name="P324">College Preparedness</text:p>
      <text:p text:style-name="P278"><text:span text:style-name="T545">Twenty years after the firestorm created by "A Nation at Risk" <text:s/>little overall achievement gains have been realized in America's schools and the call for higher standards continues to ring. Friedberg (2009), in an editorial for the </text:span><text:span text:style-name="T546">Boston Globe</text:span><text:span text:style-name="T547">, claimed that the state of mathematics literacy and education in America is an actual crisis. While many researchers have noted declining college readiness amongst incoming freshmen, a consensus has begun to emerge; incoming freshmen are more likely to need developmental, </text:span><text:span text:style-name="T549">the college euphemism for “remedial”,</text:span><text:span text:style-name="T547"> coursework in mathematics, and they are less </text:span><text:soft-page-break/><text:span text:style-name="T547">likely to successfully complete this coursework (Stigler, Givven, &amp; Thompson 2009). While non-successful completion and attrition have long been recognized problems in the post-secondary educational system, developmental </text:span><text:span text:style-name="T548">(remedial) </text:span><text:span text:style-name="T547">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 </text:span></text:p>
      <text:p text:style-name="Text_20_body"><text:span text:style-name="T539"/></text:p>
      <text:p text:style-name="Text_20_body"/>
      <text:p text:style-name="Text_20_body"><text:span text:style-name="T539"/></text:p>
      <text:p text:style-name="Text_20_body"><text:span text:style-name="T486">The field of developmental education supports the academic and personal growth of underprepared college students </text:span><text:soft-page-break/><text:span text:style-name="T486">through instruction, counseling, advising, and tutoring. The clients of developmental education programs are traditional and nontraditional students who have been assessed as needing to develop their skills in order to be successful in college.</text:span><text:span text:style-name="T539"> </text:span><text:span text:style-name="T543">30</text:span></text:p>
      <text:p text:style-name="Text_20_body"><text:span text:style-name="T539">Typical of the problem in mathematics preparedness is exemplified by one of the largest community colleges, </text:span><text:span text:style-name="T542">now state college, </text:span><text:span text:style-name="T539">in South Florida </text:span><text:span text:style-name="T541">and </text:span><text:span text:style-name="T539">embodies the dismal state of affairs. At this college, the proportion of its students </text:span><text:span text:style-name="T541">h</text:span><text:span text:style-name="T539">istorically enrolled in developmental courses at significantly higher levels in comparison to other state and national institutions. For example, </text:span><text:span text:style-name="T541">in 2010, </text:span><text:span text:style-name="T539">nearly seventy percent of its students </text:span><text:span text:style-name="T541">were e</text:span><text:span text:style-name="T539">nrolled in at least one developmental course and fifty-six percent </text:span><text:span text:style-name="T541">were simultaneously </text:span><text:span text:style-name="T539">enrolled in three developmental courses. Whereas, nationally, forty-eight percent of college students </text:span><text:span text:style-name="T541">during this time were</text:span><text:span text:style-name="T539"> enrolled in at least one developmental course. In addition, student success and retention rates among first </text:span><text:span text:style-name="T541">generation</text:span><text:span text:style-name="T539"> college students enrolled in introductory mathematics courses </text:span><text:span text:style-name="T542">were</text:span><text:span text:style-name="T539"> alarmingly low. </text:span><text:span text:style-name="T540"><text:s/>In 2010, the college had a developmental mathematics success rate of 46.2% (grade of C or higher). During this time fellow community </text:span><text:soft-page-break/><text:span text:style-name="T540">colleges across the State of Florida had a developmental success rate of 55.5%. <text:s/>The inability to transition successfully out of developmental mathematics and into college level mathematics is one of the primary barriers to success and completion at the post-secondary level (Schmitz 2006). </text:span></text:p>
      <text:p text:style-name="P506"><text:span text:style-name="T559">The majority of the students enrolled in the college referenced in the example </text:span><text:span text:style-name="T560">provided </text:span><text:span text:style-name="T559">above were recent high school graduates and had </text:span><text:span text:style-name="T560">sucessfully </text:span><text:span text:style-name="T559">completed four units of high school math. <text:s/>And, so they were </text:span><text:span text:style-name="T560">r</text:span><text:span text:style-name="T559">epeating the high school mathematics <text:s/>taken earlier and passed. Someone got cheated. <text:s/>Moreover, the same students had passed state mandated end- of-course exams for each unit of math. <text:s/>The point is that despite several reform initiatives and constant implementation of new standards for Florida community </text:span><text:span text:style-name="T560">and state </text:span><text:span text:style-name="T559">colleges and </text:span><text:span text:style-name="T560">its </text:span><text:span text:style-name="T559">public high schools, </text:span><text:span text:style-name="T560">nearly half of the state's high school graduates were unable to pass even remedial math courses upon entering community college. </text:span><text:span text:style-name="T559">The situation is common to most states. <text:s/></text:span><text:span text:style-name="T560">So the solution </text:span><text:span text:style-name="T559">go on and on... <text:s/></text:span><text:span text:style-name="T560">r</text:span><text:span text:style-name="T559">aise the standards, increase the rigor, reform the curriculum, etc. <text:s/>Yet, the more things change the more they say the same. <text:s/>Unfortunately policy makers, educational administrators, even teachers can</text:span><text:span text:style-name="T560">'t</text:span><text:span text:style-name="T559"> see </text:span><text:soft-page-break/><text:span text:style-name="T559">the "forest for the trees."</text:span><text:span text:style-name="T563">past. This adds to the cost burden of remediation. </text:span></text:p>
      <text:p text:style-name="P507"><text:span text:style-name="T559">Though it is difficult to estimate the total costs of </text:span></text:p>
      <text:p text:style-name="P507"><text:span text:style-name="T559">remediation, the Alliance for Excellent Education </text:span></text:p>
      <text:p text:style-name="P507"><text:span text:style-name="T559">estimates that remedial education for community </text:span></text:p>
      <text:p text:style-name="P507"><text:span text:style-name="T559">college students who have recently completed high </text:span></text:p>
      <text:p text:style-name="P507"><text:span text:style-name="T559">school costs taxpayers about $1.4 billion annually, </text:span></text:p>
      <text:p text:style-name="P507"><text:span text:style-name="T559">not including costs associated with older students </text:span></text:p>
      <text:p text:style-name="P507"><text:span text:style-name="T559">or those incurred at four-year institutions.20</text:span></text:p>
      <text:p text:style-name="P507"><text:soft-page-break/><text:span text:style-name="T559"/></text:p>
      <text:p text:style-name="P507"><text:span text:style-name="T559">This cost issue caught the attention of state </text:span></text:p>
      <text:p text:style-name="P507"><text:span text:style-name="T559">policymakers in the 1990s as they reacted to the </text:span></text:p>
      <text:p text:style-name="P507"><text:span text:style-name="T559">seeming waste of “paying twice” for what should </text:span></text:p>
      <text:p text:style-name="P507"><text:span text:style-name="T559">have been taught in high school. States responded </text:span></text:p>
      <text:p text:style-name="P507"><text:span text:style-name="T559">by attempting to reduce costs to taxpayers, most </text:span></text:p>
      <text:p text:style-name="P507"><text:span text:style-name="T559">notably, by limiting developmental education at </text:span></text:p>
      <text:p text:style-name="P507"><text:span text:style-name="T559">four-year institutions. Critics of remedial education </text:span></text:p>
      <text:p text:style-name="P507"><text:soft-page-break/><text:span text:style-name="T559">cite statistics that remedial students are far less </text:span></text:p>
      <text:p text:style-name="P507"><text:span text:style-name="T559">likely to persist in college and earn a degree, arguing </text:span></text:p>
      <text:p text:style-name="P507"><text:span text:style-name="T559">that it is a waste of students’ time and money as </text:span></text:p>
      <text:p text:style-name="P507"><text:span text:style-name="T559">well as taxpayer costs.</text:span></text:p>
      <text:p text:style-name="P507"><text:span text:style-name="T559">Others see developmental education in a more </text:span></text:p>
      <text:p text:style-name="P507"><text:span text:style-name="T559">positive light—it opens the door to postsecondary</text:span></text:p>
      <text:p text:style-name="P283"><text:span text:style-name="T559">It seems that prevailing practices and paradigms and even accepted folklore about math learning are too well entrenched to move beyond the mantras: <text:s/>"high standards, hold teachers accountable or increased school spending." Albeit, these three </text:span><text:soft-page-break/><text:span text:style-name="T559">elements are important, they do not strike at the heart of the problem for mathematics learning. <text:s/>Standards </text:span><text:span text:style-name="T564">have</text:span><text:span text:style-name="T559"> changed; yet, how mathematics is taught and learned has remained stagnant for over 100 years. <text:s/>Despite new findings </text:span><text:span text:style-name="T560">and revealations from a diversity of fields; </text:span><text:span text:style-name="T561">psycholgy, cognitive science, and mathematics education research,</text:span><text:span text:style-name="T560"> </text:span><text:span text:style-name="T561">what modern science has learned about teaching is too often ignored and the mathematics classroom of today resembles the classroom of our great grandparents. </text:span><text:span text:style-name="T562">T</text:span><text:span text:style-name="T561">rue reform that results in improved understanding requires a twenty-first centrury approach and an understanding of how students </text:span><text:span text:style-name="T562">at different developmental stages, </text:span><text:span text:style-name="T561">create knowledge, master concepts, </text:span><text:span text:style-name="T562">and become robust independent learners. But, andedotes and entrenched views regarding how math should be taught and learned from parents, students, politicians, and others serve as a barrier to true reform. Moreover, politicians win more votes by playing up sterotypes and popular myths by blaming teachers, schools, and low standards. </text:span><text:span text:style-name="T559">Unfortunately for students and even taxpayers who essentially pay twice for student's education, </text:span><text:span text:style-name="T562">the reason</text:span><text:span text:style-name="T559"> why "Johnny can't learn math" </text:span><text:span text:style-name="T562">will not be resolved without focusing on how Johnny is taught.</text:span></text:p>
      <text:p text:style-name="P283"><text:soft-page-break/></text:p>
      <text:p text:style-name="P238"><text:span text:style-name="T513">T</text:span><text:span text:style-name="T512">he Mathematics Classroom</text:span></text:p>
      <text:p text:style-name="P305"><text:span text:style-name="T379">Typical math instruction on problem solving ultimately involves having students memorize a vast and disconnected number of facts, routines, and procedures that overwhelm them and is soon forgotten as new material is covered.</text:span><text:span text:style-name="T72"> </text:span><text:span text:style-name="T269">Rote memorization – or learning by repetition – </text:span><text:span text:style-name="T270">may</text:span><text:span text:style-name="T269"> be useful for some things, such as learning the alphabet </text:span><text:span text:style-name="T271">o</text:span><text:span text:style-name="T269">r </text:span><text:span text:style-name="T271">maybe </text:span><text:span text:style-name="T269">the periodic table in chemistry. And it can help students pass tests. But when it comes to mastering complex subjects </text:span><text:span text:style-name="T272">and applying mathematics to real life situations</text:span><text:span text:style-name="T269">, rote </text:span><text:span text:style-name="T271">learning produces only superficial understanding</text:span><text:span text:style-name="T269"> making it appear that students comprehend the material when they do not. And because the information is not meaningful or deeply understood, they are more likely to forget what they have learned after the test. </text:span><text:span text:style-name="T72"><text:s/></text:span></text:p>
      <text:p text:style-name="P325"><text:soft-page-break/></text:p>
      <text:p text:style-name="P278">The still-dominant <text:span text:style-name="T853">approach for teaching math from first grade through high-school algebra and beyond </text:span>begins with the assumption that kids primarily need to learn “math facts.” <text:span text:style-name="T855">On</text:span>ce the subject <text:span text:style-name="T855">and the</text:span> process of learning <text:span text:style-name="T855">any subject</text:span> is conceived to be the mere acquisition of isolated, independent facts, the process of teaching becomes that of administering drill.”[1] You do one problem after another until you’ve got it down cold. <text:span text:style-name="T863">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ext:span>t may make you dread the whole subject (and avoid it whenever possible), but that’s the way it has to be done. “Mindless mimicry mathematics,” as the National Research Council[5] calls it, <text:span text:style-name="T854">or “rules without reason”</text:span> has come to be accepted as the norm in our schools. One consequence of this is <text:soft-page-break/>on display every time an adult describes himself or herself as hating math and lacking any a<text:span text:style-name="T880">bility</text:span> for it  Generations of ex-students have written off the subjec<text:span text:style-name="T863">t – </text:span>as well as their own competence – at least partly as a result of Old School instruction.</text:p>
      <text:p text:style-name="P278"><text:span text:style-name="T342">William Brownell</text:span><text:span text:style-name="T343">5 a profound mathematics researcher</text:span><text:span text:style-name="T342"> observed that “intelligence plays no part” in this style of teaching. Even now, most students are still being taught math “as a routine skill,” says Lauren Resnick. <text:s/>“They do not develop higher order capacities for organizing and interpreting information.”[6] Thus, students may memorize the fact that 0.4 = 4/10, or successfully follow a recipe to solve fo</text:span><text:span text:style-name="T344">r </text:span><text:span text:style-name="T345">x</text:span><text:span text:style-name="T342">, but the traditional approach leaves them clueless about the significance of what they’re doing. <text:s/>Without any feel for the bigger picture, they tend to plug in numbers mechanically as they follow the technique they’ve learned. <text:s/>They couldn’t be described as “successful in quantitative thinking,” because for that, as Brownell explained, “one needs a fund of meanings, not a myriad of ‘automatic responses’.... Drill does not develop meanings. <text:s/>Repetition does not lead to understandings.”[7]</text:span><text:span text:style-name="T310">As a result of the standard approach to math instruction, students often can’t take the methods they’ve been taught and transfer them to problems even slightly different from those they’re </text:span><text:soft-page-break/><text:span text:style-name="T310">used to. <text:s text:c="2"/></text:span></text:p>
      <text:p text:style-name="P283"><text:span text:style-name="T314">Researchers in mathematical thinking and learning </text:span><text:span text:style-name="T315">have been concerned for some time </text:span><text:span text:style-name="T314">that courses dominated by the teaching of </text:span><text:span text:style-name="T315">manipulating </text:span><text:span text:style-name="T314">symbol</text:span><text:span text:style-name="T315">s and memorizing procedures</text:span><text:span text:style-name="T314"> overemphasized mechanical aspects of </text:span><text:span text:style-name="T315">courses and</text:span><text:span text:style-name="T314"> whose mastery did not necessarily aid the students’ ability to solve </text:span><text:span text:style-name="T315">real</text:span><text:span text:style-name="T314"> problems, develop mathematical understandings, or to proceed to advanced student matter </text:span><text:span text:style-name="T315">(8)</text:span><text:span text:style-name="T314"> (Douglas, 1986; Heid, 1988; Schoenfeld, 1986; Steen, 1987; Zorn, 1986). </text:span><text:span text:style-name="T315">These researchers</text:span><text:span text:style-name="T314"> reject a view of knowledge as a collection of facts and ideas to be transmitted through lectures to passive learners, </text:span><text:span text:style-name="T315">and, in contrast believe that </text:span><text:span text:style-name="T314">learning </text:span><text:span text:style-name="T315">any subject should be </text:span><text:span text:style-name="T314">viewed as meaning-making processes that involve</text:span><text:span text:style-name="T325">s</text:span><text:span text:style-name="T314"> the learner in actively building connections between new concepts and what is already known. </text:span><text:span text:style-name="T315">Their perspective is supported by research and </text:span><text:span text:style-name="T314">lies in the realization that students who are more able to combine and connect the various parts of their knowledge into a useful and viable whole </text:span><text:span text:style-name="T315">are the very students that succeed in </text:span><text:span text:style-name="T316">solving </text:span><text:span text:style-name="T315">mathematic</text:span><text:span text:style-name="T316">al problems</text:span><text:span text:style-name="T314">. <text:s text:c="3"/></text:span></text:p>
      <text:p text:style-name="P38"><text:soft-page-break/></text:p>
      <text:p text:style-name="P42"><text:span text:style-name="T317">Richard Paul </text:span><text:span text:style-name="T325">very eloquently </text:span><text:span text:style-name="T317">states </text:span><text:span text:style-name="T325">the dismal state of traditional mathematics teaching as follows</text:span><text:span text:style-name="T317">:</text:span></text:p>
      <text:p text:style-name="P224"><text:tab/>“We have armies of people who hate math. In other words, we commonly teach students math in such a way <text:tab/>that they come to hate it; in such a way that they don't want to take another course in math if they can <text:tab/>possibly avoid it.<text:line-break/><text:line-break/><text:tab/>And so the lecturing continues — chapter one, chapter two, chapter three, concept, concept, concept.... And <text:tab/>in the mind of the student, all these various concepts are simply there as something to remember. "What did <text:tab/>you <text:tab/>say we do on this problem?... Invert and multiply, invert and multiply... Why do we invert and multiply... I don't <text:tab/>know, you didn't say what."  And so what we do is give the students standard formulas, standard questions that can <text:soft-page-break/><text:tab/>be answered with standard procedures and move on even if they don't understand the procedures they do. It <text:tab/>is enough that they can give a correct answer. But if you modify the problem so that it's slightly different, the <text:tab/>student can't do it. Furthermore, if you test them one month, two months, three <text:tab/>months after the class is <text:tab/>completed, you'll find that very little of what was covered in the class is still in the mind of the students.<text:line-break/><text:line-break/><text:tab/>But, for those who think within the field well, this is what the field looks like: They see the parts relating to the <text:tab/>whole, and realize that to understand the part, you first need to look at and understand the whole. They look <text:tab/>at the whole from the point of view of the part. They  look at the part from the point of view of the whole. Making <text:tab/>sense?  Okay, let's add another idea. Here's another part. Let's see how it fits into the whole. Now let's look <text:tab/>at <text:tab/>what the whole looks like with this part in it. Whole .. part ... whole ... part ... whole ... part.”</text:p>
      <text:p text:style-name="P45"><text:bookmark text:name="content"/></text:p>
      <text:p text:style-name="P83"><text:soft-page-break/><text:span text:style-name="T318">Unfortunately, most classroom teaching do</text:span><text:span text:style-name="T319">es</text:span><text:span text:style-name="T318"> not promote this type of understand and </text:span><text:span text:style-name="T319">have students</text:span><text:span text:style-name="T318"> blindly following a set of procedures to be memorized, practiced and habituated until students obtain the right answer that agrees with the answers found in the” back of the text book.” </text:span><text:span text:style-name="T319">Learning is further inhibited by</text:span><text:span text:style-name="T320"> pressure to cover a prescribed course syllabus; testing (or the absence of tests that measure processes); and student frustration. </text:span><text:span text:style-name="T321">After a student </text:span><text:span text:style-name="T319">moves on to new content or even </text:span><text:span text:style-name="T321">a </text:span><text:span text:style-name="T319">new </text:span><text:span text:style-name="T321">course, the research is quite clear, </text:span><text:span text:style-name="T319">that </text:span><text:span text:style-name="T321">within a few weeks they have forgotten what they learned and </text:span><text:span text:style-name="T319">too </text:span><text:span text:style-name="T321">often </text:span><text:span text:style-name="T319">they are </text:span><text:span text:style-name="T321">not prepared for college level work.</text:span><text:span text:style-name="T319">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 </text:span></text:p>
      <text:p text:style-name="P39"/>
      <text:p text:style-name="P44"><text:soft-page-break/><text:span text:style-name="T332">T</text:span><text:span text:style-name="T331">he Center's Approach – Learning Mathematics through FACT – Developing a Foundation for Analy</text:span><text:span text:style-name="T333">sis through</text:span><text:span text:style-name="T331"> Critical Thinking</text:span></text:p>
      <text:p text:style-name="P43"><text:span text:style-name="T316">However, t</text:span><text:span text:style-name="T319">here is a way </text:span><text:span text:style-name="T317">to teach mathematics that facilitates the type of learning envisioned by Richard Paul </text:span><text:span text:style-name="T325">and others</text:span><text:span text:style-name="T319">. </text:span><text:span text:style-name="T314">It is the goal of The Center </text:span><text:span text:style-name="T319">of Mathematical Coaching and Consulting </text:span><text:span text:style-name="T314">to provide instruction that develops </text:span><text:span text:style-name="T316">successful </text:span><text:span text:style-name="T314">problem solv</text:span><text:span text:style-name="T316">ers. The Center's approach teaches students to apply a specific model of critical thinking </text:span><text:span text:style-name="T322">and mathematical problem solving, </text:span><text:span text:style-name="T169">FACT</text:span><text:span text:style-name="T95">@</text:span><text:span text:style-name="T169">,</text:span><text:span text:style-name="T322"> th</text:span><text:span text:style-name="T316">at will help them make important connections and understand the </text:span><text:span text:style-name="T322">concepts needed for </text:span><text:span text:style-name="T325">deeper </text:span><text:span text:style-name="T326">rather than superficial </text:span><text:span text:style-name="T325">learning .</text:span><text:span text:style-name="T316"> </text:span><text:span text:style-name="T322">The model is taught to students, not as another concept in itself to be learned as an “add-on” to everything else students are trying to master. R</text:span><text:span text:style-name="T323">ather, </text:span><text:span text:style-name="T322">the model is </text:span><text:span text:style-name="T324">explicitly </text:span><text:span text:style-name="T322">taught and practiced in the context of </text:span><text:span text:style-name="T323">thinking about all course-related content. </text:span><text:span text:style-name="T170">The Center </text:span><text:span text:style-name="T171">for Mathematical Coaching and Consulting </text:span><text:span text:style-name="T170">teaches its clients/students how to use </text:span><text:span text:style-name="T169">FACT</text:span><text:span text:style-name="T95">@, </text:span><text:span text:style-name="T156"><text:s/>as new content is covered. Teaching one component of the model at a time </text:span><text:span text:style-name="T160">while </text:span><text:span text:style-name="T156">giving students probl</text:span><text:span text:style-name="T160">e</text:span><text:span text:style-name="T156">ms that can be solved </text:span><text:span text:style-name="T160">using </text:span><text:span text:style-name="T161">each</text:span><text:span text:style-name="T160"> </text:span><text:span text:style-name="T156">component </text:span><text:span text:style-name="T161">of the model </text:span><text:span text:style-name="T160">allows students </text:span><text:span text:style-name="T161">to </text:span><text:span text:style-name="T160">internalize important </text:span><text:span text:style-name="T163">critical thinking</text:span><text:span text:style-name="T160"> skills while they </text:span><text:soft-page-break/><text:span text:style-name="T160">are learning math</text:span><text:span text:style-name="T156">. </text:span><text:span text:style-name="T322">Thus, i</text:span><text:span text:style-name="T323">t is </text:span><text:span text:style-name="T322">the well-ground</text:span><text:span text:style-name="T326">ed</text:span><text:span text:style-name="T322"> belief of the Center that </text:span><text:span text:style-name="T323">knowledge can</text:span><text:span text:style-name="T322">not</text:span><text:span text:style-name="T323"> be adequately learned for subsequent recall and application without students’ engaging in aspects of critical thinking as they construct knowledge </text:span><text:span text:style-name="T324">and solve new problems</text:span><text:span text:style-name="T323">. </text:span><text:span text:style-name="T314"><text:s/></text:span></text:p>
      <text:p text:style-name="P40"><text:span text:style-name="T856">FACT</text:span><text:span text:style-name="T20">©</text:span><text:span text:style-name="T587"> <text:s/>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text:span text:style-name="T59">FACT</text:span><text:span text:style-name="T21">@</text:span><text:span text:style-name="T587"> is </text:span><text:soft-page-break/><text:span text:style-name="T587">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 </text:span></text:p>
      <text:p text:style-name="P41">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text:s/>conducted by Kramarski, Weisse, and Kolsher (2003), investigated the effects of <text:soft-page-break/>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s/></text:p>
      <text:p text:style-name="P126"><text:span text:style-name="T181">T</text:span><text:span text:style-name="T182">he Dual Nature of Problem Solving</text:span></text:p>
      <text:p text:style-name="P279"><text:span text:style-name="T156">Problem solving and learning mathematics is </text:span><text:span text:style-name="T165">often referred to as </text:span><text:span text:style-name="T156">dualistic in that very specific problem solving processes </text:span><text:span text:style-name="T164">or procedures </text:span><text:span text:style-name="T156">(graph</text:span><text:span text:style-name="T157">ing, drawing,</text:span><text:span text:style-name="T158"> </text:span><text:span text:style-name="T159">factor</text:span><text:span text:style-name="T157">ing</text:span><text:span text:style-name="T156">, </text:span><text:span text:style-name="T157">applying formulas and theorems, </text:span><text:span text:style-name="T156">etc.) need to be employed and students </text:span><text:span text:style-name="T160">also </text:span><text:span text:style-name="T156">need to constantly build on previously learned content. </text:span><text:span text:style-name="T165">Too often in the classroom, teachers focus exclusively on procedural knowledge and content; h</text:span><text:span text:style-name="T156">owever, neit</text:span><text:span text:style-name="T160">h</text:span><text:span text:style-name="T156">er </text:span><text:span text:style-name="T162">possessing a repertoire of content and procedural knowledge </text:span><text:span text:style-name="T156">alone </text:span><text:span text:style-name="T160">is sufficient for </text:span><text:soft-page-break/><text:span text:style-name="T160">learning new ideas or </text:span><text:span text:style-name="T162">effective </text:span><text:span text:style-name="T156">p</text:span><text:span text:style-name="T160">roblem </text:span><text:span text:style-name="T162">solving</text:span><text:span text:style-name="T156">. </text:span><text:span text:style-name="T172">According</text:span><text:span text:style-name="T173"> to researchers at the university of Georgia, to build a theory of problem solving, a manager function must be incorporated in the system. Schoenfeld</text:span><text:span text:style-name="T96">5</text:span><text:span text:style-name="T173"> often described the importance of having </text:span><text:span text:style-name="T174">a</text:span><text:span text:style-name="T173">n executive or monitoring component </text:span><text:span text:style-name="T174">with constant reflection</text:span><text:span text:style-name="T173"> </text:span><text:span text:style-name="T174">as students were engaged in p</text:span><text:span text:style-name="T173">roblem solving. </text:span><text:span text:style-name="T175">FACT </text:span><text:span text:style-name="T178">is firmly grounded in </text:span><text:span text:style-name="T175">the Paul and Elder model for c</text:span><text:span text:style-name="T173">ritical thinking </text:span><text:span text:style-name="T179">that</text:span><text:span text:style-name="T178"> </text:span><text:span text:style-name="T175">provides student's with a metacognitive </text:span><text:span text:style-name="T178">monitoring </text:span><text:span text:style-name="T175">tool </text:span><text:span text:style-name="T178">for </text:span><text:span text:style-name="T177">integrat</text:span><text:span text:style-name="T175">ing</text:span><text:span text:style-name="T177"> </text:span><text:span text:style-name="T176">problem solving process</text:span><text:span text:style-name="T175">es</text:span><text:span text:style-name="T176"> and content knowledge. </text:span></text:p>
      <text:p text:style-name="P254"/>
      <text:p text:style-name="P361"><text:span text:style-name="T29"><text:s text:c="11"/></text:span></text:p>
      <text:p text:style-name="P361"><text:span text:style-name="T29"/></text:p>
      <text:p text:style-name="P361"><text:soft-page-break/><text:span text:style-name="T29"/></text:p>
      <text:p text:style-name="P361"><text:span text:style-name="T29"><text:s/>D</text:span><text:span text:style-name="T27">ua</text:span><text:span text:style-name="T28">l</text:span><text:span text:style-name="T27">ity of Problems Solving and Learning Mathematics</text:span></text:p>
      <text:p text:style-name="P246"><draw:rect text:anchor-type="paragraph" draw:z-index="40" draw:style-name="gr1" draw:text-style-name="P573" svg:width="1.5724in" svg:height="0.6343in" svg:x="0.3465in" svg:y="0.111in"><text:p text:style-name="P573">Problem Solving</text:p><text:p text:style-name="P573"><text:s/>Processes</text:p></draw:rect><draw:rect text:anchor-type="paragraph" draw:z-index="42" draw:style-name="gr4" draw:text-style-name="P573" svg:width="0.0571in" svg:height="0.0571in" svg:x="3.3201in" svg:y="0.2154in"><text:p/></draw:rect><draw:rect text:anchor-type="paragraph" draw:z-index="43" draw:style-name="gr1" draw:text-style-name="P573" svg:width="1.6098in" svg:height="0.5878in" svg:x="3.3016in" svg:y="0.0819in"><text:p text:style-name="P573">Knowledge of Content</text:p></draw:rect></text:p>
      <text:p text:style-name="P246"><draw:rect text:anchor-type="paragraph" draw:z-index="41" draw:style-name="gr4" draw:text-style-name="P573" svg:width="0.6059in" svg:height="0.0012in" svg:x="3.4339in" svg:y="0.0791in"><text:p/></draw:rect><draw:custom-shape text:anchor-type="paragraph" draw:z-index="45" draw:style-name="gr10" svg:width="1.5157in" svg:height="0.1461in" svg:x="1.8429in" svg:y="0.05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46"/>
      <text:p text:style-name="P246"><text:tab/><text:tab/><text:tab/><text:tab/></text:p>
      <text:p text:style-name="P247"><text:soft-page-break/><text:tab/><text:tab/> <text:s text:c="5"/><text:span text:style-name="T576">FACT</text:span><text:span text:style-name="T18">@ </text:span><text:span text:style-name="T31">= Meta cognitive</text:span><text:span text:style-name="T32"> Strategies</text:span><text:span text:style-name="T31"> </text:span></text:p>
      <text:list xml:id="list6140398136868536576" text:style-name="L27">
        <text:list-header>
          <text:p text:style-name="P387"><draw:custom-shape text:anchor-type="paragraph" draw:z-index="44" draw:style-name="gr9" svg:width="4.2614in" svg:height="0.3705in" draw:transform="rotate (-3.14159265358979) translate (4.26111111111111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44"/>
      <text:p text:style-name="P47"/>
      <text:p text:style-name="P48"/>
      <text:p text:style-name="P255"><text:span text:style-name="T859">The MC</text:span><text:span text:style-name="T22">2 </text:span><text:span text:style-name="T859">approach for meeting students needs in becoming competent math students is to understand, through listening and careful observation, the tools that students work with <text:s/>- </text:span>what <text:span text:style-name="T859">they</text:span> know (knowledge of content), and how that knowledge is <text:span text:style-name="T861">deployed </text:span>(processes). <text:span text:style-name="T860">We recognize that students often fail because they lack the </text:span>knowledge base <text:span text:style-name="T857">or full understanding of </text:span><text:soft-page-break/><text:span text:style-name="T857">content and processes while carrying along </text:span>misconceptions and misremembered facts to problem situation<text:span text:style-name="T858">s. In addition, students sometimes </text:span>fail to pursue particular options because they overlooked them, <text:span text:style-name="T857">which is a </text:span>metacognitive <text:span text:style-name="T860">failure</text:span>, or of not seeing the right "connections." <text:span text:style-name="T862">Initially, MC</text:span><text:span text:style-name="T22">2 </text:span><text:span text:style-name="T859">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ext:span></text:p>
      <text:p text:style-name="P321"><text:span text:style-name="T257">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text:span text:style-name="T98">9lesteretal</text:span><text:span text:style-name="T257">. </text:span><text:span text:style-name="T258">For this reason, a</text:span><text:span text:style-name="T259">t the same time </text:span><text:span text:style-name="T260">students are solving problems or learning a new concept</text:span><text:span text:style-name="T259">, students </text:span><text:span text:style-name="T260">at </text:span><text:span text:style-name="T259">MC</text:span><text:span text:style-name="T99">2 </text:span><text:span text:style-name="T259">are using FACT</text:span><text:span text:style-name="T100">©</text:span><text:span text:style-name="T261"> </text:span><text:span text:style-name="T258">as a tool </text:span><text:span text:style-name="T259">to think critically </text:span><text:span text:style-name="T260">and develop control processes </text:span><text:span text:style-name="T259">t</text:span><text:span text:style-name="T258">hat allow them to</text:span><text:span text:style-name="T259"> personally evaluate how well they are internalizing and applying the content they are asked to </text:span><text:soft-page-break/><text:span text:style-name="T259">learn.</text:span><text:span text:style-name="T101"> </text:span><text:span text:style-name="T257"><text:s text:c="2"/>FACT© <text:s/>provide</text:span><text:span text:style-name="T260">s </text:span><text:span text:style-name="T257">a systematic</text:span><text:span text:style-name="T260">ally</text:span><text:span text:style-name="T257"> organized </text:span><text:span text:style-name="T260">approach, </text:span><text:span text:style-name="T257">under the direction of </text:span><text:span text:style-name="T258">a</text:span><text:span text:style-name="T257"> teacher, </text:span><text:span text:style-name="T260">for </text:span><text:span text:style-name="T258">developing control processes. T</text:span><text:span text:style-name="T257">hrough meaningful practice </text:span><text:span text:style-name="T258">students will develop a disposition for </text:span><text:span text:style-name="T257">evaluat</text:span><text:span text:style-name="T258">ing</text:span><text:span text:style-name="T257"> their work, assess</text:span><text:span text:style-name="T258">ing</text:span><text:span text:style-name="T257"> what they </text:span><text:span text:style-name="T273">are doing, becom</text:span><text:span text:style-name="T274">ing</text:span><text:span text:style-name="T273">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text:span><text:span text:style-name="T275">a</text:span><text:span text:style-name="T273">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07">2 </text:span><text:span text:style-name="T276">facilitates student learning at a deeper level that lead to better grades, higher levels of achievement, and reduced math anxiety. </text:span><text:span text:style-name="T277"><text:s/></text:span><text:span text:style-name="T278">reference</text:span></text:p>
      <text:p text:style-name="P257"/>
      <text:p text:style-name="P285"><text:span text:style-name="T334">O</text:span><text:span text:style-name="T331">verview of</text:span><text:span text:style-name="T335"> </text:span><text:span text:style-name="T331">F</text:span><text:span text:style-name="T336">ACT</text:span><text:span text:style-name="T97">@</text:span></text:p>
      <text:p text:style-name="P94"><text:soft-page-break/><text:span text:style-name="T370">F</text:span><text:span text:style-name="T371">ACT</text:span><text:span text:style-name="T102">@</text:span><text:span text:style-name="T108"> </text:span><text:span text:style-name="T391"><text:s/>combine</text:span><text:span text:style-name="T395">s</text:span><text:span text:style-name="T391"> </text:span><text:span text:style-name="T396">at its foundation </text:span><text:span text:style-name="T391">the</text:span><text:span text:style-name="T389"> </text:span><text:span text:style-name="T390">most prominent model for </text:span><text:span text:style-name="T389">critical thinking, </text:span><text:span text:style-name="T390">developed</text:span><text:span text:style-name="T389"> by the Foundation and Center for Critical Thinking (</text:span><text:a xlink:type="simple" xlink:href="http://www.criticalthinking.org/"><text:span text:style-name="T84">www.criticalthinking.org</text:span></text:a><text:span text:style-name="T389">), </text:span><text:span text:style-name="T391">with </text:span><text:span text:style-name="T395">the work of </text:span><text:span text:style-name="T391">George Polya, professor of mathematics at </text:span><text:a xlink:type="simple" xlink:href="http://en.wikipedia.org/wiki/ETH_Zürich"><text:span text:style-name="T89">ETH Zürich</text:span></text:a><text:span text:style-name="T489"> </text:span><text:span text:style-name="T391">in Switzerland and </text:span><text:span text:style-name="T395">later </text:span><text:span text:style-name="T391">at Stanford</text:span><text:span text:style-name="T396"> University.</text:span><text:span text:style-name="T89"> </text:span><text:span text:style-name="T90">Polya </text:span><text:span text:style-name="T91">s</text:span><text:span text:style-name="T391">pent considerable effort to identify systematic methods of problem-solving to further discovery and invention in mathematics for students, teachers, and researcher</text:span><text:span text:style-name="T396">s </text:span><text:span text:style-name="T391">In </text:span><text:span text:style-name="T396">his seminal work </text:span><text:a xlink:type="simple" xlink:href="http://en.wikipedia.org/wiki/How_to_Solve_It"><text:span text:style-name="T92">How to Solve It</text:span></text:a><text:span text:style-name="T391">, Polya provides </text:span><text:span text:style-name="T396">a common system for so</text:span><text:span text:style-name="T397">l</text:span><text:span text:style-name="T396">ving a broad range of </text:span><text:span text:style-name="T391">both mathematical and non-mathematical problems. </text:span><text:span text:style-name="T396">Since its publication, t</text:span><text:span text:style-name="T391">he book </text:span><text:span text:style-name="T396">has been </text:span><text:span text:style-name="T391">translated into several languages and has sold over a million copies. </text:span><text:span text:style-name="T390">In </text:span><text:span text:style-name="T397">recent years, considerable research has </text:span><text:span text:style-name="T390">e</text:span><text:span text:style-name="T397">xtended P</text:span><text:span text:style-name="T393">olya's </text:span><text:span text:style-name="T390">model </text:span><text:span text:style-name="T397">for problem solving</text:span><text:span text:style-name="T390"> </text:span><text:span text:style-name="T397">from a variety of disciplines including</text:span><text:span text:style-name="T394"> </text:span><text:span text:style-name="T397">psychology, </text:span><text:span text:style-name="T394">cognitive psychology, </text:span><text:span text:style-name="T390">c</text:span><text:span text:style-name="T394">ognitive science, </text:span><text:span text:style-name="T397">computer science, </text:span><text:span text:style-name="T390">and mathematics education</text:span><text:span text:style-name="T394">. </text:span><text:span text:style-name="T397">The efforts of this broad spectrum of researchers and practitioners have contributed to </text:span><text:span text:style-name="T398">a </text:span><text:span text:style-name="T397">greater understanding of concept development </text:span><text:span text:style-name="T398">as it pertains to mathematics learning and problem solving in general</text:span><text:span text:style-name="T394">. </text:span><text:span text:style-name="T398">Those specific research-based approaches that have proven to be effective are incorporated as learning strategies within </text:span><text:span text:style-name="T370">F</text:span><text:span text:style-name="T371">ACT</text:span><text:span text:style-name="T102">@</text:span><text:span text:style-name="T262">.</text:span></text:p>
      <text:p text:style-name="P63"><text:soft-page-break/></text:p>
      <text:p text:style-name="P64"><text:s/></text:p>
      <text:p text:style-name="P85"><text:span text:style-name="T447">P</text:span><text:span text:style-name="T446">olya's Model for Mathematical Reasoning</text:span></text:p>
      <text:p text:style-name="P66"/>
      <text:p text:style-name="P86"><text:span text:style-name="T440">Polya spent considerable effort on trying to characterize the methods that people use to solve problems, and to describe how problem solving </text:span><text:span text:style-name="T437">should be taught and learned. </text:span><text:span text:style-name="T438">His methods</text:span><text:span text:style-name="T437"> emphasized the dynamic and cyclic nature of problem solving. A student st</text:span><text:span text:style-name="T439">arts</text:span><text:span text:style-name="T437"> with a problem and applies a variety of approaches to understanding </text:span><text:span text:style-name="T438">what he/she is being asked to solve</text:span><text:span text:style-name="T437">.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439">through reflection </text:span><text:span text:style-name="T437">gaining more understanding of what is being asked, and/or posing new and related problems to work on. </text:span><text:soft-page-break/><text:span text:style-name="T436">According to Polya</text:span><text:span text:style-name="T110">4</text:span><text:span text:style-name="T436">:</text:span></text:p>
      <text:p text:style-name="P65"/>
      <text:p text:style-name="P87"><text:span text:style-name="T435"><text:tab/></text:span><text:span text:style-name="T448">“</text:span><text:span text:style-name="T449">One of the first and foremost duties of the teacher is not to give his students the impression that mathematical <text:tab/>problems have little connection with each other, and no connection at all with anything else...The teach</text:span><text:span text:style-name="T451">er</text:span><text:span text:style-name="T449"> should <text:tab/>encourage the students to imagine <text:tab/>cases in which they could utilize again the procedure used, or apply the <text:tab/>result obtained” (p. 15-16).</text:span></text:p>
      <text:p text:style-name="P79"/>
      <text:p text:style-name="P86"><text:span text:style-name="T441">The Problem-Solving processes outlined </text:span><text:span text:style-name="T442">in</text:span><text:span text:style-name="T441"> Polya's landmark book “How to Solve It” presents four phases or areas of problem solving, which have become the framework most often recommended for teaching problem-solving skills in mathematics. </text:span><text:span text:style-name="T443">It should be noted that Polya's four steps</text:span><text:span text:style-name="T82"> </text:span><text:span text:style-name="T83">are often applied to </text:span><text:span text:style-name="T437">both mathematical and non-mathematical problems. </text:span><text:span text:style-name="T441">The four steps are simple:</text:span></text:p>
      <text:p text:style-name="P71"><text:soft-page-break/></text:p>
      <text:p text:style-name="P89"><text:span text:style-name="T448"><text:tab/>1.<text:tab/></text:span><text:span text:style-name="T452">U</text:span><text:span text:style-name="T448">nderstanding the problem (Recognizing what is asked for.)</text:span></text:p>
      <text:p text:style-name="P80"><text:tab/>2.<text:tab/><text:span text:style-name="T882">D</text:span>evising a plan to solve the problem (Responding to what is asked for.)</text:p>
      <text:p text:style-name="P80"><text:tab/>3.<text:tab/><text:span text:style-name="T882">I</text:span>mplementing the plan (Developing the result of the response.)</text:p>
      <text:p text:style-name="P90"><text:span text:style-name="T448"><text:tab/>4.<text:tab/></text:span><text:span text:style-name="T452">R</text:span><text:span text:style-name="T448">eflecti</text:span><text:span text:style-name="T450">ng</text:span><text:span text:style-name="T448"> on the problem (Checking. What does the result tell me? )</text:span></text:p>
      <text:list xml:id="list4007323703440155431" text:style-name="L28">
        <text:list-item>
          <text:p text:style-name="P362"/>
        </text:list-item>
      </text:list>
      <text:p text:style-name="P91"><text:span text:style-name="T455">T</text:span><text:span text:style-name="T454">he four steps may seem </text:span><text:span text:style-name="T456">intuitive and </text:span><text:span text:style-name="T457">simplistic </text:span><text:span text:style-name="T458">and, at face-value</text:span><text:span text:style-name="T454">, provide little direction </text:span><text:span text:style-name="T463">on</text:span><text:span text:style-name="T454"> </text:span><text:span text:style-name="T463">how to navigate each of his four steps: </text:span><text:span text:style-name="T454">understa</text:span><text:span text:style-name="T458">nd</text:span><text:span text:style-name="T454">, devis</text:span><text:span text:style-name="T463">e</text:span><text:span text:style-name="T454"> a plan, implementing the pla</text:span><text:span text:style-name="T458">n</text:span><text:span text:style-name="T454">, and reflectin</text:span><text:span text:style-name="T455">g</text:span><text:span text:style-name="T454"> on the proble</text:span><text:span text:style-name="T458">m</text:span><text:span text:style-name="T454">. </text:span><text:span text:style-name="T458">In all fairness to </text:span><text:span text:style-name="T454">Polya, </text:span><text:span text:style-name="T458">he </text:span><text:span text:style-name="T454">does provide insight </text:span><text:span text:style-name="T458">for</text:span><text:span text:style-name="T454"> assisting students at each step </text:span><text:span text:style-name="T458">and m</text:span><text:span text:style-name="T454">any of his strategies </text:span><text:span text:style-name="T463">have </text:span><text:span text:style-name="T458">form</text:span><text:span text:style-name="T463">ed</text:span><text:span text:style-name="T454"> the basis of </text:span><text:span text:style-name="T458">ongoing research and practice in teaching mathematics. </text:span><text:span text:style-name="T464">Note that once step two has been totally developed the problem is essentially “solved.” </text:span><text:span text:style-name="T353">The planning of the solution is the "thinking" part </text:span><text:span text:style-name="T354">and </text:span><text:span text:style-name="T353">requires </text:span><text:span text:style-name="T354">the </text:span><text:span text:style-name="T353">use of knowledge </text:span><text:span text:style-name="T354">and concepts.</text:span><text:span text:style-name="T464"> </text:span><text:span text:style-name="T458">In the third step, </text:span><text:soft-page-break/><text:span text:style-name="T458">'Carrying out the plan</text:span><text:span text:style-name="T465">'</text:span><text:span text:style-name="T458">, is not problem solving but rather the use of mathematics to generate the final </text:span><text:span text:style-name="T464">answer</text:span><text:span text:style-name="T458">. It is a mechanical process. </text:span><text:span text:style-name="T467">Unfortunately most math teaching removes step two fr</text:span><text:span text:style-name="T464">om </text:span><text:span text:style-name="T467">p</text:span><text:span text:style-name="T464">roblem solving, </text:span><text:span text:style-name="T467">and </text:span><text:span text:style-name="T464">students are taught to fo</text:span><text:span text:style-name="T458">cus on 'Carrying out the plan, ' at the expense of devising the 'Plan.' </text:span><text:span text:style-name="T464">Most often students are shown how to solve a particular type of problem and then emulate what the teacher has done. </text:span><text:span text:style-name="T465">After watching a teacher so</text:span><text:span text:style-name="T467">l</text:span><text:span text:style-name="T465">ve a problem, students </text:span><text:span text:style-name="T467">are typically asked to solve a similar problem. I</text:span><text:span text:style-name="T465">m</text:span><text:span text:style-name="T464">mediately </text:span><text:span text:style-name="T467">they </text:span><text:span text:style-name="T465">skip Polya's step two and </text:span><text:span text:style-name="T464">start substituting into formulas,</text:span><text:span text:style-name="T465"> pushing symbols, </text:span><text:span text:style-name="T467">and carrying out the steps used by the teacher in the previous</text:span><text:span text:style-name="T465">. Later students complete a set of practice problems that are really no different from those worked by the teacher in class.</text:span><text:span text:style-name="T464"> However, when conditions change, students struggle with devising a solution plan. </text:span><text:span text:style-name="T465">Often, I would put a real problem on a test that required the application of a new concept and students would become </text:span><text:span text:style-name="T467">cry foul</text:span><text:span text:style-name="T465">“charging that they did not see that problem in class.” </text:span></text:p>
      <text:p text:style-name="P72"/>
      <text:p text:style-name="P84"><text:span text:style-name="T348">Howard McAllister </text:span><text:span text:style-name="T349">(1996)</text:span><text:span text:style-name="T348"> </text:span><text:span text:style-name="T350">states that </text:span><text:span text:style-name="T349">students inability to develop solution </text:span><text:span text:style-name="T351">plans </text:span><text:span text:style-name="T349">is </text:span><text:span text:style-name="T351">caused by classroom teachers </text:span><text:span text:style-name="T349">that </text:span><text:span text:style-name="T351">give </text:span><text:soft-page-break/><text:span text:style-name="T351">the solution plan to students and </text:span><text:span text:style-name="T348">that students frequently encounter are not the same as the solutions developed by the expert who developed the problem solutions. </text:span><text:span text:style-name="T349">He states that “t</text:span><text:span text:style-name="T348">he expert indeed does the '</text:span><text:span text:style-name="T346">Devising a plan </text:span><text:span text:style-name="T348">' part of the solution.” However, this is frequently done sub</text:span><text:span text:style-name="T349">tibly and t</text:span><text:span text:style-name="T348">he “expert may not even be consciously aware of what was done before the first line was written. This effect can be seen quite vividly in a lecture. The lecturer frequently says the words that build the ' </text:span><text:span text:style-name="T346">planning </text:span><text:span text:style-name="T348">' but the first thing written on the board is the manipulative part ('</text:span><text:span text:style-name="T346">Carrying out the plan </text:span><text:span text:style-name="T348">').”</text:span><text:span text:style-name="T347">As a consequence, </text:span><text:span text:style-name="T352">McAllister asserts, that “</text:span><text:span text:style-name="T347">solutions have the same look and feel. The words change, the symbols change, and the concepts change but the problem solving process remains the same.”</text:span></text:p>
      <text:p text:style-name="P72"/>
      <text:p text:style-name="P91"><text:span text:style-name="T466">One f</text:span><text:span text:style-name="T465">urther </text:span><text:span text:style-name="T466">caveat is how </text:span><text:span text:style-name="T465">step four is </text:span><text:span text:style-name="T466">very often </text:span><text:span text:style-name="T465">characteristically bastardized by </text:span><text:span text:style-name="T353">textbooks and supporting material that </text:span><text:span text:style-name="T354">show </text:span><text:span text:style-name="T353">only the bottom part of the solution. </text:span><text:span text:style-name="T354">Hence opportunities for learning through reflection, step four, is not leveraged. Rather, students receive good grades and are rewarded for getting the right answer, even if they can't articulate their </text:span><text:soft-page-break/><text:span text:style-name="T354">understanding or the meaning of the solution or its process. </text:span></text:p>
      <text:p text:style-name="P73"/>
      <text:p text:style-name="P92"><text:span text:style-name="T458">Since Polya's work, teachers and researchers have developed literally hundreds of methods for addressing </text:span><text:span text:style-name="T459">each of </text:span><text:span text:style-name="T458">the four steps..Students and teachers </text:span><text:span text:style-name="T460">often </text:span><text:span text:style-name="T458">get lost in the vast collection of problem solving approaches and need a solid, simple, and consistent approach for successfully accomplishing each of Polya's four steps. That is why the </text:span><text:span text:style-name="T461">Critical Thinking model </text:span><text:span text:style-name="T458">serve</text:span><text:span text:style-name="T462">s</text:span><text:span text:style-name="T458"> as a unifying approach toward accomplishing </text:span><text:span text:style-name="T462">each step of the problem solving process </text:span><text:span text:style-name="T458">envisioned by Polya and others. </text:span></text:p>
      <text:p text:style-name="P74"/>
      <text:p text:style-name="P88"><text:span text:style-name="T444">C</text:span><text:span text:style-name="T445">ritical Thinking</text:span></text:p>
      <text:p text:style-name="P75"/>
      <text:p text:style-name="P93"><text:span text:style-name="T468">Too often students are told to analy</text:span><text:span text:style-name="T469">ze</text:span><text:span text:style-name="T468"> a problem and have never been taught </text:span><text:span text:style-name="T470">how to systematically analyze anything</text:span><text:span text:style-name="T468">. </text:span><text:span text:style-name="T471">The </text:span><text:soft-page-break/><text:span text:style-name="T472">critical thinking </text:span><text:span text:style-name="T470">model</text:span><text:span text:style-name="T471">, combined with Po</text:span><text:span text:style-name="T473">l</text:span><text:span text:style-name="T471">ya</text:span><text:span text:style-name="T474">'s work</text:span><text:span text:style-name="T471"> and subsequent research </text:span><text:span text:style-name="T473">findings </text:span><text:span text:style-name="T471">contribute toward addressing the </text:span><text:span text:style-name="T475">how</text:span><text:span text:style-name="T471"> to understand, analyze, and solve problems. </text:span></text:p>
      <text:p text:style-name="P145"/>
      <text:p text:style-name="P143"><text:span text:style-name="T793">Richard Paul, </text:span><text:span text:style-name="T794">Director of Research at the Center</text:span><text:span text:style-name="T793"> </text:span><text:span text:style-name="T794">for Critical Thinking, </text:span><text:span text:style-name="T795">is considered </text:span><text:span text:style-name="T796">internationally</text:span><text:span text:style-name="T795"> </text:span><text:span text:style-name="T793">as </text:span><text:span text:style-name="T795">t</text:span><text:span text:style-name="T793">he </text:span><text:span text:style-name="T796">imminent</text:span><text:span text:style-name="T793"> scholar of critical thinking. </text:span><text:span text:style-name="T797">FACT</text:span><text:span text:style-name="T23">©</text:span><text:span text:style-name="T797"> </text:span><text:span text:style-name="T794">i</text:span><text:span text:style-name="T797">s based on </text:span><text:span text:style-name="T794">the</text:span><text:span text:style-name="T797"> c</text:span><text:span text:style-name="T793">ritical thinking model originally developed by Richard Paul </text:span><text:span text:style-name="T798">and extended by Linda Elder. </text:span><text:span text:style-name="T793">T</text:span><text:span text:style-name="T799">he essence of Paul and Elder’s model for critical thinking is metacognition: applying intellectual tools to assess and monitor thinking in order to make thinking better—more clear, more accurate, more defensible. </text:span><text:span text:style-name="T802">The Paul and Elder model provides a systematic approach or set of intellectual tools for “unlocking” the logic of concepts and ideas. An understanding of the model and its consistent application empowers </text:span><text:span text:style-name="T800">students </text:span><text:span text:style-name="T803">in</text:span><text:span text:style-name="T800"> gain</text:span><text:span text:style-name="T803">ing a</text:span><text:span text:style-name="T800"> greater awareness </text:span><text:span text:style-name="T802">of</text:span><text:span text:style-name="T799"> </text:span><text:span text:style-name="T800">his/her</text:span><text:span text:style-name="T799"> own </text:span><text:span text:style-name="T800">reasoning and regulation of</text:span><text:span text:style-name="T431"> when and how to use particular strategies for learning </text:span><text:span text:style-name="T434">and thinking</text:span><text:span text:style-name="T431">. The following excerpt from Paul and Elder’s </text:span><text:span text:style-name="Emphasis"><text:span text:style-name="T453">Miniature Guide to Critical Thinking</text:span></text:span><text:span text:style-name="Emphasis"><text:span text:style-name="T431"> </text:span></text:span><text:span text:style-name="T431">further explains the concept:</text:span></text:p>
      <text:p text:style-name="P221"><text:soft-page-break/></text:p>
      <text:p text:style-name="P46">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49">A well-cultivated critical thinker:</text:p>
      <text:list xml:id="list2509841855036615365" text:style-name="L29">
        <text:list-item>
          <text:p text:style-name="P559">Raises vital questions and problems, formulating them clearly and precisely;</text:p>
        </text:list-item>
        <text:list-item>
          <text:p text:style-name="P559">Gathers and assesses relevant information, using abstract ideas to interpret it effectively;</text:p>
        </text:list-item>
        <text:list-item>
          <text:p text:style-name="P559">Comes to well-reasoned conclusions and solutions, testing them against relevant criteria and standards;</text:p>
        </text:list-item>
        <text:list-item>
          <text:p text:style-name="P559"><text:soft-page-break/>Thinks open-mindedly within alternative systems of thought, recognizing and assessing, as need be, their assumptions, implications, and practical consequences; and</text:p>
        </text:list-item>
        <text:list-item>
          <text:p text:style-name="P559">Communicates effectively with others in figuring out solutions to complex problems.</text:p>
        </text:list-item>
      </text:list>
      <text:p text:style-name="P49"><text:tab/>Critical thinking is, in short, self-directed, self-disciplined, self-monitored, and self-corrective thinking. It <text:tab/>presupposes assent to rigorous standards of excellence and mindful command of their use. It entails effective <text:tab/>communication and problem solving abilities and a commitment to overcome our native egocentrism and sociocentrism.</text:p>
      <text:p text:style-name="P76"/>
      <text:p text:style-name="P143"><text:span text:style-name="T432">The reader will note how critical thinking, as described by Paul and Elder, is consistent with the relationship </text:span><text:span text:style-name="T433">described </text:span><text:soft-page-break/><text:span text:style-name="T433">earlier </text:span><text:span text:style-name="T432">between metacognition and problem solving. </text:span><text:span text:style-name="T433">The statement from Alan Schoenfeld depicts th</text:span><text:span text:style-name="T434">e</text:span><text:span text:style-name="T433"> nearly synonymous terms </text:span><text:span text:style-name="T434">of </text:span><text:span text:style-name="T433">metacogntion and critical thinking:</text:span><text:span text:style-name="T799">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text:span text:style-name="T803">1987</text:span><text:span text:style-name="T799">).</text:span><text:span text:style-name="T801"> Schoenfeld </text:span><text:span text:style-name="T804">later </text:span><text:span text:style-name="T801">(1992) describes the relationship between writing and mathematics in relation to self-monitoring and metacognition: </text:span></text:p>
      <text:p text:style-name="P287"><text:tab/></text:p>
      <text:p text:style-name="P294"><text:span text:style-name="T801"><text:tab/>“As we write, we often</text:span><text:span text:style-name="T799"> scrap the past few </text:span><text:span text:style-name="T801">sentences or </text:span><text:span text:style-name="T799">paragraphs and return to the original outline, or may decide <text:tab/>to modify it on the basis of what you've just written. Or, as you work a mathematical problem you may realize that <text:tab/>the problem is more complex than you had thought at first. Perhaps the best thing to do is start over, and make sure <text:tab/>that you've fully understood it. Note that at this level of description, the actions in all three domains – reading, </text:span><text:soft-page-break/><text:span text:style-name="T799"><text:tab/>writing, and mathematics – is much the same. In the midst of intellectual activity ("problem solving," broadly <text:tab/>construed), you kept tabs on how well things were going. If things appeared to be proceeding well, you continued <text:tab/>along the same path; if they appeared to be problematic, you took stock and considered other options. Monitoring <text:tab/>and assessing progress "on line," and acting in response to the assessments of on-line progress, are the core <text:tab/>components of self-regulation.”</text:span></text:p>
      <text:p text:style-name="P288"/>
      <text:p text:style-name="P95"><text:span text:style-name="T392">The key factor in effective problem solving is to </text:span><text:span text:style-name="T402">assist students in developin</text:span><text:span text:style-name="T403">g</text:span><text:span text:style-name="T402"> metacognitive</text:span><text:span text:style-name="T403"> strategies or </text:span><text:span text:style-name="T392">critical thinking skills in the context of learning any discipline. </text:span><text:span text:style-name="T403">One advantage of the </text:span><text:span text:style-name="T404">Paul and Elder </text:span><text:span text:style-name="T403">model for Critical Thinking that forms the basis of </text:span><text:span text:style-name="T372">FACT</text:span><text:span text:style-name="T103">© </text:span><text:span text:style-name="T263"><text:s/></text:span><text:span text:style-name="T264">is </text:span><text:span text:style-name="T265">the identification of </text:span><text:span text:style-name="T264">standards </text:span><text:span text:style-name="T265">and components of reasoning that serve as useful </text:span><text:span text:style-name="T267">metacognitive </text:span><text:span text:style-name="T265">tools </text:span><text:span text:style-name="T264">for </text:span><text:span text:style-name="T265">both analyzing one's own thinking and for </text:span><text:span text:style-name="T264">assessing the quality of thinking </text:span><text:span text:style-name="T266">in a systematic and disciplined way</text:span><text:span text:style-name="T264">. </text:span><text:span text:style-name="T399">Cr</text:span><text:span text:style-name="T389">itical </text:span><text:soft-page-break/><text:span text:style-name="T389">thinkers, </text:span><text:span text:style-name="T402">according to Paul and Elder,</text:span><text:span text:style-name="T389"> analyze their thinking and that of others by identifying and examining </text:span><text:span text:style-name="T392">basic </text:span><text:span text:style-name="T405">structures inherent in all thinking </text:span><text:span text:style-name="T403">(</text:span><text:span text:style-name="T426">Elements of Thought). </text:span><text:span text:style-name="T373">These Elements include: </text:span><text:span text:style-name="T420">purpose, point of view, assumptions, implications and consequences, data and information, inferences and interpretations, concepts, and question at issue. </text:span><text:span text:style-name="T419">According to Paul and Elder, a</text:span><text:span text:style-name="T420">ll thinking can be divided into </text:span><text:span text:style-name="Strong_20_Emphasis"><text:span text:style-name="T401">elements </text:span></text:span><text:span text:style-name="Strong_20_Emphasis"><text:span text:style-name="T400">of reasoning</text:span></text:span><text:span text:style-name="T420">. Paul and Elder explain in </text:span><text:span text:style-name="Emphasis"><text:span text:style-name="T428">Tools for Taking Charge of Your Learning and Your Life</text:span></text:span><text:span text:style-name="T420">,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58"/>
      <text:p text:style-name="P61"><text:span text:style-name="T511">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text:span><text:soft-page-break/><text:span text:style-name="T511">what point of view are we thinking? Do we need to consider another point of view? Where can we get access to such points of view? Questions like this are questions that embody the elements in very important ways. They are crucial questions. But, </text:span><text:span text:style-name="T510">students </text:span><text:span text:style-name="T511">are </text:span><text:span text:style-name="T510">not </text:span><text:span text:style-name="T511">in the habit of asking them.</text:span></text:p>
      <text:p text:style-name="P78"/>
      <text:p text:style-name="P78">Elements of Reasoning:</text:p>
      <text:p text:style-name="P146"/>
      <text:list xml:id="list3814608972849244099" text:style-name="L30">
        <text:list-item>
          <text:p text:style-name="P326"><text:span text:style-name="T799">All reasoning is an attempt to figure something out, to settle some question, to solve some </text:span><text:span text:style-name="T793">p</text:span><text:span text:style-name="T799">roblem. </text:span></text:p>
        </text:list-item>
      </text:list>
      <text:list xml:id="list8501552890848540065" text:style-name="L31">
        <text:list-item>
          <text:p text:style-name="P348">All reasoning is based on assumptions. </text:p>
        </text:list-item>
        <text:list-item>
          <text:p text:style-name="P348"><text:soft-page-break/>All reasoning is done from some point of view. </text:p>
        </text:list-item>
        <text:list-item>
          <text:p text:style-name="P348">All reasoning is based on data, information, and evidence. </text:p>
        </text:list-item>
        <text:list-item>
          <text:p text:style-name="P348">All reasoning is expressed through, and shaped by, concepts and ideas. </text:p>
        </text:list-item>
        <text:list-item>
          <text:p text:style-name="P348">All reasoning contains inferences by which we draw conclusions and give meaning to data. </text:p>
        </text:list-item>
        <text:list-item>
          <text:p text:style-name="P360">All reasoning leads somewhere, has implications and consequences. </text:p>
          <text:p text:style-name="P561"/>
        </text:list-item>
      </text:list>
      <text:p text:style-name="P67"><text:soft-page-break/></text:p>
      <text:p text:style-name="P280">The Elements of Reasoning provide a method of understanding the logic of a mathematical problem, issue, or our reasoning or those of others on any subject. It serves as a useful tool to summarize one's own thinking about a problem at hand.</text:p>
      <text:p text:style-name="P69">Table 1 below provides a useful template for analyzing math or other problem situations:</text:p>
      <table:table table:name="Table1" table:style-name="Table1">
        <table:table-column table:style-name="Table1.A"/>
        <text:soft-page-break/>
        <table:table-row table:style-name="Table1.1">
          <table:table-cell table:style-name="Table1.A1" office:value-type="string">
            <text:p text:style-name="P309">The Elements of Reasoning</text:p>
            <text:p text:style-name="P297">1. <text:tab/>The <text:span text:style-name="T625">purpose</text:span> of the problem is ______________________________________________.</text:p>
            <text:p text:style-name="P297"><text:s/><text:tab/><text:span text:style-name="T612">(State as accurately as possible, the purpose for solving the problem. What exactly are we <text:tab/>trying to do? What purpose will our solution achieve? W</text:span><text:span text:style-name="T615">hy is the </text:span><text:span text:style-name="T627">problem important</text:span><text:span text:style-name="T615">?</text:span><text:span text:style-name="T612">) </text:span></text:p>
            <text:p text:style-name="P297">2.<text:tab/>The key <text:span text:style-name="T625">question</text:span> or <text:span text:style-name="T625">problem</text:span> is _______________________________________________.</text:p>
            <text:p text:style-name="P297"><text:tab/><text:span text:style-name="T612">(</text:span><text:span text:style-name="T613">What exactly are we trying to determine? What is the pro</text:span><text:span text:style-name="T614">b</text:span><text:span text:style-name="T613">lem or goal? </text:span><text:span text:style-name="T614">Can I break the <text:tab/>problem down into sub-problems? </text:span><text:span text:style-name="T616">Can I categorize the problem into a particular type?</text:span><text:span text:style-name="T613">)</text:span></text:p>
            <text:p text:style-name="P297">3.<text:tab/>The most important<text:span text:style-name="T612"> information</text:span> for addressing and solving the problem is ___________<text:tab/>________________________________________________________________________.</text:p>
            <text:p text:style-name="P242"><text:span text:style-name="T651">(Identify y key information needed, or presupposed for addressing the problem. Here we are looking for facts or data relevant</text:span><text:span text:style-name="T652"> to </text:span><text:span text:style-name="T651">the problem, </text:span><text:span text:style-name="T653">What information such as data, and facts </text:span><text:span text:style-name="T654">d</text:span><text:span text:style-name="T653">o I have? What </text:span><text:span text:style-name="T630">information</text:span><text:span text:style-name="T653"> do I need to answer the question? Does it seem that some </text:span><text:span text:style-name="T630">information</text:span><text:span text:style-name="T653"> is still missing? </text:span><text:span text:style-name="T656">H</text:span><text:span text:style-name="T655">ow is information </text:span><text:span text:style-name="T656">to be </text:span><text:span text:style-name="T655">accessed and used?</text:span><text:span text:style-name="T652">)</text:span></text:p>
            <text:p text:style-name="P226"><text:span text:style-name="T114">4.<text:tab/>The key </text:span><text:span text:style-name="T116">concepts</text:span><text:span text:style-name="T114"> we need to understand in this problem are ____________________</text:span></text:p>
            <text:p text:style-name="P181"><text:tab/>_____________________________________________________________________.</text:p>
            <text:p text:style-name="P199"><text:span text:style-name="T660"><text:tab/></text:span><text:span text:style-name="T671">(</text:span><text:span text:style-name="T632">What concepts or content (theorems, definitions, formulas, etc.) do we need to understand <text:tab/>for reaching a solution?</text:span><text:span text:style-name="T637">)</text:span><text:span text:style-name="T632"> </text:span></text:p>
            <text:p text:style-name="P183"/>
            <text:p text:style-name="P201"><text:span text:style-name="T660">5.<text:tab/></text:span><text:span text:style-name="T661">The main assumption(s) underlying our understanding of the problem is (are) __________</text:span></text:p>
            <text:p text:style-name="P185"><text:tab/>________________________________________________________________________.</text:p>
            <text:p text:style-name="P201"><text:span text:style-name="T661"><text:tab/></text:span><text:span text:style-name="T633">(What is the author or problem as stated taking for granted? </text:span><text:span text:style-name="T634">What assumptions are we <text:tab/>making? Are our assumptions justifiable? </text:span><text:span text:style-name="T633">Assumptions are </text:span><text:span text:style-name="T634">generalizations that might <text:tab/>be questioned and are most often unstated.)</text:span></text:p>
            <text:p text:style-name="P216"/>
            <text:p text:style-name="P204"><text:span text:style-name="T631">6.<text:tab/></text:span><text:span text:style-name="T662">The basis for our </text:span><text:span text:style-name="T589">inferences </text:span><text:span text:style-name="T662">and </text:span><text:span text:style-name="T589">interpretations</text:span><text:span text:style-name="T662"> at this point are</text:span><text:span text:style-name="T663"> __________________</text:span></text:p>
            <text:p text:style-name="P185"><text:tab/>_______________________________________________________________________.</text:p>
            <text:p text:style-name="P201"><text:span text:style-name="T633"><text:tab/></text:span><text:span text:style-name="T634">(Is there another way to interpret the information? Can I justify my interpretation of the <text:tab/>information or problem to be solved? Have</text:span><text:span text:style-name="T635"> I made any inferences beyond what the evidence</text:span></text:p>
            <text:p text:style-name="P201"><text:span text:style-name="T635"><text:s text:c="10"/>implies? Are my inference consistent?</text:span><text:span text:style-name="T634">)</text:span></text:p>
            <text:p text:style-name="P216"/>
            <text:p text:style-name="P209"><text:span text:style-name="T659">7.<text:tab/></text:span><text:span text:style-name="T665">The most important </text:span><text:span text:style-name="T626">conclusion(s)</text:span><text:span text:style-name="T665"> or Implication(s) in solving this problem is (are)?______</text:span></text:p>
            <text:p text:style-name="P191"><text:tab/>________________________________________________________________________.</text:p>
            <text:p text:style-name="P240"><text:span text:style-name="T635">(</text:span><text:span text:style-name="T636">Does my answer(s) make sense within the context of the problem? What did I learn from solving this problem? Can my strategies be extended to other types of problems? What would I do differently next time? </text:span><text:span text:style-name="T637">Can I present my analysis and solution using a clear coherent argument reflecting the sophistication appropriate to the problem at hand</text:span></text:p>
            <text:p text:style-name="P219"/>
            <text:p text:style-name="P193">8.<text:tab/>The main point(s) of view or perspective(s) represented in this problem is (are)?________</text:p>
            <text:p text:style-name="P193"><text:tab/>________________________________________________________________________.</text:p>
            <text:p text:style-name="P211"><text:span text:style-name="T659"><text:tab/></text:span><text:span text:style-name="T631">(Could I work the problem using a different approach or technique? How can we check our <text:tab/>results? ) </text:span></text:p>
            <text:p text:style-name="P191"><text:tab/></text:p>
          </table:table-cell>
        </table:table-row>
      </table:table>
      <text:p text:style-name="P99"><text:soft-page-break/><text:span text:style-name="T406">T</text:span><text:span text:style-name="T389">able 1: Adapted from: Paul</text:span><text:span text:style-name="T374">, R. &amp; Elder, L. (20</text:span><text:span text:style-name="T377">10</text:span><text:span text:style-name="T374">). </text:span><text:span text:style-name="T377">The Thinkers Guide to Analytic Thinking: How to Take Thinking Apart and What to Look for When You Do</text:span><text:span text:style-name="T378">. Dillon Beach, CA: Foundations for Critical Thinking Press.</text:span><text:span text:style-name="T374"> </text:span><text:span text:style-name="T406"><text:s/></text:span><text:span text:style-name="T374">Paul, R., </text:span><text:span text:style-name="T377">Niewoehner, R.,</text:span><text:span text:style-name="T374"> &amp; Elder, L. (200</text:span><text:span text:style-name="T378">7</text:span><text:span text:style-name="T374">). </text:span><text:span text:style-name="T377">The Thinkers Guide to Engineering Reasoning</text:span><text:span text:style-name="T378">. Dillon Beach, CA: Foundations for Critical Thinking Press.</text:span><text:span text:style-name="T374"> </text:span></text:p>
      <text:p text:style-name="P68"/>
      <text:p text:style-name="P68"/>
      <text:p text:style-name="P97"><text:span text:style-name="T406">The Elements a</text:span><text:span text:style-name="T407">s</text:span><text:span text:style-name="T406"> basic components in all thinking situations </text:span><text:span text:style-name="T409">and </text:span><text:span text:style-name="T406">serve a useful tool in analyzing our thoughts. However, the ability to address each element does not imply that thinking is </text:span><text:span text:style-name="T407">good, </text:span><text:span text:style-name="T406">correct, accurate, or even ethical. </text:span><text:span text:style-name="T374">Though students think, they ordinarily do not think in </text:span><text:span text:style-name="T375">productive </text:span><text:span text:style-name="T374">ways that lead to </text:span><text:span text:style-name="T375">quality </text:span><text:span text:style-name="T374">self-assessment and reflection. </text:span><text:span text:style-name="T406">Consider, </text:span><text:span text:style-name="T407">for instance, the possibility that in attempting to think through a problem, </text:span><text:span text:style-name="T408">the likelihood</text:span><text:span text:style-name="T407"> that one may be </text:span><text:span text:style-name="T406">answer</text:span><text:span text:style-name="T407">ing</text:span><text:span text:style-name="T406"> the wrong question, based on </text:span><text:span text:style-name="T407">faulty</text:span><text:span text:style-name="T406"> assumptions, from a biased or self-serving point of view, using inaccurate </text:span><text:span text:style-name="T407">or poor </text:span><text:span text:style-name="T406">data...and reach </text:span><text:soft-page-break/><text:span text:style-name="T406">faulty conclusions </text:span><text:span text:style-name="T407">with bad implications</text:span><text:span text:style-name="T406">. </text:span></text:p>
      <text:p text:style-name="P68"/>
      <text:p text:style-name="P97"><text:span text:style-name="T406">To help ensure that our thinking is good, then it should be measur</text:span><text:span text:style-name="T389">ed against intellectual </text:span><text:span text:style-name="Strong_20_Emphasis"><text:span text:style-name="T389">standards </text:span></text:span><text:span text:style-name="T389">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70"/>
      <text:p text:style-name="P5">Intellectual Standards <text:span text:style-name="T602">(from How to Study and Learn a Discipline, Paul and Elder, 2007)</text:span></text:p>
      <text:list xml:id="list4286506066793139696" text:style-name="L32">
        <text:list-item>
          <text:p text:style-name="P484"><text:soft-page-break/><text:span text:style-name="T767">Clarity – </text:span><text:span text:style-name="T776">understandable, the meaning can be grasped</text:span></text:p>
        </text:list-item>
        <text:list-item>
          <text:p text:style-name="P485">Accuracy <text:s/>- free<text:span text:style-name="T609"> from errors or distortions, true</text:span></text:p>
        </text:list-item>
        <text:list-item>
          <text:p text:style-name="P485">Precision – <text:span text:style-name="T609">exact to the necessary level of detail</text:span></text:p>
        </text:list-item>
        <text:list-item>
          <text:p text:style-name="P485">Relevance – <text:span text:style-name="T609">related to the matter at hand</text:span></text:p>
        </text:list-item>
        <text:list-item>
          <text:p text:style-name="P486">Depth – containing<text:span text:style-name="T609"> complexities and multiple interrelationships</text:span></text:p>
        </text:list-item>
        <text:list-item>
          <text:p text:style-name="P388">Breadth – <text:span text:style-name="T864">includes multiple viewpoints, comprehensive in scope and broadminded</text:span></text:p>
        </text:list-item>
        <text:list-item>
          <text:p text:style-name="P394">Logic – <text:span text:style-name="T864">The parts make sense together, no contradictions</text:span></text:p>
        </text:list-item>
        <text:list-item>
          <text:p text:style-name="P394"><text:soft-page-break/>Significance – <text:span text:style-name="T864">having importance and meaningful to the problem or question</text:span></text:p>
        </text:list-item>
        <text:list-item>
          <text:p text:style-name="P395">Fairness – <text:span text:style-name="T864">bias free, considerate of other approaches or points of view</text:span></text:p>
          <text:p text:style-name="P392"/>
        </text:list-item>
      </text:list>
      <text:p text:style-name="P213"><text:span text:style-name="T661">A</text:span><text:span text:style-name="T659">pply Intellectual Standards:</text:span></text:p>
      <text:p text:style-name="P187"/>
      <text:p text:style-name="P162"><text:span text:style-name="T659">Good thinking requires the </text:span><text:span text:style-name="T668">disciplined use </text:span><text:span text:style-name="T659">of Standards to our thinking. To</text:span><text:span text:style-name="T668">o</text:span><text:span text:style-name="T659"> often </text:span><text:span text:style-name="T666">educators </text:span><text:span text:style-name="T668">remark on the need for</text:span><text:span text:style-name="T659"> “high standards”; yet, when pressed, they are often vague in their meaning of “standards” and generally </text:span><text:span text:style-name="T666">equate standards to </text:span><text:span text:style-name="T659">grad</text:span><text:span text:style-name="T666">ing policies</text:span><text:span text:style-name="T659">. </text:span><text:span text:style-name="T666">In contrast, Paul and Elder (2003) assert that universal intellectual standards “are standards which must be applied to thinking whenever one is interested in checking the quality of reasoning about a proble</text:span><text:span text:style-name="T668">m</text:span><text:span text:style-name="T666">, issue, or situation. </text:span><text:span text:style-name="T659">The </text:span><text:soft-page-break/><text:span text:style-name="T659">Standards should be internalized and used in students thinking. </text:span><text:span text:style-name="T666">To help students learn to apply standards, teachers need to pose questions that help students think about their understanding. These questions are those that students should ask themselves at every step of the problem solving process. </text:span><text:span text:style-name="T659"><text:s/></text:span></text:p>
      <text:p text:style-name="P166"/>
      <text:p text:style-name="P163"><text:span text:style-name="T669">A</text:span><text:span text:style-name="T659">s you coach student</text:span><text:span text:style-name="T669">s</text:span><text:span text:style-name="T659"> by modeling the thinking you want students to learn, I point out exactly what move</text:span><text:span text:style-name="T669">s</text:span><text:span text:style-name="T659"> I am making </text:span><text:span text:style-name="T674">using </text:span><text:span text:style-name="T659">FACT©</text:span><text:span text:style-name="T674"> and the critical thinking templates provided</text:span><text:span text:style-name="T659">. Have students observe the question you are asking and the thinking our are displaying and then discuss the move</text:span><text:span text:style-name="T669">s</text:span><text:span text:style-name="T659"> you made. The main point is that it is my primary intention to help students learn to use these “moves” in their thinking while learning and applying content of the course.</text:span></text:p>
      <text:p text:style-name="P167"/>
      <text:p text:style-name="P167">He begins asking these questions early in the term. When he does so the students are generally at a loss regarding how to answer them. With the recognition that, despite their uncomfortableness, he is going to continue asking those questions, </text:p>
      <text:p text:style-name="P167"><text:soft-page-break/>the students begin to defend themselves against them by discussing the answers to them in advance. By the end of the term this behavior has become habitual. (Note, however, that the better part of a semester is necessary to obtain such changes.) </text:p>
      <text:p text:style-name="P168"/>
      <text:p text:style-name="P162"><text:span text:style-name="T666">Although there are several </text:span><text:span text:style-name="T659">Standards </text:span><text:span text:style-name="T666">for thinking, </text:span><text:span text:style-name="T667">the following are relevant to most situations</text:span><text:span text:style-name="T659">:</text:span></text:p>
      <text:p text:style-name="P187"/>
      <text:p text:style-name="P188"/>
      <table:table table:name="Table2" table:style-name="Table2">
        <table:table-column table:style-name="Table2.A"/>
        <table:table-column table:style-name="Table2.B"/>
        <table:table-row>
          <table:table-cell table:style-name="Table2.A1" office:value-type="string">
            <text:p text:style-name="P197">Universal Intellectual Standards</text:p>
          </table:table-cell>
          <table:table-cell table:style-name="Table2.B1" office:value-type="string">
            <text:p text:style-name="P137">Questions for Applying Standards</text:p>
          </table:table-cell>
        </table:table-row>
        <table:table-row>
          <table:table-cell table:style-name="Table2.A2" office:value-type="string">
            <text:p text:style-name="P284"><text:span text:style-name="T676">1. </text:span>Clarity – understandable, the meaning can be understood</text:p>
          </table:table-cell>
          <table:table-cell table:style-name="Table2.B2" office:value-type="string">
            <text:list xml:id="list6159122542943783927" text:style-name="L33">
              <text:list-item>
                <text:p text:style-name="P494">Could you state it in other words?</text:p>
              </text:list-item>
              <text:list-item>
                <text:p text:style-name="P495">Could you draw a picture of the problem situation?</text:p>
              </text:list-item>
              <text:list-item>
                <text:p text:style-name="P494"><text:soft-page-break/><text:span text:style-name="T131">Could you explain w</text:span><text:span text:style-name="T130">hat </text:span><text:span text:style-name="T131">you </text:span><text:span text:style-name="T130">do not understand about the </text:span><text:span text:style-name="T132">problem or question</text:span><text:span text:style-name="T130">?</text:span></text:p>
              </text:list-item>
            </text:list>
          </table:table-cell>
        </table:table-row>
        <table:table-row>
          <table:table-cell table:style-name="Table2.A2" office:value-type="string">
            <text:p text:style-name="P284"><text:span text:style-name="T676">2. <text:s/></text:span>Accurate – free of errors -</text:p>
            <text:p text:style-name="P147"><text:span text:style-name="T879">F</text:span>acts, definitions, and algorithmic procedures the individual brings to the problem situation may or may not be correct; <text:s/>inventory students knowledge about terms they are using:</text:p>
            <text:p text:style-name="P148">For assessing knowledge, try to determine if they:</text:p>
            <text:p text:style-name="P147">know nothing about <text:span text:style-name="T879">it; </text:span>b. know about the existence of, but</text:p>
            <text:p text:style-name="P147"><text:s/>nothing about the details of; c. partially recall or suspect the <text:soft-page-break/>details, <text:s/>but with little certainty; confidently believe</text:p>
          </table:table-cell>
          <table:table-cell table:style-name="Table2.B2" office:value-type="string">
            <text:list xml:id="list8826347925831110888" text:style-name="L34">
              <text:list-item>
                <text:p text:style-name="P496">How can we check to see if the information you are using is accurate? (accuracy)</text:p>
              </text:list-item>
            </text:list>
            <text:list xml:id="list7927882179458297674" text:style-name="L35">
              <text:list-item>
                <text:p text:style-name="P497">How can I check to see if I am interpreting the information accurately? </text:p>
              </text:list-item>
              <text:list-item>
                <text:p text:style-name="P497"><text:span text:style-name="T694">Do </text:span>my assumptions make sense?</text:p>
              </text:list-item>
              <text:list-item>
                <text:p text:style-name="P497"><text:soft-page-break/><text:span text:style-name="T44">Am I assuming </text:span><text:span text:style-name="T43">information is accurate rather than simply accept it as true?</text:span></text:p>
              </text:list-item>
            </text:list>
          </table:table-cell>
        </table:table-row>
        <table:table-row>
          <table:table-cell table:style-name="Table2.A2" office:value-type="string">
            <text:p text:style-name="P297"><text:span text:style-name="T711">3. </text:span><text:span text:style-name="T710">Precise- exact to necessary detail – </text:span><text:span text:style-name="Emphasis"><text:span text:style-name="T712">degree of precision appropriate for the problem context. </text:span></text:span></text:p>
            <text:p text:style-name="P284"><text:span text:style-name="T694">a</text:span>ppropriate attention to details through explicit and accurate use of language <text:span text:style-name="T695">including mathematical terms, definitions, labels, analogies, concepts, </text:span>and <text:span text:style-name="T695">symbols.</text:span> <text:s text:c="2"/></text:p>
            <text:p text:style-name="P284"/>
            <text:list xml:id="list102257497147165" text:continue-numbering="true" text:style-name="L35">
              <text:list-header>
                <text:p text:style-name="P355"><text:soft-page-break/></text:p>
              </text:list-header>
            </text:list>
          </table:table-cell>
          <table:table-cell table:style-name="Table2.B2" office:value-type="string">
            <text:list xml:id="list102257497144791" text:continue-numbering="true" text:style-name="L35">
              <text:list-item>
                <text:p text:style-name="P497">Could you be more precise? </text:p>
              </text:list-item>
              <text:list-item>
                <text:p text:style-name="P497">Am I being specific?</text:p>
              </text:list-item>
              <text:list-item>
                <text:p text:style-name="P497">Am I providing details?</text:p>
              </text:list-item>
              <text:list-item>
                <text:p text:style-name="P497">Do I need more details?</text:p>
              </text:list-item>
              <text:list-item>
                <text:p text:style-name="P497">Could you provide more details?</text:p>
              </text:list-item>
              <text:list-item>
                <text:p text:style-name="P497"><text:soft-page-break/>Could be more exact or specific?</text:p>
              </text:list-item>
              <text:list-item>
                <text:p text:style-name="P531"><text:span text:style-name="Emphasis"><text:span text:style-name="T713">Could </text:span></text:span><text:span text:style-name="Emphasis"><text:span text:style-name="T714">stat</text:span></text:span><text:span text:style-name="Emphasis"><text:span text:style-name="T713">e </text:span></text:span><text:span text:style-name="Emphasis"><text:span text:style-name="T714">your understanding</text:span></text:span><text:span text:style-name="Emphasis"><text:span text:style-name="T713"> of the math term </text:span></text:span><text:span text:style-name="Emphasis"><text:span text:style-name="T714">you are</text:span></text:span><text:span text:style-name="Emphasis"><text:span text:style-name="T713"> using i</text:span></text:span><text:span text:style-name="Emphasis"><text:span text:style-name="T712">n </text:span></text:span><text:span text:style-name="Emphasis"><text:span text:style-name="T714">your </text:span></text:span><text:span text:style-name="Emphasis"><text:span text:style-name="T712">reasoning? </text:span></text:span></text:p>
              </text:list-item>
              <text:list-item>
                <text:p text:style-name="P531"><text:span text:style-name="Emphasis"><text:span text:style-name="T713">Could you </text:span></text:span><text:span text:style-name="Emphasis"><text:span text:style-name="T712">state </text:span></text:span><text:span text:style-name="Emphasis"><text:span text:style-name="T714">more explicitly </text:span></text:span><text:span text:style-name="Emphasis"><text:span text:style-name="T712">the meaning of, </text:span></text:span><text:span text:style-name="Emphasis"><text:span text:style-name="T714">or elaborate on, (choose) the math term, definition, skill, procedure, </text:span></text:span><text:span text:style-name="Emphasis"><text:span text:style-name="T712">symbol</text:span></text:span><text:span text:style-name="Emphasis"><text:span text:style-name="T714">(</text:span></text:span><text:span text:style-name="Emphasis"><text:span text:style-name="T712">s</text:span></text:span><text:span text:style-name="Emphasis"><text:span text:style-name="T714">)</text:span></text:span><text:span text:style-name="Emphasis"><text:span text:style-name="T712">, units of measure, labeling </text:span></text:span><text:span text:style-name="Emphasis"><text:span text:style-name="T714">of </text:span></text:span><text:span text:style-name="Emphasis"><text:span text:style-name="T712">axes, </text:span></text:span><text:span text:style-name="Emphasis"><text:span text:style-name="T714">etc. that you are using?</text:span></text:span><text:span text:style-name="T710"> </text:span></text:p>
                <text:p text:style-name="P355"><text:soft-page-break/></text:p>
              </text:list-item>
            </text:list>
          </table:table-cell>
        </table:table-row>
        <table:table-row>
          <table:table-cell table:style-name="Table2.A2" office:value-type="string">
            <text:p text:style-name="P284"><text:span text:style-name="T121">4. R</text:span><text:span text:style-name="T118">elevance – relating to the problem o</text:span><text:span text:style-name="T119">r</text:span><text:span text:style-name="T118"> issue at hand – </text:span><text:span text:style-name="T120">I want to make sure I use information relevant to the problem. </text:span></text:p>
            <text:p text:style-name="P261"/>
          </table:table-cell>
          <table:table-cell table:style-name="Table2.B2" office:value-type="string">
            <text:list xml:id="list102257505142954" text:continue-numbering="true" text:style-name="L35">
              <text:list-item>
                <text:p text:style-name="P497">How is <text:span text:style-name="T743">what</text:span> you are doing is relevant to the question? <text:span text:style-name="T745">What information relevant to the mathematical situation or problem at hand do I possess, and how is that information accessed and used?</text:span></text:p>
                <text:p text:style-name="P498"/>
              </text:list-item>
            </text:list>
          </table:table-cell>
        </table:table-row>
        <text:soft-page-break/>
        <table:table-row>
          <table:table-cell table:style-name="Table2.A2" office:value-type="string">
            <text:p text:style-name="P284"><text:span text:style-name="T670">5. </text:span><text:span text:style-name="T659">Depth - <text:s/></text:span><text:span text:style-name="T668">relates to the complexities </text:span><text:span text:style-name="T670">and rigor involved in</text:span><text:span text:style-name="T668"> the issue or problem, in contrast to superficial</text:span><text:span text:style-name="T670"> understandings or treatment</text:span></text:p>
            <text:p text:style-name="P290"><text:s/></text:p>
          </table:table-cell>
          <table:table-cell table:style-name="Table2.B2" office:value-type="string">
            <text:list xml:id="list6731429435756356091" text:style-name="L36">
              <text:list-item>
                <text:p text:style-name="P499">What makes this a difficult problem?</text:p>
              </text:list-item>
            </text:list>
            <text:list xml:id="list1234241835288961146" text:style-name="L37">
              <text:list-item>
                <text:p text:style-name="P500"><text:span text:style-name="T500">What concepts are involved in solving this problem? How are the concepts </text:span><text:span text:style-name="T499">connect</text:span><text:span text:style-name="T500">ed?</text:span></text:p>
              </text:list-item>
              <text:list-item>
                <text:p text:style-name="P500"><text:span text:style-name="T500">What resources will we need in order to solve this problem?</text:span> </text:p>
              </text:list-item>
            </text:list>
          </table:table-cell>
        </table:table-row>
        <table:table-row>
          <table:table-cell table:style-name="Table2.A2" office:value-type="string">
            <text:p text:style-name="P284"><text:span text:style-name="T744">6. </text:span>Breadth- encompasses multiple view points or <text:soft-page-break/>representations. Most math concepts, problems and solutions can be represented using symbols, numbers, graphs, or descriptively using one's language.</text:p>
          </table:table-cell>
          <table:table-cell table:style-name="Table2.B2" office:value-type="string">
            <text:p text:style-name="P284">Can you articulate another reasonable ways of looking at the <text:soft-page-break/>issue(breadth</text:p>
          </table:table-cell>
        </table:table-row>
        <table:table-row>
          <table:table-cell table:style-name="Table2.A2" office:value-type="string">
            <text:p text:style-name="P297">Logic – thinking makes sense, no contradictions, able to follow reasoning</text:p>
            <text:p text:style-name="P297"/>
          </table:table-cell>
          <table:table-cell table:style-name="Table2.B2" office:value-type="string">
            <text:list xml:id="list102257509158624" text:continue-list="list102257505142954" text:style-name="L35">
              <text:list-item>
                <text:p text:style-name="P488">Can you express the logic that you used (logic</text:p>
              </text:list-item>
              <text:list-item>
                <text:p text:style-name="P531"><text:span text:style-name="T341">Planning results in an outline of the logical steps required to obtain a solution. In many cases the logical steps are conveniently expressed as mathematic</text:span><text:span text:style-name="T498">s.</text:span> </text:p>
              </text:list-item>
              <text:list-item>
                <text:p text:style-name="P531"><text:soft-page-break/>Can you provide a flow-chart of your thinking?</text:p>
              </text:list-item>
              <text:list-item>
                <text:p text:style-name="P531">Am I clearly making connections between parts of the problem?</text:p>
              </text:list-item>
            </text:list>
          </table:table-cell>
        </table:table-row>
        <table:table-row>
          <table:table-cell table:style-name="Table2.A2" office:value-type="string">
            <text:p text:style-name="P297">Significance – focuses on most important, not trivial</text:p>
            <text:p text:style-name="P297">What is the most central idea to solving the <text:soft-page-break/>problem?</text:p>
            <text:p text:style-name="P297">Which of the facts are most important?</text:p>
            <text:p text:style-name="P297"/>
          </table:table-cell>
          <table:table-cell table:style-name="Table2.B2" office:value-type="string">
            <text:list xml:id="list102257512147677" text:continue-numbering="true" text:style-name="L35">
              <text:list-item>
                <text:p text:style-name="P531">Have you focused on the most significant issue in in dealing with this problem(significant)</text:p>
              </text:list-item>
              <text:list-item>
                <text:p text:style-name="P532"><text:soft-page-break/>What math concepts are basic in the problem?</text:p>
              </text:list-item>
              <text:list-item>
                <text:p text:style-name="P385"><text:span text:style-name="T747">W</text:span>hat information is important, what information can be ignored, and what additional information may be needed? </text:p>
              </text:list-item>
            </text:list>
          </table:table-cell>
        </table:table-row>
        <table:table-row table:style-name="Table2.10">
          <table:table-cell table:style-name="Table2.A10" office:value-type="string">
            <text:p text:style-name="P297">Fairness – justifiable, multiple viewpoints or representations</text:p>
          </table:table-cell>
          <table:table-cell table:style-name="Table2.B10" office:value-type="string">
            <text:p text:style-name="P297">drawing a clear line between the results, on the one hand, and your judgment calls about how <text:soft-page-break/>those results support a hypothesis. </text:p>
            <text:list xml:id="list102257514151225" text:continue-numbering="true" text:style-name="L35">
              <text:list-item>
                <text:p text:style-name="P328">students in multiple ways using different solution strategies</text:p>
              </text:list-item>
              <text:list-item>
                <text:p text:style-name="P358">the problem can be approached by a different solutions or decision or positions stat can be taken or defended)</text:p>
              </text:list-item>
            </text:list>
            <text:p text:style-name="P133"/>
          </table:table-cell>
        </table:table-row>
      </table:table>
      <text:p text:style-name="P188"><text:soft-page-break/></text:p>
      <text:p text:style-name="P302"><text:span text:style-name="T363">T</text:span><text:span text:style-name="T359">able 2 Adapted from Paul and Elder</text:span></text:p>
      <text:p text:style-name="P251"/>
      <text:p text:style-name="P281"><text:span text:style-name="T363">Practice in applying </text:span><text:span text:style-name="T361">intellectual standards to the basic elements of thought </text:span><text:span text:style-name="T363">are important steps </text:span><text:span text:style-name="T361">as </text:span><text:span text:style-name="T363">students </text:span><text:span text:style-name="T361">seek to develop the traits of an independent, self-confident learner</text:span><text:span text:style-name="T363">s</text:span><text:span text:style-name="T361">. Applying</text:span><text:span text:style-name="T360"> critical thinking concepts to </text:span><text:span text:style-name="T363">even the most </text:span><text:span text:style-name="T360">foundational and factual knowledge is necessary for promoting students' conceptual understanding of course content. Paul and Elder also note, </text:span><text:span text:style-name="T362">that a</text:span><text:span text:style-name="T360">ll thinkers should cultivate positive intellectual </text:span><text:span text:style-name="Strong_20_Emphasis"><text:span text:style-name="T365">traits</text:span></text:span><text:span text:style-name="T360"> such as intellectual humility, </text:span><text:span text:style-name="T362">intellectual autonomy, </text:span><text:span text:style-name="T360">confidence in reason, </text:span><text:span text:style-name="T362">intellectual perseverance</text:span><text:span text:style-name="T360">, among others. </text:span><text:span text:style-name="T361">Among these trait</text:span><text:span text:style-name="T364">s</text:span><text:span text:style-name="T361">, </text:span><text:span text:style-name="T363">t</text:span><text:span text:style-name="T361">he Center will focus on developing Intellectual perseverance </text:span><text:span text:style-name="T363">or </text:span><text:span text:style-name="T361">the disposition to work though intellectual complexities despite frustration inherent in the task Student must be willing to work their way though complexities in a problem solving context and not give up when </text:span><text:soft-page-break/><text:span text:style-name="T361">challenged. It is im0erative that students develop a capacity of patience and tenacity. </text:span></text:p>
      <text:p text:style-name="P281"><text:span text:style-name="T286">Building Intellectual traits within students, such as intellectual autonomy, confidence, and perseverance are </text:span><text:span text:style-name="T287">of </text:span><text:span text:style-name="T286">critical </text:span><text:span text:style-name="T287">importance </text:span><text:span text:style-name="T286">in math achievement and success. The problem </text:span><text:span text:style-name="T287">in developing these traits among math students </text:span><text:span text:style-name="T286">is </text:span><text:span text:style-name="T287">difficult</text:span><text:span text:style-name="T286"> in the United States </text:span><text:span text:style-name="T287">than in most countries. For several unfounded reasons</text:span><text:span text:style-name="T288">, </text:span><text:span text:style-name="T289">Americans </text:span><text:span text:style-name="T288">tend to assume that </text:span><text:span text:style-name="T290">understanding is equivalent to sudden insight. With mathematics, one often hears teachers tell children that they "either know it or they don't," implying that Learning to think </text:span><text:span text:style-name="T291">mathematically in solving </text:span><text:span text:style-name="T357">mathematics problems can either be solved quickly or not at all. </text:span><text:span text:style-name="T358">In contrast, i</text:span><text:span text:style-name="T357">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text:s/></text:span><text:span text:style-name="T358">In </text:span><text:span text:style-name="T368">Outliers</text:span><text:span text:style-name="T369">, Malcolm</text:span><text:span text:style-name="T366"> Gladwell states that there is actually a significant scientific literature measuring persistence in problem solving. He cites the work of Priscilla Blinco who gave large groups of Japanese </text:span><text:soft-page-break/><text:span text:style-name="T366">and American first graders a very difficult puzzle and measured how long they worked at it before they gave up. The America children lasted, on average 9.47 minutes. The Japaneses children lasted 13.93 minutes, roughly 40 percent longer. </text:span><text:span text:style-name="T367">Similar comparative studies have demonstrated the same results for American students when compared to persistence during mathematical problem solving.</text:span></text:p>
      <text:p text:style-name="P53">In sum: whether acknowledged or not, whether conscious or not, beliefs shape mathematical behavior. Beliefs are abstracted from one's experiences and from the culture in which one is embedded. This leads to the consideration of mathematical </text:p>
      <text:p text:style-name="P53">practice. </text:p>
      <text:p text:style-name="P54"/>
      <text:p text:style-name="P77"/>
      <text:p text:style-name="P96"><text:span text:style-name="T425">In summary, <text:s/>th</text:span><text:span text:style-name="T423">e</text:span><text:span text:style-name="T421"> </text:span><text:span text:style-name="T425">Paul and Elder </text:span><text:span text:style-name="T421">mode</text:span><text:span text:style-name="T425">l of critical thinking</text:span><text:span text:style-name="T421"> </text:span><text:span text:style-name="T422">presupposes assent to rigorous standards of excellenc</text:span><text:span text:style-name="T424">e for </text:span><text:span text:style-name="T389">assess</text:span><text:span text:style-name="T392">ing</text:span><text:span text:style-name="T389"> </text:span><text:span text:style-name="T406">the quality of </text:span><text:span text:style-name="T389">thinking </text:span><text:span text:style-name="T405">as we </text:span><text:span text:style-name="T409">reflect on the basic components of our thoughts reflected in the</text:span><text:span text:style-name="T427"> Elements of </text:span><text:soft-page-break/><text:span text:style-name="T427">Reasoning, </text:span><text:span text:style-name="T376">we hold our thinking accountable for meeting excellence in quality as reflected in the</text:span><text:span text:style-name="T427"> </text:span><text:span text:style-name="T426">Intellectual Standard</text:span><text:span text:style-name="T427">s.</text:span><text:span text:style-name="T389">. </text:span><text:span text:style-name="T409">Finally, the</text:span><text:span text:style-name="T402"> third component of the model is </text:span><text:span text:style-name="T409">the</text:span><text:span text:style-name="T402"> ethical dimension that Paul and Elder </text:span><text:span text:style-name="T403">identify as</text:span><text:span text:style-name="T426"> Intellectual Traits</text:span><text:span text:style-name="T403">. </text:span><text:span text:style-name="T389">These three components—the </text:span><text:span text:style-name="T403">E</text:span><text:span text:style-name="T389">lements, </text:span><text:span text:style-name="T403">S</text:span><text:span text:style-name="T389">tandards, and </text:span><text:span text:style-name="T403">T</text:span><text:span text:style-name="T389">raits—form the backbone of Richard Paul’s model of critical thinking. </text:span></text:p>
      <text:p text:style-name="P50"/>
      <text:p text:style-name="P52"><text:span text:style-name="T420"><text:s/></text:span><text:span text:style-name="T410">By combining aspects of critical thinking, envisioned by Richard Paul, with specific models for teaching mathematics,</text:span><text:span text:style-name="T411"> </text:span><text:span text:style-name="T410">a powerful research-based </text:span><text:span text:style-name="T412">metacognitive tool, FACT</text:span><text:span text:style-name="T100">©</text:span><text:span text:style-name="T412"> has been developed by the Center for Mathematical Coaching and Consulting. As s</text:span><text:span text:style-name="T411">tudents learn the fundamentals of FACT© and have reasoned through math ideas and problem</text:span><text:span text:style-name="T412">s</text:span><text:span text:style-name="T411">, they will learn to routinely apply </text:span><text:span text:style-name="T413">a set of</text:span><text:span text:style-name="T411"> strategies whenever they encounter a mathematical problem o</text:span><text:span text:style-name="T418">r</text:span><text:span text:style-name="T411"> even problems in other disciplines</text:span><text:span text:style-name="T414"> and situations. </text:span><text:span text:style-name="T412">In time, </text:span><text:span text:style-name="T411">students </text:span><text:span text:style-name="T412">will gain skill in understanding</text:span><text:span text:style-name="T411"> the extent to which they can accurately state the purpose of </text:span><text:span text:style-name="T412">a</text:span><text:span text:style-name="T411"> problem or what they are being asked to solve/find, </text:span><text:span text:style-name="T412">learn effective methods for analyzing problems by </text:span><text:soft-page-break/><text:span text:style-name="T412">b</text:span><text:span text:style-name="T411">reak</text:span><text:span text:style-name="T412">ing</text:span><text:span text:style-name="T411"> the problem into sub-goals, </text:span><text:span text:style-name="T412">and </text:span><text:span text:style-name="T411">determine information and relevant concepts and assumptions, </text:span><text:span text:style-name="T412">and ultimately develop accurate solutions that the students will confirm without prompting</text:span><text:span text:style-name="T411">. In their "Dimensions of Critical Thought”," Paul and Elder detail </text:span><text:span text:style-name="T415">many of </text:span><text:span text:style-name="T411">the skills and dispositions associated with critical thinking. You may </text:span><text:span text:style-name="T416">also </text:span><text:span text:style-name="T411">read about </text:span><text:span text:style-name="T415">other</text:span><text:span text:style-name="T411"> </text:span><text:a xlink:type="simple" xlink:href="http://surry.edu/About/CriticalThinking/Strategies.aspx" office:target-frame-name="_self" xlink:show="replace"><text:span text:style-name="T85">strategies </text:span></text:a><text:a xlink:type="simple" xlink:href="http://surry.edu/About/CriticalThinking/Strategies.aspx" office:target-frame-name="_self" xlink:show="replace"><text:span text:style-name="T86">that </text:span></text:a><text:a xlink:type="simple" xlink:href="http://surry.edu/About/CriticalThinking/Strategies.aspx" office:target-frame-name="_self" xlink:show="replace"><text:span text:style-name="T87">form the basis of </text:span></text:a><text:a xlink:type="simple" xlink:href="http://surry.edu/About/CriticalThinking/Strategies.aspx" office:target-frame-name="_self" xlink:show="replace"><text:span text:style-name="T88">FACT</text:span></text:a><text:a xlink:type="simple" xlink:href="http://surry.edu/About/CriticalThinking/Strategies.aspx" office:target-frame-name="_self" xlink:show="replace"><text:span text:style-name="T81">©</text:span></text:a><text:span text:style-name="T411"> from many scholars </text:span><text:span text:style-name="T415">included in the reference section below or on the </text:span><text:span text:style-name="T417">MC</text:span><text:span text:style-name="T104">2</text:span><text:span text:style-name="T105"> </text:span><text:span text:style-name="T415">website.</text:span></text:p>
      <text:p text:style-name="P8"><text:span text:style-name="T530">C</text:span><text:span text:style-name="T529">ritical Thinking in Students' Acquisition of Foundational and </text:span><text:span text:style-name="T531">F</text:span><text:span text:style-name="T529">actual Knowledge </text:span></text:p>
      <text:p text:style-name="P9"><text:span text:style-name="T533">It is the belief of the author that critical thinking concepts and strategies should not be absent from students’ acquisition of factual knowledge and basic skills.</text:span><text:span text:style-name="T532"> Self-reflection, Intellectual Standards, and the Elements of Reasoning, as detailed in Richard Paul and Linda Elder’s model for critical thinking (2001), should be applied to even the most basic levels of knowledge. The m</text:span><text:span text:style-name="T534">e</text:span><text:span text:style-name="T532">tacognitive aspects of the model are necessary for learning foundational material as well as for </text:span><text:soft-page-break/><text:span text:style-name="T532">developing deep understanding of advanced concepts. It is often suggested that students, especially students enrolled in introductory courses within a </text:span><text:span text:style-name="T777">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 </text:span></text:p>
      <text:p text:style-name="P1"><text:span text:style-name="T577">Rote Memorization vs. Conceptual Understanding</text:span> </text:p>
      <text:p text:style-name="P283">Proponents of critical thinking do not <text:span text:style-name="T881">underestimate </text:span>the value of learning factual content. <text:span text:style-name="T881">All thinking and problem solving </text:span><text:soft-page-break/>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text:soft-page-break/>understanding, students’ ability to apply material for practical or intellectual purposes is limited. <text:span text:style-name="T503">When students are encouraged to do actual thinking about the material; </text:span><text:span text:style-name="T504">however</text:span><text:span text:style-name="T503">,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283">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295"><text:soft-page-break/></text:p>
      <text:p text:style-name="P112">In the mid- to late-1990s, a comprehensive international comparison of math and science teaching, known by the acronym 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p>
      <text:p text:style-name="P112"><text:soft-page-break/>TIMSS wasn’t limited to standardized test results, however; it also included an analysis of curriculum materials and classroom practices.  For one segment of the study, James Stigler and his colleagues videotaped more than 200 eighth-grade math teachers to review their methods and also distributed questionnaires to get a sense of the teachers’ objectives.  Three out of five U.S. teachers said they were chiefly concerned with “skill building.”  Only one out of four Japanese teachers responded that way:  the overwhelming majority said they wanted their students to <text:span text:style-name="T611">understand</text:span> a particular math concept.  That goal led those teachers to include deductive reasoning in their instruction, which played a role in 62 percent of Japanese lessons and 0 percent of U.S. lessons.   Japanese teachers also explored the intricacies of specific <text:soft-page-break/>mathematical concepts with their students rather than just naming those concepts, American style.  In Japanese classrooms, fewer math problems were considered in more depth, and students participated actively in suggesting different ways of solving those problems.  Also, interestingly, homework was rarely assigned.[35]</text:p>
      <text:p text:style-name="P112">The overall conclusion reached by the TIMSS researchers – which somehow didn’t make it into the headlines, or even into the news stories, when the test results were released – was that <text:span text:style-name="T611">traditional forms of teaching, and an emphasis on the basics, contributed significantly to the low standing of older American students</text:span>.  Even before the last phase of the study was <text:soft-page-break/>reported (looking at the final year of high school, and finding the worst results for U.S. students), the TIMSS authors wrote:  “Instruction in this country still seems – compared to instruction in some other countries – more centered on students as passive absorbers of knowledge rather than as active participants who construct, transform, and integrate knowledge.”</text:p>
      <text:p text:style-name="P114"/>
      <text:p text:style-name="P295"><text:soft-page-break/></text:p>
      <text:p text:style-name="P295">Paraphrase next paragraphand previous</text:p>
      <text:p text:style-name="P113">But we can say more than that this approach is effective.  The final justification for teaching math this way is that the conventional transmission approach can be positively harmful.  A teacher (or parent) for whom the right answer means everything is one who will naturally want to tell the child the most efficient way of getting that right answer.  This creates mindlessness.  <text:soft-page-break/>Such a student, armed with algorithms, gets in the habit of looking to the adult, or the book, instead of thinking it through herself.  She feels less autonomous, more dependent.  Stuck in the middle of a problem, she doesn’t try to figure out what makes <text:span text:style-name="T611">sense </text:span>to do next; she tries to remember what she’s <text:span text:style-name="T611">supposed to</text:span>do next.[29]  That, in a nutshell, is the legacy of traditional education.</text:p>
      <text:p text:style-name="P6"><text:span text:style-name="T881">The Role of the </text:span>Elements of Reasoning and Intellectual Standards <text:span text:style-name="T881">in Learning Facts</text:span></text:p>
      <text:p text:style-name="P1">To further explore the relevance of critical thinking to the acquisition of factual or foundational knowledge, consider the <text:soft-page-break/>effects of excluding aspects of Paul and Elder’s Elements of Reasoning and Intellectual Standards from the teaching/learning process. First, consider a learning environment where one (or more) of the Elements of Reasoning is not accessible for students’ learning. In this event, students <text:span text:style-name="T881">are asked to </text:span>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text:span text:style-name="T881">facts and basic skills</text:span> are not integrated within the larger conceptual framework to which they relate. </text:p>
      <text:p text:style-name="P1">Paul and Elder’s Intellectual Standards are defined as universal intellectual standards which are applied to thinking whenever one is interested in checking the quality of reasoning about a problem, issue, or situation. To help students learn <text:soft-page-break/>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11"/>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1"><text:soft-page-break/><text:span text:style-name="T10">W</text:span><text:span text:style-name="T11">hy Coaching</text:span></text:p>
      <text:p text:style-name="P289"/>
      <text:p text:style-name="P296"><text:span text:style-name="T783">F</text:span><text:span text:style-name="T777">or the most part, students </text:span><text:span text:style-name="T783">that strive to </text:span><text:span text:style-name="T777">think mathematically, </text:span><text:span text:style-name="T783">but are</text:span><text:span text:style-name="T777">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interventions as students work on problems.</text:span></text:p>
      <text:p text:style-name="P10"><text:span text:style-name="T777">M</text:span><text:span text:style-name="T778">y</text:span><text:span text:style-name="T777"> father was a successful high school football coach and counselor in North Carolina. Often dad commented that the best teac</text:span><text:span text:style-name="T778">h</text:span><text:span text:style-name="T777">in</text:span><text:span text:style-name="T778">g</text:span><text:span text:style-name="T777"> </text:span><text:span text:style-name="T778">at his </text:span><text:span text:style-name="T777">school </text:span><text:span text:style-name="T778">occurred during </text:span><text:span text:style-name="T777">football </text:span><text:span text:style-name="T778">practice</text:span><text:span text:style-name="T777">. Although I played football for dad, I couldn't help but believe that his opinion was jaded by his greatest passion in life, </text:span><text:span text:style-name="T779">other than family, </text:span><text:span text:style-name="T777">high school football. During this time, I found that </text:span><text:soft-page-break/><text:span text:style-name="T777">my greatest ability was in math. Later, after teaching for several years and studying mathematics </text:span><text:span text:style-name="T780">and mathematics education at three universities</text:span><text:span text:style-name="T777">, </text:span><text:span text:style-name="T780">I realized </text:span><text:span text:style-name="T781">that math teachers, or teachers in any subject, could learn important lessons from coaches</text:span><text:span text:style-name="T780">. </text:span><text:span text:style-name="T781">Today, most literature on teaching math explicitly refers to “coaching” students rather than “lecturing.” Consider </text:span><text:span text:style-name="T779">how</text:span><text:span text:style-name="T782"> successful </text:span><text:span text:style-name="T781">coach</text:span><text:span text:style-name="T782">es train athletes</text:span><text:span text:style-name="T777"> </text:span><text:span text:style-name="T781">in most sports: athletes are</text:span><text:span text:style-name="T777"> taught specific drills both individually and in small groups. After the coach demonstrate</text:span><text:span text:style-name="T781">s a</text:span><text:span text:style-name="T777"> skill, </text:span><text:span text:style-name="T782">athletes</text:span><text:span text:style-name="T777"> practice </text:span><text:span text:style-name="T781">over and over until the skill is</text:span><text:span text:style-name="T777"> mastered. Other skills </text:span><text:span text:style-name="T781">are</text:span><text:span text:style-name="T777"> </text:span><text:span text:style-name="T781">added and connected to previously mastered skills </text:span><text:span text:style-name="T780">as </text:span><text:span text:style-name="T781">athletes</text:span><text:span text:style-name="T780"> receive constant feedback. Finally, athletes</text:span><text:span text:style-name="T781"> </text:span><text:span text:style-name="T780">underst</text:span><text:span text:style-name="T781">and</text:span><text:span text:style-name="T780"> their assignments, play the game (tested), </text:span><text:span text:style-name="T781">and after competition, </text:span><text:span text:style-name="T780">film </text:span><text:span text:style-name="T781">is</text:span><text:span text:style-name="T780"> reviewed by coaches and </text:span><text:span text:style-name="T781">athletes, errors are</text:span><text:span text:style-name="T780"> corrected and improvement occur</text:span><text:span text:style-name="T782">s</text:span><text:span text:style-name="T780">. </text:span></text:p>
      <text:p text:style-name="P283"><text:span text:style-name="T866">In contrast, </text:span><text:span text:style-name="T867">traditional teaching casts students into the role of spectators where teachers are performers. Classroom teachers</text:span><text:span text:style-name="T866"> </text:span><text:span text:style-name="T867">are often assigned as many as</text:span><text:span text:style-name="T866"> five classes each semester </text:span><text:span text:style-name="T868">with classes often </text:span><text:span text:style-name="T866">exceed</text:span><text:span text:style-name="T868">ing</text:span><text:span text:style-name="T866"> 30 students. </text:span><text:span text:style-name="T868">Teachers</text:span><text:span text:style-name="T866"> </text:span><text:span text:style-name="T867">are</text:span><text:span text:style-name="T866"> hardly </text:span><text:soft-page-break/><text:span text:style-name="T866">provide</text:span><text:span text:style-name="T867">d</text:span><text:span text:style-name="T866"> </text:span><text:span text:style-name="T867">time for </text:span><text:span text:style-name="T866">one-on-one or even small group instruction, and ha</text:span><text:span text:style-name="T867">ve</text:span><text:span text:style-name="T866"> very li</text:span><text:span text:style-name="T867">mited opportunity </text:span><text:span text:style-name="T866">for much needed feedback or corrective action to help </text:span><text:span text:style-name="T867">struggling </text:span><text:span text:style-name="T866">students. During my early days in the classroom, </text:span><text:span text:style-name="T869">reviewed the content from the previous day, </text:span><text:span text:style-name="T866">worked a few </text:span><text:span text:style-name="T869">homework </text:span><text:span text:style-name="T866">problems, </text:span><text:span text:style-name="T868">covered new content</text:span><text:span text:style-name="T866"> for 20 minutes, had the class try a few problems, and finally gave students more homework. </text:span><text:span text:style-name="T870">Think about it, most of the time I was performing for the students and </text:span><text:span text:style-name="T867">was </text:span><text:span text:style-name="T870">the most actively engaged person in classroom. In essence, </text:span><text:span text:style-name="T867">I </text:span><text:span text:style-name="T870">was performing for the students and they were on the sideline</text:span><text:span text:style-name="T867">s</text:span><text:span text:style-name="T870">.</text:span><text:span text:style-name="T866"> </text:span><text:span text:style-name="T870">It also begs the question whether I was covering the content and not the students. </text:span><text:span text:style-name="T866">In contrast, </text:span><text:span text:style-name="T868">as a coach,</text:span><text:span text:style-name="T866"> dad lectured little, but demonstrated techniques and immediately had teams practice the technique as he and his coaching staff provided feedback. </text:span><text:span text:style-name="T870">In the classroom the coaching approach would have students actively engaged in learning, and </text:span><text:span text:style-name="T867">the teacher/coach is </text:span><text:span text:style-name="T870">on the sidelines, ready to blow the whistle when students were not getting the assignment and making sure that they were understanding the assignment. </text:span></text:p>
      <text:p text:style-name="P286"/>
      <text:p text:style-name="P282"><text:soft-page-break/><text:span text:style-name="T741">Th</text:span><text:span text:style-name="T740">e goal of the instruction, </text:span><text:span text:style-name="T741">in this context is</text:span><text:span text:style-name="T740"> to foster Learning to think mathematically </text:span><text:span text:style-name="T741">as</text:span><text:span text:style-name="T740"> students' </text:span><text:span text:style-name="T741">develop </text:span><text:span text:style-name="T740">metacognitive </text:span><text:span text:style-name="T741">abilities</text:span><text:span text:style-name="T740">. </text:span><text:span text:style-name="T741">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501">"It teaches you how to ask questions so you can get down to the meat of the material.</text:span><text:span text:style-name="T502">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739"> </text:span><text:span text:style-name="T742">There now exists the base knowledge for the careful, prescriptive characterization of problem solving strategies </text:span><text:span text:style-name="T741">Schoenfeld, 1992) </text:span><text:span text:style-name="T742"><text:s text:c="2"/></text:span><text:span text:style-name="T740">Ways of achieving th</text:span><text:span text:style-name="T741">e</text:span><text:span text:style-name="T740"> goal </text:span><text:span text:style-name="T741">in developing mathematical expertise including the following strategies:</text:span></text:p>
      <text:list xml:id="list2690906906115717152" text:style-name="L38">
        <text:list-item>
          <text:p text:style-name="P501"><text:soft-page-break/><text:span text:style-name="T877">have</text:span><text:span text:style-name="T865"> the teacher/</text:span><text:span text:style-name="T877">coach</text:span><text:span text:style-name="T865"> serve as external monitor during problem solving,</text:span></text:p>
        </text:list-item>
        <text:list-item>
          <text:p text:style-name="P508">encourage discussion of behaviors considered important for the internalization of metacognitive skills</text:p>
        </text:list-item>
        <text:list-item>
          <text:p text:style-name="P501"><text:span text:style-name="T865">model good executive behavior. </text:span><text:span text:style-name="T877">The following </text:span><text:span text:style-name="T865">delineates the teacher behaviors stressed in the instruction. </text:span></text:p>
        </text:list-item>
        <text:list-item>
          <text:p text:style-name="P480">Well-posed questions probe key aspects of critical thinking, such as: Clarity: Can you give an example?</text:p>
        </text:list-item>
        <text:list-item>
          <text:h text:style-name="P380" text:outline-level="4"><text:span text:style-name="T710">Model critical thinking for your students – </text:span><text:span text:style-name="Strong_20_Emphasis"><text:span text:style-name="T720">Clarity:</text:span></text:span><text:span text:style-name="T720"> Can you give an example? Can you state that in a different way? Can you elaborate on what you've said? Is there another word or phrase that communicates the idea?</text:span></text:h>
        </text:list-item>
        <text:list-item>
          <text:p text:style-name="P565"><text:span text:style-name="Strong_20_Emphasis"><text:span text:style-name="T505">Accuracy:</text:span></text:span><text:span text:style-name="T505"> How can we check to see if that is valid? How do we know that is correct? Where did you get your information? How can we verify or test that?</text:span></text:p>
        </text:list-item>
        <text:list-item>
          <text:p text:style-name="P565"><text:soft-page-break/><text:span text:style-name="Strong_20_Emphasis"><text:span text:style-name="T505">Depth:</text:span></text:span><text:span text:style-name="T505"> What factors make this a difficult problem? What are some of the complexities inherent in this problem? What are some of the most significant difficulties we need to deal with?</text:span></text:p>
        </text:list-item>
        <text:list-item>
          <text:p text:style-name="P565"><text:span text:style-name="Strong_20_Emphasis"><text:span text:style-name="T505">Relevance:</text:span></text:span><text:span text:style-name="T505"> How does that relate to the problem? How does that bear on the question? How does that help us with the issue?</text:span></text:p>
        </text:list-item>
        <text:list-item>
          <text:p text:style-name="P534"><text:span text:style-name="Strong_20_Emphasis"><text:span text:style-name="T505">Fairness:</text:span></text:span><text:span text:style-name="T505"> Do you have any vested interest in this issue? Are you sympathetically representing the relevant viewpoints of others?</text:span></text:p>
        </text:list-item>
        <text:list-item>
          <text:p text:style-name="P480"><text:s/>Frame your lessons around essential questions rather than dispensing information, says Christianna Alger, an assistant professor in San Diego State University's School of Teacher Education. "At the simplest level, you can do a lot more questioning and create more space for dialogue in the classroom. Socratic seminars are a great example of ways to foster critical thinking."</text:p>
        </text:list-item>
        <text:list-item>
          <text:p text:style-name="P480"><text:soft-page-break/><text:s/>Accuracy: How can we check to see if that is valid? Depth: What factors make this a difficult problem? Relevance: How does that relate to the problem? Fairness: Do I have any vested interest in this issue?</text:p>
        </text:list-item>
        <text:list-item>
          <text:p text:style-name="P502"><text:span text:style-name="T865">observe and question students to Diagnose strengths and weaknesses </text:span><text:span text:style-name="T877">to </text:span><text:span text:style-name="T865">determine where they are </text:span></text:p>
        </text:list-item>
        <text:list-item>
          <text:p text:style-name="P482"><text:span text:style-name="T692">C</text:span><text:span text:style-name="T691">ritical thinking as the ability to make connections. "I'm convinced that when you're listening to good teaching, you hear a familiar refrain," he says. "It goes like this: ‘What is the connection between … and …?' Teachers need to create an academic environment in which students can sift through the mass of facts being hurled at them and begin to perceive pathways of interconnectedness."</text:span></text:p>
        </text:list-item>
        <text:list-item>
          <text:p text:style-name="P509">Make tacit processes explicit</text:p>
        </text:list-item>
        <text:list-item>
          <text:p text:style-name="P509">get students talking about processes; </text:p>
        </text:list-item>
        <text:list-item>
          <text:p text:style-name="P509"><text:soft-page-break/>provide guided practice;</text:p>
        </text:list-item>
        <text:list-item>
          <text:p text:style-name="P509">ensure that component procedures are well learned; and </text:p>
        </text:list-item>
        <text:list-item>
          <text:p text:style-name="P509">emphasize both qualitative understanding and specific procedures, appear to apply well to heuristic strategies as </text:p>
        </text:list-item>
        <text:list-item>
          <text:p text:style-name="P396">People can categorize problems without completely formulating them for solution. If the category is to be used to cue a schema for formulating a problem, the schema must be retrieved before formulation is complete. </text:p>
        </text:list-item>
        <text:list-item>
          <text:p text:style-name="P396">People have a body of information about each problem type which is potentially useful in formulating problems of that type for solutions... directing attention to important problem elements, making relevance judgments, retrieving information concerning relevant equations, etc. </text:p>
        </text:list-item>
        <text:list-item>
          <text:p text:style-name="P502"><text:span text:style-name="T166">People use category identifications to formulate problems in the course of actually solving them. (Hinsley et al.,</text:span><text:span text:style-name="T167">)</text:span></text:p>
        </text:list-item>
        <text:list-item>
          <text:p text:style-name="P502"><text:soft-page-break/><text:span text:style-name="T168">P</text:span><text:span text:style-name="T608">rovide hints as needed Help students past blockages</text:span></text:p>
        </text:list-item>
        <text:list-item>
          <text:p text:style-name="P511">Observe and question students to Diagnose strengths and weaknesses determine where they are </text:p>
        </text:list-item>
        <text:list-item>
          <text:p text:style-name="P481">By asking these questions, students are thinking about the information and not just memorizing it. They are synthesizing, internalizing and evaluating it. And because of these things, there is a much better chance that they will remember it.</text:p>
        </text:list-item>
        <text:list-item>
          <text:p text:style-name="P511">Provide hints as needed Help students past blockages </text:p>
        </text:list-item>
        <text:list-item>
          <text:p text:style-name="P511">Provide problem extensions as needed Challenge early finishers to generalize</text:p>
        </text:list-item>
        <text:list-item>
          <text:p text:style-name="P511">Require students who obtain a solution Require students to look over their work to "answer the question" and make sure it makes sense </text:p>
        </text:list-item>
        <text:list-item>
          <text:h text:style-name="P381" text:outline-level="4"><text:soft-page-break/>Create a thinking map</text:h>
        </text:list-item>
        <text:list-item>
          <text:p text:style-name="P483">    <text:span text:style-name="T690">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hom are English learners.</text:span></text:p>
        </text:list-item>
        <text:list-item>
          <text:p text:style-name="P562">Engage in joint problem-solving activities with students, modeling effective strategies and guiding students’ initial efforts.</text:p>
        </text:list-item>
        <text:list-item>
          <text:p text:style-name="P562">Provide scaffolding for difficult problems (e.g., break them into smaller and simpler problems, give hints about possible strategies, or provide partial solutions).</text:p>
        </text:list-item>
        <text:list-item>
          <text:p text:style-name="P562">Ask students to explain what they are doing as they work through a problem.</text:p>
        </text:list-item>
        <text:list-item>
          <text:p text:style-name="P562">Have students solve problems in small groups, sharing ideas about problem-solving strategies, modeling various approaches for <text:soft-page-break/>one another, and discussing the merits of each approach. </text:p>
        </text:list-item>
        <text:list-item>
          <text:p text:style-name="P562">Describe and demonstrate specific procedures and the situations in which each can be used.</text:p>
        </text:list-item>
        <text:list-item>
          <text:p text:style-name="P562">Provide worked-out examples of algorithms being applied, and ask students to explain what is happening in each step.</text:p>
        </text:list-item>
        <text:list-item>
          <text:p text:style-name="P562">Help students understand why particular algorithms are relevant and effective in certain situations.</text:p>
        </text:list-item>
        <text:list-item>
          <text:p text:style-name="P563"><text:span text:style-name="T509">When a student’s application of an algorithm yields an incorrect answer, look closely at what the student has done, and locate the trouble spot- See more at: file:///C:/Users/Steve/Desktop/Problem-Solving%20Strategies%20%20Algorithms%20and%20Heuristics%20Page%202%20%20%20Education.com.htm#sthash.nfdve9OY.dpuf</text:span> </text:p>
        </text:list-item>
        <text:list-item>
          <text:p text:style-name="P349"><text:span text:style-name="T872">Having students summarize in their own works what a problem or teacher is asking them to </text:span><text:span text:style-name="T873">solve.</text:span></text:p>
        </text:list-item>
        <text:list-item>
          <text:p text:style-name="P349"><text:soft-page-break/><text:span text:style-name="T872">Elaborate on what they understand and focus</text:span><text:span text:style-name="T873"> on accuracy. When reasoning through a problem. I want to make sure I am using accurate information want to check to see <text:tab/>if the information is accurate rather than simply accept it as true. Ask how they know the information they are using is accurate. </text:span></text:p>
        </text:list-item>
        <text:list-item>
          <text:p text:style-name="P352">Focus on relevance. I want to make sure I use information relevant to the problem. </text:p>
        </text:list-item>
        <text:list-item>
          <text:p text:style-name="P352">As you coach student by modeling the thinking you want students to learn, I point out exactly what mover I am making with FACT©.Have students observe the question you are asking and the thinking our are displaying and then discuss the mover you made. The main point is that it is my primary intention to help students learn to use these “moves” in their thinking while learning and applying content of the course.</text:p>
        </text:list-item>
        <text:list-item>
          <text:p text:style-name="P349"><text:soft-page-break/><text:span text:style-name="T872">Related to the use of content within the students' own knowledge and experience Give examples to clarify or support what th</text:span><text:span text:style-name="T878">e</text:span><text:span text:style-name="T872">y said</text:span></text:p>
        </text:list-item>
        <text:list-item>
          <text:p text:style-name="P350"><text:span text:style-name="T872">T</text:span><text:span text:style-name="T865">hink about the key concepts involved in the problem</text:span></text:p>
        </text:list-item>
        <text:list-item>
          <text:p text:style-name="P352">Focus on clarity – try expressing the problem in a different was, elaborate on the concept, relate it to another problem seen earlier, draw a picture if necessary</text:p>
        </text:list-item>
        <text:list-item>
          <text:p text:style-name="P353">Make connections between related concepts</text:p>
        </text:list-item>
        <text:list-item>
          <text:p text:style-name="P353">Devise solution strategies.</text:p>
        </text:list-item>
        <text:list-item>
          <text:p text:style-name="P353"><text:soft-page-break/>Articulate the most pressing question on their mind </text:p>
        </text:list-item>
        <text:list-item>
          <text:p text:style-name="P351"><text:span text:style-name="T866">N</text:span><text:span text:style-name="T878">ow when I think of my students as the athletes and I am their coach, the</text:span></text:p>
        </text:list-item>
        <text:list-item>
          <text:p text:style-name="P354">Create a glossary of the most important ideas you learn in each subject you study</text:p>
        </text:list-item>
        <text:list-item>
          <text:p text:style-name="P351"><text:span text:style-name="T878">en some of my thinking will include the following:</text:span><text:span text:style-name="T866"> </text:span><text:span text:style-name="T865"><text:s/></text:span></text:p>
        </text:list-item>
        <text:list-item>
          <text:p text:style-name="P330">• Pose the whole task; facilitate students’ understanding of</text:p>
        </text:list-item>
        <text:list-item>
          <text:p text:style-name="P330">the problem. Provide the space and opportunity for students</text:p>
        </text:list-item>
        <text:list-item>
          <text:p text:style-name="P330">to explore the mathematics by “posing problems that</text:p>
        </text:list-item>
        <text:list-item>
          <text:p text:style-name="P330"><text:soft-page-break/>are within students’ reach, allowing them to struggle to</text:p>
        </text:list-item>
        <text:list-item>
          <text:p text:style-name="P330">find solutions and then examining the methods they have</text:p>
        </text:list-item>
        <text:list-item>
          <text:p text:style-name="P330">used” (Hiebert and Wearne 2003, p. 6).</text:p>
        </text:list-item>
        <text:list-item>
          <text:p text:style-name="P330">• “Tasks must allow students to treat the situation as problematic,</text:p>
        </text:list-item>
        <text:list-item>
          <text:p text:style-name="P330">as something they need to think about rather than</text:p>
        </text:list-item>
        <text:list-item>
          <text:p text:style-name="P330">a prescription they need to follow. Secondly, what is problematic</text:p>
        </text:list-item>
        <text:list-item>
          <text:p text:style-name="P330">about the task should be the mathematics rather</text:p>
        </text:list-item>
        <text:list-item>
          <text:p text:style-name="P330">than other aspects of the situation. Finally, in order for students</text:p>
        </text:list-item>
        <text:list-item>
          <text:p text:style-name="P330">to work seriously on a task, it must offer students the</text:p>
        </text:list-item>
        <text:list-item>
          <text:p text:style-name="P330">chance to use skills and knowledge they already possess”</text:p>
        </text:list-item>
        <text:list-item>
          <text:p text:style-name="P330">(Hiebert, Carpenter, et al. 1997, p. 18).</text:p>
        </text:list-item>
        <text:list-item>
          <text:p text:style-name="P330"><text:soft-page-break/>• A caveat: Do not remove the mathematical complexities</text:p>
        </text:list-item>
        <text:list-item>
          <text:p text:style-name="P330">of the problem. Do not break down the problem so that</text:p>
        </text:list-item>
        <text:list-item>
          <text:p text:style-name="P330">students will not have to struggle productively to generate</text:p>
        </text:list-item>
        <text:list-item>
          <text:p text:style-name="P330">understanding.</text:p>
        </text:list-item>
        <text:list-item>
          <text:p text:style-name="P331">Move 2</text:p>
        </text:list-item>
        <text:list-item>
          <text:p text:style-name="P334"><text:span text:style-name="T762">• Think Phase</text:span><text:span text:style-name="T760">: Allow time for students to explore the messiness</text:span></text:p>
        </text:list-item>
        <text:list-item>
          <text:p text:style-name="P330">of the problem, generate conjectures, and build understanding.</text:p>
        </text:list-item>
        <text:list-item>
          <text:p text:style-name="P330">This phase is akin to Pólya’s (1945) “devise a</text:p>
        </text:list-item>
        <text:list-item>
          <text:p text:style-name="P330">plan” and “carry out the plan” approach or Mason, Burton,</text:p>
        </text:list-item>
        <text:list-item>
          <text:p text:style-name="P334"><text:span text:style-name="T760">and Stacey’s (1985) notion of </text:span><text:span text:style-name="T762">attack</text:span><text:span text:style-name="T760">. Students are engaged</text:span></text:p>
        </text:list-item>
        <text:list-item>
          <text:p text:style-name="P330">in solving and resolving problems. The teacher should</text:p>
        </text:list-item>
        <text:list-item>
          <text:p text:style-name="P330"><text:soft-page-break/>observe and take notes of students’ strategies, their difficulties,</text:p>
        </text:list-item>
        <text:list-item>
          <text:p text:style-name="P330">and what they are able to do. The idea is not to</text:p>
        </text:list-item>
        <text:list-item>
          <text:p text:style-name="P330">provide hints or feedback that remove the mathematical</text:p>
        </text:list-item>
        <text:list-item>
          <text:p text:style-name="P330">complexity, mathematical struggle, or the intended cognitive</text:p>
        </text:list-item>
        <text:list-item>
          <text:p text:style-name="P330">engagement (Stein at al. 2000; Garden et al. 2006).</text:p>
        </text:list-item>
        <text:list-item>
          <text:p text:style-name="P334"><text:span text:style-name="T762">• Share Phase</text:span><text:span text:style-name="T760">: The students make public their ideas, methods,</text:span></text:p>
        </text:list-item>
        <text:list-item>
          <text:p text:style-name="P334"><text:span text:style-name="T760">plans, and results. An alternative step is the </text:span><text:span text:style-name="T762">Think-</text:span></text:p>
        </text:list-item>
        <text:list-item>
          <text:p text:style-name="P334"><text:span text:style-name="T762">Pair-Share Phase</text:span><text:span text:style-name="T760">: The teaching move could also incorporate</text:span></text:p>
        </text:list-item>
        <text:list-item>
          <text:p text:style-name="P330">a micropublic stage of sharing in smaller groups before</text:p>
        </text:list-item>
        <text:list-item>
          <text:p text:style-name="P330">the whole-class share phase. As students share, the teacher</text:p>
        </text:list-item>
        <text:list-item>
          <text:p text:style-name="P330">should monitor the mathematical language and accuracy</text:p>
        </text:list-item>
        <text:list-item>
          <text:p text:style-name="P330"><text:soft-page-break/>of the mathematics to help sequence the whole-class share</text:p>
        </text:list-item>
        <text:list-item>
          <text:p text:style-name="P330">phase. In the whole-class share phase, the teacher should</text:p>
        </text:list-item>
        <text:list-item>
          <text:p text:style-name="P330">consider sequencing students’ work, beginning with the</text:p>
        </text:list-item>
        <text:list-item>
          <text:p text:style-name="P330">intuitive-concrete approaches and strategies and moving to</text:p>
        </text:list-item>
        <text:list-item>
          <text:p text:style-name="P330">the more abstract approaches. The starting point matters,</text:p>
        </text:list-item>
        <text:list-item>
          <text:p text:style-name="P330">in the lens of the Equity Principle (NCTM 2000), because a</text:p>
        </text:list-item>
        <text:list-item>
          <text:p text:style-name="P330">starting point that allows all students to enter into the discussion</text:p>
        </text:list-item>
        <text:list-item>
          <text:p text:style-name="P330">of the mathematics affords students better opportunities</text:p>
        </text:list-item>
        <text:list-item>
          <text:p text:style-name="P330">to engage with the mathematical learning and</text:p>
        </text:list-item>
        <text:list-item>
          <text:p text:style-name="P330">its progression. This notion of progressive formalization</text:p>
        </text:list-item>
        <text:list-item>
          <text:p text:style-name="P330">(Bransford, Brown, and Cocking 2000) is a most important</text:p>
        </text:list-item>
        <text:list-item>
          <text:p text:style-name="P330"><text:soft-page-break/>component of TtPS. We call the aforementioned process an</text:p>
        </text:list-item>
        <text:list-item>
          <text:p text:style-name="P330">equitable practice that necessarily provides access, support,</text:p>
        </text:list-item>
        <text:list-item>
          <text:p text:style-name="P330">and enrichment all at once.</text:p>
        </text:list-item>
        <text:list-item>
          <text:p text:style-name="P331">Move 3</text:p>
        </text:list-item>
        <text:list-item>
          <text:p text:style-name="P330">• Students and the teacher discuss the mathematics through</text:p>
        </text:list-item>
        <text:list-item>
          <text:p text:style-name="P330">mathematical practices:</text:p>
        </text:list-item>
        <text:list-item>
          <text:p text:style-name="P334"><text:span text:style-name="T760">(</text:span><text:span text:style-name="T762">a</text:span><text:span text:style-name="T760">) Focus on concepts and skills</text:span></text:p>
        </text:list-item>
        <text:list-item>
          <text:p text:style-name="P334"><text:span text:style-name="T764"> </text:span><text:span text:style-name="T760">Focus on a big idea of the mathematics, make it explicit</text:span></text:p>
        </text:list-item>
        <text:list-item>
          <text:p text:style-name="P330">and public, and reason about and from it.</text:p>
        </text:list-item>
        <text:list-item>
          <text:p text:style-name="P334"><text:span text:style-name="T760">(</text:span><text:span text:style-name="T762">b</text:span><text:span text:style-name="T760">) Focus on methods</text:span></text:p>
        </text:list-item>
        <text:list-item>
          <text:p text:style-name="P334"><text:soft-page-break/><text:span text:style-name="T764"> </text:span><text:span text:style-name="T760">Examine increasingly better solution methods (Hiebert</text:span></text:p>
        </text:list-item>
        <text:list-item>
          <text:p text:style-name="P330">and Wearne 2003, pp. 5–6).</text:p>
        </text:list-item>
        <text:list-item>
          <text:p text:style-name="P334"><text:span text:style-name="T764"> </text:span><text:span text:style-name="T760">Progressively formalize the mathematics from students’</text:span></text:p>
        </text:list-item>
        <text:list-item>
          <text:p text:style-name="P330">concrete strategies to abstract strategies. If students do</text:p>
        </text:list-item>
        <text:list-item>
          <text:p text:style-name="P330">not discover a strategy of value that can bridge current</text:p>
        </text:list-item>
        <text:list-item>
          <text:p text:style-name="P330">knowledge and new learning, then the teacher has the</text:p>
        </text:list-item>
        <text:list-item>
          <text:p text:style-name="P330">right to introduce that strategy skillfully to move students</text:p>
        </text:list-item>
        <text:list-item>
          <text:p text:style-name="P330">forward.</text:p>
        </text:list-item>
        <text:list-item>
          <text:p text:style-name="P334"><text:span text:style-name="T764"> </text:span><text:span text:style-name="T760">The teacher should present alternative methods to</text:span></text:p>
        </text:list-item>
        <text:list-item>
          <text:p text:style-name="P330">resolve the mathematical problem or task—those that</text:p>
        </text:list-item>
        <text:list-item>
          <text:p text:style-name="P330">“have not been suggested by students” (Hiebert and</text:p>
        </text:list-item>
        <text:list-item>
          <text:p text:style-name="P330"><text:soft-page-break/>Wearne 2003, p. 11)</text:p>
        </text:list-item>
        <text:list-item>
          <text:p text:style-name="P334"><text:span text:style-name="T764"> </text:span><text:span text:style-name="T760">Emphasize and label the efficient method as a capstone to</text:span></text:p>
        </text:list-item>
        <text:list-item>
          <text:p text:style-name="P330">exploration.</text:p>
        </text:list-item>
        <text:list-item>
          <text:p text:style-name="P332">Cos D. Fi and Katherine M. Degner</text:p>
        </text:list-item>
        <text:list-item>
          <text:p text:style-name="P333">APPENDIX: TEACHING MOVES FOR TtPS</text:p>
        </text:list-item>
      </text:list>
      <text:p text:style-name="P59"><text:span text:style-name="T758">Mathematics Teacher </text:span><text:span text:style-name="T759">| </text:span><text:span text:style-name="T758">Vol. 105, No. 6 • February 2012</text:span></text:p>
      <text:p text:style-name="P152">The use of tasks within pedagogies of sense making and</text:p>
      <text:p text:style-name="P152">problem solving can adhere to the following general teaching</text:p>
      <text:p text:style-name="P152">moves. The roles of the teacher and students are embedded in</text:p>
      <text:p text:style-name="P152">these moves.</text:p>
      <text:p text:style-name="P155">Move 1</text:p>
      <text:p text:style-name="P156"><text:soft-page-break/>Teaching through</text:p>
      <text:p text:style-name="P156">Problem Solving</text:p>
      <text:p text:style-name="P158">Copyright © 2012 The National Council of Teachers of Mathematics, Inc. www.nctm.org. All rights reserved.</text:p>
      <text:p text:style-name="P158">This material may not be copied or distributed electronically or in any other format without written permission from NCTM.</text:p>
      <text:p text:style-name="P161"><text:span text:style-name="T758">Vol. 105, No. 6 • February 2012 </text:span><text:span text:style-name="T759">| </text:span><text:span text:style-name="T758">Mathematics Teacher</text:span></text:p>
      <text:p text:style-name="P161"><text:span text:style-name="T764"> </text:span><text:span text:style-name="T760">Highlight information and structures in different methods</text:span></text:p>
      <text:p text:style-name="P152"><text:soft-page-break/>and strategies.</text:p>
      <text:p text:style-name="P161"><text:span text:style-name="T764"> </text:span><text:span text:style-name="T760">Highlight connections among different methods and</text:span></text:p>
      <text:p text:style-name="P152">strategies.</text:p>
      <text:p text:style-name="P161"><text:span text:style-name="T764"> </text:span><text:span text:style-name="T760">Help students focus on what is important mathematically</text:span></text:p>
      <text:p text:style-name="P152">(i.e., what is the mathematical residue? See Hiebert, Carpenter,</text:p>
      <text:p text:style-name="P152">et al. 1997). Focus on structure: What are the big</text:p>
      <text:p text:style-name="P152">containers into which these ruminations can be housed?</text:p>
      <text:p text:style-name="P161"><text:span text:style-name="T760">(</text:span><text:span text:style-name="T762">c</text:span><text:span text:style-name="T760">) Highlight essential mathematical ideas (might require</text:span></text:p>
      <text:p text:style-name="P152">heavy teacher involvement through questioning and strategic</text:p>
      <text:p text:style-name="P152">telling)</text:p>
      <text:p text:style-name="P161"><text:span text:style-name="T760">(</text:span><text:span text:style-name="T762">d</text:span><text:span text:style-name="T760">) Build skill fluency (or symbolic intuition, as Clemens has</text:span></text:p>
      <text:p text:style-name="P161"><text:soft-page-break/><text:span text:style-name="T760">specified [2008]) and conceptual understanding. </text:span><text:span text:style-name="T762">Symbolic</text:span></text:p>
      <text:p text:style-name="P161"><text:span text:style-name="T762">intuition </text:span><text:span text:style-name="T760">can be defined as knowledge of procedures, how</text:span></text:p>
      <text:p text:style-name="P152">to use the procedures, and using the procedures efficiently.</text:p>
      <text:p text:style-name="P152">An example of symbolic intuition could be the ability to</text:p>
      <text:p text:style-name="P152">effectively use mathematical induction in a proving task</text:p>
      <text:p text:style-name="P152">when it is needed; knowing about induction is not enough,</text:p>
      <text:p text:style-name="P152">and the ability to effectively use induction is actually cognitively</text:p>
      <text:p text:style-name="P152">and mathematically complex.</text:p>
      <text:p text:style-name="P155">Move 4</text:p>
      <text:p text:style-name="P152">• Make ideas visible by capturing and recording individual</text:p>
      <text:p text:style-name="P152">and group contributions on a public space for public</text:p>
      <text:p text:style-name="P152"><text:soft-page-break/>viewing:</text:p>
      <text:p text:style-name="P161"><text:span text:style-name="T760">(</text:span><text:span text:style-name="T762">a</text:span><text:span text:style-name="T760">) Focus on using mistakes to unpack difficulties, misconceptions,</text:span></text:p>
      <text:p text:style-name="P152">and reasoning. Support interactivity that encourages</text:p>
      <text:p text:style-name="P152">students to step out of their comfort zones in the knowledge</text:p>
      <text:p text:style-name="P152">that making mistakes and learning from such mistakes</text:p>
      <text:p text:style-name="P152">are parts of the learning process (Shulman 2005).</text:p>
      <text:p text:style-name="P161"><text:span text:style-name="T760">(</text:span><text:span text:style-name="T762">b</text:span><text:span text:style-name="T760">) Focus on facilitating accountability (Shulman 2005).</text:span></text:p>
      <text:p text:style-name="P161"><text:span text:style-name="T760">(</text:span><text:span text:style-name="T762">c</text:span><text:span text:style-name="T760">) Focus on reason, not on people or personalities.</text:span></text:p>
      <text:p text:style-name="P155">Move 5</text:p>
      <text:p text:style-name="P152">• Closure: Mathematical understanding develops over time</text:p>
      <text:p text:style-name="P152">through articulated and coherent “mathematical struggle”</text:p>
      <text:p text:style-name="P152"><text:soft-page-break/>negotiated in small steps:</text:p>
      <text:p text:style-name="P161"><text:span text:style-name="T760">(</text:span><text:span text:style-name="T762">a</text:span><text:span text:style-name="T760">) Provide time for individual and private reflections on what</text:span></text:p>
      <text:p text:style-name="P152">was learned at the end of the sequence of progressively formalized</text:p>
      <text:p text:style-name="P152">and connected learning episodes. Part of this can</text:p>
      <text:p text:style-name="P152">be assignments to help students reinforce, elaborate, and</text:p>
      <text:p text:style-name="P152">extend understanding.</text:p>
      <text:p text:style-name="P161"><text:span text:style-name="T760">(</text:span><text:span text:style-name="T762">b</text:span><text:span text:style-name="T760">) Students and teacher should make public and explicit</text:span></text:p>
      <text:p text:style-name="P152">the intended mathematical residue (Hiebert and Grouws</text:p>
      <text:p text:style-name="P152">2007).</text:p>
      <text:p text:style-name="P157">BIBLIOGRAPHY</text:p>
      <text:p text:style-name="P153">Bransford, John D., Ann L. Brown, and Rodney R. Cocking, eds.</text:p>
      <text:p text:style-name="P161"><text:soft-page-break/><text:span text:style-name="T761">2000. </text:span><text:span text:style-name="T763">How People Learn: Brain, Mind, Experience, and School.</text:span></text:p>
      <text:p text:style-name="P153">Washington, DC: National Academy Press.</text:p>
      <text:p text:style-name="P153">Clemens, Herb. 2008. Personal communication, November 20,</text:p>
      <text:p text:style-name="P153">2008.</text:p>
      <text:p text:style-name="P153">Garden, Robert A., Svein Lie, David F. Robitaille, Carl Angell,</text:p>
      <text:p text:style-name="P153">Michael O. Martin, Ina V.S. Mullis, Pierre Foy, and Alka</text:p>
      <text:p text:style-name="P161"><text:span text:style-name="T761">Arora. 2006. </text:span><text:span text:style-name="T763">TIMSS Advanced Assessment Framework</text:span><text:span text:style-name="T761">. Boston:</text:span></text:p>
      <text:p text:style-name="P153">TIMSS and PIRLS International Study Center.</text:p>
      <text:p text:style-name="P153">Hiebert, James, Thomas P. Carpenter, Elizabeth Fennema, Karen</text:p>
      <text:p text:style-name="P153">C. Fuson, Diana Wearne, Hanlie Murray, Alwyn Olivier, and</text:p>
      <text:p text:style-name="P161"><text:span text:style-name="T761">Piet Human. 1997. </text:span><text:span text:style-name="T763">Making Sense: Teaching and Learning Mathematics</text:span></text:p>
      <text:p text:style-name="P161"><text:span text:style-name="T763">with Understanding</text:span><text:span text:style-name="T761">. Portsmouth, NH: Heinemann.</text:span></text:p>
      <text:p text:style-name="P153"><text:soft-page-break/>Hiebert, James, Ronald Gallimore, Helen Garnier, Karen B. Givvin,</text:p>
      <text:p text:style-name="P153">Hilary Hollingsworth, Jennifer Jacobs, Angel M. Chui,</text:p>
      <text:p text:style-name="P153">Diana Wearne, Margaret Smith, Nicole Kersting, Alfred Manaster,</text:p>
      <text:p text:style-name="P153">Ellen Tseng, Wallace Etterbeek, Carl Manaster, Patrick</text:p>
      <text:p text:style-name="P161"><text:span text:style-name="T761">Gonzales, and James Stigler. 2003. </text:span><text:span text:style-name="T763">Teaching Mathematics in</text:span></text:p>
      <text:p text:style-name="P161"><text:span text:style-name="T763">Seven Countries: Results from the TIMSS Video Study</text:span><text:span text:style-name="T761">. Washington,</text:span></text:p>
      <text:p text:style-name="P153">DC: U.S. Department of Education, National Center for</text:p>
      <text:p text:style-name="P153">Education Statistics.</text:p>
      <text:p text:style-name="P153">Hiebert, James, and Douglas A. Grouws. 2007. “The Effects of</text:p>
      <text:p text:style-name="P153">Classroom Mathematics Teaching on Students’ Learning.”</text:p>
      <text:p text:style-name="P161"><text:span text:style-name="T761">In </text:span><text:span text:style-name="T763">Second Handbook of Research on Mathematics Teaching and</text:span></text:p>
      <text:p text:style-name="P161"><text:span text:style-name="T763">Learning, </text:span><text:span text:style-name="T761">edited by Frank K. Lester, pp. 371–404. Reston, VA:</text:span></text:p>
      <text:p text:style-name="P153"><text:soft-page-break/>National Council of Teachers of Mathematics.</text:p>
      <text:p text:style-name="P153">Hiebert, James, and Diana Wearne. 2003. “Developing Understanding</text:p>
      <text:p text:style-name="P161"><text:span text:style-name="T761">through Problem Solving.” In </text:span><text:span text:style-name="T763">Teaching Mathematics</text:span></text:p>
      <text:p text:style-name="P161"><text:span text:style-name="T763">through Problem Solving: Grades 6–12</text:span><text:span text:style-name="T761">, edited by Harold L.</text:span></text:p>
      <text:p text:style-name="P161"><text:span text:style-name="T761">Schoen and Randall I. Charles, pp. 3–12</text:span><text:span text:style-name="T763">. </text:span><text:span text:style-name="T761">Reston, VA: National</text:span></text:p>
      <text:p text:style-name="P153">Council of Teachers of Mathematics.</text:p>
      <text:p text:style-name="P161"><text:span text:style-name="T761">Mason, John, Leone Burton, and Kaye Stacey. 1985. </text:span><text:span text:style-name="T763">Thinking</text:span></text:p>
      <text:p text:style-name="P161"><text:span text:style-name="T763">Mathematically. </text:span><text:span text:style-name="T761">Wokingham, UK: Addison Wesley.</text:span></text:p>
      <text:p text:style-name="P153">National Council of Teachers of Mathematics (NCTM). 2000.</text:p>
      <text:p text:style-name="P161"><text:span text:style-name="T763">Principles and Standards for School Mathematics</text:span><text:span text:style-name="T761">. Reston, VA:</text:span></text:p>
      <text:p text:style-name="P153">NCTM.</text:p>
      <text:p text:style-name="P161"><text:span text:style-name="T761">Pólya, George. 1945. </text:span><text:span text:style-name="T763">How to Solve It</text:span><text:span text:style-name="T761">: </text:span><text:span text:style-name="T763">A New Aspect of Mathematical</text:span></text:p>
      <text:p text:style-name="P161"><text:soft-page-break/><text:span text:style-name="T763">Method</text:span><text:span text:style-name="T761">. Princeton, NJ: Princeton University Press.</text:span></text:p>
      <text:p text:style-name="P161"><text:span text:style-name="T761">Shulman, Lee. 2005. </text:span><text:span text:style-name="T763">The Signature Pedagogies of the Professions of</text:span></text:p>
      <text:p text:style-name="P159">Law, Medicine, Engineering, and the Clergy: Potential Lessons for</text:p>
      <text:p text:style-name="P161"><text:span text:style-name="T763">the Education of Teachers</text:span><text:span text:style-name="T761">. http://hub.mspnet.org/index</text:span></text:p>
      <text:p text:style-name="P153">.cfm/11172.</text:p>
      <text:p text:style-name="P153">Stein, Mary K., Margaret S. Smith, Marjorie A. Henningsen, and</text:p>
      <text:p text:style-name="P161"><text:span text:style-name="T761">Edward A. Silver. 2000. </text:span><text:span text:style-name="T763">Implementing Standards-Based Mathematics</text:span></text:p>
      <text:p text:style-name="P161"><text:span text:style-name="T763">Instruction: A Casebook for Professional Development</text:span><text:span text:style-name="T761">.</text:span></text:p>
      <text:p text:style-name="P154">New York: Teachers College Press.</text:p>
      <text:p text:style-name="P160"/>
      <text:p text:style-name="P3"><text:soft-page-break/><text:span text:style-name="T865">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871">athletes</text:span><text:span text:style-name="T865"> must master the fundamentals though </text:span><text:span text:style-name="T869">constant </text:span><text:span text:style-name="T865">feedback and coaching. Later, they learn the fundamentals of the game and can perform with less and less coaching over time. In </text:span><text:span text:style-name="T872">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4"><text:span text:style-name="T872">In tutoring some coaching involves </text:span><text:span text:style-name="T873">modeling the type of thinking that we want to inculcate within our students. In</text:span><text:span text:style-name="T874"> most cases students are not aware of how skilled problem solvers or math students work. Rather, they see math teachers work problems that they have already mastered and may have worked over and over for students for a period of years. </text:span><text:span text:style-name="T875">As Paul </text:span><text:soft-page-break/><text:span text:style-name="T875">and Elder (2007) contend: Students rarely, hear teachers say such things as:</text:span></text:p>
      <text:p text:style-name="P4"><text:span text:style-name="T875"><text:tab/>“I don't know the answer to that, but let's think through this problem together, realizing <text:tab/>that we don't perhaps <text:tab/>have all the relevant information we would need to solve the problem.” Or, ...yesterday I became </text:span><text:span text:style-name="T876">a victim of what <text:tab/>is a common problem with thinking. We often go with our immediate response rather than taking time tot think <text:tab/>something through.”</text:span></text:p>
      <text:p text:style-name="P4"><text:span text:style-name="T874">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span><text:span text:style-name="T687"> </text:span></text:p>
      <text:p text:style-name="P2"><text:soft-page-break/>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2">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29"><text:soft-page-break/><text:span text:style-name="T715">Special effort </text:span><text:span text:style-name="T716">is</text:span><text:span text:style-name="T715">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717">The problem solving processes employed within the FACT model should be seen as dynamic, non-linear and flexible. </text:span><text:span text:style-name="T716">FACT applies</text:span><text:span text:style-name="T717"> problem-solving strategies </text:span><text:span text:style-name="T716">through critical thinking </text:span><text:span text:style-name="T717">within the context of specific subject areas (</text:span><text:span text:style-name="Emphasis"><text:span text:style-name="T717">not</text:span></text:span><text:span text:style-name="T717"> as a topic separate from academic content) and, ideally, within the context of authentic activities. Learning </text:span><text:span text:style-name="T716">critical thinking </text:span><text:span text:style-name="T718">and </text:span><text:span text:style-name="T716">specific</text:span><text:span text:style-name="T718">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715"> following are proven methods that are used by MC</text:span><text:span text:style-name="T24">2</text:span><text:span text:style-name="T715"> in tutoring </text:span><text:span text:style-name="T719">sessions: strategies</text:span><text:span text:style-name="T41"> </text:span><text:span text:style-name="T42">vary from those</text:span><text:span text:style-name="T41"> that </text:span><text:span text:style-name="T42">are</text:span><text:span text:style-name="T41"> very general </text:span><text:span text:style-name="T42">to</text:span><text:span text:style-name="T41"> others </text:span><text:span text:style-name="T42">that provide </text:span><text:span text:style-name="T41">specific procedures. </text:span></text:p>
      <text:p text:style-name="P7"><text:soft-page-break/><text:span text:style-name="T53">Most </text:span><text:span text:style-name="T54">problem solvers </text:span><text:span text:style-name="T53">prefer to</text:span><text:span text:style-name="T54"> follow </text:span><text:span text:style-name="T53">more detailed instructions</text:span><text:span text:style-name="T54">. For example, </text:span><text:span text:style-name="T53">the strategy</text:span><text:span text:style-name="T54"> “represent your problem differently” </text:span><text:span text:style-name="T53">or “d</text:span><text:span text:style-name="T180">raw a visual representation of the problem” </text:span><text:span text:style-name="T54">only gives a very general </text:span><text:span text:style-name="T53">and seemingly vague</text:span><text:span text:style-name="T54"> direction </text:span><text:span text:style-name="T53">for solving problems. In contrast </text:span><text:span text:style-name="T54">“</text:span><text:span text:style-name="T53">produce a graph” or</text:span><text:span text:style-name="T54"> “draw a histogram” on the other hand gives specific instruction</text:span><text:span text:style-name="T52">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ext:span><text:span text:style-name="T54">To follow th</text:span><text:span text:style-name="T53">e directions </text:span><text:span text:style-name="T54">“draw a histogram” </text:span><text:span text:style-name="T52">to “describe how parts are related” requires procedural knowledge from</text:span><text:span text:style-name="T54"> know</text:span><text:span text:style-name="T52">ing</text:span><text:span text:style-name="T54"> </text:span><text:span text:style-name="T53">how to d</text:span><text:span text:style-name="T54">raw a histogram, </text:span><text:span text:style-name="T52">compute median and mean, and either an understand or memorized nature of the relationships involved. However, such specificity is generally not provided in real problem solving context. </text:span><text:span text:style-name="T60"><text:s/>As Donald Blais (1988) states: traditional teaching in mathematics that involves giving students a maximum of explanation implies the creation of a listener-follower role for students. Such a role, according to Blais, contributes to dependence, fosters the growth of learned </text:span><text:soft-page-break/><text:span text:style-name="T60">helplessness, and encourages students to memorize information instead of constructing robust knowledge structures. The</text:span><text:span text:style-name="T52"> 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 </text:span></text:p>
      <text:p text:style-name="P300"><text:s/><text:span text:style-name="T754">One approach for assisting students in developing appropriate conclusions, developed by John Tiong, Centre for Research in Pedagogy and Practice, National Institute of Education, Nanyang Technological University, Singapore, is to </text:span>construct <text:span text:style-name="T754">a </text:span>hierarchy of <text:span text:style-name="T754">representations, by no means exhaustive, </text:span>according to their specificity. <text:s/>Using the example in the previous paragraph, Figure 2 <text:span text:style-name="T754">depicts one simple approach for </text:span>“representations”, <text:span text:style-name="T754">Tiong asserts that “</text:span>we can still add in more representation<text:span text:style-name="T754">s</text:span> into the hierarchy, such as “manipulative” into the second level, “pie chart” into the third level, and so on.” Here we are just trying to get a rough idea of how a hierarchy of approaches<text:span text:style-name="T754"> can be viewed</text:span>. <text:span text:style-name="T755">Certainly, it is not possible to </text:span><text:soft-page-break/><text:span text:style-name="T755">develop a limitless </text:span>number of hierarchical<text:span text:style-name="T755"> diagrams for problem solving, but it is important to note that </text:span>“use diagram”, “use equation” and “draw table” <text:span text:style-name="T755">can help provide students and teachers with a general strategy for approaching representations</text:span>. Figure 2 is only part of the whole hierarchy of heuristics for representations. </text:p>
      <text:p text:style-name="P300"><text:s/></text:p>
      <text:p text:style-name="P300">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text:soft-page-break/>After all, we can see mathematics as a big collection of tools or “representations” in which we use to solve problems</text:p>
      <text:p text:style-name="P301"/>
      <text:p text:style-name="P228"><draw:line text:anchor-type="paragraph" draw:z-index="21" draw:style-name="gr4" draw:text-style-name="P573" svg:x1="3.3272in" svg:y1="0.5047in" svg:x2="4.5669in" svg:y2="1.7858in"><text:p/></draw:line><draw:rect text:anchor-type="paragraph" draw:z-index="24" draw:style-name="gr7" draw:text-style-name="P573" svg:width="1.1252in" svg:height="0.3024in" svg:x="4.2957in" svg:y="1.8484in"><text:p text:style-name="P573">Symbol</text:p></draw:rect><draw:line text:anchor-type="paragraph" draw:z-index="25" draw:style-name="gr4" draw:text-style-name="P573" svg:x1="2.2957in" svg:y1="2.2756in" svg:x2="1.3791in" svg:y2="3.3902in"><text:p/></draw:line><draw:line text:anchor-type="paragraph" draw:z-index="26" draw:style-name="gr4" draw:text-style-name="P573" svg:x1="2.3689in" svg:y1="2.2756in" svg:x2="3.0669in" svg:y2="3.3067in"><text:p/></draw:line><draw:rect text:anchor-type="paragraph" draw:z-index="28" draw:style-name="gr7" draw:text-style-name="P573" svg:width="1.1567in" svg:height="0.4276in" svg:x="2.8791in" svg:y="3.3071in"><text:p text:style-name="P573">Bar Chart</text:p></draw:rect><draw:rect text:anchor-type="paragraph" draw:z-index="29" draw:style-name="gr7" draw:text-style-name="P573" svg:width="1.7087in" svg:height="0.5213in" svg:x="2.6083in" svg:y="-0.0161in"><text:p text:style-name="P573">Representation</text:p></draw:rect><draw:line text:anchor-type="paragraph" draw:z-index="30" draw:style-name="gr4" draw:text-style-name="P573" svg:x1="4.6291in" svg:y1="2.0571in" svg:x2="5.9728in" svg:y2="3.6197in"><text:p/></draw:line><draw:line text:anchor-type="paragraph" draw:z-index="31" draw:style-name="gr4" draw:text-style-name="P573" svg:x1="4.6811in" svg:y1="2.1508in" svg:x2="7.0039in" svg:y2="3.661in"><text:p/></draw:line><draw:rect text:anchor-type="paragraph" draw:z-index="32" draw:style-name="gr7" draw:text-style-name="P573" svg:width="0.9587in" svg:height="0.3961in" svg:x="4.4626in" svg:y="3.5256in"><text:p text:style-name="P573">Matrix</text:p></draw:rect><draw:rect text:anchor-type="paragraph" draw:z-index="33" draw:style-name="gr7" draw:text-style-name="P573" svg:width="0.7815in" svg:height="0.4276in" svg:x="5.6398in" svg:y="3.661in"><text:p text:style-name="P573">Equation</text:p></draw:rect><draw:rect text:anchor-type="paragraph" draw:z-index="34" draw:style-name="gr7" draw:text-style-name="P573" svg:width="0.9067in" svg:height="0.4378in" svg:x="6.7437in" svg:y="3.661in"><text:p text:style-name="P573">Table</text:p></draw:rect><draw:line text:anchor-type="paragraph" draw:z-index="35" draw:style-name="gr4" draw:text-style-name="P573" svg:x1="2.2957in" svg:y1="2.2752in" svg:x2="2.2957in" svg:y2="3.3378in"><text:p/></draw:line><draw:rect text:anchor-type="paragraph" draw:z-index="36" draw:style-name="gr7" draw:text-style-name="P573" svg:width="0.7295in" svg:height="0.3961in" svg:x="2.0043in" svg:y="3.3071in"><text:p text:style-name="P573">Graph</text:p></draw:rect><draw:line text:anchor-type="paragraph" draw:z-index="37" draw:style-name="gr4" draw:text-style-name="P573" svg:x1="4.6811in" svg:y1="2.1508in" svg:x2="4.9622in" svg:y2="3.526in"><text:p/></draw:line></text:p>
      <text:p text:style-name="P229"><draw:rect text:anchor-type="paragraph" draw:z-index="38" draw:style-name="gr8" draw:text-style-name="P573" svg:width="1.0524in" svg:height="0.3335in" svg:x="-0.4854in" svg:y="0.0736in"><text:p text:style-name="P573">General</text:p></draw:rect></text:p>
      <text:p text:style-name="P229"><draw:line text:anchor-type="paragraph" draw:z-index="22" draw:style-name="gr5" draw:text-style-name="P573" svg:x1="3.3272in" svg:y1="0.1217in" svg:x2="2.2543in" svg:y2="1.5071in"><text:p/></draw:line></text:p>
      <text:p text:style-name="P229"/>
      <text:p text:style-name="P229"><draw:line text:anchor-type="paragraph" draw:z-index="20" draw:style-name="gr3" draw:text-style-name="P573" svg:x1="0.6689in" svg:y1="-0.6874in" svg:x2="0.6898in" svg:y2="3.3854in"><text:p/></draw:line></text:p>
      <text:p text:style-name="P229"/>
      <text:p text:style-name="P229"/>
      <text:p text:style-name="P229"><text:soft-page-break/></text:p>
      <text:p text:style-name="P229"/>
      <text:p text:style-name="P229"><draw:rect text:anchor-type="paragraph" draw:z-index="23" draw:style-name="gr6" draw:text-style-name="P573" svg:width="0.9587in" svg:height="0.3858in" svg:x="1.8689in" svg:y="0.1882in"><text:p text:style-name="P573">Diagram</text:p></draw:rect></text:p>
      <text:p text:style-name="P229"/>
      <text:p text:style-name="P229"/>
      <text:p text:style-name="P229"/>
      <text:p text:style-name="P229"/>
      <text:p text:style-name="P229"/>
      <text:p text:style-name="P229"/>
      <text:p text:style-name="P229"><text:soft-page-break/></text:p>
      <text:p text:style-name="P229"><draw:rect text:anchor-type="paragraph" draw:z-index="27" draw:style-name="gr7" draw:text-style-name="P573" svg:width="0.948in" svg:height="0.426in" svg:x="0.8165in" svg:y="0.1618in"><text:p text:style-name="P573">Histogram</text:p></draw:rect></text:p>
      <text:p text:style-name="P229"/>
      <text:p text:style-name="P229"><draw:rect text:anchor-type="paragraph" draw:z-index="39" draw:style-name="gr8" draw:text-style-name="P573" svg:width="1.1252in" svg:height="0.3335in" svg:x="-0.5583in" svg:y="0.078in"><text:p text:style-name="P573">Specific</text:p></draw:rect></text:p>
      <text:p text:style-name="P229"/>
      <text:p text:style-name="P222"><text:tab/><text:tab/>Figure 1: An example of hierarchy of representations for problem-solving</text:p>
      <text:p text:style-name="P275"/>
      <text:p text:style-name="P275"><text:soft-page-break/></text:p>
      <text:p text:style-name="P252"><text:span text:style-name="T61">F</text:span><text:span text:style-name="T26">ACT – Foundation of Analysis through Critical Thinking:</text:span></text:p>
      <text:p text:style-name="P253"><text:span text:style-name="T61"><text:tab/>Polya, Critical Thinking </text:span><text:span text:style-name="T62">and Research-Based </text:span></text:p>
      <text:p text:style-name="P268">Strategies for Problem-Solving</text:p>
      <text:p text:style-name="P249"><text:span text:style-name="T35">FACT is organized by each of Polya's four steps. </text:span><text:span text:style-name="T38">N</text:span><text:span text:style-name="T35">ested within each step </text:span><text:span text:style-name="T36">are the Elements of Reason and </text:span><text:span text:style-name="T37">Intellectual </text:span><text:span text:style-name="T36">Standards for helping students or teachers work </text:span><text:soft-page-break/><text:span text:style-name="T36">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ext:span><text:span text:style-name="T38">The steps are used recursively to genrated the soltion to a large class of problems. </text:span><text:span text:style-name="T36"><text:s text:c="2"/>It is suggested that students have at their disposal copies of the templates for critical thinking as they work through problems. </text:span><text:span text:style-name="T37">Examples</text:span><text:span text:style-name="T36"> of various strategies and problems solved using FACT are provided in the Appendix </text:span><text:span text:style-name="T37">and serve as a tool itself for problem solving</text:span><text:span text:style-name="T36">.</text:span></text:p>
      <text:p text:style-name="P310"><text:soft-page-break/><text:span text:style-name="T292">The extent and nature of strategies to be employed may rely on </text:span><text:span text:style-name="T293">whether problems are c</text:span><text:span text:style-name="T292">onsidered Routine </text:span><text:span text:style-name="T293">or </text:span><text:span text:style-name="T292">Non-Routine. </text:span><text:span text:style-name="T293">The context of routine</text:span><text:span text:style-name="T292"> </text:span><text:span text:style-name="T293">problems generally </text:span><text:span text:style-name="T292">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text:span><text:span text:style-name="T293">In contrast </text:span><text:span text:style-name="T292">non-routine problems </text:span><text:span text:style-name="T293">are more typically </text:span><text:span text:style-name="T292">"process problems" for which there is no standard algorithm for extracting or representing the given information) and problems with either superfluous or insufficient </text:span><text:soft-page-break/><text:span text:style-name="T292">information. </text:span><text:span text:style-name="T293">Fact is focused o</text:span><text:span text:style-name="T292">n problems amenable to particular strategies </text:span><text:span text:style-name="T293">that are typically non-routine. However, critical thinking should always be systematically applied in learning new concepts and its application. <text:s/></text:span></text:p>
      <text:p text:style-name="P270"/>
      <text:p text:style-name="P270"/>
      <text:p text:style-name="P55"/>
      <text:p text:style-name="P56"/>
      <text:p text:style-name="P230"><text:soft-page-break/><text:span text:style-name="T765">I</text:span>.<text:tab/><text:span text:style-name="T766">Polya Step 1: </text:span>Understanding the Problem to be <text:span text:style-name="T765">S</text:span>olved</text:p>
      <text:p text:style-name="P250"><text:span text:style-name="T34"><text:tab/></text:span><text:span text:style-name="T39">“A problem well stated is a problem half solved!”</text:span></text:p>
      <text:p text:style-name="P231"><text:tab/><text:span text:style-name="T577">Element of Reasoning: Key Question</text:span></text:p>
      <text:p text:style-name="P231"><text:tab/><text:span text:style-name="T767">The key </text:span><text:span text:style-name="T768">math </text:span><text:span text:style-name="T784">question</text:span><text:span text:style-name="T785">(s)</text:span><text:span text:style-name="T767"> or </text:span><text:span text:style-name="T784">problem</text:span><text:span text:style-name="T785">(s)</text:span><text:span text:style-name="T767"> </text:span><text:span text:style-name="T768">that I am to solve </text:span><text:span text:style-name="T767">is/</text:span><text:span text:style-name="T769">are</text:span><text:span text:style-name="T767">____________________________.</text:span></text:p>
      <text:p text:style-name="P169"><text:span text:style-name="T612"><text:tab/></text:span><text:span text:style-name="T617">(</text:span><text:span text:style-name="T612">What is the problem asking or what question am I trying to answer?</text:span><text:span text:style-name="T618">)</text:span></text:p>
      <text:p text:style-name="P172"/>
      <text:p text:style-name="P169"><text:span text:style-name="T618"><text:tab/></text:span><text:span text:style-name="T619">The </text:span><text:span text:style-name="T658">Intellectual Standards</text:span><text:span text:style-name="T619">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24"> </text:span><text:span text:style-name="T221">Accurate</text:span><text:span text:style-name="T254">; </text:span><text:span text:style-name="T789">Precis</text:span><text:span text:style-name="T790">ion;</text:span><text:span text:style-name="T255"> </text:span><text:span text:style-name="T216">Fairness.</text:span><text:span text:style-name="T194">.</text:span></text:p>
      <text:p text:style-name="P173"/>
      <table:table table:name="Table3" table:style-name="Table3">
        <table:table-column table:style-name="Table3.A"/>
        <table:table-column table:style-name="Table3.B"/>
        <text:soft-page-break/>
        <table:table-row>
          <table:table-cell table:style-name="Table3.A1" table:number-columns-spanned="2" office:value-type="string">
            <text:p text:style-name="P225"><text:span text:style-name="T238">S</text:span><text:span text:style-name="T239">trategies to </text:span><text:span text:style-name="T240">F</text:span><text:span text:style-name="T239">acilitate </text:span><text:span text:style-name="T240">U</text:span><text:span text:style-name="T239">nderstanding the </text:span><text:span text:style-name="T240">P</text:span><text:span text:style-name="T239">roblem</text:span></text:p>
          </table:table-cell>
          <table:covered-table-cell/>
        </table:table-row>
        <table:table-row>
          <table:table-cell table:style-name="Table3.A2" office:value-type="string">
            <text:list xml:id="list6668164746270194292" text:style-name="L39">
              <text:list-item>
                <text:p text:style-name="P335">Read/Re Read</text:p>
              </text:list-item>
              <text:list-item>
                <text:p text:style-name="P536">Underline Key Terms</text:p>
              </text:list-item>
              <text:list-item>
                <text:p text:style-name="P536"><text:span text:style-name="T810">Apply </text:span>SQR (<text:span text:style-name="T588">S</text:span>urvey, <text:span text:style-name="T588">Q</text:span>uestion, <text:span text:style-name="T588">R</text:span>ead)*</text:p>
              </text:list-item>
              <text:list-item>
                <text:p text:style-name="P402">What exactly are we trying to determine? </text:p>
              </text:list-item>
              <text:list-item>
                <text:p text:style-name="P536"><text:span text:style-name="T811">Have I worked a similar problem before i</text:span><text:span text:style-name="T706">n a slightly different form </text:span><text:span text:style-name="T707">and/o</text:span><text:span text:style-name="T279">r</text:span><text:span text:style-name="T195"> </text:span><text:span text:style-name="T280">categorize the problem into a particular type?</text:span></text:p>
              </text:list-item>
              <text:list-item>
                <text:p text:style-name="P434"><text:soft-page-break/>What seems different about this problem?</text:p>
              </text:list-item>
              <text:list-item>
                <text:p text:style-name="P434">Identify goal<text:span text:style-name="T811">(s)</text:span> or unknown<text:span text:style-name="T811">(</text:span>s<text:span text:style-name="T811">)</text:span></text:p>
              </text:list-item>
              <text:list-item>
                <text:p text:style-name="P438">Review definitions, theorems or previous content, if needed, to better understand the problem or question? </text:p>
              </text:list-item>
              <text:list-item>
                <text:p text:style-name="P440">Do you understand all the words used in stating the problem?</text:p>
              </text:list-item>
              <text:list-item>
                <text:p text:style-name="P440">Can you restate the problem in your own words</text:p>
              </text:list-item>
              <text:list-item>
                <text:p text:style-name="P440">Can you think of a picture or diagram that might <text:soft-page-break/>help you understand the problem?</text:p>
              </text:list-item>
              <text:list-item>
                <text:p text:style-name="P440"><text:s/>Is there enough information to enable you to <text:span text:style-name="T812">fi</text:span>nd a solution?</text:p>
              </text:list-item>
            </text:list>
          </table:table-cell>
          <table:table-cell table:style-name="Table3.B2" office:value-type="string">
            <text:list xml:id="list102257727171998" text:continue-numbering="true" text:style-name="L39">
              <text:list-item>
                <text:p text:style-name="P539">Draw a picture, graph, or diagram if needed for understanding the problem.</text:p>
              </text:list-item>
              <text:list-item>
                <text:p text:style-name="P536"><text:span text:style-name="T131">Could you explain w</text:span><text:span text:style-name="T130">hat </text:span><text:span text:style-name="T131">you </text:span><text:span text:style-name="T130">do not understand about the problem or question?</text:span></text:p>
              </text:list-item>
              <text:list-item>
                <text:p text:style-name="P540"><text:span text:style-name="T283">How can I check to see if I am interpreting the </text:span><text:span text:style-name="T284">question</text:span><text:span text:style-name="T283"> accurately? </text:span></text:p>
              </text:list-item>
              <text:list-item>
                <text:p text:style-name="P537">State or paraphrase the problem as accurately as possible using your own words.</text:p>
              </text:list-item>
              <text:list-item>
                <text:p text:style-name="P434"><text:soft-page-break/>Can the problem be restated differently?</text:p>
              </text:list-item>
              <text:list-item>
                <text:p text:style-name="P479">Review statement of the problem using Standards<text:line-break/></text:p>
              </text:list-item>
              <text:list-item>
                <text:p text:style-name="P535"><text:span text:style-name="T356">Wh</text:span><text:span text:style-name="T355">at is the unknown? What are the data? What is the condition?</text:span></text:p>
              </text:list-item>
              <text:list-item>
                <text:p text:style-name="P393">Is it possible to satisfy the condition? </text:p>
              </text:list-item>
              <text:list-item>
                <text:p text:style-name="P393">Is the condition sufficient to determine the unknown? Or <text:soft-page-break/>is it insufficient? <text:s/>Or contradictory?</text:p>
              </text:list-item>
              <text:list-item>
                <text:p text:style-name="P393">Introduce suitable notation.</text:p>
              </text:list-item>
              <text:list-item>
                <text:p text:style-name="P393">Separate the various parts of the condition. Can you write them down?</text:p>
                <text:p text:style-name="P438"/>
              </text:list-item>
            </text:list>
          </table:table-cell>
        </table:table-row>
      </table:table>
      <text:p text:style-name="P231"/>
      <text:p text:style-name="P136"><text:tab/>Element of Reasoning: <text:span text:style-name="T813">Purpose</text:span></text:p>
      <text:p text:style-name="P136"><text:tab/><text:span text:style-name="T767">The </text:span><text:span text:style-name="T784">purpose</text:span><text:span text:style-name="T767"> of the problem is_________________________________________.</text:span></text:p>
      <text:p text:style-name="P129"><text:span text:style-name="T612"><text:tab/>(State as accurately as possible, the purpose for solving the problem. What exactly are we trying to do? What </text:span><text:soft-page-break/><text:span text:style-name="T612"><text:tab/>purpose will our solution achieve? W</text:span><text:span text:style-name="T615">hy is the </text:span><text:span text:style-name="T627">problem important</text:span><text:span text:style-name="T615">?</text:span><text:span text:style-name="T612">) </text:span></text:p>
      <text:p text:style-name="P136"/>
      <text:p text:style-name="P169"><text:span text:style-name="T619"><text:tab/>The </text:span><text:span text:style-name="T658">Intellectual Standards</text:span><text:span text:style-name="T619">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54"> </text:span><text:span text:style-name="T216">Fairness.</text:span></text:p>
      <text:p text:style-name="P164"/>
      <table:table table:name="Table4" table:style-name="Table4">
        <table:table-column table:style-name="Table4.A"/>
        <table:table-column table:style-name="Table4.B"/>
        <table:table-row>
          <table:table-cell table:style-name="Table4.A1" table:number-columns-spanned="2" office:value-type="string">
            <text:p text:style-name="P225"><text:span text:style-name="T239">Strategies to </text:span><text:span text:style-name="T240">F</text:span><text:span text:style-name="T239">acilitate </text:span><text:span text:style-name="T240">U</text:span><text:span text:style-name="T239">nderstanding the </text:span><text:span text:style-name="T240">P</text:span><text:span text:style-name="T241">urpose</text:span></text:p>
          </table:table-cell>
          <table:covered-table-cell/>
        </table:table-row>
        <table:table-row>
          <table:table-cell table:style-name="Table4.A2" office:value-type="string">
            <text:list xml:id="list7746618831583839971" text:style-name="L40">
              <text:list-item>
                <text:p text:style-name="P541">Why is the <text:span text:style-name="T659">problem important?</text:span></text:p>
              </text:list-item>
              <text:list-item>
                <text:p text:style-name="P541"><text:span text:style-name="T283">Do I understand </text:span><text:span text:style-name="T285">how</text:span><text:span text:style-name="T283"> solving this problem will help me understand mathematics?</text:span></text:p>
              </text:list-item>
            </text:list>
          </table:table-cell>
          <table:table-cell table:style-name="Table4.B2" office:value-type="string">
            <text:list xml:id="list102257742168434" text:continue-numbering="true" text:style-name="L40">
              <text:list-item>
                <text:p text:style-name="P513"><text:span text:style-name="T145">What is the practical </text:span><text:span text:style-name="T146">or theoretical </text:span><text:span text:style-name="T145">importance in </text:span><text:span text:style-name="T146">solving </text:span><text:span text:style-name="T147">the problem</text:span><text:span text:style-name="T145">?</text:span></text:p>
              </text:list-item>
            </text:list>
          </table:table-cell>
        </table:table-row>
      </table:table>
      <text:p text:style-name="P231"><text:soft-page-break/></text:p>
      <text:p text:style-name="P231"><text:tab/><text:span text:style-name="T577">Element of Reasoning: </text:span><text:span text:style-name="T578">Information</text:span><text:tab/></text:p>
      <text:p text:style-name="P231"><text:span text:style-name="T767"><text:tab/>The most important</text:span><text:span text:style-name="T788"> information</text:span><text:span text:style-name="T767"> for </text:span><text:span text:style-name="T770">understanding </text:span><text:span text:style-name="T767">the problem is <text:tab/>____________________________________________________________________________</text:span><text:span text:style-name="T196">.</text:span></text:p>
      <text:p text:style-name="P165"><text:span text:style-name="T638"><text:tab/>(Identify key information needed, or presupposed for addressing the problem. Here we are looking for facts or data <text:tab/>relevant</text:span><text:span text:style-name="T632"> to </text:span><text:span text:style-name="T638">the problem, </text:span><text:span text:style-name="T639">What information such as data, and facts </text:span><text:span text:style-name="T637">d</text:span><text:span text:style-name="T639">o I have? What </text:span><text:span text:style-name="T627">information</text:span><text:span text:style-name="T639"> do I need to <text:tab/>answer the question? </text:span></text:p>
      <text:p text:style-name="P172"><text:tab/></text:p>
      <text:p text:style-name="P169"><text:span text:style-name="T618"><text:tab/></text:span><text:span text:style-name="T619">The </text:span><text:span text:style-name="T658">Intellectual Standards</text:span><text:span text:style-name="T619"> used to judge the quality of </text:span><text:span text:style-name="T620">Information </text:span><text:span text:style-name="T619">are as follows:</text:span></text:p>
      <text:p text:style-name="P150"><text:span text:style-name="T183"><text:tab/></text:span><text:span text:style-name="T138">Clar</text:span><text:span text:style-name="T139">i</text:span><text:span text:style-name="T138">ty; </text:span><text:span text:style-name="T152"><text:s/></text:span><text:span text:style-name="T588">Precis</text:span><text:span text:style-name="T591">ion;</text:span><text:span text:style-name="T153">; </text:span><text:span text:style-name="T133">Fairness;</text:span><text:span text:style-name="T148"> </text:span><text:span text:style-name="T134">Significance</text:span><text:span text:style-name="T148">;</text:span><text:span text:style-name="T149"> </text:span><text:span text:style-name="T135">R</text:span><text:span text:style-name="T136">elevance;</text:span><text:span text:style-name="T150">. </text:span></text:p>
      <text:p text:style-name="P173"><text:tab/></text:p>
      <table:table table:name="Table5" table:style-name="Table5">
        <table:table-column table:style-name="Table5.A"/>
        <table:table-column table:style-name="Table5.B"/>
        <text:soft-page-break/>
        <table:table-row>
          <table:table-cell table:style-name="Table5.A1" table:number-columns-spanned="2" office:value-type="string">
            <text:p text:style-name="P225"><text:span text:style-name="T239">Strategies </text:span><text:span text:style-name="T242">for </text:span><text:span text:style-name="T243">Information</text:span></text:p>
          </table:table-cell>
          <table:covered-table-cell/>
        </table:table-row>
        <table:table-row>
          <table:table-cell table:style-name="Table5.A2" office:value-type="string">
            <text:list xml:id="list1355109442114758372" text:style-name="L41">
              <text:list-item>
                <text:p text:style-name="P514"><text:span text:style-name="T123">W</text:span><text:span text:style-name="T122">hat information relevant to the mathematical situation or problem do I possess, and how is that information accessed and used?</text:span></text:p>
              </text:list-item>
              <text:list-item>
                <text:p text:style-name="P466"><text:span text:style-name="T662">How is </text:span><text:span text:style-name="T664">the information </text:span><text:span text:style-name="T662">connected to the question?</text:span></text:p>
              </text:list-item>
              <text:list-item>
                <text:p text:style-name="P523">Is some information extraneous?</text:p>
              </text:list-item>
              <text:list-item>
                <text:p text:style-name="P514"><text:span text:style-name="T124">T</text:span><text:span text:style-name="T125">ranslate information into symbols.</text:span></text:p>
              </text:list-item>
            </text:list>
          </table:table-cell>
          <table:table-cell table:style-name="Table5.B2" office:value-type="string">
            <text:list xml:id="list102257753150046" text:continue-numbering="true" text:style-name="L41">
              <text:list-item>
                <text:p text:style-name="P441">Do I need to seek new information and data?</text:p>
              </text:list-item>
              <text:list-item>
                <text:p text:style-name="P403">Make sure you have gathered sufficient data.</text:p>
              </text:list-item>
              <text:list-item>
                <text:p text:style-name="P435">Can I construct a mathematical sentence with information provided?</text:p>
              </text:list-item>
              <text:list-item>
                <text:p text:style-name="P363">Am I assuming information is true, rather than knowing that it is, in fact, accurate?</text:p>
              </text:list-item>
            </text:list>
          </table:table-cell>
        </table:table-row>
      </table:table>
      <text:list xml:id="list7038516141805029479" text:style-name="L42">
        <text:list-header>
          <text:p text:style-name="P544"><text:tab/></text:p>
        </text:list-header>
      </text:list>
      <text:p text:style-name="P299"><text:soft-page-break/><text:tab/><text:span text:style-name="T577">Element of Reasoning: </text:span><text:span text:style-name="T579">Concepts</text:span><text:tab/></text:p>
      <text:p text:style-name="P231"><text:span text:style-name="T767"><text:tab/></text:span><text:span text:style-name="T708"> </text:span><text:span text:style-name="T230">The key </text:span><text:span text:style-name="T206">concepts</text:span><text:span text:style-name="T230"> we need to understand in this problem are</text:span><text:span text:style-name="T220"> <text:s text:c="41"/>______________. </text:span></text:p>
      <text:p text:style-name="P231"><text:span text:style-name="T230"><text:tab/></text:span><text:span text:style-name="T231">(</text:span><text:span text:style-name="T197">What concepts or content (theorems, definitions, formulas, </text:span><text:span text:style-name="T198">or procedures</text:span><text:span text:style-name="T197">.) do we need to understand for reaching <text:tab/>a solution?</text:span><text:span text:style-name="T199">)</text:span><text:span text:style-name="T710"><text:tab/></text:span></text:p>
      <text:p text:style-name="P172"/>
      <text:p text:style-name="P169"><text:span text:style-name="T618"><text:tab/></text:span><text:span text:style-name="T619">The </text:span><text:span text:style-name="T658">Intellectual Standards</text:span><text:span text:style-name="T619"> used to judge the quality of my understanding of the </text:span><text:span text:style-name="T620">concepts needed to understand <text:tab/>and solve this </text:span><text:span text:style-name="T619">problem are as follows: </text:span><text:span text:style-name="T592">Clar</text:span><text:span text:style-name="T593">i</text:span><text:span text:style-name="T592">ty;</text:span><text:span text:style-name="T815"> </text:span><text:span text:style-name="T595">Accurate</text:span><text:span text:style-name="T819">; </text:span><text:span text:style-name="T595">Precis</text:span><text:span text:style-name="T591">ion</text:span><text:span text:style-name="T819">-; </text:span><text:span text:style-name="T591">Fairness</text:span><text:span text:style-name="T814">; </text:span><text:span text:style-name="T591">Significance </text:span><text:span text:style-name="T596">R</text:span><text:span text:style-name="T597">elevance.</text:span></text:p>
      <text:p text:style-name="P173"><text:tab/></text:p>
      <table:table table:name="Table6" table:style-name="Table6">
        <table:table-column table:style-name="Table6.A"/>
        <table:table-column table:style-name="Table6.B"/>
        <table:table-row>
          <table:table-cell table:style-name="Table6.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able:table-row>
          <table:table-cell table:style-name="Table6.A2" office:value-type="string">
            <text:list xml:id="list1196853064722397379" text:style-name="L43">
              <text:list-item>
                <text:p text:style-name="P370">What concepts or content <text:span text:style-name="T820">are</text:span> related to the <text:soft-page-break/>problem?</text:p>
              </text:list-item>
              <text:list-item>
                <text:p text:style-name="P443">Can you explain the main concept<text:span text:style-name="T820">(s)</text:span> behind the problem in your own words?</text:p>
              </text:list-item>
              <text:list-item>
                <text:p text:style-name="P446">Am I using the concepts accurately?</text:p>
              </text:list-item>
              <text:list-item>
                <text:p text:style-name="P442">Can you <text:span text:style-name="T820">describe how </text:span>new <text:span text:style-name="T821">content, needed to solve this problem, is/are related </text:span>to previous <text:span text:style-name="T820">concepts that I have </text:span>learn<text:span text:style-name="T820">ed</text:span>?</text:p>
              </text:list-item>
            </text:list>
          </table:table-cell>
          <table:table-cell table:style-name="Table6.B2" office:value-type="string">
            <text:list xml:id="list102257766162195" text:continue-numbering="true" text:style-name="L43">
              <text:list-item>
                <text:p text:style-name="P442">How are concepts/content relevant to the problem and <text:soft-page-break/>how will information be related to content?</text:p>
              </text:list-item>
              <text:list-item>
                <text:p text:style-name="P447">Are there <text:span text:style-name="T752">relevant concepts or content</text:span> that I need to review <text:span text:style-name="T752">and internalize</text:span> before proceeding with my solution plan? - <text:span text:style-name="T822">SEEI new content.</text:span></text:p>
              </text:list-item>
              <text:list-item>
                <text:p text:style-name="P439"><text:span text:style-name="T814">R</text:span>eview explanation<text:span text:style-name="T823"> of concepts u</text:span>sing <text:span text:style-name="T823">Intellectual </text:span>Standards.</text:p>
              </text:list-item>
            </text:list>
            <text:p text:style-name="P265"/>
          </table:table-cell>
        </table:table-row>
      </table:table>
      <text:p text:style-name="P128"><text:tab/>Element of Reasoning: Assumptions</text:p>
      <text:p text:style-name="P202"><text:span text:style-name="T661"><text:tab/></text:span><text:span text:style-name="T721">The main assumption(s) underlying our understanding of the problem is (are) </text:span><text:soft-page-break/><text:span text:style-name="T721"><text:tab/>___________________________________________________________________.</text:span></text:p>
      <text:p text:style-name="P223"><text:span text:style-name="T55"><text:tab/>(What is the author or problem as stated taking for granted? </text:span><text:span text:style-name="T56">What assumptions are we making? Are our <text:tab/>assumptions justifiable? </text:span><text:span text:style-name="T55">Assumptions are </text:span><text:span text:style-name="T56">generalizations that might be questioned and are most often <text:tab/>unstated.)</text:span></text:p>
      <text:p text:style-name="P217"/>
      <text:p text:style-name="P256"><text:span text:style-name="T640"><text:tab/>The </text:span><text:span text:style-name="T657">Intellectual Standards</text:span><text:span text:style-name="T640"> used to judge the quality </text:span><text:span text:style-name="T641">and reasonableness </text:span><text:span text:style-name="T640">of my </text:span><text:span text:style-name="T641">assumptions </text:span><text:span text:style-name="T642">needed to understand <text:tab/>and solve this </text:span><text:span text:style-name="T640">problem are as follows: </text:span><text:span text:style-name="T588">Clar</text:span><text:span text:style-name="T598">i</text:span><text:span text:style-name="T588">ty;</text:span><text:span text:style-name="T634"> </text:span><text:span text:style-name="T628">Accurate</text:span><text:span text:style-name="T634">; </text:span><text:span text:style-name="T629">relevance</text:span><text:span text:style-name="T643">; </text:span><text:span text:style-name="T629">significance.</text:span></text:p>
      <table:table table:name="Table7" table:style-name="Table7">
        <table:table-column table:style-name="Table7.A"/>
        <table:table-column table:style-name="Table7.B"/>
        <table:table-row>
          <table:table-cell table:style-name="Table7.A1" table:number-columns-spanned="2" office:value-type="string">
            <text:p text:style-name="P225"><text:span text:style-name="T239">Strategies </text:span><text:span text:style-name="T242">for</text:span><text:span text:style-name="T243"> </text:span><text:span text:style-name="T246">Assumptions</text:span></text:p>
          </table:table-cell>
          <table:covered-table-cell/>
        </table:table-row>
        <table:table-row>
          <table:table-cell table:style-name="Table7.A2" office:value-type="string">
            <text:list xml:id="list5592659331290472628" text:style-name="L44">
              <text:list-item>
                <text:p text:style-name="P371">Identify assumptions</text:p>
              </text:list-item>
              <text:list-item>
                <text:p text:style-name="P406">Am I assuming information is accurate <text:soft-page-break/>rather than simply accept it as true?</text:p>
              </text:list-item>
              <text:list-item>
                <text:p text:style-name="P407"><text:span text:style-name="T694">Do </text:span>my assumptions make sense?</text:p>
                <text:p text:style-name="P427"/>
              </text:list-item>
            </text:list>
          </table:table-cell>
          <table:table-cell table:style-name="Table7.B2" office:value-type="string">
            <text:list xml:id="list102257776170420" text:continue-numbering="true" text:style-name="L44">
              <text:list-item>
                <text:p text:style-name="P429">Consider the impact of alternative or unexpressed <text:soft-page-break/>assumptions.</text:p>
              </text:list-item>
              <text:list-item>
                <text:p text:style-name="P427">Consider the impact of removing assumptions. Do<text:span text:style-name="T574"> </text:span><text:span text:style-name="T575">my assumptions make sense?</text:span></text:p>
              </text:list-item>
              <text:list-item>
                <text:p text:style-name="P436">Review explanation of concepts using Intellectual Standards..</text:p>
              </text:list-item>
            </text:list>
          </table:table-cell>
        </table:table-row>
      </table:table>
      <text:p text:style-name="P234"/>
      <text:p text:style-name="P234"><text:tab/><text:span text:style-name="T702">Element of Reasoning: </text:span><text:span text:style-name="T703">Inferences and Interpretations </text:span></text:p>
      <text:p text:style-name="P136"><text:span text:style-name="T603"><text:tab/>T</text:span><text:span text:style-name="T294">he basis for our </text:span><text:span text:style-name="T305">inferences </text:span><text:span text:style-name="T294">and </text:span><text:span text:style-name="T305">interpretations</text:span><text:span text:style-name="T294"> at this point are</text:span><text:span text:style-name="T295"> <text:tab/>___________</text:span><text:span text:style-name="T302">_____________________________________________.</text:span></text:p>
      <text:p text:style-name="P135"><text:soft-page-break/><text:span text:style-name="T117"><text:tab/></text:span><text:span text:style-name="T184">(Is there another way to interpret the information? Can I justify my interpretation of the <text:tab/>information or problem <text:tab/>to be solved? Have I made any inferences </text:span><text:span text:style-name="T185">about the problem </text:span><text:span text:style-name="T184">beyond what the evidence implies? Are my inferences <text:tab/>consistent?)</text:span></text:p>
      <text:p text:style-name="P262"><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tab/></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 </text:span><text:span text:style-name="T254"><text:s/></text:span><text:span text:style-name="T221">Accurate</text:span><text:span text:style-name="T254">; </text:span><text:span text:style-name="T789">Precise</text:span><text:span text:style-name="T255">; </text:span><text:span text:style-name="T223">Fairness</text:span><text:span text:style-name="T256">; </text:span><text:span text:style-name="T223">Breadth;</text:span><text:span text:style-name="T268"> </text:span><text:span text:style-name="T217">Significance</text:span><text:span text:style-name="T225"> <text:tab/></text:span></text:p>
      <table:table table:name="Table8" table:style-name="Table8">
        <table:table-column table:style-name="Table8.A"/>
        <table:table-column table:style-name="Table8.B"/>
        <table:table-row>
          <table:table-cell table:style-name="Table8.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8.A2" office:value-type="string">
            <text:list xml:id="list1974091920619466169" text:style-name="L45">
              <text:list-item>
                <text:p text:style-name="P448">Are my inferences reasonable?</text:p>
              </text:list-item>
              <text:list-item>
                <text:p text:style-name="P542">Have I <text:span text:style-name="T823">considered</text:span> other information that can <text:soft-page-break/>be reasonably inferred from the information provided?</text:p>
                <text:p text:style-name="P465"/>
              </text:list-item>
            </text:list>
          </table:table-cell>
          <table:table-cell table:style-name="Table8.B2" office:value-type="string">
            <text:list xml:id="list102257787150147" text:continue-numbering="true" text:style-name="L45">
              <text:list-item>
                <text:p text:style-name="P458">Am I interpreting <text:span text:style-name="T824">information</text:span> correctly (graphs, charts, etc.)?</text:p>
              </text:list-item>
              <text:list-item>
                <text:p text:style-name="P449"><text:soft-page-break/>Is there another way to interpret the information?</text:p>
              </text:list-item>
              <text:list-item>
                <text:p text:style-name="P437">Review inferences using Intellectual Standards..</text:p>
              </text:list-item>
            </text:list>
          </table:table-cell>
        </table:table-row>
      </table:table>
      <text:p text:style-name="P233"/>
      <text:p text:style-name="P121"><text:tab/><text:span text:style-name="T702">Element of Reasoning: </text:span><text:span text:style-name="T704">Conclusions or Implications </text:span></text:p>
      <text:p text:style-name="P136"><text:span text:style-name="T603"><text:tab/></text:span><text:span text:style-name="T604">T</text:span><text:span text:style-name="T296">he most important </text:span><text:span text:style-name="T307">conclusion(s)</text:span><text:span text:style-name="T296"> </text:span><text:span text:style-name="T297">that I have made </text:span><text:span text:style-name="T296">in </text:span><text:span text:style-name="T298">understanding </text:span><text:span text:style-name="T296">this problem is <text:tab/>(are)____________________________________________________________________.</text:span></text:p>
      <text:p text:style-name="P130"><text:span text:style-name="T635"><text:tab/>(</text:span><text:span text:style-name="T636">Does my </text:span><text:span text:style-name="T644">statement of the problem</text:span><text:span text:style-name="T636"> make sense within the conditions</text:span><text:span text:style-name="T644"> provided?</text:span><text:span text:style-name="T636"> <text:tab/>Can </text:span><text:span text:style-name="T644">this problem</text:span><text:span text:style-name="T636"> be extended to <text:tab/>other types of problems? <text:s/></text:span><text:span text:style-name="T637">Can I present my </text:span><text:span text:style-name="T644">understanding of the problem</text:span><text:span text:style-name="T637"> </text:span><text:span text:style-name="T644">u</text:span><text:span text:style-name="T637">sing a clear coherent argument <text:tab/>reflecting </text:span><text:span text:style-name="T644">its </text:span><text:span text:style-name="T637">sophistication </text:span><text:span text:style-name="T644">or complexity?</text:span><text:span text:style-name="T645">)</text:span></text:p>
      <text:p text:style-name="P262"><text:tab/></text:p>
      <text:p text:style-name="P311"><text:span text:style-name="T193"><text:tab/>The </text:span><text:span text:style-name="T205">Intellectual Standards</text:span><text:span text:style-name="T193"> used to judge the quality of my </text:span><text:span text:style-name="T202">Conclusion and Interpretation of the Question at hand <text:tab/></text:span><text:span text:style-name="T203">are</text:span><text:span text:style-name="T193">: </text:span><text:span text:style-name="T221">Clar</text:span><text:span text:style-name="T222">i</text:span><text:span text:style-name="T221">ty</text:span><text:span text:style-name="T254"> – </text:span><text:span text:style-name="T221">Accurate</text:span><text:span text:style-name="T254">; </text:span><text:span text:style-name="T789">Precise</text:span><text:span text:style-name="T767">-</text:span><text:span text:style-name="T255">; </text:span><text:span text:style-name="T223">Fairness;</text:span><text:span text:style-name="T256"> </text:span><text:span text:style-name="T223">Breadth;</text:span><text:span text:style-name="T218"> </text:span><text:span text:style-name="T217">Significance.</text:span><text:span text:style-name="T225"> </text:span></text:p>
      <table:table table:name="Table9" table:style-name="Table9">
        <table:table-column table:style-name="Table9.A"/>
        <table:table-column table:style-name="Table9.B"/>
        <text:soft-page-break/>
        <table:table-row>
          <table:table-cell table:style-name="Table9.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able:table-row table:style-name="Table9.2">
          <table:table-cell table:style-name="Table9.A2" office:value-type="string">
            <text:list xml:id="list2878085472300286430" text:style-name="L46">
              <text:list-item>
                <text:p text:style-name="P545"><text:span text:style-name="Emphasis"><text:span text:style-name="T40">Has my understanding of the problem changed? If so, how?</text:span></text:span></text:p>
              </text:list-item>
              <text:list-item>
                <text:p text:style-name="P527"><text:span text:style-name="Emphasis"><text:span text:style-name="T303">What strategies were the most helpful to me in understanding the problem? </text:span></text:span></text:p>
                <text:p text:style-name="P432"/>
              </text:list-item>
            </text:list>
          </table:table-cell>
          <table:table-cell table:style-name="Table9.B2" office:value-type="string">
            <text:list xml:id="list102257799159344" text:continue-numbering="true" text:style-name="L46">
              <text:list-item>
                <text:p text:style-name="P372"><text:span text:style-name="T189">What would I do differently next time </text:span><text:span text:style-name="T190">to better understanding math problems</text:span><text:span text:style-name="T189">?</text:span></text:p>
              </text:list-item>
            </text:list>
          </table:table-cell>
        </table:table-row>
      </table:table>
      <text:p text:style-name="P234"/>
      <text:p text:style-name="P298"><text:span text:style-name="T825"><text:tab/></text:span><text:span text:style-name="T191">Element of Reasoning: </text:span><text:span text:style-name="T192">Point(s) of View </text:span></text:p>
      <text:p text:style-name="P194"><text:soft-page-break/><text:span text:style-name="T826"><text:tab/></text:span>T<text:span text:style-name="T696">he main point(s) of view or perspective(s) represented in this problem is (are)?<text:tab/>___________________________________________________________.</text:span></text:p>
      <text:p text:style-name="P174"><text:tab/>(Could I <text:span text:style-name="T827">state </text:span>the problem different<text:span text:style-name="T827">ly</text:span>? How can we check <text:span text:style-name="T827">my understanding</text:span>? ) Can I check if my understanding is <text:tab/>accurate?</text:p>
      <text:p text:style-name="P134"><text:tab/></text:p>
      <text:p text:style-name="P175"><text:span text:style-name="T814"><text:tab/>The </text:span><text:span text:style-name="T580">Intellectual Standards</text:span><text:span text:style-name="T814"> used to judge the quality and reasonableness of my assumptions needed to understand <text:tab/>and solve this problem are as follows: </text:span><text:span text:style-name="T678">Clar</text:span><text:span text:style-name="T679">i</text:span><text:span text:style-name="T678">ty;</text:span><text:span text:style-name="T682"> </text:span><text:span text:style-name="T678">Accurate</text:span><text:span text:style-name="T682">; </text:span><text:span text:style-name="T591">Precise</text:span><text:span text:style-name="T683">; </text:span><text:span text:style-name="T680">Fairness;</text:span><text:span text:style-name="T684"> </text:span><text:span text:style-name="T680">Breadth</text:span><text:span text:style-name="T684">-;</text:span><text:span text:style-name="T685"> </text:span><text:span text:style-name="T681">Logic.</text:span></text:p>
      <text:p text:style-name="P175"/>
      <table:table table:name="Table10" table:style-name="Table10">
        <table:table-column table:style-name="Table10.A"/>
        <table:table-column table:style-name="Table10.B"/>
        <table:table-row>
          <table:table-cell table:style-name="Table10.A1" table:number-columns-spanned="2" office:value-type="string">
            <text:p text:style-name="P225"><text:span text:style-name="T247">Strate</text:span><text:span text:style-name="T239">gies </text:span><text:span text:style-name="T244">for </text:span><text:span text:style-name="T249">Point of View</text:span></text:p>
          </table:table-cell>
          <table:covered-table-cell/>
        </table:table-row>
        <table:table-row>
          <table:table-cell table:style-name="Table10.A2" office:value-type="string">
            <text:list xml:id="list5862184088410606308" text:style-name="L47">
              <text:list-item>
                <text:p text:style-name="P524">Can I check if my understanding is accurate?</text:p>
              </text:list-item>
              <text:list-item>
                <text:p text:style-name="P510"><text:soft-page-break/><text:span text:style-name="Emphasis"><text:span text:style-name="T308">C</text:span></text:span><text:span text:style-name="Emphasis"><text:span text:style-name="T309">ould I restate the question differently?</text:span></text:span></text:p>
              </text:list-item>
            </text:list>
          </table:table-cell>
          <table:table-cell table:style-name="Table10.B2" office:value-type="string">
            <text:list xml:id="list102257807156106" text:continue-numbering="true" text:style-name="L47">
              <text:list-item>
                <text:p text:style-name="P444">Can you articulate another reasonable way of looking at <text:soft-page-break/>the issue?</text:p>
              </text:list-item>
              <text:list-item>
                <text:p text:style-name="P444"><text:span text:style-name="Emphasis"><text:span text:style-name="T686">Apply the *Intellectual Standards to Elements of Reasoning.</text:span></text:span></text:p>
              </text:list-item>
            </text:list>
          </table:table-cell>
        </table:table-row>
      </table:table>
      <text:p text:style-name="P105"/>
      <text:p text:style-name="P276"/>
      <text:p text:style-name="P276"/>
      <text:p text:style-name="P276"><text:soft-page-break/></text:p>
      <text:p text:style-name="P276"/>
      <text:p text:style-name="P276"/>
      <text:p text:style-name="P276"/>
      <text:p text:style-name="P276"><text:soft-page-break/></text:p>
      <text:p text:style-name="P276"/>
      <text:p text:style-name="P276">II. <text:tab/><text:span text:style-name="T827">D</text:span>evise a plan (Polya step 2):</text:p>
      <text:p text:style-name="P235"><text:tab/>Element of Reasoning: Key Question</text:p>
      <text:p text:style-name="P231"><text:span text:style-name="T791"><text:tab/></text:span><text:span text:style-name="T792">Based on my understanding of the problem, the plan I have devised for its solution plan is <text:tab/></text:span><text:span text:style-name="T767">____________________________</text:span></text:p>
      <text:p text:style-name="P169"><text:soft-page-break/><text:span text:style-name="T612"><text:tab/>(</text:span><text:span text:style-name="T613">What is the </text:span><text:span text:style-name="T621">plan for achieving a solution to the </text:span><text:span text:style-name="T613">pro</text:span><text:span text:style-name="T614">b</text:span><text:span text:style-name="T613">lem?</text:span><text:span text:style-name="T618">)</text:span></text:p>
      <text:p text:style-name="P172"/>
      <text:p text:style-name="P169"><text:span text:style-name="T618"><text:tab/></text:span><text:span text:style-name="T619">The </text:span><text:span text:style-name="T658">Intellectual Standards</text:span><text:span text:style-name="T619"> used to judge the quality of my </text:span><text:span text:style-name="T621">solution plan</text:span><text:span text:style-name="T619"> are as follows:</text:span></text:p>
      <text:p text:style-name="P233"><text:span text:style-name="T193"><text:tab/></text:span><text:span text:style-name="T207">Clar</text:span><text:span text:style-name="T208">i</text:span><text:span text:style-name="T207">ty</text:span><text:span text:style-name="T211">; </text:span><text:span text:style-name="T209">Accuracy</text:span><text:span text:style-name="T212">; </text:span><text:span text:style-name="T209">Relevance</text:span><text:span text:style-name="T212">;</text:span><text:span text:style-name="T209"> Breadth</text:span><text:span text:style-name="T212">, </text:span><text:span text:style-name="T209">Depth</text:span><text:span text:style-name="T212">; </text:span><text:span text:style-name="T784">Precis</text:span><text:span text:style-name="T786">ion;</text:span><text:span text:style-name="T213"> </text:span><text:span text:style-name="T210">Fairness</text:span><text:span text:style-name="T194">.</text:span></text:p>
      <text:p text:style-name="P173"/>
      <text:p text:style-name="P173"><text:tab/></text:p>
      <table:table table:name="Table11" table:style-name="Table11">
        <table:table-column table:style-name="Table11.A"/>
        <table:table-column table:style-name="Table11.B"/>
        <table:table-row>
          <table:table-cell table:style-name="Table11.A1" table:number-columns-spanned="2" office:value-type="string">
            <text:p text:style-name="P225"><text:span text:style-name="T239">Strategies to </text:span><text:span text:style-name="T240">F</text:span><text:span text:style-name="T239">acilitate </text:span><text:span text:style-name="T250">Devise a Plan</text:span></text:p>
          </table:table-cell>
          <table:covered-table-cell/>
        </table:table-row>
        <table:table-row>
          <table:table-cell table:style-name="Table11.A2" office:value-type="string">
            <text:list xml:id="list5829660859053854916" text:style-name="L48">
              <text:list-item>
                <text:p text:style-name="P515"><text:span text:style-name="T828">R</text:span>eview the question and organize information and concepts <text:span text:style-name="T829">identified</text:span></text:p>
              </text:list-item>
              <text:list-item>
                <text:p text:style-name="P516">Are there relevant concepts or content that I need to review and internalize before proceeding with my solution plan?</text:p>
              </text:list-item>
              <text:list-item>
                <text:p text:style-name="P515"><text:span text:style-name="T750">What </text:span><text:span text:style-name="T599">questions</text:span><text:span text:style-name="T830"> </text:span>d<text:span text:style-name="T830">o I have before I can begin to devise a solution plan? </text:span></text:p>
              </text:list-item>
              <text:list-item>
                <text:p text:style-name="P515"> Find the connection between the data and the unknown. You may be obliged to consider <text:soft-page-break/>auxiliary problems if an immediate connection cannot be found. </text:p>
              </text:list-item>
              <text:list-item>
                <text:p text:style-name="P515">Have you seen it before? Or have you seen the same problem in a slightly different form?</text:p>
              </text:list-item>
              <text:list-item>
                <text:p text:style-name="P546"><text:span text:style-name="Emphasis"><text:span text:style-name="T730">Do you know a related problem?</text:span></text:span><text:span text:style-name="T737"> Do you know a theorem that could be useful?</text:span></text:p>
              </text:list-item>
              <text:list-item>
                <text:p text:style-name="P546"><text:span text:style-name="Emphasis"><text:span text:style-name="T355">Look at the unknown!</text:span></text:span><text:span text:style-name="T355"> And try to think of a familiar problem having the same or a similar unknown.</text:span></text:p>
              </text:list-item>
              <text:list-item>
                <text:p text:style-name="P546"><text:soft-page-break/><text:span text:style-name="Emphasis"><text:span text:style-name="T730">Here is a problem related to yours and solved before. Could you use it?</text:span></text:span><text:span text:style-name="T737"> Could you use its result? Could you use its method? Should you introduce some auxiliary element in order to make its use possible?</text:span><text:span text:style-name="T738"> Could you use its result? Could you use its method? Should you introduce</text:span></text:p>
              </text:list-item>
              <text:list-item>
                <text:p text:style-name="P517">translate information (known and unknowns) into appropriate representation -symbols, graphs, tables (see appendix on representations) </text:p>
              </text:list-item>
              <text:list-item>
                <text:p text:style-name="P515"><text:span text:style-name="T817">Breakdown problem <text:s/>- </text:span><text:span text:style-name="T594">simplification</text:span><text:span text:style-name="T817"> – </text:span><text:span text:style-name="T818">Identify goals and sub-goals- </text:span><text:span text:style-name="T817">actions and strategies</text:span></text:p>
              </text:list-item>
              <text:list-item>
                <text:p text:style-name="P515"><text:soft-page-break/><text:span text:style-name="T818">Provide scaffolding for difficult problems (e.g., break them into smaller and simpler problems, give hints about possible strategies, or provide partial solutions).</text:span><text:span text:style-name="T751">-</text:span></text:p>
              </text:list-item>
              <text:list-item>
                <text:p text:style-name="P515"><text:span text:style-name="T45">D</text:span><text:span text:style-name="T46">evelop a line of reasoning – Map and explain the plan – </text:span><text:span text:style-name="T47">prepare to </text:span><text:span text:style-name="T33">bring in the solution</text:span></text:p>
              </text:list-item>
              <text:list-item>
                <text:p text:style-name="P518">Reflect on possible strategies - <text:s/>allow for the fact that more than one strategy may be needed to solve a given problem and that problems may</text:p>
              </text:list-item>
              <text:list-item>
                <text:p text:style-name="P515"><text:span text:style-name="T829">W</text:span>rite what <text:span text:style-name="T829">I</text:span> do or do not understand</text:p>
              </text:list-item>
              <text:list-item>
                <text:p text:style-name="P515"><text:soft-page-break/>Can you break the problem into parts</text:p>
              </text:list-item>
              <text:list-item>
                <text:p text:style-name="P515">Can you solve part of the problem?</text:p>
              </text:list-item>
              <text:list-item>
                <text:p text:style-name="P512"><text:span text:style-name="T330">E</text:span><text:span text:style-name="T328">stimate <text:s/>- round up or down to determine a possible solution</text:span></text:p>
              </text:list-item>
              <text:list-item>
                <text:p text:style-name="P512"><text:span text:style-name="T330">G</text:span><text:span text:style-name="T328">uess and check – does the guess fit the conditions in the problem – </text:span><text:span text:style-name="T327">revise 1</text:span><text:span text:style-name="T94">st</text:span><text:span text:style-name="T327"> estimate, 2</text:span><text:span text:style-name="T94">nd </text:span><text:span text:style-name="T327">estimate and so o</text:span><text:span text:style-name="T329">n</text:span></text:p>
              </text:list-item>
              <text:list-item>
                <text:p text:style-name="P515">Use direct reasoning</text:p>
              </text:list-item>
              <text:list-item>
                <text:p text:style-name="P546"><text:soft-page-break/><text:span text:style-name="Emphasis"><text:span text:style-name="T734">Eliminate possibilities </text:span></text:span><text:span text:style-name="Emphasis"><text:span text:style-name="T735">in</text:span></text:span><text:span text:style-name="Emphasis"><text:span text:style-name="T734"> situations where there is a set of possible answers and a set of criteria the answer must meet. </text:span></text:span><text:span text:style-name="Emphasis"><text:span text:style-name="T735">(see appendix</text:span></text:span><text:span text:style-name="Emphasis"><text:span text:style-name="T736">)</text:span></text:span></text:p>
              </text:list-item>
            </text:list>
          </table:table-cell>
          <table:table-cell table:style-name="Table11.B2" office:value-type="string">
            <text:list xml:id="list102257829140238" text:continue-numbering="true" text:style-name="L48">
              <text:list-item>
                <text:p text:style-name="P515">What resources will I need to answer the question?</text:p>
              </text:list-item>
              <text:list-item>
                <text:p text:style-name="P515">What questions are emerging as <text:span text:style-name="T829">I </text:span>think my way through the plan?</text:p>
              </text:list-item>
              <text:list-item>
                <text:p text:style-name="P517">Draw a visual representation of the problem – picture of what I am thinking. Consider using a picture chart or concept map for developing a mental model.</text:p>
              </text:list-item>
              <text:list-item>
                <text:p text:style-name="P547">Thinking maps were developed two decades ago by Dr. David Hyerle to improve reading comprehension, writing, problem-solving and reasoning. A circle map <text:soft-page-break/>shows context, a flow map sequencing, and a tree map classifying and grouping. Lightfoot draws thinking maps when teaching writing and literature to her kindergartners, many of w</text:p>
              </text:list-item>
              <text:list-item>
                <text:p text:style-name="P517">Explain why the plan might work.</text:p>
              </text:list-item>
              <text:list-item>
                <text:p text:style-name="P515">Estimate (quantity, measure or magnitude)</text:p>
              </text:list-item>
              <text:list-item>
                <text:p text:style-name="P515">Revise 1<text:span text:style-name="T16">st</text:span> estimate, 2<text:span text:style-name="T16">nd</text:span> and so on</text:p>
              </text:list-item>
              <text:list-item>
                <text:p text:style-name="P515"><text:span text:style-name="T831">C</text:span>onsider auxiliary problem solution plan if not accessible, then rewrite plan</text:p>
              </text:list-item>
              <text:list-item>
                <text:p text:style-name="P515"><text:soft-page-break/><text:s/>Could you restate the problem? Could you restate it still differently? Go</text:p>
              </text:list-item>
              <text:list-item>
                <text:p text:style-name="P515">Could you imagine a more accessible related problem? A more general problem? A more special problem? An analogous problem? Could you solve a part of the problem? Keep only a part of the condition, drop the other part; how far is the unknown then determined, how can it vary?</text:p>
              </text:list-item>
              <text:list-item>
                <text:p text:style-name="P515">Could you derive something useful from the data? Could you think of</text:p>
              </text:list-item>
              <text:list-item>
                <text:p text:style-name="P515"><text:soft-page-break/>Did you use all the data? Did you use the whole condition?</text:p>
              </text:list-item>
              <text:list-item>
                <text:p text:style-name="P515">Have you taken into account all essential</text:p>
              </text:list-item>
              <text:list-item>
                <text:p text:style-name="P525">Other approaches:</text:p>
              </text:list-item>
            </text:list>
            <text:list xml:id="list7680340169309003448" text:style-name="L49">
              <text:list-item>
                <text:p text:style-name="P526">Guess and check</text:p>
              </text:list-item>
              <text:list-item>
                <text:p text:style-name="P519">Look for a pattern</text:p>
              </text:list-item>
              <text:list-item>
                <text:p text:style-name="P519">Work backwards</text:p>
              </text:list-item>
              <text:list-item>
                <text:p text:style-name="P520"><text:s/>Make an orderly l<text:span text:style-name="T812">ist</text:span></text:p>
              </text:list-item>
              <text:list-item>
                <text:p text:style-name="P520"><text:soft-page-break/>Eliminate possibilities</text:p>
              </text:list-item>
              <text:list-item>
                <text:p text:style-name="P520">Solve a simpler problem</text:p>
              </text:list-item>
              <text:list-item>
                <text:p text:style-name="P520">Use symmetry</text:p>
              </text:list-item>
              <text:list-item>
                <text:p text:style-name="P520">Solve an equation </text:p>
              </text:list-item>
              <text:list-item>
                <text:p text:style-name="P520">Use a model</text:p>
              </text:list-item>
              <text:list-item>
                <text:p text:style-name="P520">Use a formula Consider special cases</text:p>
              </text:list-item>
              <text:list-item>
                <text:p text:style-name="P521">making a list</text:p>
              </text:list-item>
            </text:list>
            <text:list xml:id="list3369710042557278385" text:style-name="L50">
              <text:list-item>
                <text:p text:style-name="P522"><text:soft-page-break/>acting out the problem</text:p>
              </text:list-item>
              <text:list-item>
                <text:p text:style-name="P522">guess and check</text:p>
              </text:list-item>
              <text:list-item>
                <text:p text:style-name="P522">finding a pattern</text:p>
              </text:list-item>
              <text:list-item>
                <text:p text:style-name="P522">making and using model</text:p>
              </text:list-item>
              <text:list-item>
                <text:p text:style-name="P522">using formulas</text:p>
              </text:list-item>
              <text:list-item>
                <text:p text:style-name="P522">choosing an operation</text:p>
              </text:list-item>
            </text:list>
            <text:p text:style-name="P291"/>
          </table:table-cell>
        </table:table-row>
      </table:table>
      <text:p text:style-name="P60"><text:soft-page-break/></text:p>
      <text:p text:style-name="P231"><text:tab/></text:p>
      <text:p text:style-name="P231"><text:tab/><text:span text:style-name="T577">Element of Reasoning: </text:span><text:span text:style-name="T578">Information</text:span><text:tab/></text:p>
      <text:p text:style-name="P231"><text:span text:style-name="T767"><text:tab/>The most important</text:span><text:span text:style-name="T788"> information</text:span><text:span text:style-name="T767"> for addressing and solving the problem is <text:tab/>____________________________________________________________________________</text:span><text:span text:style-name="T196">.</text:span></text:p>
      <text:p text:style-name="P165"><text:span text:style-name="T638"><text:tab/>(Identify key information needed, or presupposed for addressing the problem. Here we are looking for facts or data <text:tab/>relevant</text:span><text:span text:style-name="T632"> to </text:span><text:span text:style-name="T638">the problem, </text:span><text:span text:style-name="T639">What information such as data, and facts </text:span><text:span text:style-name="T637">d</text:span><text:span text:style-name="T639">o I have? What </text:span><text:span text:style-name="T627">information</text:span><text:span text:style-name="T639"> do I need to answer <text:tab/>the question? Does it seem that some </text:span><text:span text:style-name="T627">information</text:span><text:span text:style-name="T639"> is still missing? </text:span><text:span text:style-name="T646">H</text:span><text:span text:style-name="T647">ow is information </text:span><text:span text:style-name="T646">to be </text:span><text:span text:style-name="T647">accessed and used?</text:span><text:span text:style-name="T632">)</text:span></text:p>
      <text:p text:style-name="P172"/>
      <text:p text:style-name="P169"><text:span text:style-name="T618"><text:tab/></text:span><text:span text:style-name="T619">The </text:span><text:span text:style-name="T658">Intellectual Standards</text:span><text:span text:style-name="T619"> used to judge the quality of </text:span><text:span text:style-name="T620">Information </text:span><text:span text:style-name="T619">are as follows:</text:span></text:p>
      <text:p text:style-name="P150"><text:span text:style-name="T183"><text:tab/></text:span><text:span text:style-name="T138">Clar</text:span><text:span text:style-name="T139">i</text:span><text:span text:style-name="T138">ty;</text:span><text:span text:style-name="T152"> </text:span><text:span text:style-name="T588">Precis</text:span><text:span text:style-name="T591">ion</text:span>-<text:span text:style-name="T153"> Fairness</text:span><text:span text:style-name="T148">;</text:span><text:span text:style-name="T134"> Significance</text:span><text:span text:style-name="T148">;</text:span><text:span text:style-name="T149"> </text:span><text:span text:style-name="T135">R</text:span><text:span text:style-name="T136">elevance;</text:span><text:span text:style-name="T150">. </text:span></text:p>
      <text:p text:style-name="P173"><text:soft-page-break/><text:tab/></text:p>
      <table:table table:name="Table12" table:style-name="Table12">
        <table:table-column table:style-name="Table12.A"/>
        <table:table-column table:style-name="Table12.B"/>
        <table:table-row>
          <table:table-cell table:style-name="Table12.A1" table:number-columns-spanned="2" office:value-type="string">
            <text:p text:style-name="P225"><text:span text:style-name="T239">Strategies </text:span><text:span text:style-name="T242">for </text:span><text:span text:style-name="T243">Information</text:span></text:p>
          </table:table-cell>
          <table:covered-table-cell/>
        </table:table-row>
        <table:table-row>
          <table:table-cell table:style-name="Table12.A2" office:value-type="string">
            <text:list xml:id="list7330780112537059512" text:style-name="L51">
              <text:list-item>
                <text:p text:style-name="P408">How can the information be used?</text:p>
              </text:list-item>
              <text:list-item>
                <text:p text:style-name="P408">Do I need to seek new information and data.?Make sure you have gathered sufficient data</text:p>
              </text:list-item>
              <text:list-item>
                <text:p text:style-name="P503"><text:span text:style-name="T313">Am I considering all of the information or data provided in the problem</text:span><text:span text:style-name="T312">?</text:span></text:p>
                <text:p text:style-name="P405"><text:soft-page-break/></text:p>
              </text:list-item>
            </text:list>
          </table:table-cell>
          <table:table-cell table:style-name="Table12.B2" office:value-type="string">
            <text:list xml:id="list102257850171325" text:continue-numbering="true" text:style-name="L51">
              <text:list-item>
                <text:p text:style-name="P389">What information is extraneous?</text:p>
              </text:list-item>
              <text:list-item>
                <text:p text:style-name="P390"><text:span text:style-name="T48">Make sure that all data used is clear, accurate, and relevant to the problem at han</text:span><text:span text:style-name="T49">d</text:span></text:p>
              </text:list-item>
              <text:list-item>
                <text:p text:style-name="P445"><text:span text:style-name="Emphasis"><text:span text:style-name="T686">Apply the *Intellectual Standards to Element of Reasoning.</text:span></text:span></text:p>
              </text:list-item>
            </text:list>
          </table:table-cell>
        </table:table-row>
      </table:table>
      <text:p text:style-name="P292"/>
      <text:p text:style-name="P232"><text:tab/></text:p>
      <text:p text:style-name="P231"><text:tab/><text:span text:style-name="T577">Element of Reasoning: </text:span><text:span text:style-name="T579">Concepts</text:span><text:tab/></text:p>
      <text:p text:style-name="P231"><text:span text:style-name="T767"><text:tab/></text:span><text:span text:style-name="T708"> </text:span><text:span text:style-name="T230">The key </text:span><text:span text:style-name="T206">concepts</text:span><text:span text:style-name="T230"> we need to </text:span><text:span text:style-name="T232">devise a </text:span><text:span text:style-name="T233">so</text:span><text:span text:style-name="T232">l</text:span><text:span text:style-name="T233">ution plan </text:span><text:span text:style-name="T230">are</text:span><text:span text:style-name="T220"> <text:s text:c="35"/><text:tab/><text:tab/>.</text:span><text:span text:style-name="T230"><text:tab/> </text:span></text:p>
      <text:p text:style-name="P231"><text:span text:style-name="T230"><text:tab/></text:span><text:span text:style-name="T231">(</text:span><text:span text:style-name="T197">What concepts or content (theorems, definitions, formulas, etc.) do we need to <text:tab/>understand for </text:span><text:span text:style-name="T204">devising a plan</text:span><text:span text:style-name="T197"> <text:tab/>solution?</text:span><text:span text:style-name="T199">)</text:span><text:span text:style-name="T710"><text:tab/></text:span></text:p>
      <text:p text:style-name="P172"/>
      <text:p text:style-name="P169"><text:span text:style-name="T618"><text:tab/></text:span><text:span text:style-name="T619">The </text:span><text:span text:style-name="T658">Intellectual Standards</text:span><text:span text:style-name="T619"> used to judge the quality of my understanding of the </text:span><text:span text:style-name="T620">concepts needed to understand </text:span><text:soft-page-break/><text:span text:style-name="T620"><text:tab/>and solve this </text:span><text:span text:style-name="T619">problem are as follows: </text:span><text:span text:style-name="T592">Clar</text:span><text:span text:style-name="T593">i</text:span><text:span text:style-name="T592">ty</text:span><text:span text:style-name="T815">; </text:span><text:span text:style-name="T595">Accurate</text:span><text:span text:style-name="T819"> </text:span><text:span text:style-name="T595">Precis</text:span><text:span text:style-name="T591">ion</text:span><text:span text:style-name="T819">; Fairness; </text:span><text:span text:style-name="T591">Significance</text:span><text:span text:style-name="T814">; </text:span><text:span text:style-name="T596">R</text:span><text:span text:style-name="T597">elevance</text:span><text:span text:style-name="T832">.</text:span></text:p>
      <text:p text:style-name="P173"><text:tab/></text:p>
      <table:table table:name="Table13" table:style-name="Table13">
        <table:table-column table:style-name="Table13.A"/>
        <table:table-column table:style-name="Table13.B"/>
        <table:table-row>
          <table:table-cell table:style-name="Table13.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able:table-row>
          <table:table-cell table:style-name="Table13.A2" office:value-type="string">
            <text:list xml:id="list4875057283914520802" text:style-name="L52">
              <text:list-item>
                <text:p text:style-name="P404">How are concepts/content relevant to the problem and how will information be related to content?</text:p>
              </text:list-item>
              <text:list-item>
                <text:p text:style-name="P404">Make sure you are using concepts with care and precision</text:p>
              </text:list-item>
            </text:list>
            <text:p text:style-name="P259"/>
          </table:table-cell>
          <table:table-cell table:style-name="Table13.B2" office:value-type="string">
            <text:list xml:id="list102257861161642" text:continue-numbering="true" text:style-name="L52">
              <text:list-item>
                <text:p text:style-name="P409">Translate information and concepts into a different representation (graphical, symbolic, numerical).</text:p>
              </text:list-item>
              <text:list-item>
                <text:p text:style-name="P411">Have I discovered concepts to be used in devising the solution other than those stated in part I (understanding the question).</text:p>
              </text:list-item>
              <text:list-item>
                <text:p text:style-name="P412"><text:span text:style-name="T833">Discuss how related content or </text:span><text:span text:style-name="T588">concepts</text:span>, related <text:soft-page-break/>problems, will be used in the solution.<text:span text:style-name="T833"> </text:span></text:p>
              </text:list-item>
            </text:list>
          </table:table-cell>
        </table:table-row>
      </table:table>
      <text:list xml:id="list6005981762168578479" text:style-name="L53">
        <text:list-header>
          <text:p text:style-name="P365"/>
        </text:list-header>
      </text:list>
      <text:p text:style-name="P128"><text:tab/></text:p>
      <text:p text:style-name="P128"><text:tab/></text:p>
      <text:p text:style-name="P128"/>
      <text:p text:style-name="P128"/>
      <text:p text:style-name="P128"><text:tab/>Element of Reasoning: Assumptions</text:p>
      <text:p text:style-name="P202"><text:span text:style-name="T661"><text:tab/></text:span><text:span text:style-name="T721">The main assumption(s) underlying our understanding of the problem is (are) <text:tab/>___________________________________________________________________.</text:span></text:p>
      <text:p text:style-name="P223"><text:soft-page-break/><text:span text:style-name="T55"><text:tab/>(What is the author or problem as stated taking for granted? </text:span><text:span text:style-name="T56">What assumptions are we <text:tab/>making? Are our <text:tab/>assumptions justifiable? </text:span><text:span text:style-name="T55">Assumptions are </text:span><text:span text:style-name="T56">generalizations that might be <text:tab/>questioned and are most often <text:tab/>unstated.)</text:span></text:p>
      <text:p text:style-name="P217"/>
      <text:p text:style-name="P256"><text:span text:style-name="T640"><text:tab/>The </text:span><text:span text:style-name="T657">Intellectual Standards</text:span><text:span text:style-name="T640"> used to judge the quality </text:span><text:span text:style-name="T641">and reasonableness </text:span><text:span text:style-name="T640">of my </text:span><text:span text:style-name="T641">assumptions </text:span><text:span text:style-name="T642">needed to understand <text:tab/>and solve this </text:span><text:span text:style-name="T640">problem are as follows: </text:span><text:span text:style-name="T588">Clar</text:span><text:span text:style-name="T598">i</text:span><text:span text:style-name="T588">ty</text:span> – the meaning can be understood;<text:span text:style-name="T634"> </text:span><text:span text:style-name="T628">Accurate</text:span><text:span text:style-name="T634"> – free of errors </text:span></text:p>
      <text:p text:style-name="P263"/>
      <table:table table:name="Table14" table:style-name="Table14">
        <table:table-column table:style-name="Table14.A"/>
        <table:table-column table:style-name="Table14.B"/>
        <table:table-row>
          <table:table-cell table:style-name="Table14.A1" table:number-columns-spanned="2" office:value-type="string">
            <text:p text:style-name="P225"><text:span text:style-name="T239">Strategies </text:span><text:span text:style-name="T242">for</text:span><text:span text:style-name="T243"> </text:span><text:span text:style-name="T246">Assumptions</text:span></text:p>
          </table:table-cell>
          <table:covered-table-cell/>
        </table:table-row>
        <table:table-row>
          <table:table-cell table:style-name="Table14.A2" office:value-type="string">
            <text:list xml:id="list7825895864811443241" text:style-name="L54">
              <text:list-item>
                <text:p text:style-name="P504">Are my assumptions explicit and clear?</text:p>
                <text:p text:style-name="P414"><text:soft-page-break/></text:p>
              </text:list-item>
            </text:list>
          </table:table-cell>
          <table:table-cell table:style-name="Table14.B2" office:value-type="string">
            <text:list xml:id="list102257870149157" text:continue-numbering="true" text:style-name="L54">
              <text:list-item>
                <text:p text:style-name="P410">Have I made additional assumptions about the <text:soft-page-break/>problem that I need to work into the plan?</text:p>
              </text:list-item>
            </text:list>
          </table:table-cell>
        </table:table-row>
      </table:table>
      <text:p text:style-name="P177"/>
      <text:p text:style-name="P177"/>
      <text:p text:style-name="P234"><text:tab/><text:span text:style-name="T702">Element of Reasoning: </text:span><text:span text:style-name="T703">Inferences and Interpretations </text:span></text:p>
      <text:p text:style-name="P136"><text:span text:style-name="T603"><text:tab/>T</text:span><text:span text:style-name="T294">he basis for our </text:span><text:span text:style-name="T305">inferences </text:span><text:span text:style-name="T294">and </text:span><text:span text:style-name="T305">interpretations</text:span><text:span text:style-name="T294"> at this point are</text:span><text:span text:style-name="T295"> <text:tab/>___________</text:span><text:span text:style-name="T302">_____________________________________________.</text:span></text:p>
      <text:p text:style-name="P135"><text:span text:style-name="T117"><text:tab/></text:span><text:span text:style-name="T184">(Is there another way to interpret the information? Can I justify my interpretation of the <text:tab/>information or problem to <text:tab/>be solved? Have I made any inferences beyond what the </text:span></text:p>
      <text:p text:style-name="P131"><text:tab/>evidence implies? Are my inferences consistent?)</text:p>
      <text:p text:style-name="P262"><text:soft-page-break/><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tab/>and </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text:span><text:span text:style-name="T254"> </text:span><text:span text:style-name="T221">Accurate</text:span><text:span text:style-name="T254">; </text:span><text:span text:style-name="T789">Precise</text:span><text:span text:style-name="T256">; </text:span><text:span text:style-name="T223">Breadth;</text:span><text:span text:style-name="T268"> </text:span><text:span text:style-name="T217">Significance.</text:span><text:span text:style-name="T225"> <text:tab/></text:span></text:p>
      <text:p text:style-name="P260"/>
      <table:table table:name="Table15" table:style-name="Table15">
        <table:table-column table:style-name="Table15.A"/>
        <table:table-column table:style-name="Table15.B"/>
        <table:table-row>
          <table:table-cell table:style-name="Table15.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15.A2" office:value-type="string">
            <text:list xml:id="list6087829921447937000" text:style-name="L55">
              <text:list-header>
                <text:p text:style-name="P391"><text:span text:style-name="T51">1. </text:span><text:span text:style-name="T50">Have I made additional inferences about the problem as I've devised the plan?</text:span></text:p>
              </text:list-header>
            </text:list>
          </table:table-cell>
          <table:table-cell table:style-name="Table15.B2" office:value-type="string">
            <text:list xml:id="list102257880158754" text:continue-numbering="true" text:style-name="L55">
              <text:list-header>
                <text:p text:style-name="P415"/>
              </text:list-header>
            </text:list>
          </table:table-cell>
        </table:table-row>
      </table:table>
      <text:p text:style-name="P178"><text:soft-page-break/></text:p>
      <text:p text:style-name="P234"><text:tab/><text:span text:style-name="T702">Element of Reasoning: </text:span><text:span text:style-name="T704">Conclusions or Implications </text:span></text:p>
      <text:p text:style-name="P136"><text:span text:style-name="T603"><text:tab/></text:span><text:span text:style-name="T604">T</text:span><text:span text:style-name="T296">he most important </text:span><text:span text:style-name="T307">conclusion(s)</text:span><text:span text:style-name="T296"> or Implication(s) </text:span><text:span text:style-name="T299">t</text:span><text:span text:style-name="T297">hat I have made </text:span><text:span text:style-name="T296">in </text:span><text:span text:style-name="T299">devising a solution i</text:span><text:span text:style-name="T296">s(are) <text:tab/>____________________________________________________________________.___________________.</text:span></text:p>
      <text:p text:style-name="P130"><text:span text:style-name="T635"><text:tab/>(</text:span><text:span text:style-name="T636">Does my </text:span><text:span text:style-name="T648">plan</text:span><text:span text:style-name="T636"> make sense.? What did I learn from </text:span><text:span text:style-name="T648">developing a solution plan</text:span><text:span text:style-name="T636">? Can my </text:span><text:span text:style-name="T648">plan</text:span><text:span text:style-name="T636"> be extended to other <text:tab/>types of problems? What would I do differently next time? </text:span><text:span text:style-name="T637">Can I present my </text:span><text:span text:style-name="T648">plan</text:span><text:span text:style-name="T637"> using a clear coherent argument <text:tab/>reflecting the sophistication appropriate to the problem.</text:span><text:span text:style-name="T645">)</text:span></text:p>
      <text:p text:style-name="P262"/>
      <text:p text:style-name="P311"><text:span text:style-name="T193"><text:tab/>The </text:span><text:span text:style-name="T205">Intellectual Standards</text:span><text:span text:style-name="T193"> used to judge the quality of my </text:span><text:span text:style-name="T202">Conclusion and Interpretation of the Question <text:tab/>at hand <text:tab/>is</text:span><text:span text:style-name="T193">: </text:span><text:span text:style-name="T221">Clar</text:span><text:span text:style-name="T222">i</text:span><text:span text:style-name="T221">ty</text:span><text:span text:style-name="T254"> </text:span><text:span text:style-name="T221">Accurate; </text:span><text:span text:style-name="T789">Precise;</text:span><text:span text:style-name="T255">; </text:span><text:span text:style-name="T223">Fairness;</text:span><text:span text:style-name="T268"> </text:span><text:span text:style-name="T217">Significance</text:span><text:span text:style-name="T225">.</text:span></text:p>
      <table:table table:name="Table16" table:style-name="Table16">
        <table:table-column table:style-name="Table16.A"/>
        <table:table-column table:style-name="Table16.B"/>
        <text:soft-page-break/>
        <table:table-row>
          <table:table-cell table:style-name="Table16.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able:table-row table:style-name="Table16.2">
          <table:table-cell table:style-name="Table16.A2" office:value-type="string">
            <text:list xml:id="list9070666463224398797" text:style-name="L56">
              <text:list-item>
                <text:p text:style-name="P549"><text:span text:style-name="T748">D</text:span>evelop a line of reasoning – Map and explain the plan – <text:span text:style-name="T749">prepare to </text:span><text:span text:style-name="T590">bring in the solution</text:span></text:p>
              </text:list-item>
              <text:list-item>
                <text:p text:style-name="P548"><text:span text:style-name="Emphasis"><text:span text:style-name="T40">Has my understanding of the problem changed? If so, how?</text:span></text:span></text:p>
              </text:list-item>
            </text:list>
          </table:table-cell>
          <table:table-cell table:style-name="Table16.B2" office:value-type="string">
            <text:list xml:id="list102257889163022" text:continue-numbering="true" text:style-name="L56">
              <text:list-item>
                <text:p text:style-name="P528"><text:span text:style-name="Emphasis"><text:span text:style-name="T303">What strategies were the most helpful to me in </text:span></text:span><text:span text:style-name="Emphasis"><text:span text:style-name="T304">devising </text:span></text:span><text:span text:style-name="Emphasis"><text:span text:style-name="T303">the p</text:span></text:span><text:span text:style-name="Emphasis"><text:span text:style-name="T304">lan</text:span></text:span><text:span text:style-name="Emphasis"><text:span text:style-name="T303">?</text:span></text:span></text:p>
                <text:p text:style-name="P433"/>
              </text:list-item>
            </text:list>
          </table:table-cell>
        </table:table-row>
      </table:table>
      <text:p text:style-name="P237"><text:tab/></text:p>
      <text:p text:style-name="P127"><text:tab/>Element of Reasoning: <text:span text:style-name="T834">Point(s) of View </text:span></text:p>
      <text:p text:style-name="P194"><text:span text:style-name="T826"><text:tab/>The m</text:span><text:span text:style-name="T696">ain point(s) of view or perspective(s) represented in this problem is (are) </text:span><text:span text:style-name="T723">or (</text:span><text:span text:style-name="T724">Could I work the problem </text:span><text:soft-page-break/><text:span text:style-name="T724"><text:tab/>using a different approach or technique?</text:span><text:span text:style-name="T725">)</text:span><text:span text:style-name="T696"><text:tab/>___________________________________________________________.</text:span></text:p>
      <text:p text:style-name="P174"><text:tab/> <text:s/>Can I check if my <text:span text:style-name="T835">strategy makes sense</text:span>?</text:p>
      <text:p text:style-name="P134"><text:tab/><text:span text:style-name="T186">The </text:span><text:span text:style-name="T187">Intellectual Standards</text:span><text:span text:style-name="T186"> used to judge the quality and reasonableness of my assumptions needed to understand <text:tab/>and solve this problem are as follows: </text:span><text:span text:style-name="T140">Clar</text:span><text:span text:style-name="T141">i</text:span><text:span text:style-name="T140">ty</text:span><text:span text:style-name="T127">; </text:span><text:span text:style-name="T140">Accurate</text:span><text:span text:style-name="T127">; </text:span><text:span text:style-name="T143">Precise</text:span><text:span text:style-name="T128">; </text:span><text:span text:style-name="T142">Fairness</text:span><text:span text:style-name="T129">; </text:span><text:span text:style-name="T142">Breadth</text:span><text:span text:style-name="T129">;</text:span><text:span text:style-name="T126"> </text:span><text:span text:style-name="T143">Logic.</text:span></text:p>
      <text:p text:style-name="P175"/>
      <table:table table:name="Table17" table:style-name="Table17">
        <table:table-column table:style-name="Table17.A"/>
        <table:table-column table:style-name="Table17.B"/>
        <table:table-row>
          <table:table-cell table:style-name="Table17.A1" table:number-columns-spanned="2" office:value-type="string">
            <text:p text:style-name="P171">Point of View</text:p>
          </table:table-cell>
          <table:covered-table-cell/>
        </table:table-row>
        <table:table-row>
          <table:table-cell table:style-name="Table17.A2" office:value-type="string">
            <text:list xml:id="list1218341493053301" text:style-name="L57">
              <text:list-item>
                <text:p text:style-name="P450">Can you articulate another reasonable way of solving the problem?</text:p>
              </text:list-item>
            </text:list>
            <text:p text:style-name="P266"/>
          </table:table-cell>
          <table:table-cell table:style-name="Table17.B2" office:value-type="string">
            <text:list xml:id="list102257898153424" text:continue-numbering="true" text:style-name="L57">
              <text:list-item>
                <text:p text:style-name="P538"><text:span text:style-name="T836">Review</text:span> the *Intellectual Standards <text:span text:style-name="T835">against each step of the plan</text:span></text:p>
              </text:list-item>
            </text:list>
          </table:table-cell>
        </table:table-row>
      </table:table>
      <text:p text:style-name="P276"><text:soft-page-break/></text:p>
      <text:p text:style-name="P276"><text:span text:style-name="T753">III</text:span>. <text:span text:style-name="T837">Carry out the Plan</text:span> (Polya step <text:span text:style-name="T753">3</text:span>):</text:p>
      <text:p text:style-name="P231"><text:tab/><text:span text:style-name="T577">Element of Reasoning: Key Question</text:span></text:p>
      <text:p text:style-name="P231"><text:tab/><text:span text:style-name="T767">The key </text:span><text:span text:style-name="T784">question</text:span><text:span text:style-name="T785">(s)</text:span><text:span text:style-name="T767"> </text:span><text:span text:style-name="T771">is </text:span><text:span text:style-name="T772">whether or not </text:span><text:span text:style-name="T771">my solution plan </text:span><text:span text:style-name="T773">produces an ac</text:span><text:span text:style-name="T771">curate and valid solution to the <text:tab/>problem?</text:span><text:span text:style-name="T769"> </text:span><text:span text:style-name="T767">___________________________________________________________________._</text:span></text:p>
      <text:p text:style-name="P169"><text:span text:style-name="T612"><text:tab/>(</text:span><text:span text:style-name="T613">What exactly are we trying to determine? </text:span><text:span text:style-name="T622">I</text:span><text:span text:style-name="T613">s the solution</text:span><text:span text:style-name="T623"> accurate?</text:span><text:span text:style-name="T613">? </text:span><text:span text:style-name="T612">Was the problem </text:span><text:span text:style-name="T623">that I was trying to <text:tab/>answer <text:tab/>solved</text:span><text:span text:style-name="T612">?</text:span><text:span text:style-name="T618">)</text:span></text:p>
      <text:p text:style-name="P172"/>
      <text:p text:style-name="P169"><text:soft-page-break/><text:span text:style-name="T618"><text:tab/></text:span><text:span text:style-name="T619">The </text:span><text:span text:style-name="T658">Intellectual Standards</text:span><text:span text:style-name="T619">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24">; </text:span><text:span text:style-name="T221">Accurate</text:span><text:span text:style-name="T254">; </text:span><text:span text:style-name="T789">Precis</text:span><text:span text:style-name="T790">ion</text:span><text:span text:style-name="T255">; </text:span><text:span text:style-name="T216">Fairness</text:span><text:span text:style-name="T194">.</text:span></text:p>
      <text:p text:style-name="P173"/>
      <text:p text:style-name="P173"><text:tab/></text:p>
      <table:table table:name="Table18" table:style-name="Table18">
        <table:table-column table:style-name="Table18.A"/>
        <table:table-column table:style-name="Table18.B"/>
        <table:table-row>
          <table:table-cell table:style-name="Table18.A1" table:number-columns-spanned="2" office:value-type="string">
            <text:p text:style-name="P225"><text:span text:style-name="T239">Strategies to </text:span><text:span text:style-name="T240">F</text:span><text:span text:style-name="T239">acilitate </text:span><text:span text:style-name="T251">Carrying out the Solution Plan</text:span></text:p>
          </table:table-cell>
          <table:covered-table-cell/>
        </table:table-row>
        <table:table-row>
          <table:table-cell table:style-name="Table18.A2" office:value-type="string">
            <text:list xml:id="list5551512611743786753" text:style-name="L58">
              <text:list-item>
                <text:p text:style-name="P336"><text:span text:style-name="T838">I</text:span>mplement the solution Plan</text:p>
              </text:list-item>
              <text:list-item>
                <text:p text:style-name="P459"><text:span text:style-name="Emphasis"><text:span text:style-name="T806">Could you </text:span></text:span><text:span text:style-name="Emphasis"><text:span text:style-name="T807">state </text:span></text:span><text:span text:style-name="Emphasis"><text:span text:style-name="T808">more explicitly </text:span></text:span><text:span text:style-name="Emphasis"><text:span text:style-name="T807">the meaning of, </text:span></text:span><text:span text:style-name="Emphasis"><text:span text:style-name="T808">or elaborate on, (choose) the math term, definition, skill, procedure, </text:span></text:span><text:span text:style-name="Emphasis"><text:span text:style-name="T807">symbol</text:span></text:span><text:span text:style-name="Emphasis"><text:span text:style-name="T808">(</text:span></text:span><text:span text:style-name="Emphasis"><text:span text:style-name="T807">s</text:span></text:span><text:span text:style-name="Emphasis"><text:span text:style-name="T808">)</text:span></text:span><text:span text:style-name="Emphasis"><text:span text:style-name="T807">, units of measure, labeling </text:span></text:span><text:span text:style-name="Emphasis"><text:span text:style-name="T808">of </text:span></text:span><text:soft-page-break/><text:span text:style-name="Emphasis"><text:span text:style-name="T807">axes, </text:span></text:span><text:span text:style-name="Emphasis"><text:span text:style-name="T808">etc. that you are using</text:span></text:span></text:p>
              </text:list-item>
              <text:list-item>
                <text:p text:style-name="P459">What questions are emerging for you as we think our way through this</text:p>
              </text:list-item>
              <text:list-item>
                <text:p text:style-name="P459">Check periodically to make sure you are still on t<text:span text:style-name="T839">a</text:span>rget <text:span text:style-name="T839">with respect to the </text:span>question.</text:p>
              </text:list-item>
              <text:list-item>
                <text:p text:style-name="P467">Am I accurate at each step?</text:p>
              </text:list-item>
              <text:list-item>
                <text:p text:style-name="P459">Should I change to a different representation to solve a step? </text:p>
              </text:list-item>
              <text:list-item>
                <text:p text:style-name="P459"><text:soft-page-break/>Would a calculator or technology be helpful?</text:p>
              </text:list-item>
              <text:list-item>
                <text:p text:style-name="P456">Ask students to explain what they are doing as they work through a problem</text:p>
                <text:p text:style-name="P456"/>
              </text:list-item>
            </text:list>
          </table:table-cell>
          <table:table-cell table:style-name="Table18.B2" office:value-type="string">
            <text:list xml:id="list102257912143974" text:continue-numbering="true" text:style-name="L58">
              <text:list-item>
                <text:p text:style-name="P459">How can I prove that my step is correct?</text:p>
              </text:list-item>
              <text:list-item>
                <text:p text:style-name="P459">Make sure you are using concepts with care and precision</text:p>
              </text:list-item>
              <text:list-item>
                <text:p text:style-name="P459">Connect and analyze data – connect between data and unknowns consider </text:p>
              </text:list-item>
              <text:list-item>
                <text:p text:style-name="P459"><text:soft-page-break/>Am I hitting a “road block” in solving this problem?</text:p>
              </text:list-item>
              <text:list-item>
                <text:p text:style-name="P451">Make sure you have gathered sufficient data</text:p>
              </text:list-item>
              <text:list-item>
                <text:p text:style-name="P459">Do I need additional resources?</text:p>
              </text:list-item>
              <text:list-item>
                <text:p text:style-name="P462">Experiment with a different solution planning</text:p>
              </text:list-item>
              <text:list-item>
                <text:p text:style-name="P462">Keep track and save all results</text:p>
              </text:list-item>
              <text:list-item>
                <text:p text:style-name="P462">Compare attempts to solve similar problems.</text:p>
              </text:list-item>
              <text:list-item>
                <text:p text:style-name="P462">Do not give up!</text:p>
                <text:p text:style-name="P456"><text:soft-page-break/></text:p>
              </text:list-item>
            </text:list>
          </table:table-cell>
        </table:table-row>
      </table:table>
      <text:p text:style-name="P231"/>
      <text:p text:style-name="P136"><text:tab/></text:p>
      <text:p text:style-name="P122"><text:tab/><text:span text:style-name="T577">Element of Reasoning: </text:span><text:span text:style-name="T578">Information</text:span><text:tab/></text:p>
      <text:p text:style-name="P231"><text:span text:style-name="T767"><text:tab/></text:span><text:span text:style-name="T234">New information that has emerged as I've worked through the solution plan</text:span><text:span text:style-name="T235"> (are)</text:span><text:span text:style-name="T767"> is <text:tab/>____________________________________________________________________________</text:span><text:span text:style-name="T196">.</text:span></text:p>
      <text:p text:style-name="P165"><text:span text:style-name="T638"><text:tab/>(Identify additional</text:span><text:span text:style-name="T649"> </text:span><text:span text:style-name="T638">information needed, or presupposed for addressing the problem. Here we are looking for facts <text:tab/>or data relevant</text:span><text:span text:style-name="T632"> to </text:span><text:span text:style-name="T638">the problem?</text:span><text:span text:style-name="T639"> Does it seem that some </text:span><text:span text:style-name="T627">information</text:span><text:span text:style-name="T639"> is still missing? </text:span><text:span text:style-name="T646">H</text:span><text:span text:style-name="T647">ow is information </text:span><text:span text:style-name="T646">to be <text:tab/></text:span><text:span text:style-name="T649">tested for accuracy, </text:span><text:span text:style-name="T647">accessed and used?</text:span><text:span text:style-name="T632">)</text:span></text:p>
      <text:p text:style-name="P172"/>
      <text:p text:style-name="P169"><text:span text:style-name="T618"><text:tab/></text:span><text:span text:style-name="T619">The </text:span><text:span text:style-name="T658">Intellectual Standards</text:span><text:span text:style-name="T619"> used to judge the quality of </text:span><text:span text:style-name="T620">Information </text:span><text:span text:style-name="T619">are as follows:</text:span></text:p>
      <text:p text:style-name="P150"><text:span text:style-name="T183"><text:tab/></text:span><text:span text:style-name="T138">Clar</text:span><text:span text:style-name="T139">i</text:span><text:span text:style-name="T138">ty;</text:span><text:span text:style-name="T154"> <text:s/></text:span><text:span text:style-name="T144">Accurate</text:span><text:span text:style-name="T152">; </text:span><text:span text:style-name="T588">Precis</text:span><text:span text:style-name="T591">ion</text:span><text:span text:style-name="T148">; </text:span><text:span text:style-name="T134">Significance</text:span><text:span text:style-name="T148">;</text:span><text:span text:style-name="T149"> </text:span><text:span text:style-name="T137">Breadth</text:span><text:span text:style-name="T151">; </text:span><text:span text:style-name="T135">R</text:span><text:span text:style-name="T136">elevance;</text:span><text:span text:style-name="T150">. </text:span></text:p>
      <text:p text:style-name="P173"><text:tab/></text:p>
      <table:table table:name="Table19" table:style-name="Table19">
        <table:table-column table:style-name="Table19.A"/>
        <table:table-column table:style-name="Table19.B"/>
        <table:table-row>
          <table:table-cell table:style-name="Table19.A1" table:number-columns-spanned="2" office:value-type="string">
            <text:p text:style-name="P225"><text:span text:style-name="T239">Strategies </text:span><text:span text:style-name="T242">for </text:span><text:span text:style-name="T243">Information</text:span></text:p>
          </table:table-cell>
          <table:covered-table-cell/>
        </table:table-row>
        <text:soft-page-break/>
        <table:table-row>
          <table:table-cell table:style-name="Table19.A2" office:value-type="string">
            <text:list xml:id="list7491022347406684161" text:style-name="L59">
              <text:list-item>
                <text:p text:style-name="P452"><text:span text:style-name="T840">M</text:span>ake sure that all data used is clear, accurate, and relevant to the problem at hand . .<text:span text:style-name="T839">Apply Standards at each step of the way.</text:span></text:p>
              </text:list-item>
              <text:list-item>
                <text:p text:style-name="P460">How can we check to see if the information you are using is accurate?</text:p>
              </text:list-item>
              <text:list-item>
                <text:p text:style-name="P468"><text:span text:style-name="T839">A</text:span>re you using all of the data?</text:p>
              </text:list-item>
            </text:list>
          </table:table-cell>
          <table:table-cell table:style-name="Table19.B2" office:value-type="string">
            <text:list xml:id="list102257934159933" text:continue-numbering="true" text:style-name="L59">
              <text:list-item>
                <text:p text:style-name="P468"><text:span text:style-name="T839">Make sure that the information collected</text:span> is <text:span text:style-name="T839">still </text:span>relevant to the <text:span text:style-name="T839">solution – </text:span><text:span text:style-name="T659">Check periodically to make sure you are still on target question?</text:span></text:p>
              </text:list-item>
              <text:list-item>
                <text:p text:style-name="P460"><text:s/>Do we need to look at this in <text:span text:style-name="T839">an</text:span>other wa<text:span text:style-name="T841">y?</text:span></text:p>
              </text:list-item>
              <text:list-item>
                <text:p text:style-name="P463">Apply the Intellectual Standards to additional data.</text:p>
              </text:list-item>
            </text:list>
          </table:table-cell>
        </table:table-row>
      </table:table>
      <text:p text:style-name="P236"><text:tab/></text:p>
      <text:p text:style-name="P231"><text:span text:style-name="T581"><text:tab/>E</text:span><text:span text:style-name="T577">lement of Reasoning: </text:span><text:span text:style-name="T579">Concepts</text:span><text:tab/></text:p>
      <text:p text:style-name="P231"><text:span text:style-name="T767"><text:tab/></text:span><text:span text:style-name="T708"> </text:span><text:span text:style-name="T230">The key </text:span><text:span text:style-name="T206">concepts</text:span><text:span text:style-name="T230"> we need to understand </text:span><text:span text:style-name="T236">the successful implementation of the solution plan successfully </text:span><text:span text:style-name="T220"><text:s text:c="42"/></text:span><text:soft-page-break/><text:span text:style-name="T220">.</text:span><text:span text:style-name="T230"><text:tab/></text:span><text:span text:style-name="T231">(</text:span><text:span text:style-name="T197">What concepts or content (theorems, definitions, formulas, etc.) do we need to <text:tab/>understand for reaching a <text:tab/>solution?</text:span><text:span text:style-name="T199">)</text:span><text:span text:style-name="T710"><text:tab/></text:span></text:p>
      <text:p text:style-name="P169"><text:span text:style-name="T618"><text:tab/></text:span><text:span text:style-name="T619">The </text:span><text:span text:style-name="T658">Intellectual Standards</text:span><text:span text:style-name="T619"> used to judge the quality of my understanding of the </text:span><text:span text:style-name="T620">concepts needed to understand <text:tab/>and solve this </text:span><text:span text:style-name="T619">problem are as follows:</text:span></text:p>
      <text:p text:style-name="P170"><text:span text:style-name="T619"><text:tab/></text:span><text:span text:style-name="T592">Clar</text:span><text:span text:style-name="T593">i</text:span><text:span text:style-name="T592">ty</text:span><text:span text:style-name="T815">; </text:span><text:span text:style-name="T595">Accurate</text:span><text:span text:style-name="T819">; </text:span><text:span text:style-name="T595">Precis</text:span><text:span text:style-name="T591">ion</text:span><text:span text:style-name="T814">; </text:span><text:span text:style-name="T600">S</text:span><text:span text:style-name="T591">ignificance;</text:span><text:span text:style-name="T814">; </text:span><text:span text:style-name="T596">R</text:span><text:span text:style-name="T597">elevance.</text:span></text:p>
      <text:p text:style-name="P173"><text:tab/></text:p>
      <table:table table:name="Table20" table:style-name="Table20">
        <table:table-column table:style-name="Table20.A"/>
        <table:table-column table:style-name="Table20.B"/>
        <table:table-row>
          <table:table-cell table:style-name="Table20.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able:table-row>
          <table:table-cell table:style-name="Table20.A2" office:value-type="string">
            <text:list xml:id="list9032411967488745725" text:style-name="L60">
              <text:list-item>
                <text:p text:style-name="P472">Can I verify my understating of concepts used through use of different approaches or representations.</text:p>
              </text:list-item>
              <text:list-item>
                <text:p text:style-name="P472"><text:soft-page-break/>Can I explain how representations of concepts are related?</text:p>
              </text:list-item>
              <text:list-item>
                <text:p text:style-name="P472">What new concepts have emerged as I've worked through the implementation process?</text:p>
              </text:list-item>
              <text:list-item>
                <text:p text:style-name="P469">Can you prove that it is correct?</text:p>
              </text:list-item>
              <text:list-item>
                <text:p text:style-name="P469"><text:span text:style-name="T842">S</text:span>how all of my work</text:p>
              </text:list-item>
            </text:list>
          </table:table-cell>
          <table:table-cell table:style-name="Table20.B2" office:value-type="string">
            <text:list xml:id="list102257946153758" text:continue-numbering="true" text:style-name="L60">
              <text:list-header>
                <text:p text:style-name="P469"><text:s/></text:p>
              </text:list-header>
              <text:list-item>
                <text:p text:style-name="P469"><text:span text:style-name="T842">C</text:span>ompare attempts to solve similar problems keep track and save all results/data</text:p>
              </text:list-item>
              <text:list-item>
                <text:p text:style-name="P469"><text:soft-page-break/><text:span text:style-name="T672">C</text:span><text:span text:style-name="T659">ompare attempts to solve similar problems</text:span></text:p>
              </text:list-item>
              <text:list-item>
                <text:p text:style-name="P469"><text:span text:style-name="T672">K</text:span><text:span text:style-name="T659">eep track and save all results/data </text:span><text:span text:style-name="T672">and </text:span><text:span text:style-name="T659">include partial solutions</text:span></text:p>
              </text:list-item>
              <text:list-item>
                <text:p text:style-name="P469"><text:span text:style-name="T659">Can you see clearly that </text:span><text:span text:style-name="T672">each</text:span><text:span text:style-name="T659"> step is correct?</text:span></text:p>
              </text:list-item>
            </text:list>
          </table:table-cell>
        </table:table-row>
      </table:table>
      <text:list xml:id="list4745451687723983237" text:style-name="L61">
        <text:list-header>
          <text:p text:style-name="P366"/>
        </text:list-header>
      </text:list>
      <text:p text:style-name="P127"/>
      <text:p text:style-name="P128"><text:tab/>Element of Reasoning: Assumptions</text:p>
      <text:p text:style-name="P202"><text:soft-page-break/><text:span text:style-name="T661"><text:tab/></text:span><text:span text:style-name="T722">New </text:span><text:span text:style-name="T721">assumption(s) </text:span><text:span text:style-name="T722">that have emerged as I've worked through the solution plan</text:span><text:span text:style-name="T721"> (are) <text:tab/>___________________________________________________________________.</text:span></text:p>
      <text:p text:style-name="P223"><text:span text:style-name="T55"><text:tab/>(What </text:span><text:span text:style-name="T57">are we</text:span><text:span text:style-name="T55"> taking for granted? </text:span><text:span text:style-name="T56">What assumptions are we making? Are our assumptions justifiable? </text:span><text:span text:style-name="T55">Assumptions <text:tab/>are </text:span><text:span text:style-name="T56">generalizations that might be questioned and are most often unstated.)</text:span></text:p>
      <text:p text:style-name="P256"><text:span text:style-name="T640"><text:tab/>The </text:span><text:span text:style-name="T657">Intellectual Standards</text:span><text:span text:style-name="T640"> used to judge the quality </text:span><text:span text:style-name="T641">and reasonableness </text:span><text:span text:style-name="T640">of my </text:span><text:span text:style-name="T641">assumptions </text:span><text:span text:style-name="T642">needed to understand <text:tab/>and solve this </text:span><text:span text:style-name="T640">problem are as follows: </text:span><text:span text:style-name="T588">Clar</text:span><text:span text:style-name="T598">i</text:span><text:span text:style-name="T588">ty</text:span>;<text:span text:style-name="T634"> </text:span><text:span text:style-name="T628">Accurate.</text:span><text:span text:style-name="T634"> </text:span></text:p>
      <text:p text:style-name="P263"/>
      <table:table table:name="Table21" table:style-name="Table21">
        <table:table-column table:style-name="Table21.A"/>
        <table:table-column table:style-name="Table21.B"/>
        <table:table-row>
          <table:table-cell table:style-name="Table21.A1" table:number-columns-spanned="2" office:value-type="string">
            <text:p text:style-name="P225"><text:span text:style-name="T239">Strategies </text:span><text:span text:style-name="T242">for</text:span><text:span text:style-name="T243"> </text:span><text:span text:style-name="T246">Assumption</text:span></text:p>
          </table:table-cell>
          <table:covered-table-cell/>
        </table:table-row>
        <table:table-row>
          <table:table-cell table:style-name="Table21.A2" office:value-type="string">
            <text:list xml:id="list3793588792053591430" text:style-name="L62">
              <text:list-item>
                <text:p text:style-name="P374">Have all assumptions been challenged for <text:soft-page-break/>legitimacy?</text:p>
              </text:list-item>
            </text:list>
          </table:table-cell>
          <table:table-cell table:style-name="Table21.B2" office:value-type="string">
            <text:list xml:id="list102257955148282" text:continue-numbering="true" text:style-name="L62">
              <text:list-item>
                <text:p text:style-name="P428">What new assumptions have I made as I've worked <text:soft-page-break/>through the problem?</text:p>
              </text:list-item>
            </text:list>
          </table:table-cell>
        </table:table-row>
      </table:table>
      <text:p text:style-name="P234"/>
      <text:p text:style-name="P234"><text:tab/></text:p>
      <text:p text:style-name="P234"/>
      <text:p text:style-name="P234"><text:tab/><text:span text:style-name="T702">Element of Reasoning: </text:span><text:span text:style-name="T703">Inferences and Interpretations </text:span></text:p>
      <text:p text:style-name="P136"><text:span text:style-name="T603"><text:tab/></text:span><text:span text:style-name="T605">What new </text:span><text:span text:style-name="T305">inferences </text:span><text:span text:style-name="T294">and </text:span><text:span text:style-name="T305">interpretations</text:span><text:span text:style-name="T294"> </text:span><text:span text:style-name="T300"><text:s/>have emerged as I've worked through the solution plan</text:span><text:span text:style-name="T295"> (are) <text:tab/>___________</text:span><text:span text:style-name="T302">_____________________________________________.</text:span></text:p>
      <text:p text:style-name="P135"><text:span text:style-name="T117"><text:tab/></text:span><text:span text:style-name="T184">(Is there another way to interpret the information? Can I justify my interpretation of the <text:tab/>information or problem to <text:tab/>be solved? Have I made any inferences beyond what the </text:span></text:p>
      <text:p text:style-name="P131"><text:soft-page-break/><text:tab/>evidence implies? Are my inferences consistent?)</text:p>
      <text:p text:style-name="P262"><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tab/>and </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text:span><text:span text:style-name="T254"> </text:span><text:span text:style-name="T221">Accurate</text:span><text:span text:style-name="T254">; </text:span><text:span text:style-name="T789">Precise</text:span><text:span text:style-name="T255">; </text:span><text:span text:style-name="T223">Fairness</text:span><text:span text:style-name="T256">; </text:span><text:span text:style-name="T223">Breadth; </text:span><text:span text:style-name="T268"><text:s/></text:span><text:span text:style-name="T217">Significance</text:span><text:span text:style-name="T225">.</text:span></text:p>
      <text:p text:style-name="P260"/>
      <table:table table:name="Table22" table:style-name="Table22">
        <table:table-column table:style-name="Table22.A"/>
        <table:table-column table:style-name="Table22.B"/>
        <table:table-row>
          <table:table-cell table:style-name="Table22.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22.A2" office:value-type="string">
            <text:list xml:id="list2411010531119057145" text:style-name="L63">
              <text:list-item>
                <text:p text:style-name="P397"><text:span text:style-name="T840">C</text:span>ompare attempts to solve similar problem</text:p>
              </text:list-item>
              <text:list-item>
                <text:p text:style-name="P397"><text:soft-page-break/>Allow for mistakes/errors</text:p>
              </text:list-item>
            </text:list>
          </table:table-cell>
          <table:table-cell table:style-name="Table22.B2" office:value-type="string">
            <text:list xml:id="list102257966146395" text:continue-numbering="true" text:style-name="L63">
              <text:list-item>
                <text:p text:style-name="P430">Allow student to ask and pursue “what – if” questions</text:p>
              </text:list-item>
              <text:list-item>
                <text:p text:style-name="P416"><text:soft-page-break/><text:span text:style-name="T840">C</text:span>heck answers for accuracy</text:p>
              </text:list-item>
            </text:list>
          </table:table-cell>
        </table:table-row>
      </table:table>
      <text:p text:style-name="P234"><text:tab/></text:p>
      <text:p text:style-name="P234"><text:tab/><text:span text:style-name="T702">Element of Reasoning: </text:span><text:span text:style-name="T704">Conclusions or Implications </text:span></text:p>
      <text:p text:style-name="P136"><text:span text:style-name="T603"><text:tab/></text:span><text:span text:style-name="T604">T</text:span><text:span text:style-name="T296">he most important </text:span><text:span text:style-name="T307">conclusion(s)</text:span><text:span text:style-name="T296"> or Implication(s) in solving this problem is <text:tab/>(are)____________________________________________________________________.</text:span></text:p>
      <text:p text:style-name="P130"><text:span text:style-name="T635"><text:tab/>(</text:span><text:span text:style-name="T636">Does my answer(s) make sense within the context of the problem? What did I learn from solving this problem? <text:tab/>Can my strategies be extended to other types of problems? What would I do differently next time? </text:span><text:span text:style-name="T637">Can I present my <text:tab/>analysis and solution using a clear <text:s/>coherent argument reflecting the sophistication appropriate to the problem at <text:tab/>hand.</text:span><text:span text:style-name="T645">)</text:span></text:p>
      <text:p text:style-name="P262"><text:tab/></text:p>
      <text:p text:style-name="P311"><text:soft-page-break/><text:span text:style-name="T193"><text:tab/>The </text:span><text:span text:style-name="T205">Intellectual Standards</text:span><text:span text:style-name="T193"> used to judge the quality of my </text:span><text:span text:style-name="T202">Conclusion and Interpretation of the Question at hand <text:tab/>is</text:span><text:span text:style-name="T193">: </text:span><text:span text:style-name="T221">Clar</text:span><text:span text:style-name="T222">i</text:span><text:span text:style-name="T221">ty;</text:span><text:span text:style-name="T254"> </text:span><text:span text:style-name="T221">Accurate</text:span><text:span text:style-name="T254">; </text:span><text:span text:style-name="T789">Precise</text:span><text:span text:style-name="T255">; </text:span><text:span text:style-name="T223">Fairness;</text:span><text:span text:style-name="T256"> </text:span><text:span text:style-name="T268"><text:s/></text:span><text:span text:style-name="T217">Significanc</text:span><text:span text:style-name="T219">e.</text:span></text:p>
      <table:table table:name="Table23" table:style-name="Table23">
        <table:table-column table:style-name="Table23.A"/>
        <table:table-column table:style-name="Table23.B"/>
        <table:table-row>
          <table:table-cell table:style-name="Table23.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able:table-row table:style-name="Table23.2">
          <table:table-cell table:style-name="Table23.A2" office:value-type="string">
            <text:list xml:id="list4583182433079220521" text:style-name="L64">
              <text:list-item>
                <text:p text:style-name="P337"><text:span text:style-name="T843">C</text:span>an you see clearly that the step is correct/</text:p>
              </text:list-item>
              <text:list-item>
                <text:p text:style-name="P398">Can you prove that it is correct?</text:p>
              </text:list-item>
              <text:list-item>
                <text:p text:style-name="P398"><text:span text:style-name="T840">K</text:span>eep track and save all results/data</text:p>
              </text:list-item>
              <text:list-item>
                <text:p text:style-name="P398"><text:span text:style-name="T840">S</text:span>how all of my work include partial solutions</text:p>
              </text:list-item>
              <text:list-item>
                <text:p text:style-name="P398"><text:soft-page-break/><text:span text:style-name="T840">C</text:span>ompare attempts to solve similar problems</text:p>
              </text:list-item>
              <text:list-item>
                <text:p text:style-name="P398"><text:span text:style-name="T840">R</text:span>evise plan</text:p>
              </text:list-item>
              <text:list-item>
                <text:p text:style-name="P431">Consider the impact of alternative or unexpressed assumptions</text:p>
              </text:list-item>
              <text:list-item>
                <text:p text:style-name="P431">Consider the impact of removing assumptions</text:p>
              </text:list-item>
              <text:list-item>
                <text:p text:style-name="P398">Does the answer make sense?</text:p>
              </text:list-item>
              <text:list-item>
                <text:p text:style-name="P431"><text:soft-page-break/>Am I being logical? Can I express the logic that I used??</text:p>
              </text:list-item>
            </text:list>
          </table:table-cell>
          <table:table-cell table:style-name="Table23.B2" office:value-type="string">
            <text:list xml:id="list102257978166664" text:continue-numbering="true" text:style-name="L64">
              <text:list-item>
                <text:p text:style-name="P398">check answers for accuracy</text:p>
              </text:list-item>
              <text:list-item>
                <text:p text:style-name="P431">How can I check my answer?</text:p>
              </text:list-item>
              <text:list-item>
                <text:p text:style-name="P398">Does the answer make sense?</text:p>
              </text:list-item>
              <text:list-item>
                <text:p text:style-name="P431">Am I being logical?</text:p>
              </text:list-item>
              <text:list-item>
                <text:p text:style-name="P398">Can you articulate another reasonable way of <text:soft-page-break/>looking at the issue (breadth)</text:p>
              </text:list-item>
              <text:list-item>
                <text:p text:style-name="P398">Can you express the loci that you used (logic)</text:p>
              </text:list-item>
              <text:list-item>
                <text:p text:style-name="P473"><text:span text:style-name="Emphasis"><text:span text:style-name="T805">Have you focused on the most significant issue in dealing with this problem? (significance)</text:span></text:span></text:p>
              </text:list-item>
              <text:list-item>
                <text:p text:style-name="P431"><text:span text:style-name="Emphasis"><text:span text:style-name="T689">M</text:span></text:span><text:span text:style-name="Emphasis"><text:span text:style-name="T688">onitor how well he or she is arriving at conclusion.</text:span></text:span></text:p>
              </text:list-item>
            </text:list>
          </table:table-cell>
        </table:table-row>
      </table:table>
      <text:p text:style-name="P234"/>
      <text:p text:style-name="P237"><text:tab/></text:p>
      <text:p text:style-name="P127"><text:tab/></text:p>
      <text:p text:style-name="P127"><text:tab/>Element of Reasoning: <text:span text:style-name="T834">Point(s) of View </text:span></text:p>
      <text:p text:style-name="P194"><text:soft-page-break/><text:span text:style-name="T826"><text:tab/></text:span><text:span text:style-name="T700">What new </text:span><text:span text:style-name="T696">point(s) of view or perspective(s) </text:span><text:span text:style-name="T726"><text:s/>have emerged </text:span><text:span text:style-name="T727">into my thinking </text:span><text:span text:style-name="T726">as I've worked through the solution <text:tab/></text:span><text:span text:style-name="T728">(are)____________________________________________________________________________</text:span><text:span text:style-name="T729"> </text:span><text:span text:style-name="T696">.</text:span></text:p>
      <text:p text:style-name="P174"><text:tab/>(Could I work the problem using a different approach or technique? How can we check our results? Can I <text:tab/>check <text:tab/>if my understanding is accurate?<text:span text:style-name="T844">)</text:span></text:p>
      <text:p text:style-name="P134"><text:tab/></text:p>
      <text:p text:style-name="P175"><text:span text:style-name="T814"><text:tab/>The </text:span><text:span text:style-name="T580">Intellectual Standards</text:span><text:span text:style-name="T814"> used to judge the quality and reasonableness of my assumptions needed to understand <text:tab/>and solve this problem are as follows: </text:span><text:span text:style-name="T678">Clar</text:span><text:span text:style-name="T679">i</text:span><text:span text:style-name="T678">ty</text:span><text:span text:style-name="T682">; </text:span><text:span text:style-name="T678">Accurate</text:span><text:span text:style-name="T682">; </text:span><text:span text:style-name="T681">Precise</text:span><text:span text:style-name="T814">-</text:span><text:span text:style-name="T684"> </text:span><text:span text:style-name="T680">Breadth</text:span><text:span text:style-name="T684">;</text:span><text:span text:style-name="T685"> </text:span><text:span text:style-name="T681">Logic.</text:span></text:p>
      <text:p text:style-name="P175"/>
      <table:table table:name="Table24" table:style-name="Table24">
        <table:table-column table:style-name="Table24.A"/>
        <table:table-column table:style-name="Table24.B"/>
        <table:table-row>
          <table:table-cell table:style-name="Table24.A1" table:number-columns-spanned="2" office:value-type="string">
            <text:p text:style-name="P225"><text:span text:style-name="T247">Strate</text:span><text:span text:style-name="T239">gies </text:span><text:span text:style-name="T244">for </text:span><text:span text:style-name="T252">Point of View</text:span></text:p>
          </table:table-cell>
          <table:covered-table-cell/>
        </table:table-row>
        <table:table-row>
          <table:table-cell table:style-name="Table24.A2" office:value-type="string">
            <text:list xml:id="list824599998566721652" text:style-name="L65">
              <text:list-item>
                <text:p text:style-name="P399">Can I work the problem using a different <text:soft-page-break/>method?</text:p>
                <text:p text:style-name="P418"><text:span text:style-name="Emphasis"><text:span text:style-name="T281"/></text:span></text:p>
              </text:list-item>
            </text:list>
          </table:table-cell>
          <table:table-cell table:style-name="Table24.B2" office:value-type="string">
            <text:list xml:id="list102257989166660" text:continue-numbering="true" text:style-name="L65">
              <text:list-item>
                <text:p text:style-name="P470">Do we need to look at this in to other ways?</text:p>
              </text:list-item>
              <text:list-item>
                <text:p text:style-name="P475"><text:soft-page-break/><text:span text:style-name="Emphasis"><text:span text:style-name="T809">Can you articulate another reasonable ways of <text:s/>looking at the issue?</text:span></text:span></text:p>
              </text:list-item>
            </text:list>
          </table:table-cell>
        </table:table-row>
      </table:table>
      <text:p text:style-name="P269"/>
      <text:p text:style-name="P269"/>
      <text:p text:style-name="P271"><text:span text:style-name="T844">IV</text:span>.<text:tab/><text:span text:style-name="T843">Polya Step 4: </text:span>Reflecting on the Problem</text:p>
      <text:p text:style-name="P231"><text:tab/><text:span text:style-name="T577">Element of Reasoning: Key Question</text:span></text:p>
      <text:p text:style-name="P231"><text:tab/></text:p>
      <text:p text:style-name="P231"><text:soft-page-break/><text:span text:style-name="T767"><text:tab/>The key </text:span><text:span text:style-name="T784">question</text:span><text:span text:style-name="T787">(s)</text:span><text:span text:style-name="T767"> or </text:span><text:span text:style-name="T784">problem</text:span><text:span text:style-name="T785">(s)</text:span><text:span text:style-name="T767"> is </text:span><text:span text:style-name="T774">(are)</text:span><text:span text:style-name="T769"> </text:span><text:span text:style-name="T774">did I solve the problem? What have I learned from solving the problem <text:tab/>or answering the question?</text:span><text:span text:style-name="T767">______________________________________________________________.</text:span></text:p>
      <text:p text:style-name="P176"><text:tab/></text:p>
      <text:p text:style-name="P169"><text:span text:style-name="T618"><text:tab/></text:span><text:span text:style-name="T619">The </text:span><text:span text:style-name="T658">Intellectual Standards</text:span><text:span text:style-name="T619">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24">; <text:s/></text:span><text:span text:style-name="T221">Accurate</text:span><text:span text:style-name="T254">; </text:span><text:span text:style-name="T789">Precis</text:span><text:span text:style-name="T790">ion;</text:span><text:span text:style-name="T255">; </text:span><text:span text:style-name="T216">Fairness</text:span><text:span text:style-name="T194">.</text:span></text:p>
      <text:p text:style-name="P173"/>
      <text:p text:style-name="P173"><text:tab/></text:p>
      <table:table table:name="Table25" table:style-name="Table25">
        <table:table-column table:style-name="Table25.A"/>
        <table:table-column table:style-name="Table25.B"/>
        <table:table-row>
          <table:table-cell table:style-name="Table25.A1" table:number-columns-spanned="2" office:value-type="string">
            <text:p text:style-name="P225"><text:span text:style-name="T239">Strategies </text:span><text:span text:style-name="T253">for Reflecting on </text:span><text:span text:style-name="T239">the </text:span><text:span text:style-name="T240">P</text:span><text:span text:style-name="T239">roblem</text:span></text:p>
          </table:table-cell>
          <table:covered-table-cell/>
        </table:table-row>
        <table:table-row>
          <table:table-cell table:style-name="Table25.A2" office:value-type="string">
            <text:list xml:id="list7102307928217385022" text:style-name="L66">
              <text:list-item>
                <text:p text:style-name="P543"><text:span text:style-name="T283">D</text:span><text:span text:style-name="T282">id I answer the question?</text:span></text:p>
              </text:list-item>
              <text:list-item>
                <text:p text:style-name="P453"><text:soft-page-break/>Can I explain and justify my answer?</text:p>
              </text:list-item>
              <text:list-item>
                <text:p text:style-name="P454">Did my understanding of the question change as I worked through the problem?</text:p>
              </text:list-item>
              <text:list-item>
                <text:p text:style-name="P455">How can this problem be extended to other types of problems?</text:p>
              </text:list-item>
              <text:list-item>
                <text:p text:style-name="P455">Were all problem conditions met?</text:p>
              </text:list-item>
            </text:list>
          </table:table-cell>
          <table:table-cell table:style-name="Table25.B2" office:value-type="string">
            <text:list xml:id="list102258000145523" text:continue-numbering="true" text:style-name="L66">
              <text:list-item>
                <text:p text:style-name="P454"><text:span text:style-name="T845">W</text:span>hat did I learn from solving this problem (new content, processes, improved learning of particular mathematical <text:soft-page-break/>concepts?</text:p>
              </text:list-item>
              <text:list-item>
                <text:p text:style-name="P455">Can I describe a more effective or efficient process </text:p>
              </text:list-item>
              <text:list-item>
                <text:p text:style-name="P455">How was my solution process similar to or different than other problems?</text:p>
              </text:list-item>
              <text:list-item>
                <text:p text:style-name="P453">Was my solution different from my expectations or estimate?</text:p>
              </text:list-item>
            </text:list>
            <text:p text:style-name="P264"/>
            <text:list xml:id="list102258002165424" text:continue-numbering="true" text:style-name="L66">
              <text:list-header>
                <text:p text:style-name="P454"/>
              </text:list-header>
            </text:list>
          </table:table-cell>
        </table:table-row>
      </table:table>
      <text:p text:style-name="P136"><text:soft-page-break/><text:tab/></text:p>
      <text:p text:style-name="P141"><text:span text:style-name="T701"><text:tab/>Element of Reasoning: </text:span><text:span text:style-name="T703">Purpose</text:span></text:p>
      <text:p text:style-name="P136"><text:tab/><text:span text:style-name="T606">New or expanded insights </text:span><text:span text:style-name="T607">regarding purpose </text:span><text:span text:style-name="T606">that I've gained i</text:span><text:span text:style-name="T296">n </text:span><text:span text:style-name="T301">working through this problem <text:tab/></text:span><text:span text:style-name="T299">i</text:span><text:span text:style-name="T296">s(are)</text:span><text:span text:style-name="T767">______________________________________________________________________________.</text:span></text:p>
      <text:p text:style-name="P129"><text:span text:style-name="T612"><text:tab/>(State as accurately as possible, </text:span><text:span text:style-name="T624">new insight about </text:span><text:span text:style-name="T612">the purpose for solving the problem.? What purpose will our <text:tab/>solution achieve? W</text:span><text:span text:style-name="T615">hy is the </text:span><text:span text:style-name="T627">problem important</text:span><text:span text:style-name="T615">?</text:span><text:span text:style-name="T612">) </text:span></text:p>
      <text:p text:style-name="P149"><text:span text:style-name="T188"><text:tab/>The </text:span><text:span text:style-name="T187">Intellectual Standards</text:span><text:span text:style-name="T188"> used to judge the quality of my understanding of the problem are as follows:</text:span></text:p>
      <text:p text:style-name="P233"><text:span text:style-name="T193"><text:tab/></text:span><text:span text:style-name="T214">Clar</text:span><text:span text:style-name="T215">i</text:span><text:span text:style-name="T214">ty;</text:span><text:span text:style-name="T254"> </text:span><text:span text:style-name="T216">Fairness</text:span><text:span text:style-name="T194">.</text:span></text:p>
      <table:table table:name="Table26" table:style-name="Table26">
        <table:table-column table:style-name="Table26.A"/>
        <table:table-column table:style-name="Table26.B"/>
        <table:table-row>
          <table:table-cell table:style-name="Table26.A1" table:number-columns-spanned="2" office:value-type="string">
            <text:p text:style-name="P225"><text:span text:style-name="T239">Strategies to </text:span><text:span text:style-name="T240">F</text:span><text:span text:style-name="T239">acilitate </text:span><text:span text:style-name="T240">U</text:span><text:span text:style-name="T239">nderstanding the </text:span><text:span text:style-name="T240">P</text:span><text:span text:style-name="T241">urpose</text:span></text:p>
          </table:table-cell>
          <table:covered-table-cell/>
        </table:table-row>
        <table:table-row>
          <table:table-cell table:style-name="Table26.A2" office:value-type="string">
            <text:list xml:id="list7895668763600314579" text:style-name="L67">
              <text:list-item>
                <text:p text:style-name="P490">Why is the <text:span text:style-name="T659">problem important?</text:span><text:soft-page-break/></text:p>
              </text:list-item>
              <text:list-item>
                <text:p text:style-name="P420">What is the practical importance in obtaining the solution?</text:p>
              </text:list-item>
            </text:list>
          </table:table-cell>
          <table:table-cell table:style-name="Table26.B2" office:value-type="string">
            <text:list xml:id="list102258009147531" text:continue-numbering="true" text:style-name="L67">
              <text:list-item>
                <text:p text:style-name="P421">Do I understand why solving this problem will help <text:soft-page-break/>me understand mathematics?</text:p>
              </text:list-item>
              <text:list-item>
                <text:p text:style-name="P422">What have new mathematics have I learned in solving the problem?</text:p>
              </text:list-item>
            </text:list>
          </table:table-cell>
        </table:table-row>
      </table:table>
      <text:p text:style-name="P231"><text:tab/></text:p>
      <text:p text:style-name="P231"><text:span text:style-name="T577"><text:tab/>Element of Reasoning: </text:span><text:span text:style-name="T578">Information</text:span><text:tab/></text:p>
      <text:p text:style-name="P231"><text:span text:style-name="T767"><text:tab/></text:span><text:span text:style-name="T705">T</text:span><text:span text:style-name="T226">he most important </text:span><text:span text:style-name="T227">information </text:span><text:span text:style-name="T228">t</text:span><text:span text:style-name="T229">hat I </text:span><text:span text:style-name="T227">used </text:span><text:span text:style-name="T226">in </text:span><text:span text:style-name="T227">solving the problem </text:span><text:span text:style-name="T775">wa</text:span><text:span text:style-name="T767">s <text:tab/>____________________________________________________________________________</text:span><text:span text:style-name="T196">.</text:span></text:p>
      <text:p text:style-name="P165"><text:span text:style-name="T638"><text:tab/>(Identify key information </text:span><text:span text:style-name="T650">used</text:span><text:span text:style-name="T638"> for solving the problem. Here we are looking for facts or data <text:s/>relevant</text:span><text:span text:style-name="T632"> to </text:span><text:span text:style-name="T638">the <text:tab/>problem, </text:span><text:span text:style-name="T639">What information such as data, and facts </text:span><text:span text:style-name="T637">d</text:span><text:span text:style-name="T639">o I have? What </text:span><text:span text:style-name="T627">information</text:span><text:span text:style-name="T639"> do I need to answer the </text:span><text:soft-page-break/><text:span text:style-name="T639"><text:tab/>question? Does it seem that some </text:span><text:span text:style-name="T627">information</text:span><text:span text:style-name="T639"> is still missing? </text:span><text:span text:style-name="T646">H</text:span><text:span text:style-name="T647">ow is information </text:span><text:span text:style-name="T646">to be </text:span><text:span text:style-name="T647">accessed and used?</text:span><text:span text:style-name="T632">)</text:span></text:p>
      <text:p text:style-name="P169"><text:span text:style-name="T618"><text:tab/></text:span><text:span text:style-name="T619">The </text:span><text:span text:style-name="T658">Intellectual Standards</text:span><text:span text:style-name="T619"> used to judge the quality of </text:span><text:span text:style-name="T620">Information </text:span><text:span text:style-name="T619">are as follows:</text:span></text:p>
      <text:p text:style-name="P150"><text:span text:style-name="T183"><text:tab/></text:span><text:span text:style-name="T138">Clar</text:span><text:span text:style-name="T139">i</text:span><text:span text:style-name="T138">ty</text:span><text:span text:style-name="T152">; </text:span><text:span text:style-name="T588">Precis</text:span><text:span text:style-name="T591">ion</text:span>-<text:span text:style-name="T153">; </text:span><text:span text:style-name="T133">Fairness</text:span><text:span text:style-name="T148">; </text:span><text:span text:style-name="T134">Significance</text:span><text:span text:style-name="T148">;</text:span><text:span text:style-name="T149"> </text:span><text:span text:style-name="T135">R</text:span><text:span text:style-name="T136">elevance</text:span><text:span text:style-name="T150">. </text:span></text:p>
      <text:p text:style-name="P173"><text:tab/></text:p>
      <table:table table:name="Table27" table:style-name="Table27">
        <table:table-column table:style-name="Table27.A"/>
        <table:table-column table:style-name="Table27.B"/>
        <table:table-row>
          <table:table-cell table:style-name="Table27.A1" table:number-columns-spanned="2" office:value-type="string">
            <text:p text:style-name="P225"><text:span text:style-name="T239">Strategies </text:span><text:span text:style-name="T242">for </text:span><text:span text:style-name="T243">Information</text:span></text:p>
          </table:table-cell>
          <table:covered-table-cell/>
        </table:table-row>
        <table:table-row>
          <table:table-cell table:style-name="Table27.A2" office:value-type="string">
            <text:list xml:id="list2810408129687762255" text:style-name="L68">
              <text:list-item>
                <text:p text:style-name="P505">What information <text:span text:style-name="T846">was most</text:span> relevant <text:span text:style-name="T846">and useful</text:span>?</text:p>
              </text:list-item>
              <text:list-item>
                <text:p text:style-name="P424">Can you relate new information <text:span text:style-name="T846">gained from solving this problem</text:span> to previous learning?</text:p>
              </text:list-item>
            </text:list>
          </table:table-cell>
          <table:table-cell table:style-name="Table27.B2" office:value-type="string">
            <text:list xml:id="list102258023161721" text:continue-numbering="true" text:style-name="L68">
              <text:list-item>
                <text:p text:style-name="P423">Have I gained new insights or knowledge regarding accessing and using information for problem solving?</text:p>
              </text:list-item>
              <text:list-item>
                <text:p text:style-name="P423">What would I do differently in accessing <text:soft-page-break/>information for solving a similar problem?</text:p>
              </text:list-item>
            </text:list>
            <text:p text:style-name="P258"/>
          </table:table-cell>
        </table:table-row>
      </table:table>
      <text:p text:style-name="P299"><text:tab/><text:span text:style-name="T577">Element of Reasoning: </text:span><text:span text:style-name="T579">Concepts</text:span><text:tab/></text:p>
      <text:p text:style-name="P231"><text:span text:style-name="T767"><text:tab/></text:span><text:span text:style-name="T708"> </text:span><text:span text:style-name="T709">What new </text:span><text:span text:style-name="T206">concepts</text:span><text:span text:style-name="T230"> </text:span><text:span text:style-name="T237">not identified earlier were </text:span><text:span text:style-name="T230">need</text:span><text:span text:style-name="T237">ed</text:span><text:span text:style-name="T230"> to </text:span><text:span text:style-name="T237">solve </text:span><text:span text:style-name="T230">this problem are</text:span><text:span text:style-name="T220"> <text:s text:c="41"/>.</text:span></text:p>
      <text:p text:style-name="P231"><text:span text:style-name="T230"><text:tab/></text:span><text:span text:style-name="T231">(</text:span><text:span text:style-name="T197">What concepts or content (theorems, definitions, formulas, etc.) do we need to <text:tab/>understand for reaching a <text:tab/>solution?</text:span><text:span text:style-name="T199">)</text:span><text:span text:style-name="T710"><text:tab/></text:span></text:p>
      <text:p text:style-name="P172"/>
      <text:p text:style-name="P169"><text:span text:style-name="T618"><text:tab/></text:span><text:span text:style-name="T619">The </text:span><text:span text:style-name="T658">Intellectual Standards</text:span><text:span text:style-name="T619"> used to judge the quality of my understanding of the </text:span><text:span text:style-name="T620">concepts needed to understand <text:tab/>and solve this </text:span><text:span text:style-name="T619">problem are as follows:</text:span></text:p>
      <text:p text:style-name="P170"><text:soft-page-break/><text:span text:style-name="T619"><text:tab/></text:span><text:span text:style-name="T592">Clar</text:span><text:span text:style-name="T593">i</text:span><text:span text:style-name="T592">ty</text:span><text:span text:style-name="T815">; </text:span><text:span text:style-name="T595">Accurate</text:span><text:span text:style-name="T819">; </text:span><text:span text:style-name="T595">Precis</text:span><text:span text:style-name="T591">ion</text:span><text:span text:style-name="T819">; S</text:span><text:span text:style-name="T591">ignificance</text:span><text:span text:style-name="T814">; </text:span><text:span text:style-name="T596">R</text:span><text:span text:style-name="T597">elevance.</text:span></text:p>
      <text:p text:style-name="P173"><text:tab/></text:p>
      <table:table table:name="Table28" table:style-name="Table28">
        <table:table-column table:style-name="Table28.A"/>
        <table:table-column table:style-name="Table28.B"/>
        <table:table-row>
          <table:table-cell table:style-name="Table28.A1" table:number-columns-spanned="2" office:value-type="string">
            <text:p text:style-name="P225"><text:span text:style-name="T239">Strategies </text:span><text:span text:style-name="T244">for</text:span><text:span text:style-name="T239"> </text:span><text:span text:style-name="T244">I</text:span><text:span text:style-name="T243">dentify</text:span><text:span text:style-name="T244">ing</text:span><text:span text:style-name="T243"> </text:span><text:span text:style-name="T244">and Applying </text:span><text:span text:style-name="T245">Concepts</text:span></text:p>
          </table:table-cell>
          <table:covered-table-cell/>
        </table:table-row>
        <text:soft-page-break/>
        <table:table-row>
          <table:table-cell table:style-name="Table28.A2" office:value-type="string">
            <text:list xml:id="list4899793659258574237" text:style-name="L69">
              <text:list-item>
                <text:p text:style-name="P327"><text:span text:style-name="T847">W</text:span>hat <text:span text:style-name="T846">new c</text:span>oncepts or content <text:span text:style-name="T846">was(were)</text:span> related to the problem?</text:p>
              </text:list-item>
              <text:list-item>
                <text:p text:style-name="P419">Can you explain <text:span text:style-name="T846">how these concepts were used in solving </text:span>the problem?</text:p>
              </text:list-item>
              <text:list-item>
                <text:p text:style-name="P426">What concepts did I learn more deeply from solving this problem? How did my learning change?</text:p>
              </text:list-item>
            </text:list>
          </table:table-cell>
          <table:table-cell table:style-name="Table28.B2" office:value-type="string">
            <text:list xml:id="list102258035160032" text:continue-numbering="true" text:style-name="L69">
              <text:list-item>
                <text:p text:style-name="P413">Are there <text:span text:style-name="T752">relevant concepts or content</text:span> that I need to <text:span text:style-name="T848">study in greater depth .</text:span></text:p>
              </text:list-item>
              <text:list-item>
                <text:p text:style-name="P425">Can you relate new <text:span text:style-name="T821">concept or content needed to solve this problem </text:span><text:s/>to previous learning?</text:p>
              </text:list-item>
              <text:list-item>
                <text:p text:style-name="P419">Can you explain the main concept behind the problem in your own words?</text:p>
              </text:list-item>
            </text:list>
          </table:table-cell>
        </table:table-row>
      </table:table>
      <text:list xml:id="list5213737280010441528" text:style-name="L70">
        <text:list-header>
          <text:p text:style-name="P367"/>
        </text:list-header>
      </text:list>
      <text:p text:style-name="P128"><text:tab/>Element of Reasoning: Assumptions</text:p>
      <text:p text:style-name="P202"><text:soft-page-break/><text:span text:style-name="T661"><text:tab/></text:span><text:span text:style-name="T722">New </text:span><text:span text:style-name="T721">assumption(s) </text:span><text:span text:style-name="T722">that have emerged as I've worked through the solution plan</text:span><text:span text:style-name="T721"> (are)<text:tab/>___________________________________________________________________. </text:span></text:p>
      <text:p text:style-name="P223"><text:span text:style-name="T55"><text:tab/>(What </text:span><text:span text:style-name="T58">did I</text:span><text:span text:style-name="T55"> tak</text:span><text:span text:style-name="T58">e</text:span><text:span text:style-name="T55"> for granted? </text:span><text:span text:style-name="T56">What assumptions </text:span><text:span text:style-name="T58">did I make</text:span><text:span text:style-name="T56">? Are our assumptions justifiable? </text:span></text:p>
      <text:p text:style-name="P256"><text:span text:style-name="T640"><text:tab/>The </text:span><text:span text:style-name="T657">Intellectual Standards</text:span><text:span text:style-name="T640"> used to judge the quality </text:span><text:span text:style-name="T641">and reasonableness </text:span><text:span text:style-name="T640">of my </text:span><text:span text:style-name="T641">assumptions </text:span><text:span text:style-name="T642">needed to understand <text:tab/>and solve this </text:span><text:span text:style-name="T640">problem are as follows: </text:span><text:span text:style-name="T588">Clar</text:span><text:span text:style-name="T598">i</text:span><text:span text:style-name="T588">ty</text:span>;<text:span text:style-name="T634"> </text:span><text:span text:style-name="T628">Accurate</text:span><text:span text:style-name="T634"> </text:span></text:p>
      <table:table table:name="Table29" table:style-name="Table29">
        <table:table-column table:style-name="Table29.A"/>
        <table:table-column table:style-name="Table29.B"/>
        <table:table-row>
          <table:table-cell table:style-name="Table29.A1" table:number-columns-spanned="2" office:value-type="string">
            <text:p text:style-name="P225"><text:span text:style-name="T239">Strategies </text:span><text:span text:style-name="T242">for</text:span><text:span text:style-name="T243"> </text:span><text:span text:style-name="T246">Assumptions</text:span></text:p>
          </table:table-cell>
          <table:covered-table-cell/>
        </table:table-row>
        <table:table-row>
          <table:table-cell table:style-name="Table29.A2" office:value-type="string">
            <text:list xml:id="list3053335292303501314" text:style-name="L71">
              <text:list-item>
                <text:p text:style-name="P461">Consider the impact of alternative or unexpressed assumption.</text:p>
              </text:list-item>
              <text:list-item>
                <text:p text:style-name="P464">Check if correct assumptions were made.</text:p>
              </text:list-item>
            </text:list>
          </table:table-cell>
          <table:table-cell table:style-name="Table29.B2" office:value-type="string">
            <text:list xml:id="list102258043160519" text:continue-numbering="true" text:style-name="L71">
              <text:list-item>
                <text:p text:style-name="P457">Consider the impact of removing assumptions</text:p>
              </text:list-item>
              <text:list-item>
                <text:p text:style-name="P461">Identify assumptions they led you to your conclusions</text:p>
              </text:list-item>
            </text:list>
            <text:p text:style-name="P267"><text:soft-page-break/></text:p>
          </table:table-cell>
        </table:table-row>
      </table:table>
      <text:p text:style-name="P234"/>
      <text:p text:style-name="P234"><text:tab/><text:span text:style-name="T702">Element of Reasoning: </text:span><text:span text:style-name="T703">Inferences and Interpretations </text:span></text:p>
      <text:p text:style-name="P136"><text:span text:style-name="T603"><text:tab/>T</text:span><text:span text:style-name="T294">he basis for our </text:span><text:span text:style-name="T305">inferences </text:span><text:span text:style-name="T294">and </text:span><text:span text:style-name="T305">interpretations</text:span><text:span text:style-name="T294"> at this point are</text:span><text:span text:style-name="T295"> <text:tab/>___________</text:span><text:span text:style-name="T302">_____________________________________________.</text:span></text:p>
      <text:p text:style-name="P135"><text:span text:style-name="T117"><text:tab/></text:span><text:span text:style-name="T184">(Is there another way to interpret the information? Can I justify my interpretation of the <text:tab/>information or problem to <text:tab/>be solved? Have I made any inferences beyond what the evidence implies? Are my inferences consistent?)</text:span></text:p>
      <text:p text:style-name="P262"><text:tab/></text:p>
      <text:p text:style-name="P311"><text:span text:style-name="T193"><text:tab/>The </text:span><text:span text:style-name="T205">Intellectual Standards</text:span><text:span text:style-name="T193"> used to judge the quality </text:span><text:span text:style-name="T200">and reasonableness </text:span><text:span text:style-name="T193">of my </text:span><text:span text:style-name="T200">assumptions </text:span><text:span text:style-name="T201">needed to understand </text:span><text:soft-page-break/><text:span text:style-name="T201"><text:tab/>and </text:span><text:span text:style-name="T202">the Question(s) or P</text:span><text:span text:style-name="T193">roblem</text:span><text:span text:style-name="T202">(s)</text:span><text:span text:style-name="T193"> are as follows: </text:span><text:span text:style-name="T221">Clar</text:span><text:span text:style-name="T222">i</text:span><text:span text:style-name="T221">ty</text:span><text:span text:style-name="T254">; </text:span><text:span text:style-name="T221">Accurate</text:span><text:span text:style-name="T254">; </text:span><text:span text:style-name="T789">Precise</text:span><text:span text:style-name="T255">; </text:span><text:span text:style-name="T223">Fairness</text:span><text:span text:style-name="T256">; </text:span><text:span text:style-name="T223">Breadth</text:span><text:span text:style-name="T218">; </text:span><text:span text:style-name="T217">Significance</text:span><text:span text:style-name="T225"> <text:tab/></text:span></text:p>
      <table:table table:name="Table30" table:style-name="Table30">
        <table:table-column table:style-name="Table30.A"/>
        <table:table-column table:style-name="Table30.B"/>
        <table:table-row>
          <table:table-cell table:style-name="Table30.A1" table:number-columns-spanned="2" office:value-type="string">
            <text:p text:style-name="P225"><text:span text:style-name="T239">Strategies </text:span><text:span text:style-name="T244">for Interpreting and </text:span><text:span text:style-name="T242">M</text:span><text:span text:style-name="T244">aking Inferences</text:span></text:p>
          </table:table-cell>
          <table:covered-table-cell/>
        </table:table-row>
        <table:table-row>
          <table:table-cell table:style-name="Table30.A2" office:value-type="string">
            <text:list xml:id="list7525115004987369438" text:style-name="L72">
              <text:list-item>
                <text:p text:style-name="P340"><text:span text:style-name="T849">Ar</text:span>e my inferences reasonable?</text:p>
              </text:list-item>
              <text:list-item>
                <text:p text:style-name="P491">Have I thought through other information that can be reasonably inferred from the information provided?</text:p>
              </text:list-item>
            </text:list>
          </table:table-cell>
          <table:table-cell table:style-name="Table30.B2" office:value-type="string">
            <text:list xml:id="list102258054162671" text:continue-numbering="true" text:style-name="L72">
              <text:list-item>
                <text:p text:style-name="P492"><text:span text:style-name="T850">Have</text:span> I interpret<text:span text:style-name="T850">ed</text:span> representations correctly (graphs, charts, etc.)?</text:p>
              </text:list-item>
              <text:list-item>
                <text:p text:style-name="P417">Is there another way to interpret the information?</text:p>
                <text:p text:style-name="P417"/>
              </text:list-item>
            </text:list>
          </table:table-cell>
        </table:table-row>
      </table:table>
      <text:p text:style-name="P233"/>
      <text:p text:style-name="P233"/>
      <text:p text:style-name="P142"><text:soft-page-break/><text:span text:style-name="T702"><text:tab/>Element of Reasoning: </text:span><text:span text:style-name="T704">Conclusions or Implications </text:span></text:p>
      <text:p text:style-name="P136"><text:span text:style-name="T603"><text:tab/></text:span><text:span text:style-name="T604">T</text:span><text:span text:style-name="T296">he most important </text:span><text:span text:style-name="T307">conclusion(s)</text:span><text:span text:style-name="T296"> or Implication(s) in solving this problem is <text:tab/>(are)____________________________________________________________________.</text:span></text:p>
      <text:p text:style-name="P130"><text:span text:style-name="T635"><text:tab/>(</text:span><text:span text:style-name="T636">Does my answer(s) make sense within the context of the problem? What did I learn from solving this problem? <text:tab/>Can my strategies be extended to other types of problems? What would I do differently next time? </text:span><text:span text:style-name="T637">Can I present my <text:tab/>analysis and solution using a clear <text:s/>coherent argument reflecting the sophistication appropriate to the problem at <text:tab/>hand.</text:span><text:span text:style-name="T645">)</text:span></text:p>
      <text:p text:style-name="P311"><text:span text:style-name="T193"><text:tab/>The </text:span><text:span text:style-name="T205">Intellectual Standards</text:span><text:span text:style-name="T193"> used to judge the quality of my </text:span><text:span text:style-name="T202">Conclusion and Interpretation of the Question at hand <text:tab/>is</text:span><text:span text:style-name="T193">: </text:span><text:span text:style-name="T221">Clar</text:span><text:span text:style-name="T222">i</text:span><text:span text:style-name="T221">ty;</text:span><text:span text:style-name="T254"> </text:span><text:span text:style-name="T221">Accurate;</text:span><text:span text:style-name="T254"> </text:span><text:span text:style-name="T789">Precise</text:span><text:span text:style-name="T255">; </text:span><text:span text:style-name="T223">Fairness; </text:span><text:span text:style-name="T217">Significance</text:span></text:p>
      <table:table table:name="Table31" table:style-name="Table31">
        <table:table-column table:style-name="Table31.A"/>
        <table:table-column table:style-name="Table31.B"/>
        <table:table-row>
          <table:table-cell table:style-name="Table31.A1" table:number-columns-spanned="2" office:value-type="string">
            <text:p text:style-name="P225"><text:span text:style-name="T247">Strate</text:span><text:span text:style-name="T239">gies </text:span><text:span text:style-name="T244">for </text:span><text:span text:style-name="T248">Conclusions</text:span></text:p>
          </table:table-cell>
          <table:covered-table-cell/>
        </table:table-row>
        <table:table-row table:style-name="Table31.2">
          <table:table-cell table:style-name="Table31.A2" office:value-type="string">
            <text:list xml:id="list6139178660952061307" text:style-name="L73">
              <text:list-header>
                <text:p text:style-name="P341"/>
              </text:list-header>
              <text:list-item>
                <text:p text:style-name="P550"><text:span text:style-name="Emphasis"><text:span text:style-name="T731">Could </text:span></text:span><text:span text:style-name="Emphasis"><text:span text:style-name="T732">stat</text:span></text:span><text:span text:style-name="Emphasis"><text:span text:style-name="T731">e </text:span></text:span><text:span text:style-name="Emphasis"><text:span text:style-name="T732">your understanding</text:span></text:span><text:span text:style-name="Emphasis"><text:span text:style-name="T731"> of the math </text:span></text:span><text:span text:style-name="Emphasis"><text:span text:style-name="T733">new math terms, ideas, or processes</text:span></text:span><text:span text:style-name="Emphasis"><text:span text:style-name="T731"> i</text:span></text:span><text:span text:style-name="Emphasis"><text:span text:style-name="T730">n my</text:span></text:span><text:span text:style-name="Emphasis"><text:span text:style-name="T732"> </text:span></text:span><text:span text:style-name="Emphasis"><text:span text:style-name="T730">reasoning? </text:span></text:span></text:p>
              </text:list-item>
              <text:list-item>
                <text:p text:style-name="P471">Did the plan work </text:p>
              </text:list-item>
              <text:list-item>
                <text:p text:style-name="P471">logic – Does our conclusion follow from the evidence?</text:p>
              </text:list-item>
              <text:list-item>
                <text:p text:style-name="P471">Show and discuss solutions <text:s/>- <text:span text:style-name="T851">s</text:span>how and name different strategies </text:p>
              </text:list-item>
              <text:list-item>
                <text:p text:style-name="P471"><text:soft-page-break/>Relate to previously solved problems</text:p>
              </text:list-item>
              <text:list-item>
                <text:p text:style-name="P471">Demonstrate general applicability of or have students solve extensions problem solving strategies </text:p>
              </text:list-item>
              <text:list-item>
                <text:p text:style-name="P471">Discuss special features, e.g. pictures – show how features may influence approach </text:p>
              </text:list-item>
              <text:list-item>
                <text:p text:style-name="P471">Verify conclusion in different ways – different <text:span text:style-name="T588">pathway</text:span></text:p>
              </text:list-item>
              <text:list-item>
                <text:p text:style-name="P471">Can I make well-reasoned conclusions and solutions – testing them against relevant criteria <text:soft-page-break/>and standards</text:p>
                <text:p text:style-name="P476"><text:span text:style-name="Emphasis"><text:span text:style-name="T756"/></text:span></text:p>
              </text:list-item>
            </text:list>
          </table:table-cell>
          <table:table-cell table:style-name="Table31.B2" office:value-type="string">
            <text:list xml:id="list102258067159373" text:continue-numbering="true" text:style-name="L73">
              <text:list-item>
                <text:p text:style-name="P471">Search for negative as well as positive implications within the context of Implications:</text:p>
              </text:list-item>
              <text:list-item>
                <text:p text:style-name="P471"><text:span text:style-name="T673">What would I have done </text:span><text:span text:style-name="T659">differently in attempting to solve this problem?</text:span></text:p>
              </text:list-item>
              <text:list-item>
                <text:p text:style-name="P471"><text:span text:style-name="T851">Can you describe benefits in solving </text:span>the problem (technical, social, environments, ethical)</text:p>
              </text:list-item>
              <text:list-item>
                <text:p text:style-name="P471">Does the answer make sense? -</text:p>
              </text:list-item>
              <text:list-item>
                <text:p text:style-name="P471">Does it seem reasonable?</text:p>
              </text:list-item>
              <text:list-item>
                <text:p text:style-name="P471"><text:soft-page-break/>What did I learn? Can I connect it to a different problem?</text:p>
              </text:list-item>
              <text:list-item>
                <text:p text:style-name="P471">Can I remember what I did?</text:p>
              </text:list-item>
              <text:list-item>
                <text:p text:style-name="P471">What new connections between content did you learn from solving the problem?</text:p>
              </text:list-item>
              <text:list-item>
                <text:p text:style-name="P471">Can you interpret your work in a practical or meaningful way?</text:p>
              </text:list-item>
              <text:list-item>
                <text:p text:style-name="P471">Was the solution a surprise? Does it seem reasonable? Why/why not?</text:p>
              </text:list-item>
              <text:list-item>
                <text:p text:style-name="P471"><text:soft-page-break/>Analyze the process to understand important contributors</text:p>
              </text:list-item>
              <text:list-item>
                <text:p text:style-name="P364">Accuracy – How could we check on <text:span text:style-name="T851">the answer</text:span>?</text:p>
                <text:p text:style-name="P364"/>
              </text:list-item>
              <text:list-item>
                <text:p text:style-name="P471">Evaluate the effects – standardize the process correct assumptions made?</text:p>
              </text:list-item>
              <text:list-item>
                <text:p text:style-name="P471">Work backward up the model one step at a time if it was not effective</text:p>
              </text:list-item>
              <text:list-item>
                <text:p text:style-name="P471">Can you check the result?</text:p>
              </text:list-item>
              <text:list-item>
                <text:p text:style-name="P471">Does the argument make sense?</text:p>
              </text:list-item>
              <text:list-item>
                <text:p text:style-name="P474"><text:soft-page-break/><text:span text:style-name="Emphasis"><text:span text:style-name="T757">Did you answer all parts of the problem?</text:span></text:span></text:p>
              </text:list-item>
            </text:list>
          </table:table-cell>
        </table:table-row>
      </table:table>
      <text:p text:style-name="P234"/>
      <text:p text:style-name="P127"><text:tab/>Element of Reasoning: <text:span text:style-name="T834">Point(s) of View </text:span></text:p>
      <text:p text:style-name="P194"><text:span text:style-name="T826"><text:tab/></text:span>T<text:span text:style-name="T696">he main point(s) of view or perspective(s) represented in this problem is (are)?<text:tab/>___________________________________________________________.</text:span></text:p>
      <text:p text:style-name="P174"><text:tab/>(Could I work the problem using a different approach or technique? How can we check our <text:tab/>results? ) Can I <text:soft-page-break/><text:tab/>check if my understanding is accurate?</text:p>
      <text:p text:style-name="P134"><text:tab/></text:p>
      <text:p text:style-name="P175"><text:span text:style-name="T814"><text:tab/>The </text:span><text:span text:style-name="T580">Intellectual Standards</text:span><text:span text:style-name="T814"> used to judge the quality and reasonableness of my assumptions needed to understand <text:tab/>and solve this problem are as follows: </text:span><text:span text:style-name="T678">Clar</text:span><text:span text:style-name="T679">i</text:span><text:span text:style-name="T678">ty</text:span><text:span text:style-name="T682">; </text:span><text:span text:style-name="T678">Accurate</text:span><text:span text:style-name="T682">; </text:span><text:span text:style-name="T591">Precise</text:span><text:span text:style-name="T684">; </text:span><text:span text:style-name="T680">Breadth</text:span><text:span text:style-name="T684">;</text:span><text:span text:style-name="T685"> </text:span><text:span text:style-name="T681">Logic.</text:span></text:p>
      <text:p text:style-name="P175"/>
      <table:table table:name="Table32" table:style-name="Table32">
        <table:table-column table:style-name="Table32.A"/>
        <table:table-column table:style-name="Table32.B"/>
        <table:table-row>
          <table:table-cell table:style-name="Table32.A1" table:number-columns-spanned="2" office:value-type="string">
            <text:p text:style-name="P225"><text:span text:style-name="T247">Strate</text:span><text:span text:style-name="T239">gies </text:span><text:span text:style-name="T244">for </text:span><text:span text:style-name="T192">Point(s) of View </text:span></text:p>
          </table:table-cell>
          <table:covered-table-cell/>
        </table:table-row>
        <table:table-row>
          <table:table-cell table:style-name="Table32.A2" office:value-type="string">
            <text:list xml:id="list3098314324394706" text:style-name="L74">
              <text:list-item>
                <text:p text:style-name="P339"><text:span text:style-name="T851">What </text:span><text:s/>ideas you are confident you can explain. </text:p>
              </text:list-item>
              <text:list-item>
                <text:p text:style-name="P529"><text:span text:style-name="T155">Do you see interconnected relationships? can</text:span><text:span text:style-name="T306"> I check if my </text:span><text:soft-page-break/><text:span text:style-name="T306">understanding is accurate?</text:span></text:p>
              </text:list-item>
              <text:list-item>
                <text:p text:style-name="P400">Did the plan work </text:p>
              </text:list-item>
              <text:list-item>
                <text:p text:style-name="P400">logic – Does our conclusion follow from the evidence?</text:p>
              </text:list-item>
              <text:list-item>
                <text:p text:style-name="P400">Show and discuss solutions Show and name different strategies </text:p>
              </text:list-item>
              <text:list-item>
                <text:p text:style-name="P400">Rela<text:span text:style-name="T852">t</text:span>e to previously solved problems </text:p>
              </text:list-item>
              <text:list-item>
                <text:p text:style-name="P400">Demonstrate general applicability of or <text:soft-page-break/>have students solve extensions problem solving strategies </text:p>
              </text:list-item>
              <text:list-item>
                <text:p text:style-name="P373">Apply the *Elements of Reasoning</text:p>
                <text:p text:style-name="P368"><text:span text:style-name="T816">Apply the *Intellectual Standards to Elements of Reasoning Discuss</text:span><text:span text:style-name="T818"> special features, e.g. pictures Show how features may influence approach </text:span></text:p>
              </text:list-item>
              <text:list-item>
                <text:p text:style-name="P400">Verify conclusion in different ways – different <text:span text:style-name="T588">pathway</text:span></text:p>
              </text:list-item>
              <text:list-item>
                <text:p text:style-name="P477"><text:span text:style-name="T767">Can I make well-reasoned conclusions and </text:span><text:soft-page-break/><text:span text:style-name="T767">solutions – testing them against</text:span> <text:span text:style-name="T767">relevant criteria and standards</text:span></text:p>
              </text:list-item>
              <text:list-item>
                <text:p text:style-name="P400">Identify assumptions they led you to your conclusions</text:p>
              </text:list-item>
            </text:list>
          </table:table-cell>
          <table:table-cell table:style-name="Table32.B2" office:value-type="string">
            <text:list xml:id="list102258085166946" text:continue-numbering="true" text:style-name="L74">
              <text:list-item>
                <text:p text:style-name="P477"><text:span text:style-name="T767">Search for negative</text:span> as <text:span text:style-name="T767">well as positive implications within</text:span> the <text:span text:style-name="T767">context of Implications:</text:span></text:p>
              </text:list-item>
              <text:list-item>
                <text:p text:style-name="P400">What would I have done <text:s/></text:p>
              </text:list-item>
              <text:list-item>
                <text:p text:style-name="P400"><text:soft-page-break/>Does your answer make sense?</text:p>
              </text:list-item>
              <text:list-item>
                <text:p text:style-name="P400">What did you learn from completing the problem?</text:p>
              </text:list-item>
              <text:list-item>
                <text:p text:style-name="P338">Extend the problem</text:p>
              </text:list-item>
              <text:list-item>
                <text:p text:style-name="P400">Can you use the results of or the method, for some other problem</text:p>
              </text:list-item>
              <text:list-item>
                <text:p text:style-name="P400">If I encountered a similar problem in the future, how could I better solve it?</text:p>
              </text:list-item>
              <text:list-item>
                <text:p text:style-name="P400">Is the answer unique or are there others? Can I <text:soft-page-break/>explain my answer in the context of the problem?</text:p>
              </text:list-item>
              <text:list-item>
                <text:p text:style-name="P400">How can I check my work for accuracy? - check against standards – accuracy clarity, depth</text:p>
              </text:list-item>
              <text:list-item>
                <text:p text:style-name="P401">Add new ideas to the list and underline those ideas you are confident you can explain. </text:p>
              </text:list-item>
              <text:list-item>
                <text:p text:style-name="P478">Do you see interconnected relationships?</text:p>
              </text:list-item>
              <text:list-item>
                <text:p text:style-name="P373">Apply the *Elements of Reasoning</text:p>
              </text:list-item>
              <text:list-item>
                <text:p text:style-name="P369">Apply the *Intellectual Standards to Elements of <text:soft-page-break/>Reasoning</text:p>
              </text:list-item>
            </text:list>
          </table:table-cell>
        </table:table-row>
      </table:table>
      <text:p text:style-name="P105"/>
      <text:p text:style-name="P81"/>
      <text:p text:style-name="P303"/>
      <text:p text:style-name="P179"><text:span text:style-name="T5">*S</text:span><text:span text:style-name="T4">EEI</text:span></text:p>
      <text:p text:style-name="P215"/>
      <table:table table:name="Table33" table:style-name="Table33">
        <table:table-column table:style-name="Table33.A"/>
        <table:table-row>
          <table:table-cell table:style-name="Table33.A1" office:value-type="string">
            <text:p text:style-name="P180"><text:span text:style-name="T5">SEE</text:span><text:span text:style-name="T6">I </text:span><text:span text:style-name="T5">is a method of </text:span><text:span text:style-name="T6">developing clarity </text:span><text:span text:style-name="T5">and understanding</text:span><text:span text:style-name="T6"> problems to be solved, concepts, or issues. </text:span><text:span text:style-name="T5">It stands for State, Elaborate, Exemplify, and Illustrate. This method provides a</text:span><text:span text:style-name="T6">n excellent approach for </text:span><text:span text:style-name="T5">communicat</text:span><text:span text:style-name="T6">ing understanding of our thinking to others and also serves as a useful learning tool for self-assessment</text:span><text:span text:style-name="T5">.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206"/>
            <text:p text:style-name="P272"><text:soft-page-break/>SEE-I has four steps:</text:p>
            <text:p text:style-name="P102">1. State the concept or idea in a single sentence or two.</text:p>
            <text:list xml:id="list7684419087121880393" text:style-name="L75">
              <text:list-item>
                <text:p text:style-name="P375">Clearly and succinctly state the concept.</text:p>
              </text:list-item>
            </text:list>
            <text:p text:style-name="P102">2. Elaborate on the concept in your own words. Explain it at greater length in a paragraph or two.</text:p>
            <text:list xml:id="list4418289629200915381" text:style-name="L76">
              <text:list-item>
                <text:p text:style-name="P376">Clarify the concept in your own words. "In other words,. . ."</text:p>
              </text:list-item>
            </text:list>
            <text:p text:style-name="P102">3. Exemplify the concept by giving concrete examples (and counter examples) of the concept.</text:p>
            <text:list xml:id="list7285656306389633110" text:style-name="L77">
              <text:list-item>
                <text:p text:style-name="P377">Specify the concept by giving specific examples. "For example, . . ."</text:p>
              </text:list-item>
            </text:list>
            <text:p text:style-name="P102"><text:soft-page-break/>4. Illustrate the concept with a picture.</text:p>
            <text:list xml:id="list8910397350552542087" text:style-name="L78">
              <text:list-item>
                <text:p text:style-name="P378"><text:span text:style-name="T63">Draw something,</text:span><text:bookmark text:name="FALINK_3_0_2"/><text:span text:style-name="T63"> </text:span><text:span text:style-name="T65">o</text:span><text:span text:style-name="T63">r </text:span><text:span text:style-name="T65">even </text:span><text:span text:style-name="T63">create a picture with words, such as with a metaphor or analogy. "It's like …" </text:span><text:span text:style-name="T113">Represen</text:span><text:span text:style-name="T115">t</text:span><text:span text:style-name="T111"> the problem with a drawing, diagram, graph, symbol, or formula – can students write a mathematical sentence following SEE</text:span><text:span text:style-name="T112">I</text:span><text:span text:style-name="T111">. Model the SEER process for students using a familiar concept-have students practice </text:span></text:p>
                <text:p text:style-name="P379"/>
              </text:list-item>
            </text:list>
          </table:table-cell>
        </table:table-row>
      </table:table>
      <text:p text:style-name="P207"/>
      <text:p text:style-name="P207"><text:soft-page-break/></text:p>
      <text:p text:style-name="P108"/>
      <text:p text:style-name="P108"/>
      <text:p text:style-name="P108">Metacognitive Chart for Analysis with SEE<text:span text:style-name="T693">I</text:span></text:p>
      <text:p text:style-name="P109"><text:span text:style-name="T16">Directions: As you complete each phase of step 1 in the problem solving process. </text:span><text:soft-page-break/><text:span text:style-name="T19">Check the appropriate box </text:span><text:span text:style-name="T16">below </text:span><text:span text:style-name="T19">and show steps 2 -5 on a separate page.</text:span></text:p>
      <table:table table:name="Table34" table:style-name="Table34">
        <table:table-column table:style-name="Table34.A"/>
        <table:table-column table:style-name="Table34.B"/>
        <table:table-row>
          <table:table-cell table:style-name="Table34.A1" office:value-type="string">
            <text:p text:style-name="P139">1. Read/Reread</text:p>
          </table:table-cell>
          <table:table-cell table:style-name="Table34.B1" office:value-type="string">
            <text:p text:style-name="P140"/>
          </table:table-cell>
        </table:table-row>
        <table:table-row>
          <table:table-cell table:style-name="Table34.A2" office:value-type="string">
            <text:p text:style-name="P139">2. State the problem in your own words</text:p>
          </table:table-cell>
          <table:table-cell table:style-name="Table34.B2" office:value-type="string">
            <text:p text:style-name="P139"/>
          </table:table-cell>
        </table:table-row>
        <table:table-row>
          <table:table-cell table:style-name="Table34.A2" office:value-type="string">
            <text:p text:style-name="P139">3. Elaborate – can you say more...in other words.. its similar to...</text:p>
          </table:table-cell>
          <table:table-cell table:style-name="Table34.B2" office:value-type="string">
            <text:p text:style-name="P139"/>
          </table:table-cell>
        </table:table-row>
        <table:table-row>
          <table:table-cell table:style-name="Table34.A2" office:value-type="string">
            <text:p text:style-name="P139">4. Example – can you give an example <text:soft-page-break/>from a similar problem that you solved</text:p>
          </table:table-cell>
          <table:table-cell table:style-name="Table34.B2" office:value-type="string">
            <text:p text:style-name="P139"/>
          </table:table-cell>
        </table:table-row>
        <table:table-row>
          <table:table-cell table:style-name="Table34.A2" office:value-type="string">
            <text:p text:style-name="P139">5. Representation – can you provide a drawing, mathematical sentence, graph, Venn<text:span text:style-name="T601"> diagram</text:span></text:p>
          </table:table-cell>
          <table:table-cell table:style-name="Table34.B2" office:value-type="string">
            <text:p text:style-name="P139"/>
          </table:table-cell>
        </table:table-row>
      </table:table>
      <text:p text:style-name="P322"/>
      <text:p text:style-name="P215">*Elements of Reasoning</text:p>
      <table:table table:name="Table35" table:style-name="Table35">
        <table:table-column table:style-name="Table35.A"/>
        <text:soft-page-break/>
        <table:table-row table:style-name="Table35.1">
          <table:table-cell table:style-name="Table35.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625">purpose</text:span> of the problem is ______________________________________________.</text:p>
            <text:p text:style-name="Text_20_body"><text:s/><text:tab/><text:span text:style-name="T612">(State as accurately as possible, the purpose for solving the problem. What exactly are we <text:tab/>trying to do? What purpose will our solution achieve? W</text:span><text:span text:style-name="T615">hy is the </text:span><text:span text:style-name="T627">problem important</text:span><text:span text:style-name="T615">?</text:span><text:span text:style-name="T612">) </text:span></text:p>
            <text:p text:style-name="Text_20_body">2.<text:tab/>The key <text:span text:style-name="T625">question</text:span> or <text:span text:style-name="T625">problem</text:span> is _______________________________________________.</text:p>
            <text:p text:style-name="P312"><text:tab/><text:span text:style-name="T612">(</text:span><text:span text:style-name="T613">What exactly are we trying to determine? What is the pro</text:span><text:span text:style-name="T614">b</text:span><text:span text:style-name="T613">lem or goal? </text:span><text:span text:style-name="T614">Can I break the <text:tab/>problem down into sub-problems? </text:span><text:span text:style-name="T616">Can I categorize the problem into a particular type?</text:span><text:span text:style-name="T613">)</text:span></text:p>
            <text:p text:style-name="Text_20_body">3.<text:tab/>The most important<text:span text:style-name="T612"> information</text:span> for addressing and solving the problem is ___________<text:tab/>________________________________________________________________________.</text:p>
            <text:p text:style-name="P243"><text:span text:style-name="T651">(Identify y key information needed, or presupposed for addressing the problem. Here we are looking for facts or data relevant</text:span><text:span text:style-name="T652"> to </text:span><text:span text:style-name="T651">the problem, </text:span><text:span text:style-name="T653">What information such as data, and facts </text:span><text:span text:style-name="T654">d</text:span><text:span text:style-name="T653">o I have? What </text:span><text:span text:style-name="T630">information</text:span><text:span text:style-name="T653"> do I need to answer the question? Does it seem that some </text:span><text:span text:style-name="T630">information</text:span><text:span text:style-name="T653"> is still missing? </text:span><text:span text:style-name="T656">H</text:span><text:span text:style-name="T655">ow is information </text:span><text:span text:style-name="T656">to be </text:span><text:span text:style-name="T655">accessed and used?</text:span><text:span text:style-name="T652">)</text:span></text:p>
            <text:p text:style-name="P227"><text:span text:style-name="T114">4.<text:tab/>The key </text:span><text:span text:style-name="T116">concepts</text:span><text:span text:style-name="T114"> we need to understand in this problem are <text:s/>____________________</text:span></text:p>
            <text:p text:style-name="P182"><text:tab/>_____________________________________________________________________.</text:p>
            <text:p text:style-name="P200"><text:span text:style-name="T660"><text:tab/></text:span><text:span text:style-name="T671">(</text:span><text:span text:style-name="T632">What concepts or content (theorems, definitions, formulas, etc.) do we need to understand <text:tab/>for reaching a solution?</text:span><text:span text:style-name="T637">)</text:span><text:span text:style-name="T632"> </text:span></text:p>
            <text:p text:style-name="P184"/>
            <text:p text:style-name="P203"><text:span text:style-name="T660">5.<text:tab/></text:span><text:span text:style-name="T661">The main assumption(s) underlying our understanding of the problem is (are) __________</text:span></text:p>
            <text:p text:style-name="P186"><text:tab/>________________________________________________________________________.</text:p>
            <text:p text:style-name="P203"><text:span text:style-name="T661"><text:tab/></text:span><text:span text:style-name="T633">(What is the author or problem as stated taking for granted? </text:span><text:span text:style-name="T634">What assumptions are we <text:tab/>making? Are our assumptions justifiable? </text:span><text:span text:style-name="T633">Assumptions are </text:span><text:span text:style-name="T634">generalizations that might <text:tab/>be questioned and are most often unstated.)</text:span></text:p>
            <text:p text:style-name="P218"/>
            <text:p text:style-name="P205"><text:span text:style-name="T631">6.<text:tab/></text:span><text:span text:style-name="T662">The basis for our </text:span><text:span text:style-name="T589">inferences </text:span><text:span text:style-name="T662">and </text:span><text:span text:style-name="T589">interpretations</text:span><text:span text:style-name="T662"> at this point are</text:span><text:span text:style-name="T663"> __________________</text:span></text:p>
            <text:p text:style-name="P186"><text:tab/>_______________________________________________________________________.</text:p>
            <text:p text:style-name="P203"><text:span text:style-name="T633"><text:tab/></text:span><text:span text:style-name="T634">(Is there another way to interpret the information? Can I justify my interpretation of the <text:tab/>information or problem to be solved? Have</text:span><text:span text:style-name="T635"> I made any inferences beyond what the evidence</text:span></text:p>
            <text:p text:style-name="P203"><text:span text:style-name="T635"><text:s text:c="10"/>implies? Are my inference consistent?</text:span><text:span text:style-name="T634">)</text:span></text:p>
            <text:p text:style-name="P218"/>
            <text:p text:style-name="P210"><text:span text:style-name="T659">7.<text:tab/></text:span><text:span text:style-name="T665">The most important </text:span><text:span text:style-name="T626">conclusion(s)</text:span><text:span text:style-name="T665"> or Implication(s) in solving this problem is (are)?______</text:span></text:p>
            <text:p text:style-name="P192"><text:tab/>________________________________________________________________________.</text:p>
            <text:p text:style-name="P241"><text:span text:style-name="T635">(</text:span><text:span text:style-name="T636">Does my answer(s) make sense within the context of the problem? What did I learn from solving this problem? Can my strategies be extended to other types of problems? What would I do differently next time? </text:span><text:span text:style-name="T637">Can I present my analysis and solution using a clear <text:s/>coherent argument reflecting the sophistication appropriate to the problem at hand</text:span></text:p>
            <text:p text:style-name="P220"/>
            <text:p text:style-name="P195">8.<text:tab/>The main point(s) of view or perspective(s) represented in this problem is (are)?________</text:p>
            <text:p text:style-name="P196"><text:tab/>________________________________________________________________________.</text:p>
            <text:p text:style-name="P212"><text:span text:style-name="T659"><text:tab/></text:span><text:span text:style-name="T631">(Could I work the problem using a different approach or technique? How can we check our <text:tab/>results? ) </text:span></text:p>
            <text:p text:style-name="P196"/>
            <text:p text:style-name="P192"><text:tab/></text:p>
          </table:table-cell>
        </table:table-row>
      </table:table>
      <text:p text:style-name="P117"><text:soft-page-break/></text:p>
      <text:p text:style-name="P117"/>
      <text:p text:style-name="P118"><text:span text:style-name="T572">Paul, R. &amp; Elder, L. (20</text:span><text:span text:style-name="T571">10</text:span><text:span text:style-name="T572">). </text:span><text:span text:style-name="T571">The Thinkers Guide to Analytic Thinking: How to Take Thinking Apart and What to Look for When You Do</text:span><text:span text:style-name="T573">. Dillon Beach, CA: Foundations for Critical Thinking Press.</text:span><text:span text:style-name="T572"> </text:span><text:s/><text:span text:style-name="T572">Paul, R., </text:span><text:span text:style-name="T571">Niewoehner, R.,</text:span><text:span text:style-name="T572"> &amp; Elder, L. (200</text:span><text:span text:style-name="T573">7</text:span><text:span text:style-name="T572">). </text:span><text:span text:style-name="T571">The Thinkers Guide to Engineering Reasoning</text:span><text:span text:style-name="T573">. Dillon Beach, CA: Foundations for Critical Thinking Press.</text:span><text:span text:style-name="T572"> </text:span></text:p>
      <text:p text:style-name="P214"/>
      <text:p text:style-name="P190"/>
      <text:p text:style-name="P208"><text:soft-page-break/><text:span text:style-name="T666">Although there are several </text:span><text:span text:style-name="T659">Standards </text:span><text:span text:style-name="T666">for thinking, </text:span><text:span text:style-name="T667">the following are relevant to most situations</text:span><text:span text:style-name="T659">:</text:span></text:p>
      <text:p text:style-name="P189"/>
      <text:p text:style-name="P189"/>
      <table:table table:name="Table36" table:style-name="Table36">
        <table:table-column table:style-name="Table36.A"/>
        <table:table-column table:style-name="Table36.B"/>
        <table:table-row>
          <table:table-cell table:style-name="Table36.A1" office:value-type="string">
            <text:p text:style-name="P198">Universal Intellectual Standards</text:p>
          </table:table-cell>
          <table:table-cell table:style-name="Table36.B1" office:value-type="string">
            <text:p text:style-name="P138">Questions for Applying Standards</text:p>
          </table:table-cell>
        </table:table-row>
        <table:table-row>
          <table:table-cell table:style-name="Table36.A2" office:value-type="string">
            <text:p text:style-name="Text_20_body"><text:span text:style-name="T676">1. </text:span>Clarity – understandable, the meaning can be understood</text:p>
          </table:table-cell>
          <table:table-cell table:style-name="Table36.B2" office:value-type="string">
            <text:list xml:id="list102258128146122" text:continue-list="list6159122542943783927" text:style-name="L33">
              <text:list-item>
                <text:p text:style-name="P493">Could you state it in other words?</text:p>
              </text:list-item>
              <text:list-item>
                <text:p text:style-name="P551">Could you draw a picture of the problem situation?</text:p>
              </text:list-item>
              <text:list-item>
                <text:p text:style-name="P493"><text:soft-page-break/><text:span text:style-name="T131">Could you explain w</text:span><text:span text:style-name="T130">hat </text:span><text:span text:style-name="T131">you </text:span><text:span text:style-name="T130">do not understand about the </text:span><text:span text:style-name="T132">problem or question</text:span><text:span text:style-name="T130">?</text:span></text:p>
              </text:list-item>
            </text:list>
          </table:table-cell>
        </table:table-row>
        <table:table-row>
          <table:table-cell table:style-name="Table36.A2" office:value-type="string">
            <text:p text:style-name="Text_20_body"><text:span text:style-name="T676">2. <text:s/></text:span>Accurate – free of errors -</text:p>
            <text:p text:style-name="P151">facts, definitions, and algorithmic procedures the individual brings to the problem situation may or may not be correct; <text:s/>inventory students knowledge about terms they are using:</text:p>
            <text:p text:style-name="P151"/>
            <text:p text:style-name="P151"><text:soft-page-break/>a.k now nothing about</text:p>
            <text:p text:style-name="P151">b. know about the </text:p>
            <text:p text:style-name="P151"><text:s/>existence of, but</text:p>
            <text:p text:style-name="P151"><text:s/>nothing about the</text:p>
            <text:p text:style-name="P151"><text:s/>details of</text:p>
            <text:p text:style-name="P151">c. partially recall or</text:p>
            <text:p text:style-name="P151"><text:s/>suspect the details, </text:p>
            <text:p text:style-name="P151"><text:s/>but with little certainty</text:p>
            <text:p text:style-name="P151">d. confidently believe</text:p>
          </table:table-cell>
          <table:table-cell table:style-name="Table36.B2" office:value-type="string">
            <text:list xml:id="list5263562860540480117" text:style-name="L79">
              <text:list-item>
                <text:p text:style-name="P552">How can we check to see if the information you are using is accurate? (accuracy)</text:p>
              </text:list-item>
            </text:list>
            <text:list xml:id="list2016038875363264471" text:style-name="L80">
              <text:list-item>
                <text:p text:style-name="P553">How can I check to see if I am interpreting the information accurately? </text:p>
              </text:list-item>
              <text:list-item>
                <text:p text:style-name="P553"><text:soft-page-break/><text:span text:style-name="T694">Do </text:span>my assumptions make sense?</text:p>
              </text:list-item>
              <text:list-item>
                <text:p text:style-name="P553"><text:span text:style-name="T44">Am I assuming </text:span><text:span text:style-name="T43">information is accurate rather than simply accept it as true?</text:span></text:p>
              </text:list-item>
            </text:list>
          </table:table-cell>
        </table:table-row>
        <table:table-row>
          <table:table-cell table:style-name="Table36.A2" office:value-type="string">
            <text:p text:style-name="P313"><text:span text:style-name="T743">3. </text:span>Precise- exact to necessary detail – <text:span text:style-name="Emphasis"><text:span text:style-name="T677">degree of </text:span></text:span><text:soft-page-break/><text:span text:style-name="Emphasis"><text:span text:style-name="T677">precision appropriate for the problem context. </text:span></text:span></text:p>
            <text:p text:style-name="P313"><text:span text:style-name="T694">a</text:span>ppropriate attention to details through explicit and accurate use of language <text:span text:style-name="T695">including mathematical terms, definitions, labels, analogies, concepts, </text:span>and <text:span text:style-name="T695">symbols.</text:span> <text:s text:c="2"/></text:p>
            <text:p text:style-name="P313"/>
            <text:list xml:id="list102258136168968" text:continue-numbering="true" text:style-name="L80">
              <text:list-header>
                <text:p text:style-name="P356"><text:soft-page-break/></text:p>
              </text:list-header>
            </text:list>
          </table:table-cell>
          <table:table-cell table:style-name="Table36.B2" office:value-type="string">
            <text:list xml:id="list102258136140888" text:continue-numbering="true" text:style-name="L80">
              <text:list-item>
                <text:p text:style-name="P553">Could you be more precise? <text:soft-page-break/></text:p>
              </text:list-item>
              <text:list-item>
                <text:p text:style-name="P553">Am I being specific?</text:p>
              </text:list-item>
              <text:list-item>
                <text:p text:style-name="P553">Am I providing details?</text:p>
              </text:list-item>
              <text:list-item>
                <text:p text:style-name="P553">Do I need more details?</text:p>
              </text:list-item>
              <text:list-item>
                <text:p text:style-name="P553">Could you provide more details?</text:p>
              </text:list-item>
              <text:list-item>
                <text:p text:style-name="P553">Could be more exact or specific?</text:p>
              </text:list-item>
              <text:list-item>
                <text:p text:style-name="P553"><text:soft-page-break/><text:span text:style-name="Emphasis"><text:span text:style-name="T698">Could </text:span></text:span><text:span text:style-name="Emphasis"><text:span text:style-name="T699">stat</text:span></text:span><text:span text:style-name="Emphasis"><text:span text:style-name="T698">e </text:span></text:span><text:span text:style-name="Emphasis"><text:span text:style-name="T699">your understanding</text:span></text:span><text:span text:style-name="Emphasis"><text:span text:style-name="T698"> of the math term </text:span></text:span><text:span text:style-name="Emphasis"><text:span text:style-name="T699">you are</text:span></text:span><text:span text:style-name="Emphasis"><text:span text:style-name="T698"> using i</text:span></text:span><text:span text:style-name="Emphasis"><text:span text:style-name="T697">n </text:span></text:span><text:span text:style-name="Emphasis"><text:span text:style-name="T699">your </text:span></text:span><text:span text:style-name="Emphasis"><text:span text:style-name="T697">reasoning? </text:span></text:span></text:p>
              </text:list-item>
              <text:list-item>
                <text:p text:style-name="P553"><text:span text:style-name="Emphasis"><text:span text:style-name="T698">Could you </text:span></text:span><text:span text:style-name="Emphasis"><text:span text:style-name="T697">state </text:span></text:span><text:span text:style-name="Emphasis"><text:span text:style-name="T699">more explicitly </text:span></text:span><text:span text:style-name="Emphasis"><text:span text:style-name="T697">the meaning of, </text:span></text:span><text:span text:style-name="Emphasis"><text:span text:style-name="T699">or elaborate on, (choose) the math term, definition, skill, procedure, </text:span></text:span><text:span text:style-name="Emphasis"><text:span text:style-name="T697">symbol</text:span></text:span><text:span text:style-name="Emphasis"><text:span text:style-name="T699">(</text:span></text:span><text:span text:style-name="Emphasis"><text:span text:style-name="T697">s</text:span></text:span><text:span text:style-name="Emphasis"><text:span text:style-name="T699">)</text:span></text:span><text:span text:style-name="Emphasis"><text:span text:style-name="T697">, units of measure, labeling </text:span></text:span><text:span text:style-name="Emphasis"><text:span text:style-name="T699">of </text:span></text:span><text:span text:style-name="Emphasis"><text:span text:style-name="T697">axes, </text:span></text:span><text:span text:style-name="Emphasis"><text:span text:style-name="T699">etc. that you are using?</text:span></text:span><text:span text:style-name="T696"> </text:span></text:p>
                <text:p text:style-name="P357"><text:soft-page-break/></text:p>
              </text:list-item>
            </text:list>
          </table:table-cell>
        </table:table-row>
        <table:table-row>
          <table:table-cell table:style-name="Table36.A2" office:value-type="string">
            <text:p text:style-name="Text_20_body"><text:span text:style-name="T121">4. R</text:span><text:span text:style-name="T118">elevance – relating to the problem o</text:span><text:span text:style-name="T119">r</text:span><text:span text:style-name="T118"> issue at hand – </text:span><text:span text:style-name="T120">I want to make sure I use information relevant to the problem. </text:span></text:p>
            <text:p text:style-name="P274"/>
          </table:table-cell>
          <table:table-cell table:style-name="Table36.B2" office:value-type="string">
            <text:list xml:id="list102258143158781" text:continue-numbering="true" text:style-name="L80">
              <text:list-item>
                <text:p text:style-name="P554">How is <text:span text:style-name="T743">what</text:span> you are doing is relevant to the question? <text:span text:style-name="T745">What information relevant to the mathematical situation or problem at hand do I possess, and how is that information accessed and used?</text:span></text:p>
                <text:p text:style-name="P533"><text:soft-page-break/></text:p>
              </text:list-item>
            </text:list>
          </table:table-cell>
        </table:table-row>
        <table:table-row>
          <table:table-cell table:style-name="Table36.A2" office:value-type="string">
            <text:p text:style-name="Text_20_body"><text:span text:style-name="T670">5. </text:span><text:span text:style-name="T659">Depth - <text:s/></text:span><text:span text:style-name="T668">relates to the complexities </text:span><text:span text:style-name="T670">and rigor involved in</text:span><text:span text:style-name="T668"> the issue or problem, in contrast to superficial</text:span><text:span text:style-name="T670"> understandings or treatment</text:span></text:p>
            <text:p text:style-name="P293"><text:s/></text:p>
          </table:table-cell>
          <table:table-cell table:style-name="Table36.B2" office:value-type="string">
            <text:list xml:id="list1023781819216535734" text:style-name="L81">
              <text:list-item>
                <text:p text:style-name="P555">What makes this a difficult problem?</text:p>
              </text:list-item>
            </text:list>
            <text:list xml:id="list868886885491931949" text:style-name="L82">
              <text:list-item>
                <text:p text:style-name="P530"><text:span text:style-name="T500">What concepts are involved in solving this problem? How are the concepts </text:span><text:span text:style-name="T499">connect</text:span><text:span text:style-name="T500">ed?</text:span></text:p>
              </text:list-item>
              <text:list-item>
                <text:p text:style-name="P530"><text:soft-page-break/><text:span text:style-name="T500">What resources will we need in order to solve this problem?</text:span> </text:p>
              </text:list-item>
            </text:list>
          </table:table-cell>
        </table:table-row>
        <table:table-row>
          <table:table-cell table:style-name="Table36.A2" office:value-type="string">
            <text:p text:style-name="Text_20_body"><text:span text:style-name="T744">6. </text:span>Breadth- encompasses multiple view points or representations. Most math concepts, problems and solutions can be represented using symbols, numbers, graphs, or descriptively using one's language.</text:p>
          </table:table-cell>
          <table:table-cell table:style-name="Table36.B2" office:value-type="string">
            <text:p text:style-name="Text_20_body">Can you articulate another reasonable ways of looking at the issue(breadth</text:p>
          </table:table-cell>
        </table:table-row>
        <table:table-row>
          <table:table-cell table:style-name="Table36.A2" office:value-type="string">
            <text:p text:style-name="Text_20_body">Logic – thinking makes sense, no contradictions, able to follow reasoning</text:p>
            <text:p text:style-name="Text_20_body"/>
          </table:table-cell>
          <table:table-cell table:style-name="Table36.B2" office:value-type="string">
            <text:list xml:id="list102258148155456" text:continue-list="list102258143158781" text:style-name="L80">
              <text:list-item>
                <text:p text:style-name="P489">Can you express the logic that you used (logic</text:p>
              </text:list-item>
              <text:list-item>
                <text:p text:style-name="P553"><text:span text:style-name="T341">Planning results in an outline of the logical steps required to obtain a solution. In many cases the logical steps are conveniently expressed as mathematic</text:span><text:span text:style-name="T498">s.</text:span> </text:p>
              </text:list-item>
              <text:list-item>
                <text:p text:style-name="P553">Can you provide a flow-chart of your thinking?</text:p>
              </text:list-item>
              <text:list-item>
                <text:p text:style-name="P553"><text:soft-page-break/>Am I clearly making connections between parts of the problem?</text:p>
              </text:list-item>
            </text:list>
          </table:table-cell>
        </table:table-row>
        <table:table-row>
          <table:table-cell table:style-name="Table36.A2" office:value-type="string">
            <text:p text:style-name="Text_20_body">Significance – focuses on most important, not trivial</text:p>
            <text:p text:style-name="P314">What is the most central idea to solving the problem?</text:p>
            <text:p text:style-name="P314">Which of the facts are most important?</text:p>
            <text:p text:style-name="Text_20_body"><text:soft-page-break/></text:p>
          </table:table-cell>
          <table:table-cell table:style-name="Table36.B2" office:value-type="string">
            <text:list xml:id="list102258150149139" text:continue-numbering="true" text:style-name="L80">
              <text:list-item>
                <text:p text:style-name="P553">Have you focused on the most significant issue in in dealing with this problem(significant)</text:p>
              </text:list-item>
              <text:list-item>
                <text:p text:style-name="P533">What math concepts are basic in the problem?</text:p>
              </text:list-item>
              <text:list-item>
                <text:p text:style-name="P386"><text:soft-page-break/><text:span text:style-name="T747">W</text:span>hat information is important, what information can be ignored, and what additional information may be needed? </text:p>
              </text:list-item>
            </text:list>
          </table:table-cell>
        </table:table-row>
        <table:table-row table:style-name="Table36.10">
          <table:table-cell table:style-name="Table36.A10" office:value-type="string">
            <text:p text:style-name="Text_20_body">Fairness – justifiable, multiple viewpoints or representations</text:p>
          </table:table-cell>
          <table:table-cell table:style-name="Table36.B10" office:value-type="string">
            <text:p text:style-name="Text_20_body">drawing a clear line between the results, on the one hand, and your judgment calls about how those results support a hypothesis. </text:p>
            <text:list xml:id="list102258152156724" text:continue-numbering="true" text:style-name="L80">
              <text:list-item>
                <text:p text:style-name="P329">students in multiple ways using different solution strategies</text:p>
              </text:list-item>
              <text:list-item>
                <text:p text:style-name="P359"><text:soft-page-break/>the problem can be approached by a different solutions or decision or positions stat can be taken or defended)</text:p>
              </text:list-item>
            </text:list>
            <text:p text:style-name="P132"/>
          </table:table-cell>
        </table:table-row>
      </table:table>
      <text:p text:style-name="P189"/>
      <text:p text:style-name="P277"/>
      <text:h text:style-name="P103" text:outline-level="4"><text:soft-page-break/></text:h>
      <text:h text:style-name="P104" text:outline-level="4"/>
      <text:p text:style-name="P273"/>
      <text:p text:style-name="P273"/>
      <text:p text:style-name="P273"/>
      <text:p text:style-name="P273"/>
      <text:p text:style-name="P273"/>
      <text:p text:style-name="P273"><text:soft-page-break/></text:p>
      <text:p text:style-name="P273"/>
      <text:p text:style-name="P273"/>
      <text:p text:style-name="P273"/>
      <text:p text:style-name="P273"/>
      <text:p text:style-name="P273"/>
      <text:p text:style-name="P273"/>
      <text:p text:style-name="P273"><text:soft-page-break/></text:p>
      <text:p text:style-name="P273"/>
      <text:p text:style-name="P273"/>
      <text:p text:style-name="P273"/>
      <text:p text:style-name="P273"/>
      <text:p text:style-name="P273"/>
      <text:p text:style-name="P245"><text:span text:style-name="T30">W</text:span><text:span text:style-name="T26">orkplace</text:span></text:p>
      <text:p text:style-name="P12"><text:soft-page-break/>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248"><text:span text:style-name="T30">T</text:span><text:span text:style-name="T569">oday’s marketplace demands skilled workers who can think clearly, precisely, deeply, and accurately while identifying and answering questions, solving problems, and making decisions in an ever-changing environment. Today’s world demands citizens who can “evaluate, analyze, and </text:span><text:soft-page-break/><text:span text:style-name="T569">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25"><text:span text:style-name="T15">C</text:span>ritical thinking encompasses the more complex executive functions, such as reasoning, motivation, and judgment – essential skills for success<text:span text:style-name="T15"> in mastering mathematics. Problem solving skills whether mathematical or any field of study </text:span>demands <text:span text:style-name="T15">students or employees </text:span>who can think clearly, precisely, deeply, and accurately while solving problems, making decisions, identifying and answering questions, evaluating, analyzing, and communicating.<text:span text:style-name="T15"> C</text:span><text:span text:style-name="T12">ritical thinking plays a vital role in facilitating </text:span><text:span text:style-name="T13">deep learning and</text:span><text:span text:style-name="T12"> is an essential skill for </text:span><text:span text:style-name="T13">learning to effectively learn mathematics </text:span><text:span text:style-name="T12">or </text:span><text:soft-page-break/><text:span text:style-name="T12">to become a highly effective and skilled employee. <text:s/>As Richard Paul note</text:span><text:span text:style-name="T14">s</text:span><text:span text:style-name="T12">,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30"><text:span text:style-name="T3">C</text:span><text:span text:style-name="T1">ritical Thinking in the Workplace</text:span></text:p>
      <text:p text:style-name="P98"><text:span text:style-name="T66">Too often students are told to analy</text:span><text:span text:style-name="T67">ze</text:span><text:span text:style-name="T66"> a problem and have never been taught a consistent method that can be flexibly applied </text:span><text:span text:style-name="T68">for </text:span><text:span text:style-name="T67">lear</text:span><text:span text:style-name="T66">ning </text:span><text:span text:style-name="T69">mathematics</text:span><text:span text:style-name="T66">. Consider, even </text:span><text:span text:style-name="T70">a curriculum for Root Cause Analysis </text:span><text:span text:style-name="T71">(RCA) an approach use</text:span><text:span text:style-name="T67">d</text:span><text:span text:style-name="T70"> by corporations </text:span><text:span text:style-name="T67">for the analysis of problem situations</text:span><text:span text:style-name="T70">. One </text:span><text:soft-page-break/><text:span text:style-name="T70">popular presentation states: “A critical part of the problem solving process is “An analytical process based on </text:span></text:p>
      <text:list xml:id="list680341700791761799" text:style-name="L83">
        <text:list-item>
          <text:p text:style-name="P564"><text:span text:style-name="T76">b</text:span><text:span text:style-name="T75">reaking the system down into its components</text:span></text:p>
        </text:list-item>
        <text:list-item>
          <text:p text:style-name="P564"><text:span text:style-name="T75">understanding the effect of each component on other</text:span><text:span text:style-name="T78">s</text:span><text:span text:style-name="T75"> and/or the system”</text:span></text:p>
        </text:list-item>
      </text:list>
      <text:p text:style-name="P35"/>
      <text:p text:style-name="P36"><text:span text:style-name="T75">Sound familiar, </text:span><text:span text:style-name="T78">the same curriculum essentially follows Polya's four steps and later instructs </text:span><text:span text:style-name="T75">employees to understand the problem, break it down, </text:span><text:span text:style-name="T78">and analyze data. Again, the method </text:span><text:span text:style-name="T79">neglects the </text:span><text:span text:style-name="T78">very tools necessary for </text:span><text:span text:style-name="T79">understanding and analyzing situations and </text:span><text:span text:style-name="T78">for consistently thinking about </text:span><text:span text:style-name="T75">how to think in flexible way</text:span><text:span text:style-name="T77">s</text:span><text:span text:style-name="T75"> </text:span><text:span text:style-name="T79">that led to accurate </text:span><text:span text:style-name="T75">problem solving </text:span><text:span text:style-name="T79">or effective learning. To improve thinking the role of metacognition cannot be avoided. </text:span><text:span text:style-name="T75">The Paul and Elder </text:span><text:soft-page-break/><text:span text:style-name="T75">model </text:span><text:span text:style-name="T79">of critical thinking</text:span><text:span text:style-name="T75">, combined with Po</text:span><text:span text:style-name="T77">l</text:span><text:span text:style-name="T75">ya and subsequent research </text:span><text:span text:style-name="T77">findings </text:span><text:span text:style-name="T75">contribute toward addressing the </text:span><text:span text:style-name="T80">how</text:span><text:span text:style-name="T75"> to understand, analyze, and solve” problems. </text:span></text:p>
      <text:p text:style-name="P31"><text:span text:style-name="T1">There is a growing need for workers who can adapt quickly by learning new skills or knowledge and applying those strengths quickly to respond to customer expectations. In the </text:span><text:span text:style-name="T7">Harvard Business Review</text:span><text:span text:style-name="T1">, Justin Menkes stresses the importance of good thinking skills: "Thinking critically is the primary responsibility of any manager, in any organization." Using case studies from business, he argues that critical </text:span><text:span text:style-name="T7">intellectual skills – </text:span><text:span text:style-name="T1">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span><text:soft-page-break/><text:span text:style-name="T1"><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32"><text:span text:style-name="T1"><text:s/></text:span><text:span text:style-name="T64">According to Dr. Richard Paul and Dr. Linda Elder, founders of the Foundation for Critical Thinking:</text:span></text:p>
      <text:p text:style-name="P51"><text:span text:style-name="T570"><text:tab/>“</text:span>Critical thinking is that mode of thinking—about any subject, content, or problem—in <text:soft-page-break/><text:tab/>which the thinker improves the quality of his or her thinking by skillfully taking charge of <text:tab/>the structures inherent in thinking and imposing intellectual standards upon them.</text:p>
      <text:p text:style-name="P51"><text:tab/>A well-cultivated critical thinker:</text:p>
      <text:list xml:id="list102258172168569" text:continue-list="list6140398136868536576" text:style-name="L27">
        <text:list-item>
          <text:p text:style-name="P560">Raises vital questions and problems, formulating them clearly and precisely;</text:p>
        </text:list-item>
        <text:list-item>
          <text:p text:style-name="P560">Gathers and assesses relevant information, using abstract ideas to interpret it effectively;</text:p>
        </text:list-item>
        <text:list-item>
          <text:p text:style-name="P560">Comes to well-reasoned conclusions and solutions, testing them against relevant criteria and standards;</text:p>
        </text:list-item>
        <text:list-item>
          <text:p text:style-name="P560"><text:soft-page-break/>Thinks open-mindedly within alternative systems of thought, recognizing and assessing, as need be, their assumptions, implications, and practical consequences; and</text:p>
        </text:list-item>
        <text:list-item>
          <text:p text:style-name="P560">Communicates effectively with others in figuring out solutions to complex problems.”<text:span text:style-name="T17">1</text:span></text:p>
        </text:list-item>
      </text:list>
      <text:p text:style-name="P13"/>
      <text:p text:style-name="P123"><draw:line text:anchor-type="paragraph" draw:z-index="19" draw:style-name="gr2" draw:text-style-name="P573" svg:x1="2.2217in" svg:y1="0.2701in" svg:x2="0.9055in" svg:y2="0.8874in"><text:p/></draw:line><draw:line text:anchor-type="paragraph" draw:z-index="18" draw:style-name="gr2" draw:text-style-name="P573" svg:x1="0.65in" svg:y1="2.0358in" svg:x2="0.7543in" svg:y2="1.3339in"><text:p/></draw:line><draw:line text:anchor-type="paragraph" draw:z-index="17" draw:style-name="gr2" draw:text-style-name="P573" svg:x1="0.6118in" svg:y1="3.4004in" svg:x2="0.6307in" svg:y2="2.4429in"><text:p/></draw:line><draw:line text:anchor-type="paragraph" draw:z-index="16" draw:style-name="gr2" draw:text-style-name="P573" svg:x1="0.602in" svg:y1="4.3571in" svg:x2="0.602in" svg:y2="3.8744in"><text:p/></draw:line><draw:line text:anchor-type="paragraph" draw:z-index="15" draw:style-name="gr2" draw:text-style-name="P573" svg:x1="3.9165in" svg:y1="8.4417in" svg:x2="3.9256in" svg:y2="8.7453in"><text:p/></draw:line><draw:line text:anchor-type="paragraph" draw:z-index="14" draw:style-name="gr2" draw:text-style-name="P573" svg:x1="0.6874in" svg:y1="4.9445in" svg:x2="3.822in" svg:y2="7.911in"><text:p/></draw:line><draw:line text:anchor-type="paragraph" draw:z-index="13" draw:style-name="gr2" draw:text-style-name="P573" svg:x1="6.0567in" svg:y1="6.1189in" svg:x2="4.002in" svg:y2="7.9114in"><text:p/></draw:line><draw:line text:anchor-type="paragraph" draw:z-index="12" draw:style-name="gr2" draw:text-style-name="P573" svg:x1="6in" svg:y1="3.9165in" svg:x2="6.0665in" svg:y2="5.4504in"><text:p/></draw:line><draw:line text:anchor-type="paragraph" draw:z-index="11" draw:style-name="gr2" draw:text-style-name="P573" svg:x1="6.0571in" svg:y1="2.4783in" svg:x2="6.0472in" svg:y2="3.302in"><text:p/></draw:line><draw:line text:anchor-type="paragraph" draw:z-index="10" draw:style-name="gr2" draw:text-style-name="P573" svg:x1="4.5457in" svg:y1="0.2626in" svg:x2="6.2083in" svg:y2="1.9146in"><text:p/></draw:line><draw:ellipse text:anchor-type="paragraph" draw:z-index="9" draw:style-name="gr1" draw:text-style-name="P573" svg:width="0.7295in" svg:height="0.4071in" svg:x="0.4701in" svg:y="0.8874in"><text:p text:style-name="P573">SEE-Q</text:p></draw:ellipse><draw:rect text:anchor-type="paragraph" draw:z-index="8" draw:style-name="gr1" draw:text-style-name="P573" svg:width="1.1276in" svg:height="0.4071in" svg:x="0.0909in" svg:y="2.0362in"><text:p text:style-name="P573">Reflection</text:p></draw:rect><draw:rect text:anchor-type="paragraph" draw:z-index="7" draw:style-name="gr1" draw:text-style-name="P573" svg:width="1.2406in" svg:height="0.474in" svg:x="0.0339in" svg:y="3.4008in"><text:p text:style-name="P573">Solution</text:p></draw:rect><draw:rect text:anchor-type="paragraph" draw:z-index="6" draw:style-name="gr1" draw:text-style-name="P573" svg:width="1.9795in" svg:height="0.5878in" svg:x="-0.3445in" svg:y="4.3571in"><text:p text:style-name="P573">Carry out plan</text:p></draw:rect><draw:rect text:anchor-type="paragraph" draw:z-index="5" draw:style-name="gr1" draw:text-style-name="P573" svg:width="1.9705in" svg:height="0.6067in" svg:x="5.2055in" svg:y="5.5126in"><text:p text:style-name="P573">Devise a plan</text:p></draw:rect><draw:rect text:anchor-type="paragraph" draw:z-index="4" draw:style-name="gr1" draw:text-style-name="P573" svg:width="2.1886in" svg:height="0.4835in" svg:x="2.8654in" svg:y="7.911in"><text:p text:style-name="P573">Practice SEE_I,</text:p></draw:rect><draw:rect text:anchor-type="paragraph" draw:z-index="3" draw:style-name="gr1" draw:text-style-name="P573" svg:width="2.1122in" svg:height="0.5307in" svg:x="2.8563in" svg:y="8.678in"><text:p text:style-name="P573">Reflection – use standards</text:p></draw:rect><draw:rect text:anchor-type="paragraph" draw:z-index="2" draw:style-name="gr1" draw:text-style-name="P573" svg:width="2.5189in" svg:height="0.5685in" svg:x="4.75in" svg:y="3.302in"><text:p text:style-name="P573">Identify information, related content, </text:p><text:p text:style-name="P573">assumptions, draw a picture</text:p><text:p text:style-name="P573"/></draw:rect><draw:rect text:anchor-type="paragraph" draw:z-index="1" draw:style-name="gr1" draw:text-style-name="P573" svg:width="1.998in" svg:height="0.5642in" svg:x="5.1291in" svg:y="1.9146in"><text:p text:style-name="P573">Question or problem at issue</text:p></draw:rect><draw:rect text:anchor-type="paragraph" draw:z-index="0" draw:style-name="gr1" draw:text-style-name="P573" svg:width="2.3295in" svg:height="0.6157in" svg:x="2.2638in" svg:y="-0.0602in"><text:p text:style-name="P573">Understand the Problem</text:p></draw:rect></text:p>
      <text:p text:style-name="P120">References </text:p>
      <text:p text:style-name="P14">Blais, D.M. (1988). Constructivism: A theoretical revolution for algebra. The Mathematics Teacher, 81 (11), 64-31. </text:p>
      <text:p text:style-name="P315">Blinco, P. (1991) “Task Persitnec in Japanese Elementary Schools” Windows on Japenese Education (New Your; Greenwood Press.</text:p>
      <text:p text:style-name="P316">Dossey, J., Mullis, I., Lindquist, M, &amp; Chambers, D. (1988). The mathematics report </text:p>
      <text:p text:style-name="P316"><text:soft-page-break/>card: Are we measuring up? Trends and achievement based on the 1986 National </text:p>
      <text:p text:style-name="P317">Assessment. Princeton, NJ: Educational Testing Service</text:p>
      <text:p text:style-name="P14">Paul, R. &amp; Elder, L. (2001). Critical Thinking: Tools for Taking Charge of Your Learning and Your Life. Upper Saddle River, N.J: Prentice Hall </text:p>
      <text:p text:style-name="P15">Paul, R. &amp; Elder, L. (200<text:span text:style-name="T675">3</text:span>). <text:span text:style-name="T675">The Miniature Guide to Critical Thinking: Concepts and Tools</text:span>. <text:span text:style-name="T675">The Foundation for Critical Thinking. Dillon Beach, CA.</text:span> </text:p>
      <text:p text:style-name="P15">Schoenfeld, A.H. (1987). Cognitive science and mathematics education. Hillsdale, N.J: Lawrence <text:soft-page-break/>Erlbaum Associates. </text:p>
      <text:p text:style-name="P19">Dewey, J. (1933). How to Think: A restatement of the relation of reflective thinking of the educative process. Boston: Heath.</text:p>
      <text:p text:style-name="P19">Garfloa, J. &amp; Lester, F. K. (1985). Metacognition, cognitive monitoring, and mathematical performance. Journal for Research in Mathematics Education, 16, 163-176/ </text:p>
      <text:p text:style-name="P312">Hinsley, D.A., Hayes, J.R., &amp; Simon, H.A. From words to equations: meaning and</text:p>
      <text:p text:style-name="P312"><text:soft-page-break/>representation in algebra word problems. In M. Just &amp; P. Carpenter (Eds.), </text:p>
      <text:p text:style-name="P318">Cognitive processes in comprehension (pp. 89-106). Hillsdale, NJ: Erlbaum.</text:p>
      <text:p text:style-name="P19">Lesh, R. (1981). Applied mathematical problem solving. Educational Studies in Mathematics, 12(20, 235-265. </text:p>
      <text:p text:style-name="P21">Stillmanm G. (2010) Metacognition research in mathematics education: from hot topic to mature field. ZDM <text:span text:style-name="T586">International Journal for </text:span>Mathematics Education. Australian Catholic University. Australia</text:p>
      <text:p text:style-name="P19"><text:soft-page-break/>National Council of Supervisors of Mathematics. (1978). Position paper on basic mathematical skills.. Mathematics Teacher, 71(2), 147-52.How we think: A restatement of the relation of reflective think to the educative process. Boston: Heath</text:p>
      <text:p text:style-name="P23"><text:span text:style-name="T584">P</text:span>olya, G. (1973). how to solve it. Princeton University Press.</text:p>
      <text:p text:style-name="P23">Schoenfeld, A.H. (1983). Episodic and executive decisions in mathematics problem solving. In R. Lesh &amp; M. Landau, Acquisition of mathematics concepts and processes. New York'\: Academic Press. </text:p>
      <text:p text:style-name="P23"><text:soft-page-break/>Schoenfeld, A.H. (1987). Cognition science and mathematics education: An overview. Cognitive science and mathematics education. Hillsdale, NJ: Lawrence Erlbaum. </text:p>
      <text:p text:style-name="P319">Schoenfeld, A. (in press). On mathematics as sense-making: An informal attack on the unfortunate divorce of formal and informal mathematics. In D.N. Perkins, J. Segal, &amp; J. Voss (Eds.), Informal reasoning and education. Hillsdale, NJ: Erlbaum. </text:p>
      <text:p text:style-name="P319">Schoenfeld, A. (forthcoming). Reflections on doing and teaching mathematics. In A. <text:span text:style-name="T8">Schoenfeld (Ed.), Mathematical thinking and problem solving. </text:span></text:p>
      <text:p text:style-name="P23"><text:soft-page-break/>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23">Suydam, M. (1987). Implications from research on problem solving. In F. R. Curcio, Teaching and learning. A problem solving focus. Reston, VA: National Council of Teachers of Mathematics. </text:p>
      <text:p text:style-name="P23"><text:soft-page-break/>Wilson, J., Fernandez, M., Hadaway, N. (2013). Mathematical Problem Solving. The University of Georgia <text:span text:style-name="T585">(retrieved from the web.)</text:span>. </text:p>
      <text:p text:style-name="P23">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25">Siew, J. (2013). Top-Down Approach to Teaching Problem Solving Heuristics in Mathematics. Center for Research in Pedagogy and Practice, National Institute of Education, Nanyang Technological University, Singapore. </text:p>
      <text:p text:style-name="P21"><text:soft-page-break/>Lucas, C.A., Goerss, B.L. (2007). Using a post-graphic organizer in the mathematics classroom. Journal of Reading Education, 32(2), 26-30. </text:p>
      <text:p text:style-name="P21">National Library of Virtual Math Manipulative. Retrieved from the Web. http://nlvm.usu.edu/en/nav/vlibrary.html </text:p>
      <text:p text:style-name="P21"><text:span text:style-name="T337">Nosich, Gerald M. (2009, 2005, 2001) </text:span><text:span text:style-name="T339">Learning to Think Things Through: A Guide to Critical Thinking Across the Curriculum</text:span><text:span text:style-name="T337">. Published by </text:span><text:a xlink:type="simple" xlink:href="http://en.wikipedia.org/wiki/Prentice_Hall"><text:span text:style-name="T487">Pearson Prentice Hall</text:span></text:a><text:span text:style-name="T337">. 3rd edition, pp. 33–38.</text:span> </text:p>
      <text:p text:style-name="P21">Logical Reasoning Reimer, W. &amp; Reimer, L (2005). Historical connections in mathematics volume <text:soft-page-break/>III: <text:s/>resources for using history of mathematics in the classroom. AIMS Educational Foundation. </text:p>
      <text:p text:style-name="P21">Arcavi, A. (2003). The role of visual representations in the learning of mathematics. <text:s/>Educational Studies in Mathematics, 52, 215-241. </text:p>
      <text:p text:style-name="P21"><text:s/>Cawley, J., Parmar, R., Foley, T. E., Salmon, S., &amp; Roy, S. (2001). Arithmetic performance of students: Implications for standards and programming. <text:s/>Exceptional Children, 67, 311–328. </text:p>
      <text:p text:style-name="P21">Montague, M. (2003). Solve it: A mathematical problem-solving instructional program. <text:s/>Reston, VA: Exceptional Innovations. </text:p>
      <text:p text:style-name="P26"><text:soft-page-break/>Kramarski, B.&amp; Mevarech, Z. (2003). Enhancing mathematical reasoning in the classroom: effects of cooperative learning and metacognitiive training. American Educational Research Journal. 40(1), 281-310</text:p>
      <text:p text:style-name="P28">References </text:p>
      <text:p text:style-name="P16">Blais, D.M. (1988). Constructivism: A theoretical revolution for algebra. The Mathematics Teacher, 81 (11), 64-31. </text:p>
      <text:p text:style-name="Text_20_body">Dossey, J., Mullis, I., Lindquist, M, &amp; Chambers, D. (1988). The mathematics report </text:p>
      <text:p text:style-name="Text_20_body"><text:soft-page-break/>card: Are we measuring up? Trends and achievement based on the 1986 National </text:p>
      <text:p text:style-name="Text_20_body">Assessment. Princeton, NJ: Educational Testing Service</text:p>
      <text:p text:style-name="P16"/>
      <text:p text:style-name="P16">Paul, R. &amp; Elder, L. (2001). Critical Thinking: Tools for Taking Charge of Your Learning and Your Life. Upper Saddle River, N.J: Prentice Hall </text:p>
      <text:p text:style-name="P17">Paul, R. &amp; Elder, L. (200<text:span text:style-name="T610">7</text:span>). <text:span text:style-name="T610">How to Study and Learn a Discipline. Dillon Beach, CA: Foundations for </text:span><text:soft-page-break/><text:span text:style-name="T610">Critical Thinking Press.</text:span> </text:p>
      <text:p text:style-name="P18">Paul, R. &amp; Elder, L. (200<text:span text:style-name="T610">7</text:span>). <text:span text:style-name="T610">How to Improve Student Learning: 30 Practical Ideas. Dillon Beach, CA: Foundations for Critical Thinking Press.</text:span> </text:p>
      <text:p text:style-name="P16">Schoenfeld, A.H. (1987). Cognitive science and mathematics education. Hillsdale, N.J: Lawrence Erlbaum Associates. </text:p>
      <text:p text:style-name="P20">Dewey, J. (1933). How to Think: A restatement of the relation of reflective thinking of the educative process. Boston: Heath.</text:p>
      <text:p text:style-name="P20"><text:soft-page-break/>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20">Lesh, R. (1981). Applied mathematical problem solving. Educational Studies in Mathematics, 12(20, 235-265. </text:p>
      <text:p text:style-name="Text_20_body"><text:soft-page-break/>Lester, F., Garofalo, J., &amp; Kroll, D. (1989). The role of metacognition in mathematical problem solving: A study of two grade seven classes. Final report to the National Science Foundation of NSF project MDR 85-50346</text:p>
      <text:p text:style-name="P22">Stillmanm G. (2010) Metacognition research in mathematics education: from hot topic to mature field. ZDM <text:span text:style-name="T586">International Journal for </text:span>Mathematics Education. Australian Catholic University. Australia</text:p>
      <text:p text:style-name="P20">National Council of Supervisors of Mathematics. (1978). Position paper on basic mathematical skills.. Mathematics Teacher, 71(2), 147-52.How we think: A restatement of the relation of <text:soft-page-break/>reflective think to the educative process. Boston: Heath</text:p>
      <text:p text:style-name="P24"><text:span text:style-name="T337">Nosich, Gerald M. (2009, 2005, 2001) </text:span><text:span text:style-name="T339">Learning to Think Things Through: A Guide to Critical Thinking Across the Curriculum</text:span><text:span text:style-name="T337">. Published by </text:span><text:a xlink:type="simple" xlink:href="http://en.wikipedia.org/wiki/Prentice_Hall"><text:span text:style-name="T487">Pearson Prentice Hall</text:span></text:a><text:span text:style-name="T337">. 3rd edition, pp. 33–38.</text:span> </text:p>
      <text:p text:style-name="P24"><text:span text:style-name="T584">P</text:span>olya, G. (1973). how to solve it. Princeton University Press.</text:p>
      <text:p text:style-name="P24">Schoenfeld, A.H. (1983). Episodic and executive decisions in mathematics problem solving. In R. Lesh &amp; M. Landau, Acquisition of mathematics concepts and processes. New York'\: Academic Press. </text:p>
      <text:p text:style-name="P24"><text:soft-page-break/>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320"><text:soft-page-break/>Schoenfeld, A. H. (1992). Learning to think mathematically: Problem solving, </text:p>
      <text:p text:style-name="P320">metacognition, and sense-making in mathematics. In D. Grouws (Ed.), Handbook for </text:p>
      <text:p text:style-name="P320">Research on Mathematics Teaching and Learning (pp. 334-370). New York: MacMillan</text:p>
      <text:p text:style-name="P24">Silver, E.A., Branca, N. &amp; Adams, V. (1980). Metacognition. The missing link in problem solving? Proceeding of the fourth international conference for the psychology of mathematics education. Berkeley, CA:PME.</text:p>
      <text:p text:style-name="P33"><text:span text:style-name="T9">Slew, John (2013). Top-Down Approach to Teaching Problem Solving Heuristics in Mathematics. </text:span><text:soft-page-break/><text:span text:style-name="T9">From:</text:span><text:a xlink:type="simple" xlink:href="http://repository.nie.edu.sg/jspui/bitstream/10497/2928/1/CRP1_04JH_Conf05(MES)_Tiong.pdf">http://repository.nie.edu.sg/jspui/bitstream/10497/2928/1/CRP1_04JH_Conf05(MES)_Tiong.pdf</text:a> </text:p>
      <text:p text:style-name="P27"/>
      <text:p text:style-name="P24">Suydam, M. (1987). Implications from research on problem solving. In F. R. Curcio, Teaching and learning. A problem solving focus. Reston, VA: National Council of Teachers of Mathematics. </text:p>
      <text:p text:style-name="P24">Wilson, J., Fernandez, M., Hadaway, N. (2013). Mathematical Problem Solving. The University of Georgia <text:span text:style-name="T585">(retrieved from the web.)</text:span>. </text:p>
      <text:p text:style-name="P57"><text:soft-page-break/>Florida Department of Education (2010). Classroom cognitive and meta-cognitive strategies for teachers:Research-based strategies for problem-solving in mathematics K-12. Bureau of Exceptional Education and</text:p>
      <text:p text:style-name="P82"/>
      <text:p text:style-name="P34"><text:span text:style-name="T2">1.<text:tab/></text:span><text:span text:style-name="T1">Cultivate Intellectual Traits – </text:span><text:span text:style-name="T2">work on students anxiety and attitudes about or related to <text:tab/>math, help them become more autonomous, and realize that with perseverance and <text:tab/>confidence they can be successful.</text:span></text:p>
      <text:p text:style-name="P106"/>
      <text:p text:style-name="P62"><text:soft-page-break/></text:p>
      <text:p text:style-name="P111"/>
      <text:p text:style-name="P111"/>
      <text:p text:style-name="P115">*</text:p>
      <text:p text:style-name="P111"/>
      <text:p text:style-name="P111"><text:soft-page-break/></text:p>
      <text:p text:style-name="P111"/>
      <text:p text:style-name="P116"/>
      <text:p text:style-name="P110">NOTES</text:p>
      <text:p text:style-name="P111">[For full citations, please see the Reference section of <text:span text:style-name="T611">The Schools Our Children Deserve.</text:span>]</text:p>
      <text:p text:style-name="P107"><text:soft-page-break/> </text:p>
      <text:p text:style-name="P119">1.  Brownell, 1928, p. 197.</text:p>
      <text:p text:style-name="P119">2.  Ibid., p. 200.</text:p>
      <text:p text:style-name="P119">3.  Lampert, 1986, p. 340.</text:p>
      <text:p text:style-name="P119">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text:soft-page-break/>(“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119">5.  The National Research Council is quoted in Battista, 1999, p. 427.</text:p>
      <text:p text:style-name="P119">6.  Resnick, 1987, p. 14.</text:p>
      <text:p text:style-name="P119">7.  Brownell, 1932, p. 10.  He added:  if arithmetic somehow does become “meaningful, it becomes so in spite of drill” (p. 12).</text:p>
      <text:p text:style-name="P119"><text:soft-page-break/>8.  Putnam et al., 1990, p. 85.</text:p>
      <text:p text:style-name="P119">9.  This real-life example comes from Paul Cobb by way of Gardner, 1991, p. 164.</text:p>
      <text:p text:style-name="P119">10.  This example, from Max Wertheimer’s <text:span text:style-name="T611">Productive Thinking</text:span>, is cited in Schoenfeld, p. 148.</text:p>
      <text:p text:style-name="P119">11. Kamii, 1994, pp. 36-40.</text:p>
      <text:p text:style-name="P119">12.  Cited in Schoenfeld, p. 150, among other places.  Another example:  a startling number of young children taught in traditional classrooms give the answer “36” to the question “There are 26 sheep and 10 goats on a ship.  How old is the captain?” (Kamii, 1989, p. 160).</text:p>
      <text:p text:style-name="P119">13. Dossey et al., 1988, pp. 67, 54.</text:p>
      <text:p text:style-name="P119"><text:soft-page-break/>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119">15. Kamii (e.g., 1994, pp. 43, 46) is especially persuasive on this point.</text:p>
      <text:p text:style-name="P119">16. Putnam et al., 1990, p. 96.</text:p>
      <text:p text:style-name="P119">17.  Jackson, 1997, p. I: 1.</text:p>
      <text:p text:style-name="P119">18. Kamii, 1985b, p. 3.  For examples of fortuitous events that can provide the opportunity for children in first grade, <text:soft-page-break/>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119">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text:soft-page-break/>‘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119">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119"><text:soft-page-break/>21. Kahramanidis, 1988.</text:p>
      <text:p text:style-name="P119">22. Piaget, 1973, p. 106.</text:p>
      <text:p text:style-name="P119">23. Kamii, 1985b, p. 46.</text:p>
      <text:p text:style-name="P119">24. Another, more practical reason for asking this same question about a correct answer is that otherwise children will just assume “How did you get that?” is teacher code for “Nope -- try again.”</text:p>
      <text:p text:style-name="P119">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text:soft-page-break/>while collaboration among students is recommended, Kamii believes the standards fail to reflect a constructivist appreciation for the necessity of understanding through resolving conflict among disparate ideas (see Kamii, 1989, pp. 59-62).</text:p>
      <text:p text:style-name="P119">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119">27. Lester, 1996, pp. 146-52.  For another teacher’s description of how – and how well – this approach works, see Strachota, 1996, chap. 3.</text:p>
      <text:p text:style-name="P119"><text:soft-page-break/>28. Kamii, 1994, p. 67.</text:p>
      <text:p text:style-name="P119">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568"><text:span text:style-name="T930">Other </text:span><text:span text:style-name="T931">researchers have reached similar metacog</text:span></text:p>
      <text:section text:style-name="Sect1" text:name="story-meta">
        <text:p text:style-name="P568"><text:span text:style-name="T929">U.S. Students Slide In Global Ranking On Math, Reading, Science</text:span></text:p>
        <text:section text:style-name="Sect1" text:name="storybyline">
          <text:p text:style-name="P571">NPR the two way – The breaking news NPR</text:p>
          <text:section text:style-name="Sect2" text:name="res248329825">
            <text:p text:style-name="P570"><text:span text:style-name="T927">by </text:span><text:a xlink:type="simple" xlink:href="http://www.npr.org/people/14562108/bill-chappell"><text:span text:style-name="T928">BILL CHAPPELL</text:span></text:a></text:p>
          </text:section>
        </text:section>
        <text:p text:style-name="P569"><text:soft-page-break/>December 03, 2013 7:37 AM</text:p>
      </text:section>
      <text:p text:style-name="P566"><text:span text:style-name="T746">nition </text:span>conclusions <text:span text:style-name="T746">summarized </text:span>by Lester et al. as follows:</text:p>
      <text:p text:style-name="P566"/>
      <text:p text:style-name="P567"><text:a xlink:type="simple" xlink:href="http://www.oecd.org/pisa/keyfindings/pisa-2012-results.htm">http://www.oecd.org/pisa/keyfindings/pisa-2012-results.htm</text:a> Program of International Student Assessment website</text:p>
      <text:p text:style-name="P567"><text:span text:style-name="T896">Margaret Spellings, "10 Facts About K-12 Education Funding," Department of Education, June 2005, </text:span><text:a xlink:type="simple" xlink:href="http://www.ed.gov/about/overview/fed/10facts/10facts.pdf"><text:span text:style-name="T932">www.ed.gov/about/overview/fed/10facts/10facts.pdf</text:span></text:a><text:span text:style-name="T896">.</text:span></text:p>
      <text:section text:style-name="Sect1" text:name="edn47">
        <text:p text:style-name="P572"><text:bookmark text:name="_edn47"/><text:a xlink:type="simple" xlink:href="http://www.downsizinggovernment.org/education/k-12-education-subsidies#_ednref47" office:name="_edn47"><text:span text:style-name="T525">47</text:span></text:a><text:span text:style-name="T507"> Ronald Reagan, Executive Order 12612, October 26, </text:span><text:soft-page-break/><text:span text:style-name="T507">1987, </text:span><text:a xlink:type="simple" xlink:href="http://www.reagan.utexas.edu/archives/speeches/1987/102687d.htm"><text:span text:style-name="T525">www.reagan.utexas.edu/archives/speeches/1987/102687d.ht</text:span></text:a></text:p>
      </text:section>
      <text:p text:style-name="P342"><text:span text:style-name="T508">- See more at: http://www.downsizinggovernment.org/education/k-12-education-subsidies#sthash.8RmGUXLj.dpuf</text:span></text:p>
      <text:p text:style-name="P342"/>
      <text:p text:style-name="P342"><text:span text:style-name="T508">U.S. Department of Education, Digest of Education Statistics, 2008, Table 104. - See more at: http://www.downsizinggovernment.org/education/k-12-education-subsidies#sthash.8RmGUXLj.dpuf</text:span> </text:p>
      <text:p text:style-name="P342"/>
      <text:p text:style-name="P342"><text:soft-page-break/></text:p>
      <text:p text:style-name="P342"><text:span text:style-name="T508">National Commission on Excellence in Education, "A Nation at Risk," April 1983, pp. 114–55, www.ed.gov/pubs/natatrisk/index.h - See more at: http://www.downsizinggovernment.org/education/k-12-education-subsidies#sthash.8RmGUXLj.dpuf</text:span> </text:p>
      <text:p text:style-name="P342"><text:span text:style-name="T508">National Education Association, "NEA's Story: Answering the Call," February 2006, www.nea.org/aboutnea/neastory.html. - See more at: http://www.downsizinggovernment.org/education/k-12-education-</text:span><text:soft-page-break/><text:span text:style-name="T508">subsidies#sthash.8RmGUXLj.dpuf</text:span> </text:p>
      <text:p text:style-name="P342"/>
      <text:p text:style-name="P342"><text:span text:style-name="T508">Wayne J. Urban and Jennings L. Wagoner Jr., American Education: A History, 3rded. (Boston: McGraw-Hill, 2004), p. 171. - See more at: http://www.downsizinggovernment.org/education/k-12-education-subsidies#sthash.8RmGUXLj.dpuf</text:span> </text:p>
      <text:p text:style-name="P342"/>
      <text:p text:style-name="P344"><text:a xlink:type="simple" xlink:href="http://en.wikipedia.org/wiki/Common_Core_State_Standards_Initiative#cite_ref-corestandards.org.2Fterms-of-use_9-0">http://en.wikipedia.org/wiki/Common_Core_State_Standards_Initiative#cite_ref-</text:a><text:soft-page-break/><text:a xlink:type="simple" xlink:href="http://en.wikipedia.org/wiki/Common_Core_State_Standards_Initiative#cite_ref-corestandards.org.2Fterms-of-use_9-0">corestandards.org.2Fterms-of-use_9-0</text:a></text:p>
      <text:p text:style-name="P343"><text:span text:style-name="T933">1</text:span><text:span text:style-name="T311"> </text:span><text:a xlink:type="simple" xlink:href="http://www.corestandards.org/resources/frequently-asked-questions"><text:span text:style-name="T526">"Frequently Asked Questions"</text:span></text:a><text:span text:style-name="T338">. Common Core State Standards Initiative. Retrieved December 4, 2013.</text:span> </text:p>
      <text:p text:style-name="P343"><text:span text:style-name="T933">10</text:span><text:span text:style-name="T311"> </text:span><text:a xlink:type="simple" xlink:href="http://www.corestandards.org/public-license"><text:span text:style-name="T526">Common Core State Standards Initiative | Public License</text:span></text:a><text:span text:style-name="T338">. Corestandards.org. Retrieved on 2013-07-19</text:span> </text:p>
      <text:p text:style-name="P344">26http://www.corestandards.org/assets/CCSSI_Mathematics_Appendix_A.pdf</text:p>
      <text:p text:style-name="P343"><text:span text:style-name="T933">32</text:span><text:span text:style-name="T338">Pritchett, Bailey. </text:span><text:a xlink:type="simple" xlink:href="http://news.heartland.org/newspaper-article/2013/07/22/common-core-testing-costs-increase-georgia-withdraws"><text:span text:style-name="T528">"Common Core Testing Costs Increase; Georgia Withdraws"</text:span></text:a><text:span text:style-name="T338">. Heartland Foundation. Retrieved February 3, 2014.</text:span> </text:p>
      <text:p text:style-name="P343"><text:span text:style-name="T933">37</text:span><text:span text:style-name="T311"> </text:span><text:a xlink:type="simple" xlink:href="http://en.wikipedia.org/wiki/Common_Core_State_Standards_Initiative#cite_ref-Toppo_37-1"><text:span text:style-name="T488">b</text:span></text:a><text:span text:style-name="T311"> </text:span><text:span text:style-name="T338">Greg Toppo (May 1, 2012). </text:span><text:a xlink:type="simple" xlink:href="http://usatoday30.usatoday.com/news/education/story/2012-04-28/common-core-education/54583192/1"><text:span text:style-name="T527">"Common Core standards drive wedge in education circles"</text:span></text:a><text:span text:style-name="T338">. </text:span><text:span text:style-name="T340">USA Today</text:span><text:span text:style-name="T338">. Retrieved March 23, 2013.</text:span> </text:p>
      <text:p text:style-name="P343"><text:soft-page-break/></text:p>
      <text:p text:style-name="P345">20American Association of State Colleges and Universities</text:p>
      <text:p text:style-name="P345">A Higher Education Policy Brief • August 2008</text:p>
      <text:p text:style-name="P345">Enhancing </text:p>
      <text:p text:style-name="P345">College Student </text:p>
      <text:p text:style-name="P345">Success Through </text:p>
      <text:p text:style-name="P345">Developmental </text:p>
      <text:p text:style-name="P345">Education</text:p>
      <text:p text:style-name="P345"><text:soft-page-break/>by Alene Russell</text:p>
      <text:p text:style-name="P345">Senior State Policy Consultant</text:p>
      <text:p text:style-name="P345"/>
      <text:p text:style-name="P346">National Center for Developmental Education Website 2013</text:p>
      <text:p text:style-name="P346"/>
      <text:p text:style-name="P347">National</text:p>
      <text:p text:style-name="P347">Achieve, Inc. Closing the Expectations Gap: An Annual </text:p>
      <text:p text:style-name="P347">50-State Progress Report on the Alignment of High </text:p>
      <text:p text:style-name="P347"><text:soft-page-break/>School Policies with the Demands of College and Career, </text:p>
      <text:p text:style-name="P347">2008</text:p>
      <text:p text:style-name="P347"><text:tab/> http://www.achieve.org/files/50-state-2008-</text:p>
      <text:p text:style-name="P347">final02-25-08.pdf</text:p>
      <text:p text:style-name="P347">Alliance for Excellent Educa</text:p>
      <text:p text:style-name="P347"/>
      <text:p text:style-name="P347">Education Commission of the States. State Policies on </text:p>
      <text:p text:style-name="P347">Community College Remedial Education: Findings from a </text:p>
      <text:p text:style-name="P347"><text:soft-page-break/>National Survey, 2002.</text:p>
      <text:p text:style-name="P347"><text:s/><text:a xlink:type="simple" xlink:href="http://ecs.org/clearinghouse/40/81/4081.pdf">http://ecs.org/clearinghouse/40/81/4081.pdf</text:a></text:p>
      <text:p text:style-name="P347"/>
      <text:p text:style-name="P347"/>
      <text:p text:style-name="P3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Open Sans" svg:font-family="'Open Sans', sans-serif"/>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1aee8ee" officeooo:paragraph-rsid="01aee8ee"/>
    </style:style>
    <style:style style:name="MT1" style:family="text">
      <style:text-properties officeooo:rsid="01aee8ee"/>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4</text:page-number><text:span text:style-name="MT1">Florida </text:span></text:p>
        <text:p text:style-name="MP1">Office of Program Policy Analysis &amp; Government </text:p>
        <text:p text:style-name="MP1">Accountability. Half of College Students Needing </text:p>
        <text:p text:style-name="MP1">Remediation Drop Out; Remediation Completers Do </text:p>
        <text:p text:style-name="MP1">Almost as Well as Other Students. 2007</text:p>
        <text:p text:style-name="MP1"><text:s/>http://www.oppaga.state.fl.us/reports/pdf/0731rpt.pdf</text:p>
        <text:p text:style-name="MP1">Steps Can Be Taken to Reduce Remediation Rates; 78 </text:p>
        <text:p text:style-name="MP1">percent of Community College Students, 10 percent of </text:p>
        <text:p text:style-name="MP1">University Students Need Remediation, 2006.</text:p>
        <text:p text:style-name="MP1"><text:s/><text:a xlink:type="simple" xlink:href="http://www.oppaga.state.fl.us/reports/pdf/0640rpt.pdf">http://www.oppaga.state.fl.us/reports/pdf/0640rpt.pdf</text:a></text:p>
        <text:p text:style-name="MP1"/>
        <text:p text:style-name="MP1"/>
        <text:p text:style-name="MP1">Minnesota</text:p>
        <text:p text:style-name="MP1">Minnesota State Colleges and Universities and the </text:p>
        <text:p text:style-name="MP1">University of Minnesota. Getting Prepared: A 2008 </text:p>
        <text:p text:style-name="MP1">Report on Recent High School Graduates Who Took </text:p>
        <text:p text:style-name="MP1">Developmental/Remedial Courses, 2008</text:p>
        <text:p text:style-name="MP1"><text:s/>http://www.mnscu.edu/media/publications/pdf/</text:p>
        <text:p text:style-name="MP1">gettingprepared08.pd</text:p>
        <text:p text:style-name="MP1"/>
        <text:p text:style-name="MP1"/>
        <text:p text:style-name="MP1"/>
        <text:p text:style-name="MP1">National Center for Education Statistics. Remedial </text:p>
        <text:p text:style-name="MP1">Education at Degree-Granting Postsecondary Institutions </text:p>
        <text:p text:style-name="MP1">in Fall 2000, 2003.</text:p>
        <text:p text:style-name="MP1"><text:s/>http://nces.ed.gov/pubs2004/2004010.pdf</text:p>
        <text:p text:style-name="MP1">The Condition of Education. See “Remediation and </text:p>
        <text:p text:style-name="MP1">Degree Completion” at<text:tab/>http://nces.ed.gov/programs/</text:p>
        <text:p text:style-name="MP1">coe/2004/pdf/18_2004.pdf and “Remedial </text:p>
        <text:p text:style-name="MP1">Coursetaking” at http://nces.ed.gov/programs/</text:p>
        <text:p text:style-name="MP1">coe/2004/pdf/31_2004.pdf</text:p>
        <text:p text:style-name="MP1">Trends Among High School Seniors: 1972–2004, 2008. </text:p>
        <text:p text:style-name="MP1">http://nces.ed.gov/pubs2008/2008320.pdf</text:p>
        <text:p text:style-name="MP1"/>
        <text:p text:style-name="MP1"/>
        <text:p text:style-name="MP1"/>
        <text:p text:style-name="MP1">U.S. Department of Education. The Toolbox Revisited: </text:p>
        <text:p text:style-name="MP1">Paths to Degree Completion from High School Through </text:p>
        <text:p text:style-name="MP1">College, 2006.</text:p>
        <text:p text:style-name="MP1"><text:s/>http://www.ed.gov/rschstat/research/pubs/</text:p>
        <text:p text:style-name="MP1">toolboxrevisit/toolbox.pdf</text:p>
        <text:p text:style-name="MP1"/>
        <text:p text:style-name="MP1">Achieve, Inc. Closing the Expectations Gap: An Annual </text:p>
        <text:p text:style-name="MP1">50-State Progress Report on the Alignment of High </text:p>
        <text:p text:style-name="MP1">School Policies with the Demands of College and Career, </text:p>
        <text:p text:style-name="MP1">2008</text:p>
        <text:p text:style-name="MP1"><text:tab/> http://www.achieve.org/files/50-state-2008-</text:p>
        <text:p text:style-name="MP1">final02-25-08.pdf</text:p>
        <text:p text:style-name="MP1">Alliance for Excellent Education. Paying Double: </text:p>
        <text:p text:style-name="MP1">Inadequate High Schools and Community College </text:p>
        <text:p text:style-name="MP1">Remediation, 2006.</text:p>
        <text:p text:style-name="MP1"><text:s/>http://www.all4ed.org/files/archive/publications/</text:p>
        <text:p text:style-name="MP1">remediation.pdf</text:p>
        <text:p text:style-name="MP1">Association for the Study of Higher Education/Lumina </text:p>
        <text:p text:style-name="MP1">Foundation for Education. “Ending College Remediation: </text:p>
        <text:p text:style-name="MP1">Consequences for Access and Opportunity,” ASHE/</text:p>
        <text:p text:style-name="MP1">Lumina Policy Briefs and Critical Essays No. 2, 2007.</text:p>
        <text:p text:style-name="MP1"><text:s/>http://www.elps.hs.iastate.edu/ASHE-Lumina/</text:p>
        <text:p text:style-name="MP1">document/Parker%20Brief-Web.pdf</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21DT3H5M44S</meta:editing-duration>
    <meta:editing-cycles>115</meta:editing-cycles>
    <meta:generator>LibreOffice/4.1.4.2$Windows_x86 LibreOffice_project/0a0440ccc0227ad9829de5f46be37cfb6edcf72</meta:generator>
    <dc:date>2014-02-21T10:22:56.859000000</dc:date>
    <meta:print-date>2014-02-17T21:17:48.584000000</meta:print-date>
    <meta:document-statistic meta:table-count="36" meta:image-count="0" meta:object-count="0" meta:page-count="277" meta:paragraph-count="1261" meta:word-count="26909" meta:character-count="176871" meta:non-whitespace-character-count="150501"/>
  </office:meta>
</office:document-meta>
</file>